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994cm" svg:y="0.1cm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1832785141302" calcext:value-type="float">
            <text:p>0.8518327851</text:p>
          </table:table-cell>
          <table:table-cell office:value-type="float" office:value="-0.773369012323787" calcext:value-type="float">
            <text:p>-0.7733690123</text:p>
          </table:table-cell>
        </table:table-row>
        <table:table-row table:style-name="ro1">
          <table:table-cell office:value-type="float" office:value="0.851832785141302" calcext:value-type="float">
            <text:p>0.8518327851</text:p>
          </table:table-cell>
          <table:table-cell office:value-type="float" office:value="-0.773369012323787" calcext:value-type="float">
            <text:p>-0.7733690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2511554441912" calcext:value-type="float">
            <text:p>0.6525115544</text:p>
          </table:table-cell>
          <table:table-cell office:value-type="float" office:value="-0.458263325665384" calcext:value-type="float">
            <text:p>-0.4582633257</text:p>
          </table:table-cell>
        </table:table-row>
        <table:table-row table:style-name="ro1">
          <table:table-cell office:value-type="float" office:value="0.823331834227272" calcext:value-type="float">
            <text:p>0.8233318342</text:p>
          </table:table-cell>
          <table:table-cell office:value-type="float" office:value="-0.458264059587371" calcext:value-type="float">
            <text:p>-0.4582640596</text:p>
          </table:table-cell>
        </table:table-row>
        <table:table-row table:style-name="ro1">
          <table:table-cell office:value-type="float" office:value="0.45388276774353" calcext:value-type="float">
            <text:p>0.4538827677</text:p>
          </table:table-cell>
          <table:table-cell office:value-type="float" office:value="-0.124218444648805" calcext:value-type="float">
            <text:p>-0.1242184446</text:p>
          </table:table-cell>
        </table:table-row>
        <table:table-row table:style-name="ro1">
          <table:table-cell office:value-type="float" office:value="0.618396811213119" calcext:value-type="float">
            <text:p>0.6183968112</text:p>
          </table:table-cell>
          <table:table-cell office:value-type="float" office:value="-0.124218737524161" calcext:value-type="float">
            <text:p>-0.1242187375</text:p>
          </table:table-cell>
        </table:table-row>
        <table:table-row table:style-name="ro1">
          <table:table-cell office:value-type="float" office:value="0.409313761070499" calcext:value-type="float">
            <text:p>0.4093137611</text:p>
          </table:table-cell>
          <table:table-cell office:value-type="float" office:value="0.242159931086703" calcext:value-type="float">
            <text:p>0.2421599311</text:p>
          </table:table-cell>
        </table:table-row>
        <table:table-row table:style-name="ro1">
          <table:table-cell office:value-type="float" office:value="0.257762509313655" calcext:value-type="float">
            <text:p>0.2577625093</text:p>
          </table:table-cell>
          <table:table-cell office:value-type="float" office:value="0.242161085479589" calcext:value-type="float">
            <text:p>0.2421610855</text:p>
          </table:table-cell>
        </table:table-row>
        <table:table-row table:style-name="ro1">
          <table:table-cell office:value-type="float" office:value="0.182229037673474" calcext:value-type="float">
            <text:p>0.1822290377</text:p>
          </table:table-cell>
          <table:table-cell office:value-type="float" office:value="0.669650654388007" calcext:value-type="float">
            <text:p>0.6696506544</text:p>
          </table:table-cell>
        </table:table-row>
        <table:table-row table:style-name="ro1">
          <table:table-cell office:value-type="float" office:value="0.0830011215908555" calcext:value-type="float">
            <text:p>0.0830011216</text:p>
          </table:table-cell>
          <table:table-cell office:value-type="float" office:value="0.66965235655889" calcext:value-type="float">
            <text:p>0.6696523566</text:p>
          </table:table-cell>
        </table:table-row>
        <table:table-row table:style-name="ro1">
          <table:table-cell office:value-type="float" office:value="0.19550025306567" calcext:value-type="float">
            <text:p>0.1955002531</text:p>
          </table:table-cell>
          <table:table-cell office:value-type="float" office:value="0.585390582173704" calcext:value-type="float">
            <text:p>0.5853905822</text:p>
          </table:table-cell>
        </table:table-row>
        <table:table-row table:style-name="ro1">
          <table:table-cell office:value-type="float" office:value="0.216585232960764" calcext:value-type="float">
            <text:p>0.216585233</text:p>
          </table:table-cell>
          <table:table-cell office:value-type="float" office:value="0.426800410884106" calcext:value-type="float">
            <text:p>0.4268004109</text:p>
          </table:table-cell>
        </table:table-row>
        <table:table-row table:style-name="ro1">
          <table:table-cell office:value-type="float" office:value="0.196362802418223" calcext:value-type="float">
            <text:p>0.1963628024</text:p>
          </table:table-cell>
          <table:table-cell office:value-type="float" office:value="0.579260357152349" calcext:value-type="float">
            <text:p>0.5792603572</text:p>
          </table:table-cell>
        </table:table-row>
        <table:table-row table:style-name="ro1">
          <table:table-cell office:value-type="float" office:value="0.426842386724133" calcext:value-type="float">
            <text:p>0.4268423867</text:p>
          </table:table-cell>
          <table:table-cell office:value-type="float" office:value="0.0278906698258546" calcext:value-type="float">
            <text:p>0.0278906698</text:p>
          </table:table-cell>
        </table:table-row>
        <table:table-row table:style-name="ro1">
          <table:table-cell office:value-type="float" office:value="0.226500378593958" calcext:value-type="float">
            <text:p>0.2265003786</text:p>
          </table:table-cell>
          <table:table-cell office:value-type="float" office:value="0.356550904819412" calcext:value-type="float">
            <text:p>0.3565509048</text:p>
          </table:table-cell>
        </table:table-row>
        <table:table-row table:style-name="ro1">
          <table:table-cell office:value-type="float" office:value="0.215857839048546" calcext:value-type="float">
            <text:p>0.215857839</text:p>
          </table:table-cell>
          <table:table-cell office:value-type="float" office:value="0.4322510995012" calcext:value-type="float">
            <text:p>0.4322510995</text:p>
          </table:table-cell>
        </table:table-row>
        <table:table-row table:style-name="ro1">
          <table:table-cell office:value-type="float" office:value="0.430145326035215" calcext:value-type="float">
            <text:p>0.430145326</text:p>
          </table:table-cell>
          <table:table-cell office:value-type="float" office:value="-0.00500022367143433" calcext:value-type="float">
            <text:p>-0.0050002237</text:p>
          </table:table-cell>
        </table:table-row>
        <table:table-row table:style-name="ro1">
          <table:table-cell office:value-type="float" office:value="0.842856215193779" calcext:value-type="float">
            <text:p>0.8428562152</text:p>
          </table:table-cell>
          <table:table-cell office:value-type="float" office:value="-0.739790593668058" calcext:value-type="float">
            <text:p>-0.7397905937</text:p>
          </table:table-cell>
        </table:table-row>
        <table:table-row table:style-name="ro1">
          <table:table-cell office:value-type="float" office:value="0.418271410978769" calcext:value-type="float">
            <text:p>0.418271411</text:p>
          </table:table-cell>
          <table:table-cell office:value-type="float" office:value="0.126136846029976" calcext:value-type="float">
            <text:p>0.126136846</text:p>
          </table:table-cell>
        </table:table-row>
        <table:table-row table:style-name="ro1">
          <table:table-cell office:value-type="float" office:value="0.21333513764007" calcext:value-type="float">
            <text:p>0.2133351376</text:p>
          </table:table-cell>
          <table:table-cell office:value-type="float" office:value="0.451335566625161" calcext:value-type="float">
            <text:p>0.4513355666</text:p>
          </table:table-cell>
        </table:table-row>
        <table:table-row table:style-name="ro1">
          <table:table-cell office:value-type="float" office:value="0.632946496513762" calcext:value-type="float">
            <text:p>0.6329464965</text:p>
          </table:table-cell>
          <table:table-cell office:value-type="float" office:value="-0.339840660643305" calcext:value-type="float">
            <text:p>-0.3398406606</text:p>
          </table:table-cell>
        </table:table-row>
        <table:table-row table:style-name="ro1">
          <table:table-cell office:value-type="float" office:value="0.0236298128138647" calcext:value-type="float">
            <text:p>0.0236298128</text:p>
          </table:table-cell>
          <table:table-cell office:value-type="float" office:value="0.830305780316197" calcext:value-type="float">
            <text:p>0.8303057803</text:p>
          </table:table-cell>
        </table:table-row>
        <table:table-row table:style-name="ro1">
          <table:table-cell office:value-type="float" office:value="0.642219306865237" calcext:value-type="float">
            <text:p>0.6422193069</text:p>
          </table:table-cell>
          <table:table-cell office:value-type="float" office:value="-0.424506773799674" calcext:value-type="float">
            <text:p>-0.4245067738</text:p>
          </table:table-cell>
        </table:table-row>
        <table:table-row table:style-name="ro1">
          <table:table-cell office:value-type="float" office:value="0.234018372989327" calcext:value-type="float">
            <text:p>0.234018373</text:p>
          </table:table-cell>
          <table:table-cell office:value-type="float" office:value="0.311108643549901" calcext:value-type="float">
            <text:p>0.3111086435</text:p>
          </table:table-cell>
        </table:table-row>
        <table:table-row table:style-name="ro1">
          <table:table-cell office:value-type="float" office:value="0.227126760771547" calcext:value-type="float">
            <text:p>0.2271267608</text:p>
          </table:table-cell>
          <table:table-cell office:value-type="float" office:value="0.352454726993347" calcext:value-type="float">
            <text:p>0.352454727</text:p>
          </table:table-cell>
        </table:table-row>
        <table:table-row table:style-name="ro1">
          <table:table-cell office:value-type="float" office:value="0.418692060924838" calcext:value-type="float">
            <text:p>0.4186920609</text:p>
          </table:table-cell>
          <table:table-cell office:value-type="float" office:value="0.120957022163882" calcext:value-type="float">
            <text:p>0.1209570222</text:p>
          </table:table-cell>
        </table:table-row>
        <table:table-row table:style-name="ro1">
          <table:table-cell office:value-type="float" office:value="0.247606028704864" calcext:value-type="float">
            <text:p>0.2476060287</text:p>
          </table:table-cell>
          <table:table-cell office:value-type="float" office:value="0.255494541503268" calcext:value-type="float">
            <text:p>0.2554945415</text:p>
          </table:table-cell>
        </table:table-row>
        <table:table-row table:style-name="ro1">
          <table:table-cell office:value-type="float" office:value="0.0122778745855537" calcext:value-type="float">
            <text:p>0.0122778746</text:p>
          </table:table-cell>
          <table:table-cell office:value-type="float" office:value="0.884575159993152" calcext:value-type="float">
            <text:p>0.88457516</text:p>
          </table:table-cell>
        </table:table-row>
        <table:table-row table:style-name="ro1">
          <table:table-cell office:value-type="float" office:value="0.201773748423154" calcext:value-type="float">
            <text:p>0.2017737484</text:p>
          </table:table-cell>
          <table:table-cell office:value-type="float" office:value="0.539569908945222" calcext:value-type="float">
            <text:p>0.5395699089</text:p>
          </table:table-cell>
        </table:table-row>
        <table:table-row table:style-name="ro1">
          <table:table-cell office:value-type="float" office:value="0.428598967198991" calcext:value-type="float">
            <text:p>0.4285989672</text:p>
          </table:table-cell>
          <table:table-cell office:value-type="float" office:value="0.0100020645057268" calcext:value-type="float">
            <text:p>0.0100020645</text:p>
          </table:table-cell>
        </table:table-row>
        <table:table-row table:style-name="ro1">
          <table:table-cell office:value-type="float" office:value="0.201134312137375" calcext:value-type="float">
            <text:p>0.2011343121</text:p>
          </table:table-cell>
          <table:table-cell office:value-type="float" office:value="0.544354259384525" calcext:value-type="float">
            <text:p>0.5443542594</text:p>
          </table:table-cell>
        </table:table-row>
        <table:table-row table:style-name="ro1">
          <table:table-cell office:value-type="float" office:value="0.444988168314458" calcext:value-type="float">
            <text:p>0.4449881683</text:p>
          </table:table-cell>
          <table:table-cell office:value-type="float" office:value="-0.106558053962539" calcext:value-type="float">
            <text:p>-0.106558054</text:p>
          </table:table-cell>
        </table:table-row>
        <table:table-row table:style-name="ro1">
          <table:table-cell office:value-type="float" office:value="0.426499164919635" calcext:value-type="float">
            <text:p>0.4264991649</text:p>
          </table:table-cell>
          <table:table-cell office:value-type="float" office:value="0.0314864508678534" calcext:value-type="float">
            <text:p>0.0314864509</text:p>
          </table:table-cell>
        </table:table-row>
        <table:table-row table:style-name="ro1">
          <table:table-cell office:value-type="float" office:value="0.207636672730565" calcext:value-type="float">
            <text:p>0.2076366727</text:p>
          </table:table-cell>
          <table:table-cell office:value-type="float" office:value="0.496189688668486" calcext:value-type="float">
            <text:p>0.4961896887</text:p>
          </table:table-cell>
        </table:table-row>
        <table:table-row table:style-name="ro1">
          <table:table-cell office:value-type="float" office:value="0.413300359521274" calcext:value-type="float">
            <text:p>0.4133003595</text:p>
          </table:table-cell>
          <table:table-cell office:value-type="float" office:value="0.189402407743683" calcext:value-type="float">
            <text:p>0.1894024077</text:p>
          </table:table-cell>
        </table:table-row>
        <table:table-row table:style-name="ro1">
          <table:table-cell office:value-type="float" office:value="0.0000304174463756119" calcext:value-type="float">
            <text:p>3.04174463756119E-005</text:p>
          </table:table-cell>
          <table:table-cell office:value-type="float" office:value="0.994484769546302" calcext:value-type="float">
            <text:p>0.9944847695</text:p>
          </table:table-cell>
        </table:table-row>
        <table:table-row table:style-name="ro1">
          <table:table-cell office:value-type="float" office:value="0.0591833138842488" calcext:value-type="float">
            <text:p>0.0591833139</text:p>
          </table:table-cell>
          <table:table-cell office:value-type="float" office:value="0.699986460307903" calcext:value-type="float">
            <text:p>0.6999864603</text:p>
          </table:table-cell>
        </table:table-row>
        <table:table-row table:style-name="ro1">
          <table:table-cell office:value-type="float" office:value="0.823633580131026" calcext:value-type="float">
            <text:p>0.8236335801</text:p>
          </table:table-cell>
          <table:table-cell office:value-type="float" office:value="-0.464409894017429" calcext:value-type="float">
            <text:p>-0.464409894</text:p>
          </table:table-cell>
        </table:table-row>
        <table:table-row table:style-name="ro1">
          <table:table-cell office:value-type="float" office:value="0.827365531559388" calcext:value-type="float">
            <text:p>0.8273655316</text:p>
          </table:table-cell>
          <table:table-cell office:value-type="float" office:value="-0.53645450594135" calcext:value-type="float">
            <text:p>-0.5364545059</text:p>
          </table:table-cell>
        </table:table-row>
        <table:table-row table:style-name="ro1">
          <table:table-cell office:value-type="float" office:value="0.439053936332769" calcext:value-type="float">
            <text:p>0.4390539363</text:p>
          </table:table-cell>
          <table:table-cell office:value-type="float" office:value="-0.0759602712842104" calcext:value-type="float">
            <text:p>-0.0759602713</text:p>
          </table:table-cell>
        </table:table-row>
        <table:table-row table:style-name="ro1">
          <table:table-cell office:value-type="float" office:value="0.629380249526133" calcext:value-type="float">
            <text:p>0.6293802495</text:p>
          </table:table-cell>
          <table:table-cell office:value-type="float" office:value="-0.29521540339031" calcext:value-type="float">
            <text:p>-0.2952154034</text:p>
          </table:table-cell>
        </table:table-row>
        <table:table-row table:style-name="ro1">
          <table:table-cell office:value-type="float" office:value="0.187067156317921" calcext:value-type="float">
            <text:p>0.1870671563</text:p>
          </table:table-cell>
          <table:table-cell office:value-type="float" office:value="0.641418345728886" calcext:value-type="float">
            <text:p>0.6414183457</text:p>
          </table:table-cell>
        </table:table-row>
        <table:table-row table:style-name="ro1">
          <table:table-cell office:value-type="float" office:value="0.842237019071271" calcext:value-type="float">
            <text:p>0.8422370191</text:p>
          </table:table-cell>
          <table:table-cell office:value-type="float" office:value="-0.735048330457498" calcext:value-type="float">
            <text:p>-0.7350483305</text:p>
          </table:table-cell>
        </table:table-row>
        <table:table-row table:style-name="ro1">
          <table:table-cell office:value-type="float" office:value="0.846972650488684" calcext:value-type="float">
            <text:p>0.8469726505</text:p>
          </table:table-cell>
          <table:table-cell office:value-type="float" office:value="-0.76345612989219" calcext:value-type="float">
            <text:p>-0.7634561299</text:p>
          </table:table-cell>
        </table:table-row>
        <table:table-row table:style-name="ro1">
          <table:table-cell office:value-type="float" office:value="0.632441251530409" calcext:value-type="float">
            <text:p>0.6324412515</text:p>
          </table:table-cell>
          <table:table-cell office:value-type="float" office:value="-0.333895754135961" calcext:value-type="float">
            <text:p>-0.3338957541</text:p>
          </table:table-cell>
        </table:table-row>
        <table:table-row table:style-name="ro1">
          <table:table-cell office:value-type="float" office:value="0.434313502794481" calcext:value-type="float">
            <text:p>0.4343135028</text:p>
          </table:table-cell>
          <table:table-cell office:value-type="float" office:value="-0.0416577873482781" calcext:value-type="float">
            <text:p>-0.0416577873</text:p>
          </table:table-cell>
        </table:table-row>
        <table:table-row table:style-name="ro1">
          <table:table-cell office:value-type="float" office:value="0.183227622231008" calcext:value-type="float">
            <text:p>0.1832276222</text:p>
          </table:table-cell>
          <table:table-cell office:value-type="float" office:value="0.664101617150531" calcext:value-type="float">
            <text:p>0.6641016172</text:p>
          </table:table-cell>
        </table:table-row>
        <table:table-row table:style-name="ro1">
          <table:table-cell office:value-type="float" office:value="0.639177528473585" calcext:value-type="float">
            <text:p>0.6391775285</text:p>
          </table:table-cell>
          <table:table-cell office:value-type="float" office:value="-0.40207373758134" calcext:value-type="float">
            <text:p>-0.4020737376</text:p>
          </table:table-cell>
        </table:table-row>
        <table:table-row table:style-name="ro1">
          <table:table-cell office:value-type="float" office:value="0.192051384757993" calcext:value-type="float">
            <text:p>0.1920513848</text:p>
          </table:table-cell>
          <table:table-cell office:value-type="float" office:value="0.609224518608598" calcext:value-type="float">
            <text:p>0.6092245186</text:p>
          </table:table-cell>
        </table:table-row>
        <table:table-row table:style-name="ro1">
          <table:table-cell office:value-type="float" office:value="0.0139253459906377" calcext:value-type="float">
            <text:p>0.013925346</text:p>
          </table:table-cell>
          <table:table-cell office:value-type="float" office:value="0.876119213795777" calcext:value-type="float">
            <text:p>0.8761192138</text:p>
          </table:table-cell>
        </table:table-row>
        <table:table-row table:style-name="ro1">
          <table:table-cell office:value-type="float" office:value="0.44353949043463" calcext:value-type="float">
            <text:p>0.4435394904</text:p>
          </table:table-cell>
          <table:table-cell office:value-type="float" office:value="-0.100422831545682" calcext:value-type="float">
            <text:p>-0.1004228315</text:p>
          </table:table-cell>
        </table:table-row>
        <table:table-row table:style-name="ro1">
          <table:table-cell office:value-type="float" office:value="0.19756082283898" calcext:value-type="float">
            <text:p>0.1975608228</text:p>
          </table:table-cell>
          <table:table-cell office:value-type="float" office:value="0.570645932197069" calcext:value-type="float">
            <text:p>0.5706459322</text:p>
          </table:table-cell>
        </table:table-row>
        <table:table-row table:style-name="ro1">
          <table:table-cell office:value-type="float" office:value="0.235708876959466" calcext:value-type="float">
            <text:p>0.235708877</text:p>
          </table:table-cell>
          <table:table-cell office:value-type="float" office:value="0.302152459582441" calcext:value-type="float">
            <text:p>0.3021524596</text:p>
          </table:table-cell>
        </table:table-row>
        <table:table-row table:style-name="ro1">
          <table:table-cell office:value-type="float" office:value="0.830146222292266" calcext:value-type="float">
            <text:p>0.8301462223</text:p>
          </table:table-cell>
          <table:table-cell office:value-type="float" office:value="-0.584959194248188" calcext:value-type="float">
            <text:p>-0.5849591942</text:p>
          </table:table-cell>
        </table:table-row>
        <table:table-row table:style-name="ro1">
          <table:table-cell office:value-type="float" office:value="0.208150012561897" calcext:value-type="float">
            <text:p>0.2081500126</text:p>
          </table:table-cell>
          <table:table-cell office:value-type="float" office:value="0.491051025639819" calcext:value-type="float">
            <text:p>0.4910510256</text:p>
          </table:table-cell>
        </table:table-row>
        <table:table-row table:style-name="ro1">
          <table:table-cell office:value-type="float" office:value="0.846089271319317" calcext:value-type="float">
            <text:p>0.8460892713</text:p>
          </table:table-cell>
          <table:table-cell office:value-type="float" office:value="-0.75954274466626" calcext:value-type="float">
            <text:p>-0.7595427447</text:p>
          </table:table-cell>
        </table:table-row>
        <table:table-row table:style-name="ro1">
          <table:table-cell office:value-type="float" office:value="0.191656057567511" calcext:value-type="float">
            <text:p>0.1916560576</text:p>
          </table:table-cell>
          <table:table-cell office:value-type="float" office:value="0.611880537086497" calcext:value-type="float">
            <text:p>0.6118805371</text:p>
          </table:table-cell>
        </table:table-row>
        <table:table-row table:style-name="ro1">
          <table:table-cell office:value-type="float" office:value="0.638505489198664" calcext:value-type="float">
            <text:p>0.6385054892</text:p>
          </table:table-cell>
          <table:table-cell office:value-type="float" office:value="-0.396390445234185" calcext:value-type="float">
            <text:p>-0.3963904452</text:p>
          </table:table-cell>
        </table:table-row>
        <table:table-row table:style-name="ro1">
          <table:table-cell office:value-type="float" office:value="0.419169214674906" calcext:value-type="float">
            <text:p>0.4191692147</text:p>
          </table:table-cell>
          <table:table-cell office:value-type="float" office:value="0.115119503335633" calcext:value-type="float">
            <text:p>0.1151195033</text:p>
          </table:table-cell>
        </table:table-row>
        <table:table-row table:style-name="ro1">
          <table:table-cell office:value-type="float" office:value="0.197072757720381" calcext:value-type="float">
            <text:p>0.1970727577</text:p>
          </table:table-cell>
          <table:table-cell office:value-type="float" office:value="0.574168901765924" calcext:value-type="float">
            <text:p>0.5741689018</text:p>
          </table:table-cell>
        </table:table-row>
        <table:table-row table:style-name="ro1">
          <table:table-cell office:value-type="float" office:value="0.418832994047131" calcext:value-type="float">
            <text:p>0.418832994</text:p>
          </table:table-cell>
          <table:table-cell office:value-type="float" office:value="0.119228572687793" calcext:value-type="float">
            <text:p>0.1192285727</text:p>
          </table:table-cell>
        </table:table-row>
        <table:table-row table:style-name="ro1">
          <table:table-cell office:value-type="float" office:value="0.0311244717481691" calcext:value-type="float">
            <text:p>0.0311244717</text:p>
          </table:table-cell>
          <table:table-cell office:value-type="float" office:value="0.797768049909002" calcext:value-type="float">
            <text:p>0.7977680499</text:p>
          </table:table-cell>
        </table:table-row>
        <table:table-row table:style-name="ro1">
          <table:table-cell office:value-type="float" office:value="0.413065967866361" calcext:value-type="float">
            <text:p>0.4130659679</text:p>
          </table:table-cell>
          <table:table-cell office:value-type="float" office:value="0.192464343200602" calcext:value-type="float">
            <text:p>0.1924643432</text:p>
          </table:table-cell>
        </table:table-row>
        <table:table-row table:style-name="ro1">
          <table:table-cell office:value-type="float" office:value="0.623542606141044" calcext:value-type="float">
            <text:p>0.6235426061</text:p>
          </table:table-cell>
          <table:table-cell office:value-type="float" office:value="-0.209916050816925" calcext:value-type="float">
            <text:p>-0.2099160508</text:p>
          </table:table-cell>
        </table:table-row>
        <table:table-row table:style-name="ro1">
          <table:table-cell office:value-type="float" office:value="0.430568737078942" calcext:value-type="float">
            <text:p>0.4305687371</text:p>
          </table:table-cell>
          <table:table-cell office:value-type="float" office:value="-0.00898086826012685" calcext:value-type="float">
            <text:p>-0.0089808683</text:p>
          </table:table-cell>
        </table:table-row>
        <table:table-row table:style-name="ro1">
          <table:table-cell office:value-type="float" office:value="0.019215622539456" calcext:value-type="float">
            <text:p>0.0192156225</text:p>
          </table:table-cell>
          <table:table-cell office:value-type="float" office:value="0.850471382485035" calcext:value-type="float">
            <text:p>0.8504713825</text:p>
          </table:table-cell>
        </table:table-row>
        <table:table-row table:style-name="ro1">
          <table:table-cell office:value-type="float" office:value="0.20027986400624" calcext:value-type="float">
            <text:p>0.200279864</text:p>
          </table:table-cell>
          <table:table-cell office:value-type="float" office:value="0.550712741077074" calcext:value-type="float">
            <text:p>0.5507127411</text:p>
          </table:table-cell>
        </table:table-row>
        <table:table-row table:style-name="ro1">
          <table:table-cell office:value-type="float" office:value="0.631277894865789" calcext:value-type="float">
            <text:p>0.6312778949</text:p>
          </table:table-cell>
          <table:table-cell office:value-type="float" office:value="-0.319725468199039" calcext:value-type="float">
            <text:p>-0.3197254682</text:p>
          </table:table-cell>
        </table:table-row>
        <table:table-row table:style-name="ro1">
          <table:table-cell office:value-type="float" office:value="0.642760306818935" calcext:value-type="float">
            <text:p>0.6427603068</text:p>
          </table:table-cell>
          <table:table-cell office:value-type="float" office:value="-0.427930278309883" calcext:value-type="float">
            <text:p>-0.4279302783</text:p>
          </table:table-cell>
        </table:table-row>
        <table:table-row table:style-name="ro1">
          <table:table-cell office:value-type="float" office:value="0.41971978120051" calcext:value-type="float">
            <text:p>0.4197197812</text:p>
          </table:table-cell>
          <table:table-cell office:value-type="float" office:value="0.108435846899515" calcext:value-type="float">
            <text:p>0.1084358469</text:p>
          </table:table-cell>
        </table:table-row>
        <table:table-row table:style-name="ro1">
          <table:table-cell office:value-type="float" office:value="0.20645148586334" calcext:value-type="float">
            <text:p>0.2064514859</text:p>
          </table:table-cell>
          <table:table-cell office:value-type="float" office:value="0.504073100931505" calcext:value-type="float">
            <text:p>0.5040731009</text:p>
          </table:table-cell>
        </table:table-row>
        <table:table-row table:style-name="ro1">
          <table:table-cell office:value-type="float" office:value="0.0319100236717203" calcext:value-type="float">
            <text:p>0.0319100237</text:p>
          </table:table-cell>
          <table:table-cell office:value-type="float" office:value="0.794472449722578" calcext:value-type="float">
            <text:p>0.7944724497</text:p>
          </table:table-cell>
        </table:table-row>
        <table:table-row table:style-name="ro1">
          <table:table-cell office:value-type="float" office:value="0.413937145975664" calcext:value-type="float">
            <text:p>0.413937146</text:p>
          </table:table-cell>
          <table:table-cell office:value-type="float" office:value="0.181114581823205" calcext:value-type="float">
            <text:p>0.1811145818</text:p>
          </table:table-cell>
        </table:table-row>
        <table:table-row table:style-name="ro1">
          <table:table-cell office:value-type="float" office:value="0.437476441202885" calcext:value-type="float">
            <text:p>0.4374764412</text:p>
          </table:table-cell>
          <table:table-cell office:value-type="float" office:value="-0.0654715305962703" calcext:value-type="float">
            <text:p>-0.0654715306</text:p>
          </table:table-cell>
        </table:table-row>
        <table:table-row table:style-name="ro1">
          <table:table-cell office:value-type="float" office:value="0.626994276678892" calcext:value-type="float">
            <text:p>0.6269942767</text:p>
          </table:table-cell>
          <table:table-cell office:value-type="float" office:value="-0.262070482675954" calcext:value-type="float">
            <text:p>-0.2620704827</text:p>
          </table:table-cell>
        </table:table-row>
        <table:table-row table:style-name="ro1">
          <table:table-cell office:value-type="float" office:value="0.0366028477924848" calcext:value-type="float">
            <text:p>0.0366028478</text:p>
          </table:table-cell>
          <table:table-cell office:value-type="float" office:value="0.775272843316095" calcext:value-type="float">
            <text:p>0.7752728433</text:p>
          </table:table-cell>
        </table:table-row>
        <table:table-row table:style-name="ro1">
          <table:table-cell office:value-type="float" office:value="0.411885382810815" calcext:value-type="float">
            <text:p>0.4118853828</text:p>
          </table:table-cell>
          <table:table-cell office:value-type="float" office:value="0.207971855152419" calcext:value-type="float">
            <text:p>0.2079718552</text:p>
          </table:table-cell>
        </table:table-row>
        <table:table-row table:style-name="ro1">
          <table:table-cell office:value-type="float" office:value="0.194872960617688" calcext:value-type="float">
            <text:p>0.1948729606</text:p>
          </table:table-cell>
          <table:table-cell office:value-type="float" office:value="0.589808600686911" calcext:value-type="float">
            <text:p>0.5898086007</text:p>
          </table:table-cell>
        </table:table-row>
        <table:table-row table:style-name="ro1">
          <table:table-cell office:value-type="float" office:value="0.22060294729852" calcext:value-type="float">
            <text:p>0.2206029473</text:p>
          </table:table-cell>
          <table:table-cell office:value-type="float" office:value="0.397292147921842" calcext:value-type="float">
            <text:p>0.3972921479</text:p>
          </table:table-cell>
        </table:table-row>
        <table:table-row table:style-name="ro1">
          <table:table-cell office:value-type="float" office:value="0.184306060130112" calcext:value-type="float">
            <text:p>0.1843060601</text:p>
          </table:table-cell>
          <table:table-cell office:value-type="float" office:value="0.657924297396962" calcext:value-type="float">
            <text:p>0.6579242974</text:p>
          </table:table-cell>
        </table:table-row>
        <table:table-row table:style-name="ro1">
          <table:table-cell office:value-type="float" office:value="0.0144465827977761" calcext:value-type="float">
            <text:p>0.0144465828</text:p>
          </table:table-cell>
          <table:table-cell office:value-type="float" office:value="0.873472258741574" calcext:value-type="float">
            <text:p>0.8734722587</text:p>
          </table:table-cell>
        </table:table-row>
        <table:table-row table:style-name="ro1">
          <table:table-cell office:value-type="float" office:value="0.246456722898457" calcext:value-type="float">
            <text:p>0.2464567229</text:p>
          </table:table-cell>
          <table:table-cell office:value-type="float" office:value="0.258624558103611" calcext:value-type="float">
            <text:p>0.2586245581</text:p>
          </table:table-cell>
        </table:table-row>
        <table:table-row table:style-name="ro1">
          <table:table-cell office:value-type="float" office:value="0.000478759680080154" calcext:value-type="float">
            <text:p>0.0004787597</text:p>
          </table:table-cell>
          <table:table-cell office:value-type="float" office:value="0.978112221719436" calcext:value-type="float">
            <text:p>0.9781122217</text:p>
          </table:table-cell>
        </table:table-row>
        <table:table-row table:style-name="ro1">
          <table:table-cell office:value-type="float" office:value="0.625397390569016" calcext:value-type="float">
            <text:p>0.6253973906</text:p>
          </table:table-cell>
          <table:table-cell office:value-type="float" office:value="-0.238521912139338" calcext:value-type="float">
            <text:p>-0.2385219121</text:p>
          </table:table-cell>
        </table:table-row>
        <table:table-row table:style-name="ro1">
          <table:table-cell office:value-type="float" office:value="0.416047632444628" calcext:value-type="float">
            <text:p>0.4160476324</text:p>
          </table:table-cell>
          <table:table-cell office:value-type="float" office:value="0.154004633037207" calcext:value-type="float">
            <text:p>0.154004633</text:p>
          </table:table-cell>
        </table:table-row>
        <table:table-row table:style-name="ro1">
          <table:table-cell office:value-type="float" office:value="0.216918170282204" calcext:value-type="float">
            <text:p>0.2169181703</text:p>
          </table:table-cell>
          <table:table-cell office:value-type="float" office:value="0.424315271287928" calcext:value-type="float">
            <text:p>0.4243152713</text:p>
          </table:table-cell>
        </table:table-row>
        <table:table-row table:style-name="ro1">
          <table:table-cell office:value-type="float" office:value="0.434709265099164" calcext:value-type="float">
            <text:p>0.4347092651</text:p>
          </table:table-cell>
          <table:table-cell office:value-type="float" office:value="-0.0448345998617574" calcext:value-type="float">
            <text:p>-0.0448345999</text:p>
          </table:table-cell>
        </table:table-row>
        <table:table-row table:style-name="ro1">
          <table:table-cell office:value-type="float" office:value="0.830405909067697" calcext:value-type="float">
            <text:p>0.8304059091</text:p>
          </table:table-cell>
          <table:table-cell office:value-type="float" office:value="-0.58924806406085" calcext:value-type="float">
            <text:p>-0.5892480641</text:p>
          </table:table-cell>
        </table:table-row>
        <table:table-row table:style-name="ro1">
          <table:table-cell office:value-type="float" office:value="0.641788775060652" calcext:value-type="float">
            <text:p>0.6417887751</text:p>
          </table:table-cell>
          <table:table-cell office:value-type="float" office:value="-0.421670205925315" calcext:value-type="float">
            <text:p>-0.4216702059</text:p>
          </table:table-cell>
        </table:table-row>
        <table:table-row table:style-name="ro1">
          <table:table-cell office:value-type="float" office:value="0.434005007867531" calcext:value-type="float">
            <text:p>0.4340050079</text:p>
          </table:table-cell>
          <table:table-cell office:value-type="float" office:value="-0.0391449417892115" calcext:value-type="float">
            <text:p>-0.0391449418</text:p>
          </table:table-cell>
        </table:table-row>
        <table:table-row table:style-name="ro1">
          <table:table-cell office:value-type="float" office:value="0.626420270527455" calcext:value-type="float">
            <text:p>0.6264202705</text:p>
          </table:table-cell>
          <table:table-cell office:value-type="float" office:value="-0.253729632924986" calcext:value-type="float">
            <text:p>-0.2537296329</text:p>
          </table:table-cell>
        </table:table-row>
        <table:table-row table:style-name="ro1">
          <table:table-cell office:value-type="float" office:value="0.213917203013557" calcext:value-type="float">
            <text:p>0.213917203</text:p>
          </table:table-cell>
          <table:table-cell office:value-type="float" office:value="0.446910424283527" calcext:value-type="float">
            <text:p>0.4469104243</text:p>
          </table:table-cell>
        </table:table-row>
        <table:table-row table:style-name="ro1">
          <table:table-cell office:value-type="float" office:value="0.62420476055878" calcext:value-type="float">
            <text:p>0.6242047606</text:p>
          </table:table-cell>
          <table:table-cell office:value-type="float" office:value="-0.220282065887386" calcext:value-type="float">
            <text:p>-0.2202820659</text:p>
          </table:table-cell>
        </table:table-row>
        <table:table-row table:style-name="ro1">
          <table:table-cell office:value-type="float" office:value="0.223165995336648" calcext:value-type="float">
            <text:p>0.2231659953</text:p>
          </table:table-cell>
          <table:table-cell office:value-type="float" office:value="0.37914223722914" calcext:value-type="float">
            <text:p>0.3791422372</text:p>
          </table:table-cell>
        </table:table-row>
        <table:table-row table:style-name="ro1">
          <table:table-cell office:value-type="float" office:value="0.825893305323064" calcext:value-type="float">
            <text:p>0.8258933053</text:p>
          </table:table-cell>
          <table:table-cell office:value-type="float" office:value="-0.508938605527202" calcext:value-type="float">
            <text:p>-0.5089386055</text:p>
          </table:table-cell>
        </table:table-row>
        <table:table-row table:style-name="ro1">
          <table:table-cell office:value-type="float" office:value="0.827236854079511" calcext:value-type="float">
            <text:p>0.8272368541</text:p>
          </table:table-cell>
          <table:table-cell office:value-type="float" office:value="-0.534098600808971" calcext:value-type="float">
            <text:p>-0.5340986008</text:p>
          </table:table-cell>
        </table:table-row>
        <table:table-row table:style-name="ro1">
          <table:table-cell office:value-type="float" office:value="0.435577859703503" calcext:value-type="float">
            <text:p>0.4355778597</text:p>
          </table:table-cell>
          <table:table-cell office:value-type="float" office:value="-0.0516117137205624" calcext:value-type="float">
            <text:p>-0.0516117137</text:p>
          </table:table-cell>
        </table:table-row>
        <table:table-row table:style-name="ro1">
          <table:table-cell office:value-type="float" office:value="0.631103619720254" calcext:value-type="float">
            <text:p>0.6311036197</text:p>
          </table:table-cell>
          <table:table-cell office:value-type="float" office:value="-0.317545399531477" calcext:value-type="float">
            <text:p>-0.3175453995</text:p>
          </table:table-cell>
        </table:table-row>
        <table:table-row table:style-name="ro1">
          <table:table-cell office:value-type="float" office:value="0.82629932233018" calcext:value-type="float">
            <text:p>0.8262993223</text:p>
          </table:table-cell>
          <table:table-cell office:value-type="float" office:value="-0.516648648134318" calcext:value-type="float">
            <text:p>-0.5166486481</text:p>
          </table:table-cell>
        </table:table-row>
        <table:table-row table:style-name="ro1">
          <table:table-cell office:value-type="float" office:value="0.439526229162713" calcext:value-type="float">
            <text:p>0.4395262292</text:p>
          </table:table-cell>
          <table:table-cell office:value-type="float" office:value="-0.0789106803438485" calcext:value-type="float">
            <text:p>-0.0789106803</text:p>
          </table:table-cell>
        </table:table-row>
        <table:table-row table:style-name="ro1">
          <table:table-cell office:value-type="float" office:value="0.214710535679647" calcext:value-type="float">
            <text:p>0.2147105357</text:p>
          </table:table-cell>
          <table:table-cell office:value-type="float" office:value="0.440898500056881" calcext:value-type="float">
            <text:p>0.4408985001</text:p>
          </table:table-cell>
        </table:table-row>
        <table:table-row table:style-name="ro1">
          <table:table-cell office:value-type="float" office:value="0.193935613258564" calcext:value-type="float">
            <text:p>0.1939356133</text:p>
          </table:table-cell>
          <table:table-cell office:value-type="float" office:value="0.596343966430137" calcext:value-type="float">
            <text:p>0.5963439664</text:p>
          </table:table-cell>
        </table:table-row>
        <table:table-row table:style-name="ro1">
          <table:table-cell office:value-type="float" office:value="0.0340396719619923" calcext:value-type="float">
            <text:p>0.034039672</text:p>
          </table:table-cell>
          <table:table-cell office:value-type="float" office:value="0.785651968305629" calcext:value-type="float">
            <text:p>0.7856519683</text:p>
          </table:table-cell>
        </table:table-row>
        <table:table-row table:style-name="ro1">
          <table:table-cell office:value-type="float" office:value="0.184594397395325" calcext:value-type="float">
            <text:p>0.1845943974</text:p>
          </table:table-cell>
          <table:table-cell office:value-type="float" office:value="0.656249734159457" calcext:value-type="float">
            <text:p>0.6562497342</text:p>
          </table:table-cell>
        </table:table-row>
        <table:table-row table:style-name="ro1">
          <table:table-cell office:value-type="float" office:value="0.630023386548272" calcext:value-type="float">
            <text:p>0.6300233865</text:p>
          </table:table-cell>
          <table:table-cell office:value-type="float" office:value="-0.30371169049056" calcext:value-type="float">
            <text:p>-0.3037116905</text:p>
          </table:table-cell>
        </table:table-row>
        <table:table-row table:style-name="ro1">
          <table:table-cell office:value-type="float" office:value="0.0603585800822481" calcext:value-type="float">
            <text:p>0.0603585801</text:p>
          </table:table-cell>
          <table:table-cell office:value-type="float" office:value="0.697129499719721" calcext:value-type="float">
            <text:p>0.6971294997</text:p>
          </table:table-cell>
        </table:table-row>
        <table:table-row table:style-name="ro1">
          <table:table-cell office:value-type="float" office:value="0.428189374753982" calcext:value-type="float">
            <text:p>0.4281893748</text:p>
          </table:table-cell>
          <table:table-cell office:value-type="float" office:value="0.0140946437531271" calcext:value-type="float">
            <text:p>0.0140946438</text:p>
          </table:table-cell>
        </table:table-row>
        <table:table-row table:style-name="ro1">
          <table:table-cell office:value-type="float" office:value="0.0134613343805701" calcext:value-type="float">
            <text:p>0.0134613344</text:p>
          </table:table-cell>
          <table:table-cell office:value-type="float" office:value="0.878452384017626" calcext:value-type="float">
            <text:p>0.878452384</text:p>
          </table:table-cell>
        </table:table-row>
        <table:table-row table:style-name="ro1">
          <table:table-cell office:value-type="float" office:value="0.441850688312112" calcext:value-type="float">
            <text:p>0.4418506883</text:p>
          </table:table-cell>
          <table:table-cell office:value-type="float" office:value="-0.0921674937924786" calcext:value-type="float">
            <text:p>-0.0921674938</text:p>
          </table:table-cell>
        </table:table-row>
        <table:table-row table:style-name="ro1">
          <table:table-cell office:value-type="float" office:value="0.637809125421145" calcext:value-type="float">
            <text:p>0.6378091254</text:p>
          </table:table-cell>
          <table:table-cell office:value-type="float" office:value="-0.39023086553869" calcext:value-type="float">
            <text:p>-0.3902308655</text:p>
          </table:table-cell>
        </table:table-row>
        <table:table-row table:style-name="ro1">
          <table:table-cell office:value-type="float" office:value="0.634992557242821" calcext:value-type="float">
            <text:p>0.6349925572</text:p>
          </table:table-cell>
          <table:table-cell office:value-type="float" office:value="-0.362579292265283" calcext:value-type="float">
            <text:p>-0.3625792923</text:p>
          </table:table-cell>
        </table:table-row>
        <table:table-row table:style-name="ro1">
          <table:table-cell office:value-type="float" office:value="0.420946058735876" calcext:value-type="float">
            <text:p>0.4209460587</text:p>
          </table:table-cell>
          <table:table-cell office:value-type="float" office:value="0.0937596524412782" calcext:value-type="float">
            <text:p>0.0937596524</text:p>
          </table:table-cell>
        </table:table-row>
        <table:table-row table:style-name="ro1">
          <table:table-cell office:value-type="float" office:value="0.000243331823565655" calcext:value-type="float">
            <text:p>0.0002433318</text:p>
          </table:table-cell>
          <table:table-cell office:value-type="float" office:value="0.984399043032387" calcext:value-type="float">
            <text:p>0.984399043</text:p>
          </table:table-cell>
        </table:table-row>
        <table:table-row table:style-name="ro1">
          <table:table-cell office:value-type="float" office:value="0.438333779747187" calcext:value-type="float">
            <text:p>0.4383337797</text:p>
          </table:table-cell>
          <table:table-cell office:value-type="float" office:value="-0.0712896677846938" calcext:value-type="float">
            <text:p>-0.0712896678</text:p>
          </table:table-cell>
        </table:table-row>
        <table:table-row table:style-name="ro1">
          <table:table-cell office:value-type="float" office:value="0.440544898512644" calcext:value-type="float">
            <text:p>0.4405448985</text:p>
          </table:table-cell>
          <table:table-cell office:value-type="float" office:value="-0.0849875984326833" calcext:value-type="float">
            <text:p>-0.0849875984</text:p>
          </table:table-cell>
        </table:table-row>
        <table:table-row table:style-name="ro1">
          <table:table-cell office:value-type="float" office:value="0.440166867986052" calcext:value-type="float">
            <text:p>0.440166868</text:p>
          </table:table-cell>
          <table:table-cell office:value-type="float" office:value="-0.0827815456820356" calcext:value-type="float">
            <text:p>-0.0827815457</text:p>
          </table:table-cell>
        </table:table-row>
        <table:table-row table:style-name="ro1">
          <table:table-cell office:value-type="float" office:value="0.409458548681145" calcext:value-type="float">
            <text:p>0.4094585487</text:p>
          </table:table-cell>
          <table:table-cell office:value-type="float" office:value="0.240222933836941" calcext:value-type="float">
            <text:p>0.2402229338</text:p>
          </table:table-cell>
        </table:table-row>
        <table:table-row table:style-name="ro1">
          <table:table-cell office:value-type="float" office:value="0.411006275556242" calcext:value-type="float">
            <text:p>0.4110062756</text:p>
          </table:table-cell>
          <table:table-cell office:value-type="float" office:value="0.219602816059176" calcext:value-type="float">
            <text:p>0.2196028161</text:p>
          </table:table-cell>
        </table:table-row>
        <table:table-row table:style-name="ro1">
          <table:table-cell office:value-type="float" office:value="0.0539031694177069" calcext:value-type="float">
            <text:p>0.0539031694</text:p>
          </table:table-cell>
          <table:table-cell office:value-type="float" office:value="0.714331008167068" calcext:value-type="float">
            <text:p>0.7143310082</text:p>
          </table:table-cell>
        </table:table-row>
        <table:table-row table:style-name="ro1">
          <table:table-cell office:value-type="float" office:value="0.417501568305306" calcext:value-type="float">
            <text:p>0.4175015683</text:p>
          </table:table-cell>
          <table:table-cell office:value-type="float" office:value="0.135694878378452" calcext:value-type="float">
            <text:p>0.1356948784</text:p>
          </table:table-cell>
        </table:table-row>
        <table:table-row table:style-name="ro1">
          <table:table-cell office:value-type="float" office:value="0.241434277638273" calcext:value-type="float">
            <text:p>0.2414342776</text:p>
          </table:table-cell>
          <table:table-cell office:value-type="float" office:value="0.27589519099189" calcext:value-type="float">
            <text:p>0.275895191</text:p>
          </table:table-cell>
        </table:table-row>
        <table:table-row table:style-name="ro1">
          <table:table-cell office:value-type="float" office:value="0.833512860882965" calcext:value-type="float">
            <text:p>0.8335128609</text:p>
          </table:table-cell>
          <table:table-cell office:value-type="float" office:value="-0.637151590166697" calcext:value-type="float">
            <text:p>-0.6371515902</text:p>
          </table:table-cell>
        </table:table-row>
        <table:table-row table:style-name="ro1">
          <table:table-cell office:value-type="float" office:value="0.836260165206298" calcext:value-type="float">
            <text:p>0.8362601652</text:p>
          </table:table-cell>
          <table:table-cell office:value-type="float" office:value="-0.673643406398794" calcext:value-type="float">
            <text:p>-0.6736434064</text:p>
          </table:table-cell>
        </table:table-row>
        <table:table-row table:style-name="ro1">
          <table:table-cell office:value-type="float" office:value="0.622623335562782" calcext:value-type="float">
            <text:p>0.6226233356</text:p>
          </table:table-cell>
          <table:table-cell office:value-type="float" office:value="-0.195257782415397" calcext:value-type="float">
            <text:p>-0.1952577824</text:p>
          </table:table-cell>
        </table:table-row>
        <table:table-row table:style-name="ro1">
          <table:table-cell office:value-type="float" office:value="0.425805671346706" calcext:value-type="float">
            <text:p>0.4258056713</text:p>
          </table:table-cell>
          <table:table-cell office:value-type="float" office:value="0.0388484422979299" calcext:value-type="float">
            <text:p>0.0388484423</text:p>
          </table:table-cell>
        </table:table-row>
        <table:table-row table:style-name="ro1">
          <table:table-cell office:value-type="float" office:value="0.0208272830695244" calcext:value-type="float">
            <text:p>0.0208272831</text:p>
          </table:table-cell>
          <table:table-cell office:value-type="float" office:value="0.843007687261893" calcext:value-type="float">
            <text:p>0.8430076873</text:p>
          </table:table-cell>
        </table:table-row>
        <table:table-row table:style-name="ro1">
          <table:table-cell office:value-type="float" office:value="0.228522528020899" calcext:value-type="float">
            <text:p>0.228522528</text:p>
          </table:table-cell>
          <table:table-cell office:value-type="float" office:value="0.343512692333637" calcext:value-type="float">
            <text:p>0.3435126923</text:p>
          </table:table-cell>
        </table:table-row>
        <table:table-row table:style-name="ro1">
          <table:table-cell office:value-type="float" office:value="0.444438110497195" calcext:value-type="float">
            <text:p>0.4444381105</text:p>
          </table:table-cell>
          <table:table-cell office:value-type="float" office:value="-0.104332647492627" calcext:value-type="float">
            <text:p>-0.1043326475</text:p>
          </table:table-cell>
        </table:table-row>
        <table:table-row table:style-name="ro1">
          <table:table-cell office:value-type="float" office:value="0.0214227493512041" calcext:value-type="float">
            <text:p>0.0214227494</text:p>
          </table:table-cell>
          <table:table-cell office:value-type="float" office:value="0.840281074554559" calcext:value-type="float">
            <text:p>0.8402810746</text:p>
          </table:table-cell>
        </table:table-row>
        <table:table-row table:style-name="ro1">
          <table:table-cell office:value-type="float" office:value="0.221026566439158" calcext:value-type="float">
            <text:p>0.2210265664</text:p>
          </table:table-cell>
          <table:table-cell office:value-type="float" office:value="0.394250919184153" calcext:value-type="float">
            <text:p>0.3942509192</text:p>
          </table:table-cell>
        </table:table-row>
        <table:table-row table:style-name="ro1">
          <table:table-cell office:value-type="float" office:value="0.0130249920767777" calcext:value-type="float">
            <text:p>0.0130249921</text:p>
          </table:table-cell>
          <table:table-cell office:value-type="float" office:value="0.88069097265992" calcext:value-type="float">
            <text:p>0.8806909727</text:p>
          </table:table-cell>
        </table:table-row>
        <table:table-row table:style-name="ro1">
          <table:table-cell office:value-type="float" office:value="0.843822595821092" calcext:value-type="float">
            <text:p>0.8438225958</text:p>
          </table:table-cell>
          <table:table-cell office:value-type="float" office:value="-0.746580244043427" calcext:value-type="float">
            <text:p>-0.746580244</text:p>
          </table:table-cell>
        </table:table-row>
        <table:table-row table:style-name="ro1">
          <table:table-cell office:value-type="float" office:value="0.198229270339558" calcext:value-type="float">
            <text:p>0.1982292703</text:p>
          </table:table-cell>
          <table:table-cell office:value-type="float" office:value="0.565792502742879" calcext:value-type="float">
            <text:p>0.5657925027</text:p>
          </table:table-cell>
        </table:table-row>
        <table:table-row table:style-name="ro1">
          <table:table-cell office:value-type="float" office:value="0.823773315109611" calcext:value-type="float">
            <text:p>0.8237733151</text:p>
          </table:table-cell>
          <table:table-cell office:value-type="float" office:value="-0.467240451529348" calcext:value-type="float">
            <text:p>-0.4672404515</text:p>
          </table:table-cell>
        </table:table-row>
        <table:table-row table:style-name="ro1">
          <table:table-cell office:value-type="float" office:value="0.837840593355266" calcext:value-type="float">
            <text:p>0.8378405934</text:p>
          </table:table-cell>
          <table:table-cell office:value-type="float" office:value="-0.692786461249903" calcext:value-type="float">
            <text:p>-0.6927864612</text:p>
          </table:table-cell>
        </table:table-row>
        <table:table-row table:style-name="ro1">
          <table:table-cell office:value-type="float" office:value="0.232821199663093" calcext:value-type="float">
            <text:p>0.2328211997</text:p>
          </table:table-cell>
          <table:table-cell office:value-type="float" office:value="0.317754398541044" calcext:value-type="float">
            <text:p>0.3177543985</text:p>
          </table:table-cell>
        </table:table-row>
        <table:table-row table:style-name="ro1">
          <table:table-cell office:value-type="float" office:value="0.0360731936566554" calcext:value-type="float">
            <text:p>0.0360731937</text:p>
          </table:table-cell>
          <table:table-cell office:value-type="float" office:value="0.777395325266477" calcext:value-type="float">
            <text:p>0.7773953253</text:p>
          </table:table-cell>
        </table:table-row>
        <table:table-row table:style-name="ro1">
          <table:table-cell office:value-type="float" office:value="0.444046601048229" calcext:value-type="float">
            <text:p>0.444046601</text:p>
          </table:table-cell>
          <table:table-cell office:value-type="float" office:value="-0.102670879548098" calcext:value-type="float">
            <text:p>-0.1026708795</text:p>
          </table:table-cell>
        </table:table-row>
        <table:table-row table:style-name="ro1">
          <table:table-cell office:value-type="float" office:value="0.0202955169643422" calcext:value-type="float">
            <text:p>0.020295517</text:p>
          </table:table-cell>
          <table:table-cell office:value-type="float" office:value="0.845457999141831" calcext:value-type="float">
            <text:p>0.8454579991</text:p>
          </table:table-cell>
        </table:table-row>
        <table:table-row table:style-name="ro1">
          <table:table-cell office:value-type="float" office:value="0.204980335821553" calcext:value-type="float">
            <text:p>0.2049803358</text:p>
          </table:table-cell>
          <table:table-cell office:value-type="float" office:value="0.515371541329436" calcext:value-type="float">
            <text:p>0.5153715413</text:p>
          </table:table-cell>
        </table:table-row>
        <table:table-row table:style-name="ro1">
          <table:table-cell office:value-type="float" office:value="0.832593385627018" calcext:value-type="float">
            <text:p>0.8325933856</text:p>
          </table:table-cell>
          <table:table-cell office:value-type="float" office:value="-0.623641065380941" calcext:value-type="float">
            <text:p>-0.6236410654</text:p>
          </table:table-cell>
        </table:table-row>
        <table:table-row table:style-name="ro1">
          <table:table-cell office:value-type="float" office:value="0.419425619469048" calcext:value-type="float">
            <text:p>0.4194256195</text:p>
          </table:table-cell>
          <table:table-cell office:value-type="float" office:value="0.111999806589286" calcext:value-type="float">
            <text:p>0.1119998066</text:p>
          </table:table-cell>
        </table:table-row>
        <table:table-row table:style-name="ro1">
          <table:table-cell office:value-type="float" office:value="0.634700670760776" calcext:value-type="float">
            <text:p>0.6347006708</text:p>
          </table:table-cell>
          <table:table-cell office:value-type="float" office:value="-0.359378328470928" calcext:value-type="float">
            <text:p>-0.3593783285</text:p>
          </table:table-cell>
        </table:table-row>
        <table:table-row table:style-name="ro1">
          <table:table-cell office:value-type="float" office:value="0.417808567738073" calcext:value-type="float">
            <text:p>0.4178085677</text:p>
          </table:table-cell>
          <table:table-cell office:value-type="float" office:value="0.131871430089123" calcext:value-type="float">
            <text:p>0.1318714301</text:p>
          </table:table-cell>
        </table:table-row>
        <table:table-row table:style-name="ro1">
          <table:table-cell office:value-type="float" office:value="0.618867128181232" calcext:value-type="float">
            <text:p>0.6188671282</text:p>
          </table:table-cell>
          <table:table-cell office:value-type="float" office:value="-0.132396362148115" calcext:value-type="float">
            <text:p>-0.1323963621</text:p>
          </table:table-cell>
        </table:table-row>
        <table:table-row table:style-name="ro1">
          <table:table-cell office:value-type="float" office:value="0.233367191847474" calcext:value-type="float">
            <text:p>0.2333671918</text:p>
          </table:table-cell>
          <table:table-cell office:value-type="float" office:value="0.314693144713473" calcext:value-type="float">
            <text:p>0.3146931447</text:p>
          </table:table-cell>
        </table:table-row>
        <table:table-row table:style-name="ro1">
          <table:table-cell office:value-type="float" office:value="0.63156257833395" calcext:value-type="float">
            <text:p>0.6315625783</text:p>
          </table:table-cell>
          <table:table-cell office:value-type="float" office:value="-0.323254427288413" calcext:value-type="float">
            <text:p>-0.3232544273</text:p>
          </table:table-cell>
        </table:table-row>
        <table:table-row table:style-name="ro1">
          <table:table-cell office:value-type="float" office:value="0.415672637787911" calcext:value-type="float">
            <text:p>0.4156726378</text:p>
          </table:table-cell>
          <table:table-cell office:value-type="float" office:value="0.158778086918657" calcext:value-type="float">
            <text:p>0.1587780869</text:p>
          </table:table-cell>
        </table:table-row>
        <table:table-row table:style-name="ro1">
          <table:table-cell office:value-type="float" office:value="0.218872673387783" calcext:value-type="float">
            <text:p>0.2188726734</text:p>
          </table:table-cell>
          <table:table-cell office:value-type="float" office:value="0.409862109473725" calcext:value-type="float">
            <text:p>0.4098621095</text:p>
          </table:table-cell>
        </table:table-row>
        <table:table-row table:style-name="ro1">
          <table:table-cell office:value-type="float" office:value="0.832784826488817" calcext:value-type="float">
            <text:p>0.8327848265</text:p>
          </table:table-cell>
          <table:table-cell office:value-type="float" office:value="-0.626501334134265" calcext:value-type="float">
            <text:p>-0.6265013341</text:p>
          </table:table-cell>
        </table:table-row>
        <table:table-row table:style-name="ro1">
          <table:table-cell office:value-type="float" office:value="0.44575568787924" calcext:value-type="float">
            <text:p>0.4457556879</text:p>
          </table:table-cell>
          <table:table-cell office:value-type="float" office:value="-0.109299467919737" calcext:value-type="float">
            <text:p>-0.1092994679</text:p>
          </table:table-cell>
        </table:table-row>
        <table:table-row table:style-name="ro1">
          <table:table-cell office:value-type="float" office:value="0.833743137848452" calcext:value-type="float">
            <text:p>0.8337431378</text:p>
          </table:table-cell>
          <table:table-cell office:value-type="float" office:value="-0.640445078237219" calcext:value-type="float">
            <text:p>-0.6404450782</text:p>
          </table:table-cell>
        </table:table-row>
        <table:table-row table:style-name="ro1">
          <table:table-cell office:value-type="float" office:value="0.224542258574374" calcext:value-type="float">
            <text:p>0.2245422586</text:p>
          </table:table-cell>
          <table:table-cell office:value-type="float" office:value="0.369665331319422" calcext:value-type="float">
            <text:p>0.3696653313</text:p>
          </table:table-cell>
        </table:table-row>
        <table:table-row table:style-name="ro1">
          <table:table-cell office:value-type="float" office:value="0.253365286197204" calcext:value-type="float">
            <text:p>0.2533652862</text:p>
          </table:table-cell>
          <table:table-cell office:value-type="float" office:value="0.2446953510254" calcext:value-type="float">
            <text:p>0.244695351</text:p>
          </table:table-cell>
        </table:table-row>
        <table:table-row table:style-name="ro1">
          <table:table-cell office:value-type="float" office:value="0.837348545624499" calcext:value-type="float">
            <text:p>0.8373485456</text:p>
          </table:table-cell>
          <table:table-cell office:value-type="float" office:value="-0.68612444564507" calcext:value-type="float">
            <text:p>-0.6861244456</text:p>
          </table:table-cell>
        </table:table-row>
        <table:table-row table:style-name="ro1">
          <table:table-cell office:value-type="float" office:value="0.414204830645408" calcext:value-type="float">
            <text:p>0.4142048306</text:p>
          </table:table-cell>
          <table:table-cell office:value-type="float" office:value="0.177648032403031" calcext:value-type="float">
            <text:p>0.1776480324</text:p>
          </table:table-cell>
        </table:table-row>
        <table:table-row table:style-name="ro1">
          <table:table-cell office:value-type="float" office:value="0.62097302460455" calcext:value-type="float">
            <text:p>0.6209730246</text:p>
          </table:table-cell>
          <table:table-cell office:value-type="float" office:value="-0.168201209232741" calcext:value-type="float">
            <text:p>-0.1682012092</text:p>
          </table:table-cell>
        </table:table-row>
        <table:table-row table:style-name="ro1">
          <table:table-cell office:value-type="float" office:value="0.0544307420600871" calcext:value-type="float">
            <text:p>0.0544307421</text:p>
          </table:table-cell>
          <table:table-cell office:value-type="float" office:value="0.712791749009034" calcext:value-type="float">
            <text:p>0.712791749</text:p>
          </table:table-cell>
        </table:table-row>
        <table:table-row table:style-name="ro1">
          <table:table-cell office:value-type="float" office:value="0.839861288957744" calcext:value-type="float">
            <text:p>0.839861289</text:p>
          </table:table-cell>
          <table:table-cell office:value-type="float" office:value="-0.714056464545623" calcext:value-type="float">
            <text:p>-0.7140564645</text:p>
          </table:table-cell>
        </table:table-row>
        <table:table-row table:style-name="ro1">
          <table:table-cell office:value-type="float" office:value="0.427245085535294" calcext:value-type="float">
            <text:p>0.4272450855</text:p>
          </table:table-cell>
          <table:table-cell office:value-type="float" office:value="0.0237129192956303" calcext:value-type="float">
            <text:p>0.0237129193</text:p>
          </table:table-cell>
        </table:table-row>
        <table:table-row table:style-name="ro1">
          <table:table-cell office:value-type="float" office:value="0.626084731799105" calcext:value-type="float">
            <text:p>0.6260847318</text:p>
          </table:table-cell>
          <table:table-cell office:value-type="float" office:value="-0.248790532544799" calcext:value-type="float">
            <text:p>-0.2487905325</text:p>
          </table:table-cell>
        </table:table-row>
        <table:table-row table:style-name="ro1">
          <table:table-cell office:value-type="float" office:value="0.835751458354757" calcext:value-type="float">
            <text:p>0.8357514584</text:p>
          </table:table-cell>
          <table:table-cell office:value-type="float" office:value="-0.667603434224565" calcext:value-type="float">
            <text:p>-0.6676034342</text:p>
          </table:table-cell>
        </table:table-row>
        <table:table-row table:style-name="ro1">
          <table:table-cell office:value-type="float" office:value="0.0148254968249444" calcext:value-type="float">
            <text:p>0.0148254968</text:p>
          </table:table-cell>
          <table:table-cell office:value-type="float" office:value="0.871581886730673" calcext:value-type="float">
            <text:p>0.8715818867</text:p>
          </table:table-cell>
        </table:table-row>
        <table:table-row table:style-name="ro1">
          <table:table-cell office:value-type="float" office:value="0.000658028611479192" calcext:value-type="float">
            <text:p>0.0006580286</text:p>
          </table:table-cell>
          <table:table-cell office:value-type="float" office:value="0.97433432946002" calcext:value-type="float">
            <text:p>0.9743343295</text:p>
          </table:table-cell>
        </table:table-row>
        <table:table-row table:style-name="ro1">
          <table:table-cell office:value-type="float" office:value="0.191263752060253" calcext:value-type="float">
            <text:p>0.1912637521</text:p>
          </table:table-cell>
          <table:table-cell office:value-type="float" office:value="0.614505821569463" calcext:value-type="float">
            <text:p>0.6145058216</text:p>
          </table:table-cell>
        </table:table-row>
        <table:table-row table:style-name="ro1">
          <table:table-cell office:value-type="float" office:value="0.0000856916573295057" calcext:value-type="float">
            <text:p>8.56916573295057E-005</text:p>
          </table:table-cell>
          <table:table-cell office:value-type="float" office:value="0.990855029304431" calcext:value-type="float">
            <text:p>0.9908550293</text:p>
          </table:table-cell>
        </table:table-row>
        <table:table-row table:style-name="ro1">
          <table:table-cell office:value-type="float" office:value="0.194506483633654" calcext:value-type="float">
            <text:p>0.1945064836</text:p>
          </table:table-cell>
          <table:table-cell office:value-type="float" office:value="0.592373403033652" calcext:value-type="float">
            <text:p>0.592373403</text:p>
          </table:table-cell>
        </table:table-row>
        <table:table-row table:style-name="ro1">
          <table:table-cell office:value-type="float" office:value="0.00000323452247825984" calcext:value-type="float">
            <text:p>3.23452247825984E-006</text:p>
          </table:table-cell>
          <table:table-cell office:value-type="float" office:value="0.998201522157046" calcext:value-type="float">
            <text:p>0.9982015222</text:p>
          </table:table-cell>
        </table:table-row>
        <table:table-row table:style-name="ro1">
          <table:table-cell office:value-type="float" office:value="0.824200133562063" calcext:value-type="float">
            <text:p>0.8242001336</text:p>
          </table:table-cell>
          <table:table-cell office:value-type="float" office:value="-0.475824886418397" calcext:value-type="float">
            <text:p>-0.4758248864</text:p>
          </table:table-cell>
        </table:table-row>
        <table:table-row table:style-name="ro1">
          <table:table-cell office:value-type="float" office:value="0.204452074027792" calcext:value-type="float">
            <text:p>0.204452074</text:p>
          </table:table-cell>
          <table:table-cell office:value-type="float" office:value="0.519333474386286" calcext:value-type="float">
            <text:p>0.5193334744</text:p>
          </table:table-cell>
        </table:table-row>
        <table:table-row table:style-name="ro1">
          <table:table-cell office:value-type="float" office:value="0.629136898897721" calcext:value-type="float">
            <text:p>0.6291368989</text:p>
          </table:table-cell>
          <table:table-cell office:value-type="float" office:value="-0.291714513715487" calcext:value-type="float">
            <text:p>-0.2917145137</text:p>
          </table:table-cell>
        </table:table-row>
        <table:table-row table:style-name="ro1">
          <table:table-cell office:value-type="float" office:value="0.827061371366738" calcext:value-type="float">
            <text:p>0.8270613714</text:p>
          </table:table-cell>
          <table:table-cell office:value-type="float" office:value="-0.530870413482872" calcext:value-type="float">
            <text:p>-0.5308704135</text:p>
          </table:table-cell>
        </table:table-row>
        <table:table-row table:style-name="ro1">
          <table:table-cell office:value-type="float" office:value="0.436397844411709" calcext:value-type="float">
            <text:p>0.4363978444</text:p>
          </table:table-cell>
          <table:table-cell office:value-type="float" office:value="-0.0577601870743825" calcext:value-type="float">
            <text:p>-0.0577601871</text:p>
          </table:table-cell>
        </table:table-row>
        <table:table-row table:style-name="ro1">
          <table:table-cell office:value-type="float" office:value="0.823443665310174" calcext:value-type="float">
            <text:p>0.8234436653</text:p>
          </table:table-cell>
          <table:table-cell office:value-type="float" office:value="-0.460547100334541" calcext:value-type="float">
            <text:p>-0.4605471003</text:p>
          </table:table-cell>
        </table:table-row>
        <table:table-row table:style-name="ro1">
          <table:table-cell office:value-type="float" office:value="0.835243400851198" calcext:value-type="float">
            <text:p>0.8352434009</text:p>
          </table:table-cell>
          <table:table-cell office:value-type="float" office:value="-0.661001608925187" calcext:value-type="float">
            <text:p>-0.6610016089</text:p>
          </table:table-cell>
        </table:table-row>
        <table:table-row table:style-name="ro1">
          <table:table-cell office:value-type="float" office:value="0.029713492125258" calcext:value-type="float">
            <text:p>0.0297134921</text:p>
          </table:table-cell>
          <table:table-cell office:value-type="float" office:value="0.803743434241414" calcext:value-type="float">
            <text:p>0.8037434342</text:p>
          </table:table-cell>
        </table:table-row>
        <table:table-row table:style-name="ro1">
          <table:table-cell office:value-type="float" office:value="0.231895809180768" calcext:value-type="float">
            <text:p>0.2318958092</text:p>
          </table:table-cell>
          <table:table-cell office:value-type="float" office:value="0.323056047933029" calcext:value-type="float">
            <text:p>0.3230560479</text:p>
          </table:table-cell>
        </table:table-row>
        <table:table-row table:style-name="ro1">
          <table:table-cell office:value-type="float" office:value="0.428847688670656" calcext:value-type="float">
            <text:p>0.4288476887</text:p>
          </table:table-cell>
          <table:table-cell office:value-type="float" office:value="0.00754080894750379" calcext:value-type="float">
            <text:p>0.0075408089</text:p>
          </table:table-cell>
        </table:table-row>
        <table:table-row table:style-name="ro1">
          <table:table-cell office:value-type="float" office:value="0.631852420372991" calcext:value-type="float">
            <text:p>0.6318524204</text:p>
          </table:table-cell>
          <table:table-cell office:value-type="float" office:value="-0.326806668069993" calcext:value-type="float">
            <text:p>-0.3268066681</text:p>
          </table:table-cell>
        </table:table-row>
        <table:table-row table:style-name="ro1">
          <table:table-cell office:value-type="float" office:value="0.189414619045026" calcext:value-type="float">
            <text:p>0.189414619</text:p>
          </table:table-cell>
          <table:table-cell office:value-type="float" office:value="0.626617253454429" calcext:value-type="float">
            <text:p>0.6266172535</text:p>
          </table:table-cell>
        </table:table-row>
        <table:table-row table:style-name="ro1">
          <table:table-cell office:value-type="float" office:value="0.0356545506061127" calcext:value-type="float">
            <text:p>0.0356545506</text:p>
          </table:table-cell>
          <table:table-cell office:value-type="float" office:value="0.77908132243691" calcext:value-type="float">
            <text:p>0.7790813224</text:p>
          </table:table-cell>
        </table:table-row>
        <table:table-row table:style-name="ro1">
          <table:table-cell office:value-type="float" office:value="0.426097068824697" calcext:value-type="float">
            <text:p>0.4260970688</text:p>
          </table:table-cell>
          <table:table-cell office:value-type="float" office:value="0.035739460441863" calcext:value-type="float">
            <text:p>0.0357394604</text:p>
          </table:table-cell>
        </table:table-row>
        <table:table-row table:style-name="ro1">
          <table:table-cell office:value-type="float" office:value="0.840852720465742" calcext:value-type="float">
            <text:p>0.8408527205</text:p>
          </table:table-cell>
          <table:table-cell office:value-type="float" office:value="-0.723351704932714" calcext:value-type="float">
            <text:p>-0.7233517049</text:p>
          </table:table-cell>
        </table:table-row>
        <table:table-row table:style-name="ro1">
          <table:table-cell office:value-type="float" office:value="0.0439485094841464" calcext:value-type="float">
            <text:p>0.0439485095</text:p>
          </table:table-cell>
          <table:table-cell office:value-type="float" office:value="0.747204320087129" calcext:value-type="float">
            <text:p>0.7472043201</text:p>
          </table:table-cell>
        </table:table-row>
        <table:table-row table:style-name="ro1">
          <table:table-cell office:value-type="float" office:value="0.629596770772782" calcext:value-type="float">
            <text:p>0.6295967708</text:p>
          </table:table-cell>
          <table:table-cell office:value-type="float" office:value="-0.298067813616303" calcext:value-type="float">
            <text:p>-0.2980678136</text:p>
          </table:table-cell>
        </table:table-row>
        <table:table-row table:style-name="ro1">
          <table:table-cell office:value-type="float" office:value="0.0628658874038422" calcext:value-type="float">
            <text:p>0.0628658874</text:p>
          </table:table-cell>
          <table:table-cell office:value-type="float" office:value="0.691469153564653" calcext:value-type="float">
            <text:p>0.6914691536</text:p>
          </table:table-cell>
        </table:table-row>
        <table:table-row table:style-name="ro1">
          <table:table-cell office:value-type="float" office:value="0.189219064818994" calcext:value-type="float">
            <text:p>0.1892190648</text:p>
          </table:table-cell>
          <table:table-cell office:value-type="float" office:value="0.627875744094879" calcext:value-type="float">
            <text:p>0.6278757441</text:p>
          </table:table-cell>
        </table:table-row>
        <table:table-row table:style-name="ro1">
          <table:table-cell office:value-type="float" office:value="0.841126183437781" calcext:value-type="float">
            <text:p>0.8411261834</text:p>
          </table:table-cell>
          <table:table-cell office:value-type="float" office:value="-0.725611745584182" calcext:value-type="float">
            <text:p>-0.7256117456</text:p>
          </table:table-cell>
        </table:table-row>
        <table:table-row table:style-name="ro1">
          <table:table-cell office:value-type="float" office:value="0.82759967314421" calcext:value-type="float">
            <text:p>0.8275996731</text:p>
          </table:table-cell>
          <table:table-cell office:value-type="float" office:value="-0.540716727661799" calcext:value-type="float">
            <text:p>-0.5407167277</text:p>
          </table:table-cell>
        </table:table-row>
        <table:table-row table:style-name="ro1">
          <table:table-cell office:value-type="float" office:value="0.212600860482699" calcext:value-type="float">
            <text:p>0.2126008605</text:p>
          </table:table-cell>
          <table:table-cell office:value-type="float" office:value="0.456932604916798" calcext:value-type="float">
            <text:p>0.4569326049</text:p>
          </table:table-cell>
        </table:table-row>
        <table:table-row table:style-name="ro1">
          <table:table-cell office:value-type="float" office:value="0.062151860631759" calcext:value-type="float">
            <text:p>0.0621518606</text:p>
          </table:table-cell>
          <table:table-cell office:value-type="float" office:value="0.693019726008805" calcext:value-type="float">
            <text:p>0.693019726</text:p>
          </table:table-cell>
        </table:table-row>
        <table:table-row table:style-name="ro1">
          <table:table-cell office:value-type="float" office:value="0.623672761280925" calcext:value-type="float">
            <text:p>0.6236727613</text:p>
          </table:table-cell>
          <table:table-cell office:value-type="float" office:value="-0.211966546468597" calcext:value-type="float">
            <text:p>-0.2119665465</text:p>
          </table:table-cell>
        </table:table-row>
        <table:table-row table:style-name="ro1">
          <table:table-cell office:value-type="float" office:value="0.189858515981457" calcext:value-type="float">
            <text:p>0.189858516</text:p>
          </table:table-cell>
          <table:table-cell office:value-type="float" office:value="0.623776548536848" calcext:value-type="float">
            <text:p>0.6237765485</text:p>
          </table:table-cell>
        </table:table-row>
        <table:table-row table:style-name="ro1">
          <table:table-cell office:value-type="float" office:value="0.222257051728678" calcext:value-type="float">
            <text:p>0.2222570517</text:p>
          </table:table-cell>
          <table:table-cell office:value-type="float" office:value="0.385509293446259" calcext:value-type="float">
            <text:p>0.3855092934</text:p>
          </table:table-cell>
        </table:table-row>
        <table:table-row table:style-name="ro1">
          <table:table-cell office:value-type="float" office:value="0.0024535351541905" calcext:value-type="float">
            <text:p>0.0024535352</text:p>
          </table:table-cell>
          <table:table-cell office:value-type="float" office:value="0.950277896282404" calcext:value-type="float">
            <text:p>0.9502778963</text:p>
          </table:table-cell>
        </table:table-row>
        <table:table-row table:style-name="ro1">
          <table:table-cell office:value-type="float" office:value="0.824023342703661" calcext:value-type="float">
            <text:p>0.8240233427</text:p>
          </table:table-cell>
          <table:table-cell office:value-type="float" office:value="-0.472280461094611" calcext:value-type="float">
            <text:p>-0.4722804611</text:p>
          </table:table-cell>
        </table:table-row>
        <table:table-row table:style-name="ro1">
          <table:table-cell office:value-type="float" office:value="0.00282478195951096" calcext:value-type="float">
            <text:p>0.002824782</text:p>
          </table:table-cell>
          <table:table-cell office:value-type="float" office:value="0.94660097104888" calcext:value-type="float">
            <text:p>0.946600971</text:p>
          </table:table-cell>
        </table:table-row>
        <table:table-row table:style-name="ro1">
          <table:table-cell office:value-type="float" office:value="0.240804130165877" calcext:value-type="float">
            <text:p>0.2408041302</text:p>
          </table:table-cell>
          <table:table-cell office:value-type="float" office:value="0.278457118848488" calcext:value-type="float">
            <text:p>0.2784571188</text:p>
          </table:table-cell>
        </table:table-row>
        <table:table-row table:style-name="ro1">
          <table:table-cell office:value-type="float" office:value="0.635918009163835" calcext:value-type="float">
            <text:p>0.6359180092</text:p>
          </table:table-cell>
          <table:table-cell office:value-type="float" office:value="-0.371905525945348" calcext:value-type="float">
            <text:p>-0.3719055259</text:p>
          </table:table-cell>
        </table:table-row>
        <table:table-row table:style-name="ro1">
          <table:table-cell office:value-type="float" office:value="0.412852802193778" calcext:value-type="float">
            <text:p>0.4128528022</text:p>
          </table:table-cell>
          <table:table-cell office:value-type="float" office:value="0.195254061739953" calcext:value-type="float">
            <text:p>0.1952540617</text:p>
          </table:table-cell>
        </table:table-row>
        <table:table-row table:style-name="ro1">
          <table:table-cell office:value-type="float" office:value="0.199212381603869" calcext:value-type="float">
            <text:p>0.1992123816</text:p>
          </table:table-cell>
          <table:table-cell office:value-type="float" office:value="0.558596618235653" calcext:value-type="float">
            <text:p>0.5585966182</text:p>
          </table:table-cell>
        </table:table-row>
        <table:table-row table:style-name="ro1">
          <table:table-cell office:value-type="float" office:value="0.204189760042279" calcext:value-type="float">
            <text:p>0.20418976</text:p>
          </table:table-cell>
          <table:table-cell office:value-type="float" office:value="0.521328916197653" calcext:value-type="float">
            <text:p>0.5213289162</text:p>
          </table:table-cell>
        </table:table-row>
        <table:table-row table:style-name="ro1">
          <table:table-cell office:value-type="float" office:value="0.430732968562647" calcext:value-type="float">
            <text:p>0.4307329686</text:p>
          </table:table-cell>
          <table:table-cell office:value-type="float" office:value="-0.0105098043316743" calcext:value-type="float">
            <text:p>-0.0105098043</text:p>
          </table:table-cell>
        </table:table-row>
        <table:table-row table:style-name="ro1">
          <table:table-cell office:value-type="float" office:value="0.222671273865033" calcext:value-type="float">
            <text:p>0.2226712739</text:p>
          </table:table-cell>
          <table:table-cell office:value-type="float" office:value="0.382597034277254" calcext:value-type="float">
            <text:p>0.3825970343</text:p>
          </table:table-cell>
        </table:table-row>
        <table:table-row table:style-name="ro1">
          <table:table-cell office:value-type="float" office:value="0.235120726186354" calcext:value-type="float">
            <text:p>0.2351207262</text:p>
          </table:table-cell>
          <table:table-cell office:value-type="float" office:value="0.305667761416721" calcext:value-type="float">
            <text:p>0.3056677614</text:p>
          </table:table-cell>
        </table:table-row>
        <table:table-row table:style-name="ro1">
          <table:table-cell office:value-type="float" office:value="0.433700496045048" calcext:value-type="float">
            <text:p>0.433700496</text:p>
          </table:table-cell>
          <table:table-cell office:value-type="float" office:value="-0.0366313298093286" calcext:value-type="float">
            <text:p>-0.0366313298</text:p>
          </table:table-cell>
        </table:table-row>
        <table:table-row table:style-name="ro1">
          <table:table-cell office:value-type="float" office:value="0.83221148220926" calcext:value-type="float">
            <text:p>0.8322114822</text:p>
          </table:table-cell>
          <table:table-cell office:value-type="float" office:value="-0.617862782573897" calcext:value-type="float">
            <text:p>-0.6178627826</text:p>
          </table:table-cell>
        </table:table-row>
        <table:table-row table:style-name="ro1">
          <table:table-cell office:value-type="float" office:value="0.0616098704271504" calcext:value-type="float">
            <text:p>0.0616098704</text:p>
          </table:table-cell>
          <table:table-cell office:value-type="float" office:value="0.694229570104264" calcext:value-type="float">
            <text:p>0.6942295701</text:p>
          </table:table-cell>
        </table:table-row>
        <table:table-row table:style-name="ro1">
          <table:table-cell office:value-type="float" office:value="0.186532816744946" calcext:value-type="float">
            <text:p>0.1865328167</text:p>
          </table:table-cell>
          <table:table-cell office:value-type="float" office:value="0.6446914222376" calcext:value-type="float">
            <text:p>0.6446914222</text:p>
          </table:table-cell>
        </table:table-row>
        <table:table-row table:style-name="ro1">
          <table:table-cell office:value-type="float" office:value="0.0746623412103856" calcext:value-type="float">
            <text:p>0.0746623412</text:p>
          </table:table-cell>
          <table:table-cell office:value-type="float" office:value="0.673404593452473" calcext:value-type="float">
            <text:p>0.6734045935</text:p>
          </table:table-cell>
        </table:table-row>
        <table:table-row table:style-name="ro1">
          <table:table-cell office:value-type="float" office:value="0.238795621676405" calcext:value-type="float">
            <text:p>0.2387956217</text:p>
          </table:table-cell>
          <table:table-cell office:value-type="float" office:value="0.287178605514371" calcext:value-type="float">
            <text:p>0.2871786055</text:p>
          </table:table-cell>
        </table:table-row>
        <table:table-row table:style-name="ro1">
          <table:table-cell office:value-type="float" office:value="0.410049630117975" calcext:value-type="float">
            <text:p>0.4100496301</text:p>
          </table:table-cell>
          <table:table-cell office:value-type="float" office:value="0.232328624764348" calcext:value-type="float">
            <text:p>0.2323286248</text:p>
          </table:table-cell>
        </table:table-row>
        <table:table-row table:style-name="ro1">
          <table:table-cell office:value-type="float" office:value="0.831686129463878" calcext:value-type="float">
            <text:p>0.8316861295</text:p>
          </table:table-cell>
          <table:table-cell office:value-type="float" office:value="-0.609754793785915" calcext:value-type="float">
            <text:p>-0.6097547938</text:p>
          </table:table-cell>
        </table:table-row>
        <table:table-row table:style-name="ro1">
          <table:table-cell office:value-type="float" office:value="0.439799254856788" calcext:value-type="float">
            <text:p>0.4397992549</text:p>
          </table:table-cell>
          <table:table-cell office:value-type="float" office:value="-0.0805704773850836" calcext:value-type="float">
            <text:p>-0.0805704774</text:p>
          </table:table-cell>
        </table:table-row>
        <table:table-row table:style-name="ro1">
          <table:table-cell office:value-type="float" office:value="0.0224109943393587" calcext:value-type="float">
            <text:p>0.0224109943</text:p>
          </table:table-cell>
          <table:table-cell office:value-type="float" office:value="0.835789911181753" calcext:value-type="float">
            <text:p>0.8357899112</text:p>
          </table:table-cell>
        </table:table-row>
        <table:table-row table:style-name="ro1">
          <table:table-cell office:value-type="float" office:value="0.00771691687451011" calcext:value-type="float">
            <text:p>0.0077169169</text:p>
          </table:table-cell>
          <table:table-cell office:value-type="float" office:value="0.910301444904041" calcext:value-type="float">
            <text:p>0.9103014449</text:p>
          </table:table-cell>
        </table:table-row>
        <table:table-row table:style-name="ro1">
          <table:table-cell office:value-type="float" office:value="0.0343582218170908" calcext:value-type="float">
            <text:p>0.0343582218</text:p>
          </table:table-cell>
          <table:table-cell office:value-type="float" office:value="0.784347586006647" calcext:value-type="float">
            <text:p>0.784347586</text:p>
          </table:table-cell>
        </table:table-row>
        <table:table-row table:style-name="ro1">
          <table:table-cell office:value-type="float" office:value="0.82618903988955" calcext:value-type="float">
            <text:p>0.8261890399</text:p>
          </table:table-cell>
          <table:table-cell office:value-type="float" office:value="-0.514563480254501" calcext:value-type="float">
            <text:p>-0.5145634803</text:p>
          </table:table-cell>
        </table:table-row>
        <table:table-row table:style-name="ro1">
          <table:table-cell office:value-type="float" office:value="0.19425858694154" calcext:value-type="float">
            <text:p>0.1942585869</text:p>
          </table:table-cell>
          <table:table-cell office:value-type="float" office:value="0.594118200165511" calcext:value-type="float">
            <text:p>0.5941182002</text:p>
          </table:table-cell>
        </table:table-row>
        <table:table-row table:style-name="ro1">
          <table:table-cell office:value-type="float" office:value="0.0115853198925311" calcext:value-type="float">
            <text:p>0.0115853199</text:p>
          </table:table-cell>
          <table:table-cell office:value-type="float" office:value="0.888240723077074" calcext:value-type="float">
            <text:p>0.8882407231</text:p>
          </table:table-cell>
        </table:table-row>
        <table:table-row table:style-name="ro1">
          <table:table-cell office:value-type="float" office:value="0.0302743424544208" calcext:value-type="float">
            <text:p>0.0302743425</text:p>
          </table:table-cell>
          <table:table-cell office:value-type="float" office:value="0.801359848626098" calcext:value-type="float">
            <text:p>0.8013598486</text:p>
          </table:table-cell>
        </table:table-row>
        <table:table-row table:style-name="ro1">
          <table:table-cell office:value-type="float" office:value="0.183776178752216" calcext:value-type="float">
            <text:p>0.1837761788</text:p>
          </table:table-cell>
          <table:table-cell office:value-type="float" office:value="0.660973803189435" calcext:value-type="float">
            <text:p>0.6609738032</text:p>
          </table:table-cell>
        </table:table-row>
        <table:table-row table:style-name="ro1">
          <table:table-cell office:value-type="float" office:value="0.187419752797647" calcext:value-type="float">
            <text:p>0.1874197528</text:p>
          </table:table-cell>
          <table:table-cell office:value-type="float" office:value="0.639238704697106" calcext:value-type="float">
            <text:p>0.6392387047</text:p>
          </table:table-cell>
        </table:table-row>
        <table:table-row table:style-name="ro1">
          <table:table-cell office:value-type="float" office:value="0.018601532833846" calcext:value-type="float">
            <text:p>0.0186015328</text:p>
          </table:table-cell>
          <table:table-cell office:value-type="float" office:value="0.853350357641856" calcext:value-type="float">
            <text:p>0.8533503576</text:p>
          </table:table-cell>
        </table:table-row>
        <table:table-row table:style-name="ro1">
          <table:table-cell office:value-type="float" office:value="0.211434215612747" calcext:value-type="float">
            <text:p>0.2114342156</text:p>
          </table:table-cell>
          <table:table-cell office:value-type="float" office:value="0.465852476261682" calcext:value-type="float">
            <text:p>0.4658524763</text:p>
          </table:table-cell>
        </table:table-row>
        <table:table-row table:style-name="ro1">
          <table:table-cell office:value-type="float" office:value="0.205282646345834" calcext:value-type="float">
            <text:p>0.2052826463</text:p>
          </table:table-cell>
          <table:table-cell office:value-type="float" office:value="0.51300634368162" calcext:value-type="float">
            <text:p>0.5130063437</text:p>
          </table:table-cell>
        </table:table-row>
        <table:table-row table:style-name="ro1">
          <table:table-cell office:value-type="float" office:value="0.835558584622815" calcext:value-type="float">
            <text:p>0.8355585846</text:p>
          </table:table-cell>
          <table:table-cell office:value-type="float" office:value="-0.665118870732959" calcext:value-type="float">
            <text:p>-0.6651188707</text:p>
          </table:table-cell>
        </table:table-row>
        <table:table-row table:style-name="ro1">
          <table:table-cell office:value-type="float" office:value="0.0119378614394292" calcext:value-type="float">
            <text:p>0.0119378614</text:p>
          </table:table-cell>
          <table:table-cell office:value-type="float" office:value="0.886369516695584" calcext:value-type="float">
            <text:p>0.8863695167</text:p>
          </table:table-cell>
        </table:table-row>
        <table:table-row table:style-name="ro1">
          <table:table-cell office:value-type="float" office:value="0.425092473219443" calcext:value-type="float">
            <text:p>0.4250924732</text:p>
          </table:table-cell>
          <table:table-cell office:value-type="float" office:value="0.0465510975605782" calcext:value-type="float">
            <text:p>0.0465510976</text:p>
          </table:table-cell>
        </table:table-row>
        <table:table-row table:style-name="ro1">
          <table:table-cell office:value-type="float" office:value="0.426231538897352" calcext:value-type="float">
            <text:p>0.4262315389</text:p>
          </table:table-cell>
          <table:table-cell office:value-type="float" office:value="0.0343123365856882" calcext:value-type="float">
            <text:p>0.0343123366</text:p>
          </table:table-cell>
        </table:table-row>
        <table:table-row table:style-name="ro1">
          <table:table-cell office:value-type="float" office:value="0.0019424609660035" calcext:value-type="float">
            <text:p>0.001942461</text:p>
          </table:table-cell>
          <table:table-cell office:value-type="float" office:value="0.955808177496956" calcext:value-type="float">
            <text:p>0.9558081775</text:p>
          </table:table-cell>
        </table:table-row>
        <table:table-row table:style-name="ro1">
          <table:table-cell office:value-type="float" office:value="0.829456520611326" calcext:value-type="float">
            <text:p>0.8294565206</text:p>
          </table:table-cell>
          <table:table-cell office:value-type="float" office:value="-0.573367800389257" calcext:value-type="float">
            <text:p>-0.5733678004</text:p>
          </table:table-cell>
        </table:table-row>
        <table:table-row table:style-name="ro1">
          <table:table-cell office:value-type="float" office:value="0.825437439131279" calcext:value-type="float">
            <text:p>0.8254374391</text:p>
          </table:table-cell>
          <table:table-cell office:value-type="float" office:value="-0.500174070686412" calcext:value-type="float">
            <text:p>-0.5001740707</text:p>
          </table:table-cell>
        </table:table-row>
        <table:table-row table:style-name="ro1">
          <table:table-cell office:value-type="float" office:value="0.0181028326596512" calcext:value-type="float">
            <text:p>0.0181028327</text:p>
          </table:table-cell>
          <table:table-cell office:value-type="float" office:value="0.855703921892408" calcext:value-type="float">
            <text:p>0.8557039219</text:p>
          </table:table-cell>
        </table:table-row>
        <table:table-row table:style-name="ro1">
          <table:table-cell office:value-type="float" office:value="0.83196599109783" calcext:value-type="float">
            <text:p>0.8319659911</text:p>
          </table:table-cell>
          <table:table-cell office:value-type="float" office:value="-0.614097124911894" calcext:value-type="float">
            <text:p>-0.6140971249</text:p>
          </table:table-cell>
        </table:table-row>
        <table:table-row table:style-name="ro1">
          <table:table-cell office:value-type="float" office:value="0.234462801196172" calcext:value-type="float">
            <text:p>0.2344628012</text:p>
          </table:table-cell>
          <table:table-cell office:value-type="float" office:value="0.308704599198627" calcext:value-type="float">
            <text:p>0.3087045992</text:p>
          </table:table-cell>
        </table:table-row>
        <table:table-row table:style-name="ro1">
          <table:table-cell office:value-type="float" office:value="0.836797259786166" calcext:value-type="float">
            <text:p>0.8367972598</text:p>
          </table:table-cell>
          <table:table-cell office:value-type="float" office:value="-0.680608510668594" calcext:value-type="float">
            <text:p>-0.6806085107</text:p>
          </table:table-cell>
        </table:table-row>
        <table:table-row table:style-name="ro1">
          <table:table-cell office:value-type="float" office:value="0.209341580934464" calcext:value-type="float">
            <text:p>0.2093415809</text:p>
          </table:table-cell>
          <table:table-cell office:value-type="float" office:value="0.48190323503818" calcext:value-type="float">
            <text:p>0.481903235</text:p>
          </table:table-cell>
        </table:table-row>
        <table:table-row table:style-name="ro1">
          <table:table-cell office:value-type="float" office:value="0.0680586140867806" calcext:value-type="float">
            <text:p>0.0680586141</text:p>
          </table:table-cell>
          <table:table-cell office:value-type="float" office:value="0.681723001710876" calcext:value-type="float">
            <text:p>0.6817230017</text:p>
          </table:table-cell>
        </table:table-row>
        <table:table-row table:style-name="ro1">
          <table:table-cell office:value-type="float" office:value="0.421361062331749" calcext:value-type="float">
            <text:p>0.4213610623</text:p>
          </table:table-cell>
          <table:table-cell office:value-type="float" office:value="0.088861645037141" calcext:value-type="float">
            <text:p>0.088861645</text:p>
          </table:table-cell>
        </table:table-row>
        <table:table-row table:style-name="ro1">
          <table:table-cell office:value-type="float" office:value="0.424765908071101" calcext:value-type="float">
            <text:p>0.4247659081</text:p>
          </table:table-cell>
          <table:table-cell office:value-type="float" office:value="0.0501214469750159" calcext:value-type="float">
            <text:p>0.050121447</text:p>
          </table:table-cell>
        </table:table-row>
        <table:table-row table:style-name="ro1">
          <table:table-cell office:value-type="float" office:value="0.203855177131318" calcext:value-type="float">
            <text:p>0.2038551771</text:p>
          </table:table-cell>
          <table:table-cell office:value-type="float" office:value="0.523867374223136" calcext:value-type="float">
            <text:p>0.5238673742</text:p>
          </table:table-cell>
        </table:table-row>
        <table:table-row table:style-name="ro1">
          <table:table-cell office:value-type="float" office:value="0.220006148514943" calcext:value-type="float">
            <text:p>0.2200061485</text:p>
          </table:table-cell>
          <table:table-cell office:value-type="float" office:value="0.401601122197543" calcext:value-type="float">
            <text:p>0.4016011222</text:p>
          </table:table-cell>
        </table:table-row>
        <table:table-row table:style-name="ro1">
          <table:table-cell office:value-type="float" office:value="0.625272928657322" calcext:value-type="float">
            <text:p>0.6252729287</text:p>
          </table:table-cell>
          <table:table-cell office:value-type="float" office:value="-0.236651439120918" calcext:value-type="float">
            <text:p>-0.2366514391</text:p>
          </table:table-cell>
        </table:table-row>
        <table:table-row table:style-name="ro1">
          <table:table-cell office:value-type="float" office:value="0.198467613042582" calcext:value-type="float">
            <text:p>0.198467613</text:p>
          </table:table-cell>
          <table:table-cell office:value-type="float" office:value="0.564057530561452" calcext:value-type="float">
            <text:p>0.5640575306</text:p>
          </table:table-cell>
        </table:table-row>
        <table:table-row table:style-name="ro1">
          <table:table-cell office:value-type="float" office:value="0.00346168564865526" calcext:value-type="float">
            <text:p>0.0034616856</text:p>
          </table:table-cell>
          <table:table-cell office:value-type="float" office:value="0.940788187430415" calcext:value-type="float">
            <text:p>0.9407881874</text:p>
          </table:table-cell>
        </table:table-row>
        <table:table-row table:style-name="ro1">
          <table:table-cell office:value-type="float" office:value="0.229887968032162" calcext:value-type="float">
            <text:p>0.229887968</text:p>
          </table:table-cell>
          <table:table-cell office:value-type="float" office:value="0.335027124836404" calcext:value-type="float">
            <text:p>0.3350271248</text:p>
          </table:table-cell>
        </table:table-row>
        <table:table-row table:style-name="ro1">
          <table:table-cell office:value-type="float" office:value="0.636153680792447" calcext:value-type="float">
            <text:p>0.6361536808</text:p>
          </table:table-cell>
          <table:table-cell office:value-type="float" office:value="-0.374502497754764" calcext:value-type="float">
            <text:p>-0.3745024978</text:p>
          </table:table-cell>
        </table:table-row>
        <table:table-row table:style-name="ro1">
          <table:table-cell office:value-type="float" office:value="0.843127081409335" calcext:value-type="float">
            <text:p>0.8431270814</text:p>
          </table:table-cell>
          <table:table-cell office:value-type="float" office:value="-0.741769097174645" calcext:value-type="float">
            <text:p>-0.7417690972</text:p>
          </table:table-cell>
        </table:table-row>
        <table:table-row table:style-name="ro1">
          <table:table-cell office:value-type="float" office:value="0.218509422095347" calcext:value-type="float">
            <text:p>0.2185094221</text:p>
          </table:table-cell>
          <table:table-cell office:value-type="float" office:value="0.412529385228267" calcext:value-type="float">
            <text:p>0.4125293852</text:p>
          </table:table-cell>
        </table:table-row>
        <table:table-row table:style-name="ro1">
          <table:table-cell office:value-type="float" office:value="0.413771152328361" calcext:value-type="float">
            <text:p>0.4137711523</text:p>
          </table:table-cell>
          <table:table-cell office:value-type="float" office:value="0.183270555442578" calcext:value-type="float">
            <text:p>0.1832705554</text:p>
          </table:table-cell>
        </table:table-row>
        <table:table-row table:style-name="ro1">
          <table:table-cell office:value-type="float" office:value="0.211084285476838" calcext:value-type="float">
            <text:p>0.2110842855</text:p>
          </table:table-cell>
          <table:table-cell office:value-type="float" office:value="0.468533013159303" calcext:value-type="float">
            <text:p>0.4685330132</text:p>
          </table:table-cell>
        </table:table-row>
        <table:table-row table:style-name="ro1">
          <table:table-cell office:value-type="float" office:value="0.831357649793593" calcext:value-type="float">
            <text:p>0.8313576498</text:p>
          </table:table-cell>
          <table:table-cell office:value-type="float" office:value="-0.604594859388727" calcext:value-type="float">
            <text:p>-0.6045948594</text:p>
          </table:table-cell>
        </table:table-row>
        <table:table-row table:style-name="ro1">
          <table:table-cell office:value-type="float" office:value="0.206724398204339" calcext:value-type="float">
            <text:p>0.2067243982</text:p>
          </table:table-cell>
          <table:table-cell office:value-type="float" office:value="0.501983362829728" calcext:value-type="float">
            <text:p>0.5019833628</text:p>
          </table:table-cell>
        </table:table-row>
        <table:table-row table:style-name="ro1">
          <table:table-cell office:value-type="float" office:value="0.837589221406199" calcext:value-type="float">
            <text:p>0.8375892214</text:p>
          </table:table-cell>
          <table:table-cell office:value-type="float" office:value="-0.689925944952747" calcext:value-type="float">
            <text:p>-0.689925945</text:p>
          </table:table-cell>
        </table:table-row>
        <table:table-row table:style-name="ro1">
          <table:table-cell office:value-type="float" office:value="0.838761016683029" calcext:value-type="float">
            <text:p>0.8387610167</text:p>
          </table:table-cell>
          <table:table-cell office:value-type="float" office:value="-0.702856620603264" calcext:value-type="float">
            <text:p>-0.7028566206</text:p>
          </table:table-cell>
        </table:table-row>
        <table:table-row table:style-name="ro1">
          <table:table-cell office:value-type="float" office:value="0.826525007436463" calcext:value-type="float">
            <text:p>0.8265250074</text:p>
          </table:table-cell>
          <table:table-cell office:value-type="float" office:value="-0.520689674997333" calcext:value-type="float">
            <text:p>-0.520689675</text:p>
          </table:table-cell>
        </table:table-row>
        <table:table-row table:style-name="ro1">
          <table:table-cell office:value-type="float" office:value="0.250055316512888" calcext:value-type="float">
            <text:p>0.2500553165</text:p>
          </table:table-cell>
          <table:table-cell office:value-type="float" office:value="0.250170783878229" calcext:value-type="float">
            <text:p>0.2501707839</text:p>
          </table:table-cell>
        </table:table-row>
        <table:table-row table:style-name="ro1">
          <table:table-cell office:value-type="float" office:value="0.442987661392027" calcext:value-type="float">
            <text:p>0.4429876614</text:p>
          </table:table-cell>
          <table:table-cell office:value-type="float" office:value="-0.0978547669003488" calcext:value-type="float">
            <text:p>-0.0978547669</text:p>
          </table:table-cell>
        </table:table-row>
        <table:table-row table:style-name="ro1">
          <table:table-cell office:value-type="float" office:value="0.838680474578921" calcext:value-type="float">
            <text:p>0.8386804746</text:p>
          </table:table-cell>
          <table:table-cell office:value-type="float" office:value="-0.700224437033253" calcext:value-type="float">
            <text:p>-0.700224437</text:p>
          </table:table-cell>
        </table:table-row>
        <table:table-row table:style-name="ro1">
          <table:table-cell office:value-type="float" office:value="0.845150356660894" calcext:value-type="float">
            <text:p>0.8451503567</text:p>
          </table:table-cell>
          <table:table-cell office:value-type="float" office:value="-0.754680712274591" calcext:value-type="float">
            <text:p>-0.7546807123</text:p>
          </table:table-cell>
        </table:table-row>
        <table:table-row table:style-name="ro1">
          <table:table-cell office:value-type="float" office:value="0.217832242881022" calcext:value-type="float">
            <text:p>0.2178322429</text:p>
          </table:table-cell>
          <table:table-cell office:value-type="float" office:value="0.417525630937996" calcext:value-type="float">
            <text:p>0.4175256309</text:p>
          </table:table-cell>
        </table:table-row>
        <table:table-row table:style-name="ro1">
          <table:table-cell office:value-type="float" office:value="0.0391770604266761" calcext:value-type="float">
            <text:p>0.0391770604</text:p>
          </table:table-cell>
          <table:table-cell office:value-type="float" office:value="0.765133850070695" calcext:value-type="float">
            <text:p>0.7651338501</text:p>
          </table:table-cell>
        </table:table-row>
        <table:table-row table:style-name="ro1">
          <table:table-cell office:value-type="float" office:value="0.834757456952002" calcext:value-type="float">
            <text:p>0.834757457</text:p>
          </table:table-cell>
          <table:table-cell office:value-type="float" office:value="-0.654515739189369" calcext:value-type="float">
            <text:p>-0.6545157392</text:p>
          </table:table-cell>
        </table:table-row>
        <table:table-row table:style-name="ro1">
          <table:table-cell office:value-type="float" office:value="0.239895113962011" calcext:value-type="float">
            <text:p>0.239895114</text:p>
          </table:table-cell>
          <table:table-cell office:value-type="float" office:value="0.282300811301216" calcext:value-type="float">
            <text:p>0.2823008113</text:p>
          </table:table-cell>
        </table:table-row>
        <table:table-row table:style-name="ro1">
          <table:table-cell office:value-type="float" office:value="0.000164772803727578" calcext:value-type="float">
            <text:p>0.0001647728</text:p>
          </table:table-cell>
          <table:table-cell office:value-type="float" office:value="0.987162761148003" calcext:value-type="float">
            <text:p>0.9871627611</text:p>
          </table:table-cell>
        </table:table-row>
        <table:table-row table:style-name="ro1">
          <table:table-cell office:value-type="float" office:value="0.831800094672778" calcext:value-type="float">
            <text:p>0.8318000947</text:p>
          </table:table-cell>
          <table:table-cell office:value-type="float" office:value="-0.611529875016646" calcext:value-type="float">
            <text:p>-0.611529875</text:p>
          </table:table-cell>
        </table:table-row>
        <table:table-row table:style-name="ro1">
          <table:table-cell office:value-type="float" office:value="0.627753954629629" calcext:value-type="float">
            <text:p>0.6277539546</text:p>
          </table:table-cell>
          <table:table-cell office:value-type="float" office:value="-0.272894549018102" calcext:value-type="float">
            <text:p>-0.272894549</text:p>
          </table:table-cell>
        </table:table-row>
        <table:table-row table:style-name="ro1">
          <table:table-cell office:value-type="float" office:value="0.0792263942709818" calcext:value-type="float">
            <text:p>0.0792263943</text:p>
          </table:table-cell>
          <table:table-cell office:value-type="float" office:value="0.670416216305768" calcext:value-type="float">
            <text:p>0.6704162163</text:p>
          </table:table-cell>
        </table:table-row>
        <table:table-row table:style-name="ro1">
          <table:table-cell office:value-type="float" office:value="0.206047608962903" calcext:value-type="float">
            <text:p>0.206047609</text:p>
          </table:table-cell>
          <table:table-cell office:value-type="float" office:value="0.507163228484124" calcext:value-type="float">
            <text:p>0.5071632285</text:p>
          </table:table-cell>
        </table:table-row>
        <table:table-row table:style-name="ro1">
          <table:table-cell office:value-type="float" office:value="0.0409645464032282" calcext:value-type="float">
            <text:p>0.0409645464</text:p>
          </table:table-cell>
          <table:table-cell office:value-type="float" office:value="0.758277756626899" calcext:value-type="float">
            <text:p>0.7582777566</text:p>
          </table:table-cell>
        </table:table-row>
        <table:table-row table:style-name="ro1">
          <table:table-cell office:value-type="float" office:value="0.446596207243508" calcext:value-type="float">
            <text:p>0.4465962072</text:p>
          </table:table-cell>
          <table:table-cell office:value-type="float" office:value="-0.112323825721906" calcext:value-type="float">
            <text:p>-0.1123238257</text:p>
          </table:table-cell>
        </table:table-row>
        <table:table-row table:style-name="ro1">
          <table:table-cell office:value-type="float" office:value="0.628753770327527" calcext:value-type="float">
            <text:p>0.6287537703</text:p>
          </table:table-cell>
          <table:table-cell office:value-type="float" office:value="-0.286757038441849" calcext:value-type="float">
            <text:p>-0.2867570384</text:p>
          </table:table-cell>
        </table:table-row>
        <table:table-row table:style-name="ro1">
          <table:table-cell office:value-type="float" office:value="0.22426968690208" calcext:value-type="float">
            <text:p>0.2242696869</text:p>
          </table:table-cell>
          <table:table-cell office:value-type="float" office:value="0.37152603029604" calcext:value-type="float">
            <text:p>0.3715260303</text:p>
          </table:table-cell>
        </table:table-row>
        <table:table-row table:style-name="ro1">
          <table:table-cell office:value-type="float" office:value="0.232516973464672" calcext:value-type="float">
            <text:p>0.2325169735</text:p>
          </table:table-cell>
          <table:table-cell office:value-type="float" office:value="0.319482121595673" calcext:value-type="float">
            <text:p>0.3194821216</text:p>
          </table:table-cell>
        </table:table-row>
        <table:table-row table:style-name="ro1">
          <table:table-cell office:value-type="float" office:value="0.621313176090196" calcext:value-type="float">
            <text:p>0.6213131761</text:p>
          </table:table-cell>
          <table:table-cell office:value-type="float" office:value="-0.173853091003601" calcext:value-type="float">
            <text:p>-0.173853091</text:p>
          </table:table-cell>
        </table:table-row>
        <table:table-row table:style-name="ro1">
          <table:table-cell office:value-type="float" office:value="0.622374965794181" calcext:value-type="float">
            <text:p>0.6223749658</text:p>
          </table:table-cell>
          <table:table-cell office:value-type="float" office:value="-0.191245557057797" calcext:value-type="float">
            <text:p>-0.1912455571</text:p>
          </table:table-cell>
        </table:table-row>
        <table:table-row table:style-name="ro1">
          <table:table-cell office:value-type="float" office:value="0.422273020981617" calcext:value-type="float">
            <text:p>0.422273021</text:p>
          </table:table-cell>
          <table:table-cell office:value-type="float" office:value="0.0782268644426999" calcext:value-type="float">
            <text:p>0.0782268644</text:p>
          </table:table-cell>
        </table:table-row>
        <table:table-row table:style-name="ro1">
          <table:table-cell office:value-type="float" office:value="0.626685820139624" calcext:value-type="float">
            <text:p>0.6266858201</text:p>
          </table:table-cell>
          <table:table-cell office:value-type="float" office:value="-0.257605467184769" calcext:value-type="float">
            <text:p>-0.2576054672</text:p>
          </table:table-cell>
        </table:table-row>
        <table:table-row table:style-name="ro1">
          <table:table-cell office:value-type="float" office:value="0.0157851750910813" calcext:value-type="float">
            <text:p>0.0157851751</text:p>
          </table:table-cell>
          <table:table-cell office:value-type="float" office:value="0.866850887474783" calcext:value-type="float">
            <text:p>0.8668508875</text:p>
          </table:table-cell>
        </table:table-row>
        <table:table-row table:style-name="ro1">
          <table:table-cell office:value-type="float" office:value="0.232192649233348" calcext:value-type="float">
            <text:p>0.2321926492</text:p>
          </table:table-cell>
          <table:table-cell office:value-type="float" office:value="0.321340141317333" calcext:value-type="float">
            <text:p>0.3213401413</text:p>
          </table:table-cell>
        </table:table-row>
        <table:table-row table:style-name="ro1">
          <table:table-cell office:value-type="float" office:value="0.246278758295012" calcext:value-type="float">
            <text:p>0.2462787583</text:p>
          </table:table-cell>
          <table:table-cell office:value-type="float" office:value="0.259137474052959" calcext:value-type="float">
            <text:p>0.2591374741</text:p>
          </table:table-cell>
        </table:table-row>
        <table:table-row table:style-name="ro1">
          <table:table-cell office:value-type="float" office:value="0.630428921075203" calcext:value-type="float">
            <text:p>0.6304289211</text:p>
          </table:table-cell>
          <table:table-cell office:value-type="float" office:value="-0.308970034500269" calcext:value-type="float">
            <text:p>-0.3089700345</text:p>
          </table:table-cell>
        </table:table-row>
        <table:table-row table:style-name="ro1">
          <table:table-cell office:value-type="float" office:value="0.0515480036862198" calcext:value-type="float">
            <text:p>0.0515480037</text:p>
          </table:table-cell>
          <table:table-cell office:value-type="float" office:value="0.721471087179125" calcext:value-type="float">
            <text:p>0.7214710872</text:p>
          </table:table-cell>
        </table:table-row>
        <table:table-row table:style-name="ro1">
          <table:table-cell office:value-type="float" office:value="0.440930897362339" calcext:value-type="float">
            <text:p>0.4409308974</text:p>
          </table:table-cell>
          <table:table-cell office:value-type="float" office:value="-0.0871813786758973" calcext:value-type="float">
            <text:p>-0.0871813787</text:p>
          </table:table-cell>
        </table:table-row>
        <table:table-row table:style-name="ro1">
          <table:table-cell office:value-type="float" office:value="0.00731350660277557" calcext:value-type="float">
            <text:p>0.0073135066</text:p>
          </table:table-cell>
          <table:table-cell office:value-type="float" office:value="0.912815347542408" calcext:value-type="float">
            <text:p>0.9128153475</text:p>
          </table:table-cell>
        </table:table-row>
        <table:table-row table:style-name="ro1">
          <table:table-cell office:value-type="float" office:value="0.643019090990026" calcext:value-type="float">
            <text:p>0.643019091</text:p>
          </table:table-cell>
          <table:table-cell office:value-type="float" office:value="-0.429501747113512" calcext:value-type="float">
            <text:p>-0.4295017471</text:p>
          </table:table-cell>
        </table:table-row>
        <table:table-row table:style-name="ro1">
          <table:table-cell office:value-type="float" office:value="0.228829574556968" calcext:value-type="float">
            <text:p>0.2288295746</text:p>
          </table:table-cell>
          <table:table-cell office:value-type="float" office:value="0.341581346719745" calcext:value-type="float">
            <text:p>0.3415813467</text:p>
          </table:table-cell>
        </table:table-row>
        <table:table-row table:style-name="ro1">
          <table:table-cell office:value-type="float" office:value="0.411572473816015" calcext:value-type="float">
            <text:p>0.4115724738</text:p>
          </table:table-cell>
          <table:table-cell office:value-type="float" office:value="0.212104130344485" calcext:value-type="float">
            <text:p>0.2121041303</text:p>
          </table:table-cell>
        </table:table-row>
        <table:table-row table:style-name="ro1">
          <table:table-cell office:value-type="float" office:value="0.223667711515365" calcext:value-type="float">
            <text:p>0.2236677115</text:p>
          </table:table-cell>
          <table:table-cell office:value-type="float" office:value="0.378422486947163" calcext:value-type="float">
            <text:p>0.3784224869</text:p>
          </table:table-cell>
        </table:table-row>
        <table:table-row table:style-name="ro1">
          <table:table-cell office:value-type="float" office:value="0.218138378449857" calcext:value-type="float">
            <text:p>0.2181383784</text:p>
          </table:table-cell>
          <table:table-cell office:value-type="float" office:value="0.415263169332973" calcext:value-type="float">
            <text:p>0.4152631693</text:p>
          </table:table-cell>
        </table:table-row>
        <table:table-row table:style-name="ro1">
          <table:table-cell office:value-type="float" office:value="0.203370562297183" calcext:value-type="float">
            <text:p>0.2033705623</text:p>
          </table:table-cell>
          <table:table-cell office:value-type="float" office:value="0.527544174754625" calcext:value-type="float">
            <text:p>0.5275441748</text:p>
          </table:table-cell>
        </table:table-row>
        <table:table-row table:style-name="ro1">
          <table:table-cell office:value-type="float" office:value="0.196822921293819" calcext:value-type="float">
            <text:p>0.1968229213</text:p>
          </table:table-cell>
          <table:table-cell office:value-type="float" office:value="0.575965171664883" calcext:value-type="float">
            <text:p>0.5759651717</text:p>
          </table:table-cell>
        </table:table-row>
        <table:table-row table:style-name="ro1">
          <table:table-cell office:value-type="float" office:value="0.6200496500384" calcext:value-type="float">
            <text:p>0.62004965</text:p>
          </table:table-cell>
          <table:table-cell office:value-type="float" office:value="-0.152666700714925" calcext:value-type="float">
            <text:p>-0.1526667007</text:p>
          </table:table-cell>
        </table:table-row>
        <table:table-row table:style-name="ro1">
          <table:table-cell office:value-type="float" office:value="0.0230109867446413" calcext:value-type="float">
            <text:p>0.0230109867</text:p>
          </table:table-cell>
          <table:table-cell office:value-type="float" office:value="0.833082877990568" calcext:value-type="float">
            <text:p>0.833082878</text:p>
          </table:table-cell>
        </table:table-row>
        <table:table-row table:style-name="ro1">
          <table:table-cell office:value-type="float" office:value="0.209141920187986" calcext:value-type="float">
            <text:p>0.2091419202</text:p>
          </table:table-cell>
          <table:table-cell office:value-type="float" office:value="0.483797164579223" calcext:value-type="float">
            <text:p>0.4837971646</text:p>
          </table:table-cell>
        </table:table-row>
        <table:table-row table:style-name="ro1">
          <table:table-cell office:value-type="float" office:value="0.623295842313501" calcext:value-type="float">
            <text:p>0.6232958423</text:p>
          </table:table-cell>
          <table:table-cell office:value-type="float" office:value="-0.206011347947528" calcext:value-type="float">
            <text:p>-0.2060113479</text:p>
          </table:table-cell>
        </table:table-row>
        <table:table-row table:style-name="ro1">
          <table:table-cell office:value-type="float" office:value="0.627432617803145" calcext:value-type="float">
            <text:p>0.6274326178</text:p>
          </table:table-cell>
          <table:table-cell office:value-type="float" office:value="-0.268345982724386" calcext:value-type="float">
            <text:p>-0.2683459827</text:p>
          </table:table-cell>
        </table:table-row>
        <table:table-row table:style-name="ro1">
          <table:table-cell office:value-type="float" office:value="0.186149697396378" calcext:value-type="float">
            <text:p>0.1861496974</text:p>
          </table:table-cell>
          <table:table-cell office:value-type="float" office:value="0.647015005796517" calcext:value-type="float">
            <text:p>0.6470150058</text:p>
          </table:table-cell>
        </table:table-row>
        <table:table-row table:style-name="ro1">
          <table:table-cell office:value-type="float" office:value="0.622206178058382" calcext:value-type="float">
            <text:p>0.6222061781</text:p>
          </table:table-cell>
          <table:table-cell office:value-type="float" office:value="-0.188506593461617" calcext:value-type="float">
            <text:p>-0.1885065935</text:p>
          </table:table-cell>
        </table:table-row>
        <table:table-row table:style-name="ro1">
          <table:table-cell office:value-type="float" office:value="0.410251917795009" calcext:value-type="float">
            <text:p>0.4102519178</text:p>
          </table:table-cell>
          <table:table-cell office:value-type="float" office:value="0.229632162332324" calcext:value-type="float">
            <text:p>0.2296321623</text:p>
          </table:table-cell>
        </table:table-row>
        <table:table-row table:style-name="ro1">
          <table:table-cell office:value-type="float" office:value="0.82990463058059" calcext:value-type="float">
            <text:p>0.8299046306</text:p>
          </table:table-cell>
          <table:table-cell office:value-type="float" office:value="-0.580933430372329" calcext:value-type="float">
            <text:p>-0.5809334304</text:p>
          </table:table-cell>
        </table:table-row>
        <table:table-row table:style-name="ro1">
          <table:table-cell office:value-type="float" office:value="0.0463473363868659" calcext:value-type="float">
            <text:p>0.0463473364</text:p>
          </table:table-cell>
          <table:table-cell office:value-type="float" office:value="0.73867316404207" calcext:value-type="float">
            <text:p>0.738673164</text:p>
          </table:table-cell>
        </table:table-row>
        <table:table-row table:style-name="ro1">
          <table:table-cell office:value-type="float" office:value="0.411727879579105" calcext:value-type="float">
            <text:p>0.4117278796</text:p>
          </table:table-cell>
          <table:table-cell office:value-type="float" office:value="0.210050756848515" calcext:value-type="float">
            <text:p>0.2100507568</text:p>
          </table:table-cell>
        </table:table-row>
        <table:table-row table:style-name="ro1">
          <table:table-cell office:value-type="float" office:value="0.0469868696582897" calcext:value-type="float">
            <text:p>0.0469868697</text:p>
          </table:table-cell>
          <table:table-cell office:value-type="float" office:value="0.736464116654587" calcext:value-type="float">
            <text:p>0.7364641167</text:p>
          </table:table-cell>
        </table:table-row>
        <table:table-row table:style-name="ro1">
          <table:table-cell office:value-type="float" office:value="0.423496313702622" calcext:value-type="float">
            <text:p>0.4234963137</text:p>
          </table:table-cell>
          <table:table-cell office:value-type="float" office:value="0.0642520143747944" calcext:value-type="float">
            <text:p>0.0642520144</text:p>
          </table:table-cell>
        </table:table-row>
        <table:table-row table:style-name="ro1">
          <table:table-cell office:value-type="float" office:value="0.835411244322578" calcext:value-type="float">
            <text:p>0.8354112443</text:p>
          </table:table-cell>
          <table:table-cell office:value-type="float" office:value="-0.663202955794767" calcext:value-type="float">
            <text:p>-0.6632029558</text:p>
          </table:table-cell>
        </table:table-row>
        <table:table-row table:style-name="ro1">
          <table:table-cell office:value-type="float" office:value="0.0557371961528649" calcext:value-type="float">
            <text:p>0.0557371962</text:p>
          </table:table-cell>
          <table:table-cell office:value-type="float" office:value="0.709104689494484" calcext:value-type="float">
            <text:p>0.7091046895</text:p>
          </table:table-cell>
        </table:table-row>
        <table:table-row table:style-name="ro1">
          <table:table-cell office:value-type="float" office:value="0.409699764562259" calcext:value-type="float">
            <text:p>0.4096997646</text:p>
          </table:table-cell>
          <table:table-cell office:value-type="float" office:value="0.236998675496279" calcext:value-type="float">
            <text:p>0.2369986755</text:p>
          </table:table-cell>
        </table:table-row>
        <table:table-row table:style-name="ro1">
          <table:table-cell office:value-type="float" office:value="0.624705179954855" calcext:value-type="float">
            <text:p>0.62470518</text:p>
          </table:table-cell>
          <table:table-cell office:value-type="float" office:value="-0.22800590048169" calcext:value-type="float">
            <text:p>-0.2280059005</text:p>
          </table:table-cell>
        </table:table-row>
        <table:table-row table:style-name="ro1">
          <table:table-cell office:value-type="float" office:value="0.622797091091128" calcext:value-type="float">
            <text:p>0.6227970911</text:p>
          </table:table-cell>
          <table:table-cell office:value-type="float" office:value="-0.198051697979324" calcext:value-type="float">
            <text:p>-0.198051698</text:p>
          </table:table-cell>
        </table:table-row>
        <table:table-row table:style-name="ro1">
          <table:table-cell office:value-type="float" office:value="0.209622625252301" calcext:value-type="float">
            <text:p>0.2096226253</text:p>
          </table:table-cell>
          <table:table-cell office:value-type="float" office:value="0.479745471640213" calcext:value-type="float">
            <text:p>0.4797454716</text:p>
          </table:table-cell>
        </table:table-row>
        <table:table-row table:style-name="ro1">
          <table:table-cell office:value-type="float" office:value="0.00583940293315943" calcext:value-type="float">
            <text:p>0.0058394029</text:p>
          </table:table-cell>
          <table:table-cell office:value-type="float" office:value="0.92251877248269" calcext:value-type="float">
            <text:p>0.9225187725</text:p>
          </table:table-cell>
        </table:table-row>
        <table:table-row table:style-name="ro1">
          <table:table-cell office:value-type="float" office:value="0.0811736634425584" calcext:value-type="float">
            <text:p>0.0811736634</text:p>
          </table:table-cell>
          <table:table-cell office:value-type="float" office:value="0.669831106260579" calcext:value-type="float">
            <text:p>0.6698311063</text:p>
          </table:table-cell>
        </table:table-row>
        <table:table-row table:style-name="ro1">
          <table:table-cell office:value-type="float" office:value="0.619412326733261" calcext:value-type="float">
            <text:p>0.6194123267</text:p>
          </table:table-cell>
          <table:table-cell office:value-type="float" office:value="-0.141795696960079" calcext:value-type="float">
            <text:p>-0.141795697</text:p>
          </table:table-cell>
        </table:table-row>
        <table:table-row table:style-name="ro1">
          <table:table-cell office:value-type="float" office:value="0.826723910635562" calcext:value-type="float">
            <text:p>0.8267239106</text:p>
          </table:table-cell>
          <table:table-cell office:value-type="float" office:value="-0.524613029708187" calcext:value-type="float">
            <text:p>-0.5246130297</text:p>
          </table:table-cell>
        </table:table-row>
        <table:table-row table:style-name="ro1">
          <table:table-cell office:value-type="float" office:value="0.226077105666446" calcext:value-type="float">
            <text:p>0.2260771057</text:p>
          </table:table-cell>
          <table:table-cell office:value-type="float" office:value="0.359346820634906" calcext:value-type="float">
            <text:p>0.3593468206</text:p>
          </table:table-cell>
        </table:table-row>
        <table:table-row table:style-name="ro1">
          <table:table-cell office:value-type="float" office:value="0.0351862296805836" calcext:value-type="float">
            <text:p>0.0351862297</text:p>
          </table:table-cell>
          <table:table-cell office:value-type="float" office:value="0.780976037232751" calcext:value-type="float">
            <text:p>0.7809760372</text:p>
          </table:table-cell>
        </table:table-row>
        <table:table-row table:style-name="ro1">
          <table:table-cell office:value-type="float" office:value="0.635169743534874" calcext:value-type="float">
            <text:p>0.6351697435</text:p>
          </table:table-cell>
          <table:table-cell office:value-type="float" office:value="-0.364444829006855" calcext:value-type="float">
            <text:p>-0.364444829</text:p>
          </table:table-cell>
        </table:table-row>
        <table:table-row table:style-name="ro1">
          <table:table-cell office:value-type="float" office:value="0.619525011548239" calcext:value-type="float">
            <text:p>0.6195250115</text:p>
          </table:table-cell>
          <table:table-cell office:value-type="float" office:value="-0.143727411143987" calcext:value-type="float">
            <text:p>-0.1437274111</text:p>
          </table:table-cell>
        </table:table-row>
        <table:table-row table:style-name="ro1">
          <table:table-cell office:value-type="float" office:value="0.00127134087832409" calcext:value-type="float">
            <text:p>0.0012713409</text:p>
          </table:table-cell>
          <table:table-cell office:value-type="float" office:value="0.96429336832636" calcext:value-type="float">
            <text:p>0.9642933683</text:p>
          </table:table-cell>
        </table:table-row>
        <table:table-row table:style-name="ro1">
          <table:table-cell office:value-type="float" office:value="0.0265603143287868" calcext:value-type="float">
            <text:p>0.0265603143</text:p>
          </table:table-cell>
          <table:table-cell office:value-type="float" office:value="0.817347975398589" calcext:value-type="float">
            <text:p>0.8173479754</text:p>
          </table:table-cell>
        </table:table-row>
        <table:table-row table:style-name="ro1">
          <table:table-cell office:value-type="float" office:value="0.203669872991139" calcext:value-type="float">
            <text:p>0.203669873</text:p>
          </table:table-cell>
          <table:table-cell office:value-type="float" office:value="0.525272398732372" calcext:value-type="float">
            <text:p>0.5252723987</text:p>
          </table:table-cell>
        </table:table-row>
        <table:table-row table:style-name="ro1">
          <table:table-cell office:value-type="float" office:value="0.632054311611724" calcext:value-type="float">
            <text:p>0.6320543116</text:p>
          </table:table-cell>
          <table:table-cell office:value-type="float" office:value="-0.329256621700898" calcext:value-type="float">
            <text:p>-0.3292566217</text:p>
          </table:table-cell>
        </table:table-row>
        <table:table-row table:style-name="ro1">
          <table:table-cell office:value-type="float" office:value="0.424165824898985" calcext:value-type="float">
            <text:p>0.4241658249</text:p>
          </table:table-cell>
          <table:table-cell office:value-type="float" office:value="0.0567515070527217" calcext:value-type="float">
            <text:p>0.0567515071</text:p>
          </table:table-cell>
        </table:table-row>
        <table:table-row table:style-name="ro1">
          <table:table-cell office:value-type="float" office:value="0.182486487309079" calcext:value-type="float">
            <text:p>0.1824864873</text:p>
          </table:table-cell>
          <table:table-cell office:value-type="float" office:value="0.668230600099986" calcext:value-type="float">
            <text:p>0.6682306001</text:p>
          </table:table-cell>
        </table:table-row>
        <table:table-row table:style-name="ro1">
          <table:table-cell office:value-type="float" office:value="0.829599492355948" calcext:value-type="float">
            <text:p>0.8295994924</text:p>
          </table:table-cell>
          <table:table-cell office:value-type="float" office:value="-0.575795177310508" calcext:value-type="float">
            <text:p>-0.5757951773</text:p>
          </table:table-cell>
        </table:table-row>
        <table:table-row table:style-name="ro1">
          <table:table-cell office:value-type="float" office:value="0.0250144475982832" calcext:value-type="float">
            <text:p>0.0250144476</text:p>
          </table:table-cell>
          <table:table-cell office:value-type="float" office:value="0.824144524445585" calcext:value-type="float">
            <text:p>0.8241445244</text:p>
          </table:table-cell>
        </table:table-row>
        <table:table-row table:style-name="ro1">
          <table:table-cell office:value-type="float" office:value="0.0103543062432206" calcext:value-type="float">
            <text:p>0.0103543062</text:p>
          </table:table-cell>
          <table:table-cell office:value-type="float" office:value="0.894934820916955" calcext:value-type="float">
            <text:p>0.8949348209</text:p>
          </table:table-cell>
        </table:table-row>
        <table:table-row table:style-name="ro1">
          <table:table-cell office:value-type="float" office:value="0.423232912365692" calcext:value-type="float">
            <text:p>0.4232329124</text:p>
          </table:table-cell>
          <table:table-cell office:value-type="float" office:value="0.067232041783121" calcext:value-type="float">
            <text:p>0.0672320418</text:p>
          </table:table-cell>
        </table:table-row>
        <table:table-row table:style-name="ro1">
          <table:table-cell office:value-type="float" office:value="0.0283360780667883" calcext:value-type="float">
            <text:p>0.0283360781</text:p>
          </table:table-cell>
          <table:table-cell office:value-type="float" office:value="0.809643958629049" calcext:value-type="float">
            <text:p>0.8096439586</text:p>
          </table:table-cell>
        </table:table-row>
        <table:table-row table:style-name="ro1">
          <table:table-cell office:value-type="float" office:value="0.0457047806138588" calcext:value-type="float">
            <text:p>0.0457047806</text:p>
          </table:table-cell>
          <table:table-cell office:value-type="float" office:value="0.740923928460133" calcext:value-type="float">
            <text:p>0.7409239285</text:p>
          </table:table-cell>
        </table:table-row>
        <table:table-row table:style-name="ro1">
          <table:table-cell office:value-type="float" office:value="0.0801873301405304" calcext:value-type="float">
            <text:p>0.0801873301</text:p>
          </table:table-cell>
          <table:table-cell office:value-type="float" office:value="0.670075996784037" calcext:value-type="float">
            <text:p>0.6700759968</text:p>
          </table:table-cell>
        </table:table-row>
        <table:table-row table:style-name="ro1">
          <table:table-cell office:value-type="float" office:value="0.646741008114006" calcext:value-type="float">
            <text:p>0.6467410081</text:p>
          </table:table-cell>
          <table:table-cell office:value-type="float" office:value="-0.447556286338315" calcext:value-type="float">
            <text:p>-0.4475562863</text:p>
          </table:table-cell>
        </table:table-row>
        <table:table-row table:style-name="ro1">
          <table:table-cell office:value-type="float" office:value="0.640228293537008" calcext:value-type="float">
            <text:p>0.6402282935</text:p>
          </table:table-cell>
          <table:table-cell office:value-type="float" office:value="-0.410439218056978" calcext:value-type="float">
            <text:p>-0.4104392181</text:p>
          </table:table-cell>
        </table:table-row>
        <table:table-row table:style-name="ro1">
          <table:table-cell office:value-type="float" office:value="0.252099668219898" calcext:value-type="float">
            <text:p>0.2520996682</text:p>
          </table:table-cell>
          <table:table-cell office:value-type="float" office:value="0.246353312921298" calcext:value-type="float">
            <text:p>0.2463533129</text:p>
          </table:table-cell>
        </table:table-row>
        <table:table-row table:style-name="ro1">
          <table:table-cell office:value-type="float" office:value="0.0396375538347898" calcext:value-type="float">
            <text:p>0.0396375538</text:p>
          </table:table-cell>
          <table:table-cell office:value-type="float" office:value="0.763352709641906" calcext:value-type="float">
            <text:p>0.7633527096</text:p>
          </table:table-cell>
        </table:table-row>
        <table:table-row table:style-name="ro1">
          <table:table-cell office:value-type="float" office:value="0.0634308531210009" calcext:value-type="float">
            <text:p>0.0634308531</text:p>
          </table:table-cell>
          <table:table-cell office:value-type="float" office:value="0.690277520332798" calcext:value-type="float">
            <text:p>0.6902775203</text:p>
          </table:table-cell>
        </table:table-row>
        <table:table-row table:style-name="ro1">
          <table:table-cell office:value-type="float" office:value="0.62052288186552" calcext:value-type="float">
            <text:p>0.6205228819</text:p>
          </table:table-cell>
          <table:table-cell office:value-type="float" office:value="-0.160663852115076" calcext:value-type="float">
            <text:p>-0.1606638521</text:p>
          </table:table-cell>
        </table:table-row>
        <table:table-row table:style-name="ro1">
          <table:table-cell office:value-type="float" office:value="0.21911390907951" calcext:value-type="float">
            <text:p>0.2191139091</text:p>
          </table:table-cell>
          <table:table-cell office:value-type="float" office:value="0.408095933254257" calcext:value-type="float">
            <text:p>0.4080959333</text:p>
          </table:table-cell>
        </table:table-row>
        <table:table-row table:style-name="ro1">
          <table:table-cell office:value-type="float" office:value="0.205946229721435" calcext:value-type="float">
            <text:p>0.2059462297</text:p>
          </table:table-cell>
          <table:table-cell office:value-type="float" office:value="0.507938320939167" calcext:value-type="float">
            <text:p>0.5079383209</text:p>
          </table:table-cell>
        </table:table-row>
        <table:table-row table:style-name="ro1">
          <table:table-cell office:value-type="float" office:value="0.0199653861592031" calcext:value-type="float">
            <text:p>0.0199653862</text:p>
          </table:table-cell>
          <table:table-cell office:value-type="float" office:value="0.846983288475814" calcext:value-type="float">
            <text:p>0.8469832885</text:p>
          </table:table-cell>
        </table:table-row>
        <table:table-row table:style-name="ro1">
          <table:table-cell office:value-type="float" office:value="0.417009669292142" calcext:value-type="float">
            <text:p>0.4170096693</text:p>
          </table:table-cell>
          <table:table-cell office:value-type="float" office:value="0.14185292457291" calcext:value-type="float">
            <text:p>0.1418529246</text:p>
          </table:table-cell>
        </table:table-row>
        <table:table-row table:style-name="ro1">
          <table:table-cell office:value-type="float" office:value="0.022055858122517" calcext:value-type="float">
            <text:p>0.0220558581</text:p>
          </table:table-cell>
          <table:table-cell office:value-type="float" office:value="0.837399118342304" calcext:value-type="float">
            <text:p>0.8373991183</text:p>
          </table:table-cell>
        </table:table-row>
        <table:table-row table:style-name="ro1">
          <table:table-cell office:value-type="float" office:value="0.41356964973587" calcext:value-type="float">
            <text:p>0.4135696497</text:p>
          </table:table-cell>
          <table:table-cell office:value-type="float" office:value="0.185891986045426" calcext:value-type="float">
            <text:p>0.185891986</text:p>
          </table:table-cell>
        </table:table-row>
        <table:table-row table:style-name="ro1">
          <table:table-cell office:value-type="float" office:value="0.427538133916144" calcext:value-type="float">
            <text:p>0.4275381339</text:p>
          </table:table-cell>
          <table:table-cell office:value-type="float" office:value="0.0207010385568683" calcext:value-type="float">
            <text:p>0.0207010386</text:p>
          </table:table-cell>
        </table:table-row>
        <table:table-row table:style-name="ro1">
          <table:table-cell office:value-type="float" office:value="0.1924540912232" calcext:value-type="float">
            <text:p>0.1924540912</text:p>
          </table:table-cell>
          <table:table-cell office:value-type="float" office:value="0.606502118264001" calcext:value-type="float">
            <text:p>0.6065021183</text:p>
          </table:table-cell>
        </table:table-row>
        <table:table-row table:style-name="ro1">
          <table:table-cell office:value-type="float" office:value="0.636893955695872" calcext:value-type="float">
            <text:p>0.6368939557</text:p>
          </table:table-cell>
          <table:table-cell office:value-type="float" office:value="-0.381718808962351" calcext:value-type="float">
            <text:p>-0.381718809</text:p>
          </table:table-cell>
        </table:table-row>
        <table:table-row table:style-name="ro1">
          <table:table-cell office:value-type="float" office:value="0.834987521687632" calcext:value-type="float">
            <text:p>0.8349875217</text:p>
          </table:table-cell>
          <table:table-cell office:value-type="float" office:value="-0.657607183867679" calcext:value-type="float">
            <text:p>-0.6576071839</text:p>
          </table:table-cell>
        </table:table-row>
        <table:table-row table:style-name="ro1">
          <table:table-cell office:value-type="float" office:value="0.410687542598532" calcext:value-type="float">
            <text:p>0.4106875426</text:p>
          </table:table-cell>
          <table:table-cell office:value-type="float" office:value="0.223835152559959" calcext:value-type="float">
            <text:p>0.2238351526</text:p>
          </table:table-cell>
        </table:table-row>
        <table:table-row table:style-name="ro1">
          <table:table-cell office:value-type="float" office:value="0.834474974392842" calcext:value-type="float">
            <text:p>0.8344749744</text:p>
          </table:table-cell>
          <table:table-cell office:value-type="float" office:value="-0.650669074945993" calcext:value-type="float">
            <text:p>-0.6506690749</text:p>
          </table:table-cell>
        </table:table-row>
        <table:table-row table:style-name="ro1">
          <table:table-cell office:value-type="float" office:value="0.221577528157437" calcext:value-type="float">
            <text:p>0.2215775282</text:p>
          </table:table-cell>
          <table:table-cell office:value-type="float" office:value="0.390319358327072" calcext:value-type="float">
            <text:p>0.3903193583</text:p>
          </table:table-cell>
        </table:table-row>
        <table:table-row table:style-name="ro1">
          <table:table-cell office:value-type="float" office:value="0.0660088659137106" calcext:value-type="float">
            <text:p>0.0660088659</text:p>
          </table:table-cell>
          <table:table-cell office:value-type="float" office:value="0.685242943138135" calcext:value-type="float">
            <text:p>0.6852429431</text:p>
          </table:table-cell>
        </table:table-row>
        <table:table-row table:style-name="ro1">
          <table:table-cell office:value-type="float" office:value="0.625646339571305" calcext:value-type="float">
            <text:p>0.6256463396</text:p>
          </table:table-cell>
          <table:table-cell office:value-type="float" office:value="-0.242268107614765" calcext:value-type="float">
            <text:p>-0.2422681076</text:p>
          </table:table-cell>
        </table:table-row>
        <table:table-row table:style-name="ro1">
          <table:table-cell office:value-type="float" office:value="0.000341669530137173" calcext:value-type="float">
            <text:p>0.0003416695</text:p>
          </table:table-cell>
          <table:table-cell office:value-type="float" office:value="0.981512027719494" calcext:value-type="float">
            <text:p>0.9815120277</text:p>
          </table:table-cell>
        </table:table-row>
        <table:table-row table:style-name="ro1">
          <table:table-cell office:value-type="float" office:value="0.0244928434687663" calcext:value-type="float">
            <text:p>0.0244928435</text:p>
          </table:table-cell>
          <table:table-cell office:value-type="float" office:value="0.82645723169953" calcext:value-type="float">
            <text:p>0.8264572317</text:p>
          </table:table-cell>
        </table:table-row>
        <table:table-row table:style-name="ro1">
          <table:table-cell office:value-type="float" office:value="0.622473293186366" calcext:value-type="float">
            <text:p>0.6224732932</text:p>
          </table:table-cell>
          <table:table-cell office:value-type="float" office:value="-0.192836555052292" calcext:value-type="float">
            <text:p>-0.1928365551</text:p>
          </table:table-cell>
        </table:table-row>
        <table:table-row table:style-name="ro1">
          <table:table-cell office:value-type="float" office:value="0.830031579744025" calcext:value-type="float">
            <text:p>0.8300315797</text:p>
          </table:table-cell>
          <table:table-cell office:value-type="float" office:value="-0.583054041969793" calcext:value-type="float">
            <text:p>-0.583054042</text:p>
          </table:table-cell>
        </table:table-row>
        <table:table-row table:style-name="ro1">
          <table:table-cell office:value-type="float" office:value="0.622113313660452" calcext:value-type="float">
            <text:p>0.6221133137</text:p>
          </table:table-cell>
          <table:table-cell office:value-type="float" office:value="-0.186995439069818" calcext:value-type="float">
            <text:p>-0.1869954391</text:p>
          </table:table-cell>
        </table:table-row>
        <table:table-row table:style-name="ro1">
          <table:table-cell office:value-type="float" office:value="0.0242785390137136" calcext:value-type="float">
            <text:p>0.024278539</text:p>
          </table:table-cell>
          <table:table-cell office:value-type="float" office:value="0.827410243456557" calcext:value-type="float">
            <text:p>0.8274102435</text:p>
          </table:table-cell>
        </table:table-row>
        <table:table-row table:style-name="ro1">
          <table:table-cell office:value-type="float" office:value="0.211795152725051" calcext:value-type="float">
            <text:p>0.2117951527</text:p>
          </table:table-cell>
          <table:table-cell office:value-type="float" office:value="0.463090189159286" calcext:value-type="float">
            <text:p>0.4630901892</text:p>
          </table:table-cell>
        </table:table-row>
        <table:table-row table:style-name="ro1">
          <table:table-cell office:value-type="float" office:value="0.826484781925663" calcext:value-type="float">
            <text:p>0.8264847819</text:p>
          </table:table-cell>
          <table:table-cell office:value-type="float" office:value="-0.520139928595989" calcext:value-type="float">
            <text:p>-0.5201399286</text:p>
          </table:table-cell>
        </table:table-row>
        <table:table-row table:style-name="ro1">
          <table:table-cell office:value-type="float" office:value="0.424008921780226" calcext:value-type="float">
            <text:p>0.4240089218</text:p>
          </table:table-cell>
          <table:table-cell office:value-type="float" office:value="0.0584996612086857" calcext:value-type="float">
            <text:p>0.0584996612</text:p>
          </table:table-cell>
        </table:table-row>
        <table:table-row table:style-name="ro1">
          <table:table-cell office:value-type="float" office:value="0.424560909109035" calcext:value-type="float">
            <text:p>0.4245609091</text:p>
          </table:table-cell>
          <table:table-cell office:value-type="float" office:value="0.052376376817336" calcext:value-type="float">
            <text:p>0.0523763768</text:p>
          </table:table-cell>
        </table:table-row>
        <table:table-row table:style-name="ro1">
          <table:table-cell office:value-type="float" office:value="0.0690427860031085" calcext:value-type="float">
            <text:p>0.069042786</text:p>
          </table:table-cell>
          <table:table-cell office:value-type="float" office:value="0.68018832857624" calcext:value-type="float">
            <text:p>0.6801883286</text:p>
          </table:table-cell>
        </table:table-row>
        <table:table-row table:style-name="ro1">
          <table:table-cell office:value-type="float" office:value="0.436016269230106" calcext:value-type="float">
            <text:p>0.4360162692</text:p>
          </table:table-cell>
          <table:table-cell office:value-type="float" office:value="-0.054929426546" calcext:value-type="float">
            <text:p>-0.0549294265</text:p>
          </table:table-cell>
        </table:table-row>
        <table:table-row table:style-name="ro1">
          <table:table-cell office:value-type="float" office:value="0.0415364268644131" calcext:value-type="float">
            <text:p>0.0415364269</text:p>
          </table:table-cell>
          <table:table-cell office:value-type="float" office:value="0.756118345364698" calcext:value-type="float">
            <text:p>0.7561183454</text:p>
          </table:table-cell>
        </table:table-row>
        <table:table-row table:style-name="ro1">
          <table:table-cell office:value-type="float" office:value="0.635716046180121" calcext:value-type="float">
            <text:p>0.6357160462</text:p>
          </table:table-cell>
          <table:table-cell office:value-type="float" office:value="-0.370093652361054" calcext:value-type="float">
            <text:p>-0.3700936524</text:p>
          </table:table-cell>
        </table:table-row>
        <table:table-row table:style-name="ro1">
          <table:table-cell office:value-type="float" office:value="0.254651828327959" calcext:value-type="float">
            <text:p>0.2546518283</text:p>
          </table:table-cell>
          <table:table-cell office:value-type="float" office:value="0.243432289931422" calcext:value-type="float">
            <text:p>0.2434322899</text:p>
          </table:table-cell>
        </table:table-row>
        <table:table-row table:style-name="ro1">
          <table:table-cell office:value-type="float" office:value="0.18781174249717" calcext:value-type="float">
            <text:p>0.1878117425</text:p>
          </table:table-cell>
          <table:table-cell office:value-type="float" office:value="0.636797146528639" calcext:value-type="float">
            <text:p>0.6367971465</text:p>
          </table:table-cell>
        </table:table-row>
        <table:table-row table:style-name="ro1">
          <table:table-cell office:value-type="float" office:value="0.621510474237043" calcext:value-type="float">
            <text:p>0.6215104742</text:p>
          </table:table-cell>
          <table:table-cell office:value-type="float" office:value="-0.177113801388161" calcext:value-type="float">
            <text:p>-0.1771138014</text:p>
          </table:table-cell>
        </table:table-row>
        <table:table-row table:style-name="ro1">
          <table:table-cell office:value-type="float" office:value="0.84477907018103" calcext:value-type="float">
            <text:p>0.8447790702</text:p>
          </table:table-cell>
          <table:table-cell office:value-type="float" office:value="-0.752559749621003" calcext:value-type="float">
            <text:p>-0.7525597496</text:p>
          </table:table-cell>
        </table:table-row>
        <table:table-row table:style-name="ro1">
          <table:table-cell office:value-type="float" office:value="0.829057390173143" calcext:value-type="float">
            <text:p>0.8290573902</text:p>
          </table:table-cell>
          <table:table-cell office:value-type="float" office:value="-0.566522601385095" calcext:value-type="float">
            <text:p>-0.5665226014</text:p>
          </table:table-cell>
        </table:table-row>
        <table:table-row table:style-name="ro1">
          <table:table-cell office:value-type="float" office:value="0.0427522664399788" calcext:value-type="float">
            <text:p>0.0427522664</text:p>
          </table:table-cell>
          <table:table-cell office:value-type="float" office:value="0.751584980530897" calcext:value-type="float">
            <text:p>0.7515849805</text:p>
          </table:table-cell>
        </table:table-row>
        <table:table-row table:style-name="ro1">
          <table:table-cell office:value-type="float" office:value="0.834683341399743" calcext:value-type="float">
            <text:p>0.8346833414</text:p>
          </table:table-cell>
          <table:table-cell office:value-type="float" office:value="-0.65330813789895" calcext:value-type="float">
            <text:p>-0.6533081379</text:p>
          </table:table-cell>
        </table:table-row>
        <table:table-row table:style-name="ro1">
          <table:table-cell office:value-type="float" office:value="0.0167856269605996" calcext:value-type="float">
            <text:p>0.016785627</text:p>
          </table:table-cell>
          <table:table-cell office:value-type="float" office:value="0.861993560828372" calcext:value-type="float">
            <text:p>0.8619935608</text:p>
          </table:table-cell>
        </table:table-row>
        <table:table-row table:style-name="ro1">
          <table:table-cell office:value-type="float" office:value="0.229600604434005" calcext:value-type="float">
            <text:p>0.2296006044</text:p>
          </table:table-cell>
          <table:table-cell office:value-type="float" office:value="0.336790557313111" calcext:value-type="float">
            <text:p>0.3367905573</text:p>
          </table:table-cell>
        </table:table-row>
        <table:table-row table:style-name="ro1">
          <table:table-cell office:value-type="float" office:value="0.838021188798153" calcext:value-type="float">
            <text:p>0.8380211888</text:p>
          </table:table-cell>
          <table:table-cell office:value-type="float" office:value="-0.694812551160743" calcext:value-type="float">
            <text:p>-0.6948125512</text:p>
          </table:table-cell>
        </table:table-row>
        <table:table-row table:style-name="ro1">
          <table:table-cell office:value-type="float" office:value="0.629741311382419" calcext:value-type="float">
            <text:p>0.6297413114</text:p>
          </table:table-cell>
          <table:table-cell office:value-type="float" office:value="-0.300008838462008" calcext:value-type="float">
            <text:p>-0.3000088385</text:p>
          </table:table-cell>
        </table:table-row>
        <table:table-row table:style-name="ro1">
          <table:table-cell office:value-type="float" office:value="0.028725669419597" calcext:value-type="float">
            <text:p>0.0287256694</text:p>
          </table:table-cell>
          <table:table-cell office:value-type="float" office:value="0.807968405684698" calcext:value-type="float">
            <text:p>0.8079684057</text:p>
          </table:table-cell>
        </table:table-row>
        <table:table-row table:style-name="ro1">
          <table:table-cell office:value-type="float" office:value="0.0163679335172293" calcext:value-type="float">
            <text:p>0.0163679335</text:p>
          </table:table-cell>
          <table:table-cell office:value-type="float" office:value="0.864012199305905" calcext:value-type="float">
            <text:p>0.8640121993</text:p>
          </table:table-cell>
        </table:table-row>
        <table:table-row table:style-name="ro1">
          <table:table-cell office:value-type="float" office:value="0.207366484160736" calcext:value-type="float">
            <text:p>0.2073664842</text:p>
          </table:table-cell>
          <table:table-cell office:value-type="float" office:value="0.497062347237267" calcext:value-type="float">
            <text:p>0.4970623472</text:p>
          </table:table-cell>
        </table:table-row>
        <table:table-row table:style-name="ro1">
          <table:table-cell office:value-type="float" office:value="0.637564123127723" calcext:value-type="float">
            <text:p>0.6375641231</text:p>
          </table:table-cell>
          <table:table-cell office:value-type="float" office:value="-0.387998879256727" calcext:value-type="float">
            <text:p>-0.3879988793</text:p>
          </table:table-cell>
        </table:table-row>
        <table:table-row table:style-name="ro1">
          <table:table-cell office:value-type="float" office:value="0.0065368085379213" calcext:value-type="float">
            <text:p>0.0065368085</text:p>
          </table:table-cell>
          <table:table-cell office:value-type="float" office:value="0.917816485141976" calcext:value-type="float">
            <text:p>0.9178164851</text:p>
          </table:table-cell>
        </table:table-row>
        <table:table-row table:style-name="ro1">
          <table:table-cell office:value-type="float" office:value="0.830797444340045" calcext:value-type="float">
            <text:p>0.8307974443</text:p>
          </table:table-cell>
          <table:table-cell office:value-type="float" office:value="-0.595631773928531" calcext:value-type="float">
            <text:p>-0.5956317739</text:p>
          </table:table-cell>
        </table:table-row>
        <table:table-row table:style-name="ro1">
          <table:table-cell office:value-type="float" office:value="0.435374633157579" calcext:value-type="float">
            <text:p>0.4353746332</text:p>
          </table:table-cell>
          <table:table-cell office:value-type="float" office:value="-0.0500502645791893" calcext:value-type="float">
            <text:p>-0.0500502646</text:p>
          </table:table-cell>
        </table:table-row>
        <table:table-row table:style-name="ro1">
          <table:table-cell office:value-type="float" office:value="0.185075814377756" calcext:value-type="float">
            <text:p>0.1850758144</text:p>
          </table:table-cell>
          <table:table-cell office:value-type="float" office:value="0.653425278180279" calcext:value-type="float">
            <text:p>0.6534252782</text:p>
          </table:table-cell>
        </table:table-row>
        <table:table-row table:style-name="ro1">
          <table:table-cell office:value-type="float" office:value="0.442238715930688" calcext:value-type="float">
            <text:p>0.4422387159</text:p>
          </table:table-cell>
          <table:table-cell office:value-type="float" office:value="-0.0941680123846283" calcext:value-type="float">
            <text:p>-0.0941680124</text:p>
          </table:table-cell>
        </table:table-row>
        <table:table-row table:style-name="ro1">
          <table:table-cell office:value-type="float" office:value="0.850393914063425" calcext:value-type="float">
            <text:p>0.8503939141</text:p>
          </table:table-cell>
          <table:table-cell office:value-type="float" office:value="-0.772496848936308" calcext:value-type="float">
            <text:p>-0.7724968489</text:p>
          </table:table-cell>
        </table:table-row>
        <table:table-row table:style-name="ro1">
          <table:table-cell office:value-type="float" office:value="0.824507608748" calcext:value-type="float">
            <text:p>0.8245076087</text:p>
          </table:table-cell>
          <table:table-cell office:value-type="float" office:value="-0.48195092600697" calcext:value-type="float">
            <text:p>-0.481950926</text:p>
          </table:table-cell>
        </table:table-row>
        <table:table-row table:style-name="ro1">
          <table:table-cell office:value-type="float" office:value="0.0719493524057553" calcext:value-type="float">
            <text:p>0.0719493524</text:p>
          </table:table-cell>
          <table:table-cell office:value-type="float" office:value="0.676255403645655" calcext:value-type="float">
            <text:p>0.6762554036</text:p>
          </table:table-cell>
        </table:table-row>
        <table:table-row table:style-name="ro1">
          <table:table-cell office:value-type="float" office:value="0.423770638430948" calcext:value-type="float">
            <text:p>0.4237706384</text:p>
          </table:table-cell>
          <table:table-cell office:value-type="float" office:value="0.0611658050294367" calcext:value-type="float">
            <text:p>0.061165805</text:p>
          </table:table-cell>
        </table:table-row>
        <table:table-row table:style-name="ro1">
          <table:table-cell office:value-type="float" office:value="0.214481113753978" calcext:value-type="float">
            <text:p>0.2144811138</text:p>
          </table:table-cell>
          <table:table-cell office:value-type="float" office:value="0.442634598710105" calcext:value-type="float">
            <text:p>0.4426345987</text:p>
          </table:table-cell>
        </table:table-row>
        <table:table-row table:style-name="ro1">
          <table:table-cell office:value-type="float" office:value="0.0152418451481093" calcext:value-type="float">
            <text:p>0.0152418451</text:p>
          </table:table-cell>
          <table:table-cell office:value-type="float" office:value="0.869519497532947" calcext:value-type="float">
            <text:p>0.8695194975</text:p>
          </table:table-cell>
        </table:table-row>
        <table:table-row table:style-name="ro1">
          <table:table-cell office:value-type="float" office:value="0.628129469250638" calcext:value-type="float">
            <text:p>0.6281294693</text:p>
          </table:table-cell>
          <table:table-cell office:value-type="float" office:value="-0.278152644035356" calcext:value-type="float">
            <text:p>-0.278152644</text:p>
          </table:table-cell>
        </table:table-row>
        <table:table-row table:style-name="ro1">
          <table:table-cell office:value-type="float" office:value="0.620336344587691" calcext:value-type="float">
            <text:p>0.6203363446</text:p>
          </table:table-cell>
          <table:table-cell office:value-type="float" office:value="-0.157521408349018" calcext:value-type="float">
            <text:p>-0.1575214083</text:p>
          </table:table-cell>
        </table:table-row>
        <table:table-row table:style-name="ro1">
          <table:table-cell office:value-type="float" office:value="0.409912118247443" calcext:value-type="float">
            <text:p>0.4099121182</text:p>
          </table:table-cell>
          <table:table-cell office:value-type="float" office:value="0.234163205264593" calcext:value-type="float">
            <text:p>0.2341632053</text:p>
          </table:table-cell>
        </table:table-row>
        <table:table-row table:style-name="ro1">
          <table:table-cell office:value-type="float" office:value="0.230283975053934" calcext:value-type="float">
            <text:p>0.2302839751</text:p>
          </table:table-cell>
          <table:table-cell office:value-type="float" office:value="0.333197180521903" calcext:value-type="float">
            <text:p>0.3331971805</text:p>
          </table:table-cell>
        </table:table-row>
        <table:table-row table:style-name="ro1">
          <table:table-cell office:value-type="float" office:value="0.835996488762316" calcext:value-type="float">
            <text:p>0.8359964888</text:p>
          </table:table-cell>
          <table:table-cell office:value-type="float" office:value="-0.670721405719041" calcext:value-type="float">
            <text:p>-0.6707214057</text:p>
          </table:table-cell>
        </table:table-row>
        <table:table-row table:style-name="ro1">
          <table:table-cell office:value-type="float" office:value="0.828397718301384" calcext:value-type="float">
            <text:p>0.8283977183</text:p>
          </table:table-cell>
          <table:table-cell office:value-type="float" office:value="-0.555002686528353" calcext:value-type="float">
            <text:p>-0.5550026865</text:p>
          </table:table-cell>
        </table:table-row>
        <table:table-row table:style-name="ro1">
          <table:table-cell office:value-type="float" office:value="0.837061160016594" calcext:value-type="float">
            <text:p>0.83706116</text:p>
          </table:table-cell>
          <table:table-cell office:value-type="float" office:value="-0.683764542847942" calcext:value-type="float">
            <text:p>-0.6837645428</text:p>
          </table:table-cell>
        </table:table-row>
        <table:table-row table:style-name="ro1">
          <table:table-cell office:value-type="float" office:value="0.236382188565174" calcext:value-type="float">
            <text:p>0.2363821886</text:p>
          </table:table-cell>
          <table:table-cell office:value-type="float" office:value="0.298730487960294" calcext:value-type="float">
            <text:p>0.298730488</text:p>
          </table:table-cell>
        </table:table-row>
        <table:table-row table:style-name="ro1">
          <table:table-cell office:value-type="float" office:value="0.425368732320085" calcext:value-type="float">
            <text:p>0.4253687323</text:p>
          </table:table-cell>
          <table:table-cell office:value-type="float" office:value="0.0435518908649969" calcext:value-type="float">
            <text:p>0.0435518909</text:p>
          </table:table-cell>
        </table:table-row>
        <table:table-row table:style-name="ro1">
          <table:table-cell office:value-type="float" office:value="0.628595254170395" calcext:value-type="float">
            <text:p>0.6285952542</text:p>
          </table:table-cell>
          <table:table-cell office:value-type="float" office:value="-0.28458876997078" calcext:value-type="float">
            <text:p>-0.28458877</text:p>
          </table:table-cell>
        </table:table-row>
        <table:table-row table:style-name="ro1">
          <table:table-cell office:value-type="float" office:value="0.422925199276135" calcext:value-type="float">
            <text:p>0.4229251993</text:p>
          </table:table-cell>
          <table:table-cell office:value-type="float" office:value="0.0707339928755494" calcext:value-type="float">
            <text:p>0.0707339929</text:p>
          </table:table-cell>
        </table:table-row>
        <table:table-row table:style-name="ro1">
          <table:table-cell office:value-type="float" office:value="0.229100776106016" calcext:value-type="float">
            <text:p>0.2291007761</text:p>
          </table:table-cell>
          <table:table-cell office:value-type="float" office:value="0.339886494739459" calcext:value-type="float">
            <text:p>0.3398864947</text:p>
          </table:table-cell>
        </table:table-row>
        <table:table-row table:style-name="ro1">
          <table:table-cell office:value-type="float" office:value="0.43349676758926" calcext:value-type="float">
            <text:p>0.4334967676</text:p>
          </table:table-cell>
          <table:table-cell office:value-type="float" office:value="-0.0349318551810898" calcext:value-type="float">
            <text:p>-0.0349318552</text:p>
          </table:table-cell>
        </table:table-row>
        <table:table-row table:style-name="ro1">
          <table:table-cell office:value-type="float" office:value="0.638136858255587" calcext:value-type="float">
            <text:p>0.6381368583</text:p>
          </table:table-cell>
          <table:table-cell office:value-type="float" office:value="-0.393163864949405" calcext:value-type="float">
            <text:p>-0.3931638649</text:p>
          </table:table-cell>
        </table:table-row>
        <table:table-row table:style-name="ro1">
          <table:table-cell office:value-type="float" office:value="0.837471251333732" calcext:value-type="float">
            <text:p>0.8374712513</text:p>
          </table:table-cell>
          <table:table-cell office:value-type="float" office:value="-0.688567324498237" calcext:value-type="float">
            <text:p>-0.6885673245</text:p>
          </table:table-cell>
        </table:table-row>
        <table:table-row table:style-name="ro1">
          <table:table-cell office:value-type="float" office:value="0.200948929706246" calcext:value-type="float">
            <text:p>0.2009489297</text:p>
          </table:table-cell>
          <table:table-cell office:value-type="float" office:value="0.545737021400524" calcext:value-type="float">
            <text:p>0.5457370214</text:p>
          </table:table-cell>
        </table:table-row>
        <table:table-row table:style-name="ro1">
          <table:table-cell office:value-type="float" office:value="0.240126326800877" calcext:value-type="float">
            <text:p>0.2401263268</text:p>
          </table:table-cell>
          <table:table-cell office:value-type="float" office:value="0.281306741945973" calcext:value-type="float">
            <text:p>0.2813067419</text:p>
          </table:table-cell>
        </table:table-row>
        <table:table-row table:style-name="ro1">
          <table:table-cell office:value-type="float" office:value="0.420665740149086" calcext:value-type="float">
            <text:p>0.4206657401</text:p>
          </table:table-cell>
          <table:table-cell office:value-type="float" office:value="0.0970881239094561" calcext:value-type="float">
            <text:p>0.0970881239</text:p>
          </table:table-cell>
        </table:table-row>
        <table:table-row table:style-name="ro1">
          <table:table-cell office:value-type="float" office:value="0.217253138441936" calcext:value-type="float">
            <text:p>0.2172531384</text:p>
          </table:table-cell>
          <table:table-cell office:value-type="float" office:value="0.421821329904617" calcext:value-type="float">
            <text:p>0.4218213299</text:p>
          </table:table-cell>
        </table:table-row>
        <table:table-row table:style-name="ro1">
          <table:table-cell office:value-type="float" office:value="0.83208942910241" calcext:value-type="float">
            <text:p>0.8320894291</text:p>
          </table:table-cell>
          <table:table-cell office:value-type="float" office:value="-0.615995557029646" calcext:value-type="float">
            <text:p>-0.615995557</text:p>
          </table:table-cell>
        </table:table-row>
        <table:table-row table:style-name="ro1">
          <table:table-cell office:value-type="float" office:value="0.243863957785912" calcext:value-type="float">
            <text:p>0.2438639578</text:p>
          </table:table-cell>
          <table:table-cell office:value-type="float" office:value="0.266827190883936" calcext:value-type="float">
            <text:p>0.2668271909</text:p>
          </table:table-cell>
        </table:table-row>
        <table:table-row table:style-name="ro1">
          <table:table-cell office:value-type="float" office:value="0.827721877423883" calcext:value-type="float">
            <text:p>0.8277218774</text:p>
          </table:table-cell>
          <table:table-cell office:value-type="float" office:value="-0.542928619358158" calcext:value-type="float">
            <text:p>-0.5429286194</text:p>
          </table:table-cell>
        </table:table-row>
        <table:table-row table:style-name="ro1">
          <table:table-cell office:value-type="float" office:value="0.832927866409298" calcext:value-type="float">
            <text:p>0.8329278664</text:p>
          </table:table-cell>
          <table:table-cell office:value-type="float" office:value="-0.628622165743608" calcext:value-type="float">
            <text:p>-0.6286221657</text:p>
          </table:table-cell>
        </table:table-row>
        <table:table-row table:style-name="ro1">
          <table:table-cell office:value-type="float" office:value="0.185422424911869" calcext:value-type="float">
            <text:p>0.1854224249</text:p>
          </table:table-cell>
          <table:table-cell office:value-type="float" office:value="0.651373114072852" calcext:value-type="float">
            <text:p>0.6513731141</text:p>
          </table:table-cell>
        </table:table-row>
        <table:table-row table:style-name="ro1">
          <table:table-cell office:value-type="float" office:value="0.212969493461586" calcext:value-type="float">
            <text:p>0.2129694935</text:p>
          </table:table-cell>
          <table:table-cell office:value-type="float" office:value="0.454138361173994" calcext:value-type="float">
            <text:p>0.4541383612</text:p>
          </table:table-cell>
        </table:table-row>
        <table:table-row table:style-name="ro1">
          <table:table-cell office:value-type="float" office:value="0.240571631463147" calcext:value-type="float">
            <text:p>0.2405716315</text:p>
          </table:table-cell>
          <table:table-cell office:value-type="float" office:value="0.279423690986951" calcext:value-type="float">
            <text:p>0.279423691</text:p>
          </table:table-cell>
        </table:table-row>
        <table:table-row table:style-name="ro1">
          <table:table-cell office:value-type="float" office:value="0.415479912543415" calcext:value-type="float">
            <text:p>0.4154799125</text:p>
          </table:table-cell>
          <table:table-cell office:value-type="float" office:value="0.161239006605151" calcext:value-type="float">
            <text:p>0.1612390066</text:p>
          </table:table-cell>
        </table:table-row>
        <table:table-row table:style-name="ro1">
          <table:table-cell office:value-type="float" office:value="0.410533717953428" calcext:value-type="float">
            <text:p>0.410533718</text:p>
          </table:table-cell>
          <table:table-cell office:value-type="float" office:value="0.225880580894086" calcext:value-type="float">
            <text:p>0.2258805809</text:p>
          </table:table-cell>
        </table:table-row>
        <table:table-row table:style-name="ro1">
          <table:table-cell office:value-type="float" office:value="0.844164094088725" calcext:value-type="float">
            <text:p>0.8441640941</text:p>
          </table:table-cell>
          <table:table-cell office:value-type="float" office:value="-0.748800082682159" calcext:value-type="float">
            <text:p>-0.7488000827</text:p>
          </table:table-cell>
        </table:table-row>
        <table:table-row table:style-name="ro1">
          <table:table-cell office:value-type="float" office:value="0.196552597397304" calcext:value-type="float">
            <text:p>0.1965525974</text:p>
          </table:table-cell>
          <table:table-cell office:value-type="float" office:value="0.577903200001595" calcext:value-type="float">
            <text:p>0.5779032</text:p>
          </table:table-cell>
        </table:table-row>
        <table:table-row table:style-name="ro1">
          <table:table-cell office:value-type="float" office:value="0.620849075926753" calcext:value-type="float">
            <text:p>0.6208490759</text:p>
          </table:table-cell>
          <table:table-cell office:value-type="float" office:value="-0.166132284669442" calcext:value-type="float">
            <text:p>-0.1661322847</text:p>
          </table:table-cell>
        </table:table-row>
        <table:table-row table:style-name="ro1">
          <table:table-cell office:value-type="float" office:value="0.0639747828738957" calcext:value-type="float">
            <text:p>0.0639747829</text:p>
          </table:table-cell>
          <table:table-cell office:value-type="float" office:value="0.689159956395076" calcext:value-type="float">
            <text:p>0.6891599564</text:p>
          </table:table-cell>
        </table:table-row>
        <table:table-row table:style-name="ro1">
          <table:table-cell office:value-type="float" office:value="0.634400456403087" calcext:value-type="float">
            <text:p>0.6344004564</text:p>
          </table:table-cell>
          <table:table-cell office:value-type="float" office:value="-0.356222834885409" calcext:value-type="float">
            <text:p>-0.3562228349</text:p>
          </table:table-cell>
        </table:table-row>
        <table:table-row table:style-name="ro1">
          <table:table-cell office:value-type="float" office:value="0.451878480504228" calcext:value-type="float">
            <text:p>0.4518784805</text:p>
          </table:table-cell>
          <table:table-cell office:value-type="float" office:value="-0.123310888618818" calcext:value-type="float">
            <text:p>-0.1233108886</text:p>
          </table:table-cell>
        </table:table-row>
        <table:table-row table:style-name="ro1">
          <table:table-cell office:value-type="float" office:value="0.248138295761395" calcext:value-type="float">
            <text:p>0.2481382958</text:p>
          </table:table-cell>
          <table:table-cell office:value-type="float" office:value="0.254151175747685" calcext:value-type="float">
            <text:p>0.2541511757</text:p>
          </table:table-cell>
        </table:table-row>
        <table:table-row table:style-name="ro1">
          <table:table-cell office:value-type="float" office:value="0.62902153749593" calcext:value-type="float">
            <text:p>0.6290215375</text:p>
          </table:table-cell>
          <table:table-cell office:value-type="float" office:value="-0.290394015163518" calcext:value-type="float">
            <text:p>-0.2903940152</text:p>
          </table:table-cell>
        </table:table-row>
        <table:table-row table:style-name="ro1">
          <table:table-cell office:value-type="float" office:value="0.435128808145556" calcext:value-type="float">
            <text:p>0.4351288081</text:p>
          </table:table-cell>
          <table:table-cell office:value-type="float" office:value="-0.0481417584544578" calcext:value-type="float">
            <text:p>-0.0481417585</text:p>
          </table:table-cell>
        </table:table-row>
        <table:table-row table:style-name="ro1">
          <table:table-cell office:value-type="float" office:value="0.0333688190118067" calcext:value-type="float">
            <text:p>0.033368819</text:p>
          </table:table-cell>
          <table:table-cell office:value-type="float" office:value="0.788411831488008" calcext:value-type="float">
            <text:p>0.7884118315</text:p>
          </table:table-cell>
        </table:table-row>
        <table:table-row table:style-name="ro1">
          <table:table-cell office:value-type="float" office:value="0.198855138573646" calcext:value-type="float">
            <text:p>0.1988551386</text:p>
          </table:table-cell>
          <table:table-cell office:value-type="float" office:value="0.561218906944612" calcext:value-type="float">
            <text:p>0.5612189069</text:p>
          </table:table-cell>
        </table:table-row>
        <table:table-row table:style-name="ro1">
          <table:table-cell office:value-type="float" office:value="0.421526748885486" calcext:value-type="float">
            <text:p>0.4215267489</text:p>
          </table:table-cell>
          <table:table-cell office:value-type="float" office:value="0.0869264885450172" calcext:value-type="float">
            <text:p>0.0869264885</text:p>
          </table:table-cell>
        </table:table-row>
        <table:table-row table:style-name="ro1">
          <table:table-cell office:value-type="float" office:value="0.627262786426218" calcext:value-type="float">
            <text:p>0.6272627864</text:p>
          </table:table-cell>
          <table:table-cell office:value-type="float" office:value="-0.265924510174084" calcext:value-type="float">
            <text:p>-0.2659245102</text:p>
          </table:table-cell>
        </table:table-row>
        <table:table-row table:style-name="ro1">
          <table:table-cell office:value-type="float" office:value="0.202183960476585" calcext:value-type="float">
            <text:p>0.2021839605</text:p>
          </table:table-cell>
          <table:table-cell office:value-type="float" office:value="0.536490100961233" calcext:value-type="float">
            <text:p>0.536490101</text:p>
          </table:table-cell>
        </table:table-row>
        <table:table-row table:style-name="ro1">
          <table:table-cell office:value-type="float" office:value="0.233268153616751" calcext:value-type="float">
            <text:p>0.2332681536</text:p>
          </table:table-cell>
          <table:table-cell office:value-type="float" office:value="0.315261346048236" calcext:value-type="float">
            <text:p>0.315261346</text:p>
          </table:table-cell>
        </table:table-row>
        <table:table-row table:style-name="ro1">
          <table:table-cell office:value-type="float" office:value="0.412151160011187" calcext:value-type="float">
            <text:p>0.41215116</text:p>
          </table:table-cell>
          <table:table-cell office:value-type="float" office:value="0.204468963762775" calcext:value-type="float">
            <text:p>0.2044689638</text:p>
          </table:table-cell>
        </table:table-row>
        <table:table-row table:style-name="ro1">
          <table:table-cell office:value-type="float" office:value="0.215117571022177" calcext:value-type="float">
            <text:p>0.215117571</text:p>
          </table:table-cell>
          <table:table-cell office:value-type="float" office:value="0.437823689591323" calcext:value-type="float">
            <text:p>0.4378236896</text:p>
          </table:table-cell>
        </table:table-row>
        <table:table-row table:style-name="ro1">
          <table:table-cell office:value-type="float" office:value="0.419890705329767" calcext:value-type="float">
            <text:p>0.4198907053</text:p>
          </table:table-cell>
          <table:table-cell office:value-type="float" office:value="0.106372772079669" calcext:value-type="float">
            <text:p>0.1063727721</text:p>
          </table:table-cell>
        </table:table-row>
        <table:table-row table:style-name="ro1">
          <table:table-cell office:value-type="float" office:value="0.199662120331012" calcext:value-type="float">
            <text:p>0.1996621203</text:p>
          </table:table-cell>
          <table:table-cell office:value-type="float" office:value="0.55528365955245" calcext:value-type="float">
            <text:p>0.5552836596</text:p>
          </table:table-cell>
        </table:table-row>
        <table:table-row table:style-name="ro1">
          <table:table-cell office:value-type="float" office:value="0.828506012622431" calcext:value-type="float">
            <text:p>0.8285060126</text:p>
          </table:table-cell>
          <table:table-cell office:value-type="float" office:value="-0.556912179265254" calcext:value-type="float">
            <text:p>-0.5569121793</text:p>
          </table:table-cell>
        </table:table-row>
        <table:table-row table:style-name="ro1">
          <table:table-cell office:value-type="float" office:value="0.434989184794621" calcext:value-type="float">
            <text:p>0.4349891848</text:p>
          </table:table-cell>
          <table:table-cell office:value-type="float" office:value="-0.0466183354863612" calcext:value-type="float">
            <text:p>-0.0466183355</text:p>
          </table:table-cell>
        </table:table-row>
        <table:table-row table:style-name="ro1">
          <table:table-cell office:value-type="float" office:value="0.621552786683367" calcext:value-type="float">
            <text:p>0.6215527867</text:p>
          </table:table-cell>
          <table:table-cell office:value-type="float" office:value="-0.177811398448129" calcext:value-type="float">
            <text:p>-0.1778113984</text:p>
          </table:table-cell>
        </table:table-row>
        <table:table-row table:style-name="ro1">
          <table:table-cell office:value-type="float" office:value="0.638818080054399" calcext:value-type="float">
            <text:p>0.6388180801</text:p>
          </table:table-cell>
          <table:table-cell office:value-type="float" office:value="-0.39906607607857" calcext:value-type="float">
            <text:p>-0.3990660761</text:p>
          </table:table-cell>
        </table:table-row>
        <table:table-row table:style-name="ro1">
          <table:table-cell office:value-type="float" office:value="0.432710990863017" calcext:value-type="float">
            <text:p>0.4327109909</text:p>
          </table:table-cell>
          <table:table-cell office:value-type="float" office:value="-0.0282449963140872" calcext:value-type="float">
            <text:p>-0.0282449963</text:p>
          </table:table-cell>
        </table:table-row>
        <table:table-row table:style-name="ro1">
          <table:table-cell office:value-type="float" office:value="0.431160469557808" calcext:value-type="float">
            <text:p>0.4311604696</text:p>
          </table:table-cell>
          <table:table-cell office:value-type="float" office:value="-0.0130349512853636" calcext:value-type="float">
            <text:p>-0.0130349513</text:p>
          </table:table-cell>
        </table:table-row>
        <table:table-row table:style-name="ro1">
          <table:table-cell office:value-type="float" office:value="0.839042316755218" calcext:value-type="float">
            <text:p>0.8390423168</text:p>
          </table:table-cell>
          <table:table-cell office:value-type="float" office:value="-0.705808454687402" calcext:value-type="float">
            <text:p>-0.7058084547</text:p>
          </table:table-cell>
        </table:table-row>
        <table:table-row table:style-name="ro1">
          <table:table-cell office:value-type="float" office:value="0.631673231630696" calcext:value-type="float">
            <text:p>0.6316732316</text:p>
          </table:table-cell>
          <table:table-cell office:value-type="float" office:value="-0.324615422972126" calcext:value-type="float">
            <text:p>-0.324615423</text:p>
          </table:table-cell>
        </table:table-row>
        <table:table-row table:style-name="ro1">
          <table:table-cell office:value-type="float" office:value="0.429840676346305" calcext:value-type="float">
            <text:p>0.4298406763</text:p>
          </table:table-cell>
          <table:table-cell office:value-type="float" office:value="-0.00163894499247462" calcext:value-type="float">
            <text:p>-0.001638945</text:p>
          </table:table-cell>
        </table:table-row>
        <table:table-row table:style-name="ro1">
          <table:table-cell office:value-type="float" office:value="0.049923817720718" calcext:value-type="float">
            <text:p>0.0499238177</text:p>
          </table:table-cell>
          <table:table-cell office:value-type="float" office:value="0.72663994512374" calcext:value-type="float">
            <text:p>0.7266399451</text:p>
          </table:table-cell>
        </table:table-row>
        <table:table-row table:style-name="ro1">
          <table:table-cell office:value-type="float" office:value="0.841348417694748" calcext:value-type="float">
            <text:p>0.8413484177</text:p>
          </table:table-cell>
          <table:table-cell office:value-type="float" office:value="-0.727712896156715" calcext:value-type="float">
            <text:p>-0.7277128962</text:p>
          </table:table-cell>
        </table:table-row>
        <table:table-row table:style-name="ro1">
          <table:table-cell office:value-type="float" office:value="0.423066181295356" calcext:value-type="float">
            <text:p>0.4230661813</text:p>
          </table:table-cell>
          <table:table-cell office:value-type="float" office:value="0.0691267315612569" calcext:value-type="float">
            <text:p>0.0691267316</text:p>
          </table:table-cell>
        </table:table-row>
        <table:table-row table:style-name="ro1">
          <table:table-cell office:value-type="float" office:value="0.645229279795451" calcext:value-type="float">
            <text:p>0.6452292798</text:p>
          </table:table-cell>
          <table:table-cell office:value-type="float" office:value="-0.441257594908013" calcext:value-type="float">
            <text:p>-0.4412575949</text:p>
          </table:table-cell>
        </table:table-row>
        <table:table-row table:style-name="ro1">
          <table:table-cell office:value-type="float" office:value="0.0573097103369951" calcext:value-type="float">
            <text:p>0.0573097103</text:p>
          </table:table-cell>
          <table:table-cell office:value-type="float" office:value="0.704800312327512" calcext:value-type="float">
            <text:p>0.7048003123</text:p>
          </table:table-cell>
        </table:table-row>
        <table:table-row table:style-name="ro1">
          <table:table-cell office:value-type="float" office:value="0.433287192886808" calcext:value-type="float">
            <text:p>0.4332871929</text:p>
          </table:table-cell>
          <table:table-cell office:value-type="float" office:value="-0.0331688287888157" calcext:value-type="float">
            <text:p>-0.0331688288</text:p>
          </table:table-cell>
        </table:table-row>
        <table:table-row table:style-name="ro1">
          <table:table-cell office:value-type="float" office:value="0.0329591891956934" calcext:value-type="float">
            <text:p>0.0329591892</text:p>
          </table:table-cell>
          <table:table-cell office:value-type="float" office:value="0.790106456946601" calcext:value-type="float">
            <text:p>0.7901064569</text:p>
          </table:table-cell>
        </table:table-row>
        <table:table-row table:style-name="ro1">
          <table:table-cell office:value-type="float" office:value="0.645502773981748" calcext:value-type="float">
            <text:p>0.645502774</text:p>
          </table:table-cell>
          <table:table-cell office:value-type="float" office:value="-0.442502742035471" calcext:value-type="float">
            <text:p>-0.442502742</text:p>
          </table:table-cell>
        </table:table-row>
        <table:table-row table:style-name="ro1">
          <table:table-cell office:value-type="float" office:value="0.414739993847428" calcext:value-type="float">
            <text:p>0.4147399938</text:p>
          </table:table-cell>
          <table:table-cell office:value-type="float" office:value="0.170733623850169" calcext:value-type="float">
            <text:p>0.1707336239</text:p>
          </table:table-cell>
        </table:table-row>
        <table:table-row table:style-name="ro1">
          <table:table-cell office:value-type="float" office:value="0.825221679278392" calcext:value-type="float">
            <text:p>0.8252216793</text:p>
          </table:table-cell>
          <table:table-cell office:value-type="float" office:value="-0.495986574311435" calcext:value-type="float">
            <text:p>-0.4959865743</text:p>
          </table:table-cell>
        </table:table-row>
        <table:table-row table:style-name="ro1">
          <table:table-cell office:value-type="float" office:value="0.619077022949572" calcext:value-type="float">
            <text:p>0.6190770229</text:p>
          </table:table-cell>
          <table:table-cell office:value-type="float" office:value="-0.136025337322954" calcext:value-type="float">
            <text:p>-0.1360253373</text:p>
          </table:table-cell>
        </table:table-row>
        <table:table-row table:style-name="ro1">
          <table:table-cell office:value-type="float" office:value="0.00175703411696743" calcext:value-type="float">
            <text:p>0.0017570341</text:p>
          </table:table-cell>
          <table:table-cell office:value-type="float" office:value="0.957986206165456" calcext:value-type="float">
            <text:p>0.9579862062</text:p>
          </table:table-cell>
        </table:table-row>
        <table:table-row table:style-name="ro1">
          <table:table-cell office:value-type="float" office:value="0.829333158091201" calcext:value-type="float">
            <text:p>0.8293331581</text:p>
          </table:table-cell>
          <table:table-cell office:value-type="float" office:value="-0.571263219263785" calcext:value-type="float">
            <text:p>-0.5712632193</text:p>
          </table:table-cell>
        </table:table-row>
        <table:table-row table:style-name="ro1">
          <table:table-cell office:value-type="float" office:value="0.832393501271994" calcext:value-type="float">
            <text:p>0.8323935013</text:p>
          </table:table-cell>
          <table:table-cell office:value-type="float" office:value="-0.620629027736388" calcext:value-type="float">
            <text:p>-0.6206290277</text:p>
          </table:table-cell>
        </table:table-row>
        <table:table-row table:style-name="ro1">
          <table:table-cell office:value-type="float" office:value="0.828854007678401" calcext:value-type="float">
            <text:p>0.8288540077</text:p>
          </table:table-cell>
          <table:table-cell office:value-type="float" office:value="-0.562997616768827" calcext:value-type="float">
            <text:p>-0.5629976168</text:p>
          </table:table-cell>
        </table:table-row>
        <table:table-row table:style-name="ro1">
          <table:table-cell office:value-type="float" office:value="0.619047947294224" calcext:value-type="float">
            <text:p>0.6190479473</text:p>
          </table:table-cell>
          <table:table-cell office:value-type="float" office:value="-0.135523401115996" calcext:value-type="float">
            <text:p>-0.1355234011</text:p>
          </table:table-cell>
        </table:table-row>
        <table:table-row table:style-name="ro1">
          <table:table-cell office:value-type="float" office:value="0.412492423549233" calcext:value-type="float">
            <text:p>0.4124924235</text:p>
          </table:table-cell>
          <table:table-cell office:value-type="float" office:value="0.20000919723937" calcext:value-type="float">
            <text:p>0.2000091972</text:p>
          </table:table-cell>
        </table:table-row>
        <table:table-row table:style-name="ro1">
          <table:table-cell office:value-type="float" office:value="0.188293722721673" calcext:value-type="float">
            <text:p>0.1882937227</text:p>
          </table:table-cell>
          <table:table-cell office:value-type="float" office:value="0.63376888809926" calcext:value-type="float">
            <text:p>0.6337688881</text:p>
          </table:table-cell>
        </table:table-row>
        <table:table-row table:style-name="ro1">
          <table:table-cell office:value-type="float" office:value="0.188778795098398" calcext:value-type="float">
            <text:p>0.1887787951</text:p>
          </table:table-cell>
          <table:table-cell office:value-type="float" office:value="0.630692499102578" calcext:value-type="float">
            <text:p>0.6306924991</text:p>
          </table:table-cell>
        </table:table-row>
        <table:table-row table:style-name="ro1">
          <table:table-cell office:value-type="float" office:value="0.824739431527502" calcext:value-type="float">
            <text:p>0.8247394315</text:p>
          </table:table-cell>
          <table:table-cell office:value-type="float" office:value="-0.486537113249909" calcext:value-type="float">
            <text:p>-0.4865371132</text:p>
          </table:table-cell>
        </table:table-row>
        <table:table-row table:style-name="ro1">
          <table:table-cell office:value-type="float" office:value="0.0161475651622334" calcext:value-type="float">
            <text:p>0.0161475652</text:p>
          </table:table-cell>
          <table:table-cell office:value-type="float" office:value="0.865082265969932" calcext:value-type="float">
            <text:p>0.865082266</text:p>
          </table:table-cell>
        </table:table-row>
        <table:table-row table:style-name="ro1">
          <table:table-cell office:value-type="float" office:value="0.0084193733169598" calcext:value-type="float">
            <text:p>0.0084193733</text:p>
          </table:table-cell>
          <table:table-cell office:value-type="float" office:value="0.906041788513192" calcext:value-type="float">
            <text:p>0.9060417885</text:p>
          </table:table-cell>
        </table:table-row>
        <table:table-row table:style-name="ro1">
          <table:table-cell office:value-type="float" office:value="0.827895409433601" calcext:value-type="float">
            <text:p>0.8278954094</text:p>
          </table:table-cell>
          <table:table-cell office:value-type="float" office:value="-0.546054528084469" calcext:value-type="float">
            <text:p>-0.5460545281</text:p>
          </table:table-cell>
        </table:table-row>
        <table:table-row table:style-name="ro1">
          <table:table-cell office:value-type="float" office:value="0.219363339182253" calcext:value-type="float">
            <text:p>0.2193633392</text:p>
          </table:table-cell>
          <table:table-cell office:value-type="float" office:value="0.40627421865077" calcext:value-type="float">
            <text:p>0.4062742187</text:p>
          </table:table-cell>
        </table:table-row>
        <table:table-row table:style-name="ro1">
          <table:table-cell office:value-type="float" office:value="0.188220032675443" calcext:value-type="float">
            <text:p>0.1882200327</text:p>
          </table:table-cell>
          <table:table-cell office:value-type="float" office:value="0.63423378841345" calcext:value-type="float">
            <text:p>0.6342337884</text:p>
          </table:table-cell>
        </table:table-row>
        <table:table-row table:style-name="ro1">
          <table:table-cell office:value-type="float" office:value="0.416431142655846" calcext:value-type="float">
            <text:p>0.4164311427</text:p>
          </table:table-cell>
          <table:table-cell office:value-type="float" office:value="0.149143790471094" calcext:value-type="float">
            <text:p>0.1491437905</text:p>
          </table:table-cell>
        </table:table-row>
        <table:table-row table:style-name="ro1">
          <table:table-cell office:value-type="float" office:value="0.227770336695385" calcext:value-type="float">
            <text:p>0.2277703367</text:p>
          </table:table-cell>
          <table:table-cell office:value-type="float" office:value="0.348299123173932" calcext:value-type="float">
            <text:p>0.3482991232</text:p>
          </table:table-cell>
        </table:table-row>
        <table:table-row table:style-name="ro1">
          <table:table-cell office:value-type="float" office:value="0.0294120450979656" calcext:value-type="float">
            <text:p>0.0294120451</text:p>
          </table:table-cell>
          <table:table-cell office:value-type="float" office:value="0.805029122628286" calcext:value-type="float">
            <text:p>0.8050291226</text:p>
          </table:table-cell>
        </table:table-row>
        <table:table-row table:style-name="ro1">
          <table:table-cell office:value-type="float" office:value="0.839536231570981" calcext:value-type="float">
            <text:p>0.8395362316</text:p>
          </table:table-cell>
          <table:table-cell office:value-type="float" office:value="-0.71084193682969" calcext:value-type="float">
            <text:p>-0.7108419368</text:p>
          </table:table-cell>
        </table:table-row>
        <table:table-row table:style-name="ro1">
          <table:table-cell office:value-type="float" office:value="0.621903025176073" calcext:value-type="float">
            <text:p>0.6219030252</text:p>
          </table:table-cell>
          <table:table-cell office:value-type="float" office:value="-0.183553431308533" calcext:value-type="float">
            <text:p>-0.1835534313</text:p>
          </table:table-cell>
        </table:table-row>
        <table:table-row table:style-name="ro1">
          <table:table-cell office:value-type="float" office:value="0.840437144495638" calcext:value-type="float">
            <text:p>0.8404371445</text:p>
          </table:table-cell>
          <table:table-cell office:value-type="float" office:value="-0.719507511818664" calcext:value-type="float">
            <text:p>-0.7195075118</text:p>
          </table:table-cell>
        </table:table-row>
        <table:table-row table:style-name="ro1">
          <table:table-cell office:value-type="float" office:value="0.0476976825434287" calcext:value-type="float">
            <text:p>0.0476976825</text:p>
          </table:table-cell>
          <table:table-cell office:value-type="float" office:value="0.734029038478447" calcext:value-type="float">
            <text:p>0.7340290385</text:p>
          </table:table-cell>
        </table:table-row>
        <table:table-row table:style-name="ro1">
          <table:table-cell office:value-type="float" office:value="0.0561492663733768" calcext:value-type="float">
            <text:p>0.0561492664</text:p>
          </table:table-cell>
          <table:table-cell office:value-type="float" office:value="0.707936880757283" calcext:value-type="float">
            <text:p>0.7079368808</text:p>
          </table:table-cell>
        </table:table-row>
        <table:table-row table:style-name="ro1">
          <table:table-cell office:value-type="float" office:value="0.630336624170953" calcext:value-type="float">
            <text:p>0.6303366242</text:p>
          </table:table-cell>
          <table:table-cell office:value-type="float" office:value="-0.3077800686868" calcext:value-type="float">
            <text:p>-0.3077800687</text:p>
          </table:table-cell>
        </table:table-row>
        <table:table-row table:style-name="ro1">
          <table:table-cell office:value-type="float" office:value="0.63421676577715" calcext:value-type="float">
            <text:p>0.6342167658</text:p>
          </table:table-cell>
          <table:table-cell office:value-type="float" office:value="-0.354212966543588" calcext:value-type="float">
            <text:p>-0.3542129665</text:p>
          </table:table-cell>
        </table:table-row>
        <table:table-row table:style-name="ro1">
          <table:table-cell office:value-type="float" office:value="0.0211752029154518" calcext:value-type="float">
            <text:p>0.0211752029</text:p>
          </table:table-cell>
          <table:table-cell office:value-type="float" office:value="0.841412652555231" calcext:value-type="float">
            <text:p>0.8414126526</text:p>
          </table:table-cell>
        </table:table-row>
        <table:table-row table:style-name="ro1">
          <table:table-cell office:value-type="float" office:value="0.637169308974938" calcext:value-type="float">
            <text:p>0.637169309</text:p>
          </table:table-cell>
          <table:table-cell office:value-type="float" office:value="-0.384331634731552" calcext:value-type="float">
            <text:p>-0.3843316347</text:p>
          </table:table-cell>
        </table:table-row>
        <table:table-row table:style-name="ro1">
          <table:table-cell office:value-type="float" office:value="0.0228976264112103" calcext:value-type="float">
            <text:p>0.0228976264</text:p>
          </table:table-cell>
          <table:table-cell office:value-type="float" office:value="0.833593233041356" calcext:value-type="float">
            <text:p>0.833593233</text:p>
          </table:table-cell>
        </table:table-row>
        <table:table-row table:style-name="ro1">
          <table:table-cell office:value-type="float" office:value="0.19327130246972" calcext:value-type="float">
            <text:p>0.1932713025</text:p>
          </table:table-cell>
          <table:table-cell office:value-type="float" office:value="0.600925373702996" calcext:value-type="float">
            <text:p>0.6009253737</text:p>
          </table:table-cell>
        </table:table-row>
        <table:table-row table:style-name="ro1">
          <table:table-cell office:value-type="float" office:value="0.828976577696133" calcext:value-type="float">
            <text:p>0.8289765777</text:p>
          </table:table-cell>
          <table:table-cell office:value-type="float" office:value="-0.565127459863062" calcext:value-type="float">
            <text:p>-0.5651274599</text:p>
          </table:table-cell>
        </table:table-row>
        <table:table-row table:style-name="ro1">
          <table:table-cell office:value-type="float" office:value="0.00374051095452102" calcext:value-type="float">
            <text:p>0.003740511</text:p>
          </table:table-cell>
          <table:table-cell office:value-type="float" office:value="0.938401740716663" calcext:value-type="float">
            <text:p>0.9384017407</text:p>
          </table:table-cell>
        </table:table-row>
        <table:table-row table:style-name="ro1">
          <table:table-cell office:value-type="float" office:value="0.253797220682863" calcext:value-type="float">
            <text:p>0.2537972207</text:p>
          </table:table-cell>
          <table:table-cell office:value-type="float" office:value="0.244224333194394" calcext:value-type="float">
            <text:p>0.2442243332</text:p>
          </table:table-cell>
        </table:table-row>
        <table:table-row table:style-name="ro1">
          <table:table-cell office:value-type="float" office:value="0.0110212215760165" calcext:value-type="float">
            <text:p>0.0110212216</text:p>
          </table:table-cell>
          <table:table-cell office:value-type="float" office:value="0.891277775795394" calcext:value-type="float">
            <text:p>0.8912777758</text:p>
          </table:table-cell>
        </table:table-row>
        <table:table-row table:style-name="ro1">
          <table:table-cell office:value-type="float" office:value="0.416295860006654" calcext:value-type="float">
            <text:p>0.41629586</text:p>
          </table:table-cell>
          <table:table-cell office:value-type="float" office:value="0.150855978011903" calcext:value-type="float">
            <text:p>0.150855978</text:p>
          </table:table-cell>
        </table:table-row>
        <table:table-row table:style-name="ro1">
          <table:table-cell office:value-type="float" office:value="0.22813127415412" calcext:value-type="float">
            <text:p>0.2281312742</text:p>
          </table:table-cell>
          <table:table-cell office:value-type="float" office:value="0.345992726325224" calcext:value-type="float">
            <text:p>0.3459927263</text:p>
          </table:table-cell>
        </table:table-row>
        <table:table-row table:style-name="ro1">
          <table:table-cell office:value-type="float" office:value="0.621149670071147" calcext:value-type="float">
            <text:p>0.6211496701</text:p>
          </table:table-cell>
          <table:table-cell office:value-type="float" office:value="-0.171141062279321" calcext:value-type="float">
            <text:p>-0.1711410623</text:p>
          </table:table-cell>
        </table:table-row>
        <table:table-row table:style-name="ro1">
          <table:table-cell office:value-type="float" office:value="0.201962702991315" calcext:value-type="float">
            <text:p>0.201962703</text:p>
          </table:table-cell>
          <table:table-cell office:value-type="float" office:value="0.538152235607251" calcext:value-type="float">
            <text:p>0.5381522356</text:p>
          </table:table-cell>
        </table:table-row>
        <table:table-row table:style-name="ro1">
          <table:table-cell office:value-type="float" office:value="0.447248938331504" calcext:value-type="float">
            <text:p>0.4472489383</text:p>
          </table:table-cell>
          <table:table-cell office:value-type="float" office:value="-0.114346197551643" calcext:value-type="float">
            <text:p>-0.1143461976</text:p>
          </table:table-cell>
        </table:table-row>
        <table:table-row table:style-name="ro1">
          <table:table-cell office:value-type="float" office:value="0.835051310667237" calcext:value-type="float">
            <text:p>0.8350513107</text:p>
          </table:table-cell>
          <table:table-cell office:value-type="float" office:value="-0.658457725824832" calcext:value-type="float">
            <text:p>-0.6584577258</text:p>
          </table:table-cell>
        </table:table-row>
        <table:table-row table:style-name="ro1">
          <table:table-cell office:value-type="float" office:value="0.619260315008043" calcext:value-type="float">
            <text:p>0.619260315</text:p>
          </table:table-cell>
          <table:table-cell office:value-type="float" office:value="-0.139183796532392" calcext:value-type="float">
            <text:p>-0.1391837965</text:p>
          </table:table-cell>
        </table:table-row>
        <table:table-row table:style-name="ro1">
          <table:table-cell office:value-type="float" office:value="0.207060622920592" calcext:value-type="float">
            <text:p>0.2070606229</text:p>
          </table:table-cell>
          <table:table-cell office:value-type="float" office:value="0.499407207423069" calcext:value-type="float">
            <text:p>0.4994072074</text:p>
          </table:table-cell>
        </table:table-row>
        <table:table-row table:style-name="ro1">
          <table:table-cell office:value-type="float" office:value="0.834274278425448" calcext:value-type="float">
            <text:p>0.8342742784</text:p>
          </table:table-cell>
          <table:table-cell office:value-type="float" office:value="-0.647900907865492" calcext:value-type="float">
            <text:p>-0.6479009079</text:p>
          </table:table-cell>
        </table:table-row>
        <table:table-row table:style-name="ro1">
          <table:table-cell office:value-type="float" office:value="0.0475322133121992" calcext:value-type="float">
            <text:p>0.0475322133</text:p>
          </table:table-cell>
          <table:table-cell office:value-type="float" office:value="0.734591727695" calcext:value-type="float">
            <text:p>0.7345917277</text:p>
          </table:table-cell>
        </table:table-row>
        <table:table-row table:style-name="ro1">
          <table:table-cell office:value-type="float" office:value="0.619715510334474" calcext:value-type="float">
            <text:p>0.6197155103</text:p>
          </table:table-cell>
          <table:table-cell office:value-type="float" office:value="-0.146984352343999" calcext:value-type="float">
            <text:p>-0.1469843523</text:p>
          </table:table-cell>
        </table:table-row>
        <table:table-row table:style-name="ro1">
          <table:table-cell office:value-type="float" office:value="0.640556209994993" calcext:value-type="float">
            <text:p>0.64055621</text:p>
          </table:table-cell>
          <table:table-cell office:value-type="float" office:value="-0.412683296697136" calcext:value-type="float">
            <text:p>-0.4126832967</text:p>
          </table:table-cell>
        </table:table-row>
        <table:table-row table:style-name="ro1">
          <table:table-cell office:value-type="float" office:value="0.00812331674162584" calcext:value-type="float">
            <text:p>0.0081233167</text:p>
          </table:table-cell>
          <table:table-cell office:value-type="float" office:value="0.907819902242254" calcext:value-type="float">
            <text:p>0.9078199022</text:p>
          </table:table-cell>
        </table:table-row>
        <table:table-row table:style-name="ro1">
          <table:table-cell office:value-type="float" office:value="0.248887344654346" calcext:value-type="float">
            <text:p>0.2488873447</text:p>
          </table:table-cell>
          <table:table-cell office:value-type="float" office:value="0.252378589655838" calcext:value-type="float">
            <text:p>0.2523785897</text:p>
          </table:table-cell>
        </table:table-row>
        <table:table-row table:style-name="ro1">
          <table:table-cell office:value-type="float" office:value="0.834136548751875" calcext:value-type="float">
            <text:p>0.8341365488</text:p>
          </table:table-cell>
          <table:table-cell office:value-type="float" office:value="-0.645973279594637" calcext:value-type="float">
            <text:p>-0.6459732796</text:p>
          </table:table-cell>
        </table:table-row>
        <table:table-row table:style-name="ro1">
          <table:table-cell office:value-type="float" office:value="0.238161273465642" calcext:value-type="float">
            <text:p>0.2381612735</text:p>
          </table:table-cell>
          <table:table-cell office:value-type="float" office:value="0.290104194098327" calcext:value-type="float">
            <text:p>0.2901041941</text:p>
          </table:table-cell>
        </table:table-row>
        <table:table-row table:style-name="ro1">
          <table:table-cell office:value-type="float" office:value="0.210055626021608" calcext:value-type="float">
            <text:p>0.210055626</text:p>
          </table:table-cell>
          <table:table-cell office:value-type="float" office:value="0.4764219676433" calcext:value-type="float">
            <text:p>0.4764219676</text:p>
          </table:table-cell>
        </table:table-row>
        <table:table-row table:style-name="ro1">
          <table:table-cell office:value-type="float" office:value="0.00986941002247027" calcext:value-type="float">
            <text:p>0.00986941</text:p>
          </table:table-cell>
          <table:table-cell office:value-type="float" office:value="0.89764381434331" calcext:value-type="float">
            <text:p>0.8976438143</text:p>
          </table:table-cell>
        </table:table-row>
        <table:table-row table:style-name="ro1">
          <table:table-cell office:value-type="float" office:value="0.824898299238886" calcext:value-type="float">
            <text:p>0.8248982992</text:p>
          </table:table-cell>
          <table:table-cell office:value-type="float" office:value="-0.489663698082043" calcext:value-type="float">
            <text:p>-0.4896636981</text:p>
          </table:table-cell>
        </table:table-row>
        <table:table-row table:style-name="ro1">
          <table:table-cell office:value-type="float" office:value="0.621960338079766" calcext:value-type="float">
            <text:p>0.6219603381</text:p>
          </table:table-cell>
          <table:table-cell office:value-type="float" office:value="-0.184499625562485" calcext:value-type="float">
            <text:p>-0.1844996256</text:p>
          </table:table-cell>
        </table:table-row>
        <table:table-row table:style-name="ro1">
          <table:table-cell office:value-type="float" office:value="0.43676029523444" calcext:value-type="float">
            <text:p>0.4367602952</text:p>
          </table:table-cell>
          <table:table-cell office:value-type="float" office:value="-0.06039961682003" calcext:value-type="float">
            <text:p>-0.0603996168</text:p>
          </table:table-cell>
        </table:table-row>
        <table:table-row table:style-name="ro1">
          <table:table-cell office:value-type="float" office:value="0.437901117344888" calcext:value-type="float">
            <text:p>0.4379011173</text:p>
          </table:table-cell>
          <table:table-cell office:value-type="float" office:value="-0.0683882215938995" calcext:value-type="float">
            <text:p>-0.0683882216</text:p>
          </table:table-cell>
        </table:table-row>
        <table:table-row table:style-name="ro1">
          <table:table-cell office:value-type="float" office:value="0.234696624527839" calcext:value-type="float">
            <text:p>0.2346966245</text:p>
          </table:table-cell>
          <table:table-cell office:value-type="float" office:value="0.307453791213585" calcext:value-type="float">
            <text:p>0.3074537912</text:p>
          </table:table-cell>
        </table:table-row>
        <table:table-row table:style-name="ro1">
          <table:table-cell office:value-type="float" office:value="0.224950800753558" calcext:value-type="float">
            <text:p>0.2249508008</text:p>
          </table:table-cell>
          <table:table-cell office:value-type="float" office:value="0.36689202367931" calcext:value-type="float">
            <text:p>0.3668920237</text:p>
          </table:table-cell>
        </table:table-row>
        <table:table-row table:style-name="ro1">
          <table:table-cell office:value-type="float" office:value="0.438650902524942" calcext:value-type="float">
            <text:p>0.4386509025</text:p>
          </table:table-cell>
          <table:table-cell office:value-type="float" office:value="-0.0733710370518148" calcext:value-type="float">
            <text:p>-0.0733710371</text:p>
          </table:table-cell>
        </table:table-row>
        <table:table-row table:style-name="ro1">
          <table:table-cell office:value-type="float" office:value="0.000119455786921574" calcext:value-type="float">
            <text:p>0.0001194558</text:p>
          </table:table-cell>
          <table:table-cell office:value-type="float" office:value="0.989069968615566" calcext:value-type="float">
            <text:p>0.9890699686</text:p>
          </table:table-cell>
        </table:table-row>
        <table:table-row table:style-name="ro1">
          <table:table-cell office:value-type="float" office:value="0.415091529437559" calcext:value-type="float">
            <text:p>0.4150915294</text:p>
          </table:table-cell>
          <table:table-cell office:value-type="float" office:value="0.166213701694717" calcext:value-type="float">
            <text:p>0.1662137017</text:p>
          </table:table-cell>
        </table:table-row>
        <table:table-row table:style-name="ro1">
          <table:table-cell office:value-type="float" office:value="0.826990387470662" calcext:value-type="float">
            <text:p>0.8269903875</text:p>
          </table:table-cell>
          <table:table-cell office:value-type="float" office:value="-0.529106651017826" calcext:value-type="float">
            <text:p>-0.529106651</text:p>
          </table:table-cell>
        </table:table-row>
        <table:table-row table:style-name="ro1">
          <table:table-cell office:value-type="float" office:value="0.829777213304428" calcext:value-type="float">
            <text:p>0.8297772133</text:p>
          </table:table-cell>
          <table:table-cell office:value-type="float" office:value="-0.578794879532481" calcext:value-type="float">
            <text:p>-0.5787948795</text:p>
          </table:table-cell>
        </table:table-row>
        <table:table-row table:style-name="ro1">
          <table:table-cell office:value-type="float" office:value="0.0445800638120355" calcext:value-type="float">
            <text:p>0.0445800638</text:p>
          </table:table-cell>
          <table:table-cell office:value-type="float" office:value="0.744924708529154" calcext:value-type="float">
            <text:p>0.7449247085</text:p>
          </table:table-cell>
        </table:table-row>
        <table:table-row table:style-name="ro1">
          <table:table-cell office:value-type="float" office:value="0.0279980908115064" calcext:value-type="float">
            <text:p>0.0279980908</text:p>
          </table:table-cell>
          <table:table-cell office:value-type="float" office:value="0.811101870312636" calcext:value-type="float">
            <text:p>0.8111018703</text:p>
          </table:table-cell>
        </table:table-row>
        <table:table-row table:style-name="ro1">
          <table:table-cell office:value-type="float" office:value="0.219784579378408" calcext:value-type="float">
            <text:p>0.2197845794</text:p>
          </table:table-cell>
          <table:table-cell office:value-type="float" office:value="0.403208284421886" calcext:value-type="float">
            <text:p>0.4032082844</text:p>
          </table:table-cell>
        </table:table-row>
        <table:table-row table:style-name="ro1">
          <table:table-cell office:value-type="float" office:value="0.214256376661656" calcext:value-type="float">
            <text:p>0.2142563767</text:p>
          </table:table-cell>
          <table:table-cell office:value-type="float" office:value="0.444337238451484" calcext:value-type="float">
            <text:p>0.4443372385</text:p>
          </table:table-cell>
        </table:table-row>
        <table:table-row table:style-name="ro1">
          <table:table-cell office:value-type="float" office:value="0.185834807982758" calcext:value-type="float">
            <text:p>0.185834808</text:p>
          </table:table-cell>
          <table:table-cell office:value-type="float" office:value="0.64891056084249" calcext:value-type="float">
            <text:p>0.6489105608</text:p>
          </table:table-cell>
        </table:table-row>
        <table:table-row table:style-name="ro1">
          <table:table-cell office:value-type="float" office:value="0.0371388199124477" calcext:value-type="float">
            <text:p>0.0371388199</text:p>
          </table:table-cell>
          <table:table-cell office:value-type="float" office:value="0.773137327284629" calcext:value-type="float">
            <text:p>0.7731373273</text:p>
          </table:table-cell>
        </table:table-row>
        <table:table-row table:style-name="ro1">
          <table:table-cell office:value-type="float" office:value="0.437909092719921" calcext:value-type="float">
            <text:p>0.4379090927</text:p>
          </table:table-cell>
          <table:table-cell office:value-type="float" office:value="-0.0684425265669826" calcext:value-type="float">
            <text:p>-0.0684425266</text:p>
          </table:table-cell>
        </table:table-row>
        <table:table-row table:style-name="ro1">
          <table:table-cell office:value-type="float" office:value="0.250768339332118" calcext:value-type="float">
            <text:p>0.2507683393</text:p>
          </table:table-cell>
          <table:table-cell office:value-type="float" office:value="0.248536962098946" calcext:value-type="float">
            <text:p>0.2485369621</text:p>
          </table:table-cell>
        </table:table-row>
        <table:table-row table:style-name="ro1">
          <table:table-cell office:value-type="float" office:value="0.43286558650362" calcext:value-type="float">
            <text:p>0.4328655865</text:p>
          </table:table-cell>
          <table:table-cell office:value-type="float" office:value="-0.0295770159982632" calcext:value-type="float">
            <text:p>-0.029577016</text:p>
          </table:table-cell>
        </table:table-row>
        <table:table-row table:style-name="ro1">
          <table:table-cell office:value-type="float" office:value="0.01544884040798" calcext:value-type="float">
            <text:p>0.0154488404</text:p>
          </table:table-cell>
          <table:table-cell office:value-type="float" office:value="0.868499615747235" calcext:value-type="float">
            <text:p>0.8684996157</text:p>
          </table:table-cell>
        </table:table-row>
        <table:table-row table:style-name="ro1">
          <table:table-cell office:value-type="float" office:value="0.623992296424884" calcext:value-type="float">
            <text:p>0.6239922964</text:p>
          </table:table-cell>
          <table:table-cell office:value-type="float" office:value="-0.216973852823507" calcext:value-type="float">
            <text:p>-0.2169738528</text:p>
          </table:table-cell>
        </table:table-row>
        <table:table-row table:style-name="ro1">
          <table:table-cell office:value-type="float" office:value="0.0388084203340802" calcext:value-type="float">
            <text:p>0.0388084203</text:p>
          </table:table-cell>
          <table:table-cell office:value-type="float" office:value="0.766567156252975" calcext:value-type="float">
            <text:p>0.7665671563</text:p>
          </table:table-cell>
        </table:table-row>
        <table:table-row table:style-name="ro1">
          <table:table-cell office:value-type="float" office:value="0.0737439911184853" calcext:value-type="float">
            <text:p>0.0737439911</text:p>
          </table:table-cell>
          <table:table-cell office:value-type="float" office:value="0.674280229965208" calcext:value-type="float">
            <text:p>0.67428023</text:p>
          </table:table-cell>
        </table:table-row>
        <table:table-row table:style-name="ro1">
          <table:table-cell office:value-type="float" office:value="0.624556221826431" calcext:value-type="float">
            <text:p>0.6245562218</text:p>
          </table:table-cell>
          <table:table-cell office:value-type="float" office:value="-0.22571401131315" calcext:value-type="float">
            <text:p>-0.2257140113</text:p>
          </table:table-cell>
        </table:table-row>
        <table:table-row table:style-name="ro1">
          <table:table-cell office:value-type="float" office:value="0.843494840372174" calcext:value-type="float">
            <text:p>0.8434948404</text:p>
          </table:table-cell>
          <table:table-cell office:value-type="float" office:value="-0.744361402933173" calcext:value-type="float">
            <text:p>-0.7443614029</text:p>
          </table:table-cell>
        </table:table-row>
        <table:table-row table:style-name="ro1">
          <table:table-cell office:value-type="float" office:value="0.828285400344453" calcext:value-type="float">
            <text:p>0.8282854003</text:p>
          </table:table-cell>
          <table:table-cell office:value-type="float" office:value="-0.55301482866228" calcext:value-type="float">
            <text:p>-0.5530148287</text:p>
          </table:table-cell>
        </table:table-row>
        <table:table-row table:style-name="ro1">
          <table:table-cell office:value-type="float" office:value="0.197844998868186" calcext:value-type="float">
            <text:p>0.1978449989</text:p>
          </table:table-cell>
          <table:table-cell office:value-type="float" office:value="0.568586439613675" calcext:value-type="float">
            <text:p>0.5685864396</text:p>
          </table:table-cell>
        </table:table-row>
        <table:table-row table:style-name="ro1">
          <table:table-cell office:value-type="float" office:value="0.634543770942075" calcext:value-type="float">
            <text:p>0.6345437709</text:p>
          </table:table-cell>
          <table:table-cell office:value-type="float" office:value="-0.357775497292199" calcext:value-type="float">
            <text:p>-0.3577754973</text:p>
          </table:table-cell>
        </table:table-row>
        <table:table-row table:style-name="ro1">
          <table:table-cell office:value-type="float" office:value="0.222583715891274" calcext:value-type="float">
            <text:p>0.2225837159</text:p>
          </table:table-cell>
          <table:table-cell office:value-type="float" office:value="0.383211086514797" calcext:value-type="float">
            <text:p>0.3832110865</text:p>
          </table:table-cell>
        </table:table-row>
        <table:table-row table:style-name="ro1">
          <table:table-cell office:value-type="float" office:value="0.625789531087765" calcext:value-type="float">
            <text:p>0.6257895311</text:p>
          </table:table-cell>
          <table:table-cell office:value-type="float" office:value="-0.244407086544798" calcext:value-type="float">
            <text:p>-0.2444070865</text:p>
          </table:table-cell>
        </table:table-row>
        <table:table-row table:style-name="ro1">
          <table:table-cell office:value-type="float" office:value="0.417208109393377" calcext:value-type="float">
            <text:p>0.4172081094</text:p>
          </table:table-cell>
          <table:table-cell office:value-type="float" office:value="0.139364060943149" calcext:value-type="float">
            <text:p>0.1393640609</text:p>
          </table:table-cell>
        </table:table-row>
        <table:table-row table:style-name="ro1">
          <table:table-cell office:value-type="float" office:value="0.630854946831747" calcext:value-type="float">
            <text:p>0.6308549468</text:p>
          </table:table-cell>
          <table:table-cell office:value-type="float" office:value="-0.314406856797136" calcext:value-type="float">
            <text:p>-0.3144068568</text:p>
          </table:table-cell>
        </table:table-row>
        <table:table-row table:style-name="ro1">
          <table:table-cell office:value-type="float" office:value="0.239360152208191" calcext:value-type="float">
            <text:p>0.2393601522</text:p>
          </table:table-cell>
          <table:table-cell office:value-type="float" office:value="0.284643224790372" calcext:value-type="float">
            <text:p>0.2846432248</text:p>
          </table:table-cell>
        </table:table-row>
        <table:table-row table:style-name="ro1">
          <table:table-cell office:value-type="float" office:value="0.188702299087938" calcext:value-type="float">
            <text:p>0.1887022991</text:p>
          </table:table-cell>
          <table:table-cell office:value-type="float" office:value="0.631179537263297" calcext:value-type="float">
            <text:p>0.6311795373</text:p>
          </table:table-cell>
        </table:table-row>
        <table:table-row table:style-name="ro1">
          <table:table-cell office:value-type="float" office:value="0.62623395610932" calcext:value-type="float">
            <text:p>0.6262339561</text:p>
          </table:table-cell>
          <table:table-cell office:value-type="float" office:value="-0.250992825592526" calcext:value-type="float">
            <text:p>-0.2509928256</text:p>
          </table:table-cell>
        </table:table-row>
        <table:table-row table:style-name="ro1">
          <table:table-cell office:value-type="float" office:value="0.620758924187664" calcext:value-type="float">
            <text:p>0.6207589242</text:p>
          </table:table-cell>
          <table:table-cell office:value-type="float" office:value="-0.164397684854892" calcext:value-type="float">
            <text:p>-0.1643976849</text:p>
          </table:table-cell>
        </table:table-row>
        <table:table-row table:style-name="ro1">
          <table:table-cell office:value-type="float" office:value="0.618752881001365" calcext:value-type="float">
            <text:p>0.618752881</text:p>
          </table:table-cell>
          <table:table-cell office:value-type="float" office:value="-0.130408057233197" calcext:value-type="float">
            <text:p>-0.1304080572</text:p>
          </table:table-cell>
        </table:table-row>
        <table:table-row table:style-name="ro1">
          <table:table-cell office:value-type="float" office:value="0.0308259395596513" calcext:value-type="float">
            <text:p>0.0308259396</text:p>
          </table:table-cell>
          <table:table-cell office:value-type="float" office:value="0.799026417883354" calcext:value-type="float">
            <text:p>0.7990264179</text:p>
          </table:table-cell>
        </table:table-row>
        <table:table-row table:style-name="ro1">
          <table:table-cell office:value-type="float" office:value="0.84149696896815" calcext:value-type="float">
            <text:p>0.841496969</text:p>
          </table:table-cell>
          <table:table-cell office:value-type="float" office:value="-0.728982431863432" calcext:value-type="float">
            <text:p>-0.7289824319</text:p>
          </table:table-cell>
        </table:table-row>
        <table:table-row table:style-name="ro1">
          <table:table-cell office:value-type="float" office:value="0.624138613984696" calcext:value-type="float">
            <text:p>0.624138614</text:p>
          </table:table-cell>
          <table:table-cell office:value-type="float" office:value="-0.217841863753653" calcext:value-type="float">
            <text:p>-0.2178418638</text:p>
          </table:table-cell>
        </table:table-row>
        <table:table-row table:style-name="ro1">
          <table:table-cell office:value-type="float" office:value="0.026113980455189" calcext:value-type="float">
            <text:p>0.0261139805</text:p>
          </table:table-cell>
          <table:table-cell office:value-type="float" office:value="0.819301631543484" calcext:value-type="float">
            <text:p>0.8193016315</text:p>
          </table:table-cell>
        </table:table-row>
        <table:table-row table:style-name="ro1">
          <table:table-cell office:value-type="float" office:value="0.0532486215716531" calcext:value-type="float">
            <text:p>0.0532486216</text:p>
          </table:table-cell>
          <table:table-cell office:value-type="float" office:value="0.716271826279055" calcext:value-type="float">
            <text:p>0.7162718263</text:p>
          </table:table-cell>
        </table:table-row>
        <table:table-row table:style-name="ro1">
          <table:table-cell office:value-type="float" office:value="0.000798949768524751" calcext:value-type="float">
            <text:p>0.0007989498</text:p>
          </table:table-cell>
          <table:table-cell office:value-type="float" office:value="0.971714252610263" calcext:value-type="float">
            <text:p>0.9717142526</text:p>
          </table:table-cell>
        </table:table-row>
        <table:table-row table:style-name="ro1">
          <table:table-cell office:value-type="float" office:value="0.639928023548636" calcext:value-type="float">
            <text:p>0.6399280235</text:p>
          </table:table-cell>
          <table:table-cell office:value-type="float" office:value="-0.408114024025287" calcext:value-type="float">
            <text:p>-0.408114024</text:p>
          </table:table-cell>
        </table:table-row>
        <table:table-row table:style-name="ro1">
          <table:table-cell office:value-type="float" office:value="0.0665588950165288" calcext:value-type="float">
            <text:p>0.066558895</text:p>
          </table:table-cell>
          <table:table-cell office:value-type="float" office:value="0.684255854599564" calcext:value-type="float">
            <text:p>0.6842558546</text:p>
          </table:table-cell>
        </table:table-row>
        <table:table-row table:style-name="ro1">
          <table:table-cell office:value-type="float" office:value="0.005154440882644" calcext:value-type="float">
            <text:p>0.0051544409</text:p>
          </table:table-cell>
          <table:table-cell office:value-type="float" office:value="0.927374582307774" calcext:value-type="float">
            <text:p>0.9273745823</text:p>
          </table:table-cell>
        </table:table-row>
        <table:table-row table:style-name="ro1">
          <table:table-cell office:value-type="float" office:value="0.237811669353534" calcext:value-type="float">
            <text:p>0.2378116694</text:p>
          </table:table-cell>
          <table:table-cell office:value-type="float" office:value="0.291750753532045" calcext:value-type="float">
            <text:p>0.2917507535</text:p>
          </table:table-cell>
        </table:table-row>
        <table:table-row table:style-name="ro1">
          <table:table-cell office:value-type="float" office:value="0.0754971090626571" calcext:value-type="float">
            <text:p>0.0754971091</text:p>
          </table:table-cell>
          <table:table-cell office:value-type="float" office:value="0.672688299268693" calcext:value-type="float">
            <text:p>0.6726882993</text:p>
          </table:table-cell>
        </table:table-row>
        <table:table-row table:style-name="ro1">
          <table:table-cell office:value-type="float" office:value="0.633449062150929" calcext:value-type="float">
            <text:p>0.6334490622</text:p>
          </table:table-cell>
          <table:table-cell office:value-type="float" office:value="-0.345626007164474" calcext:value-type="float">
            <text:p>-0.3456260072</text:p>
          </table:table-cell>
        </table:table-row>
        <table:table-row table:style-name="ro1">
          <table:table-cell office:value-type="float" office:value="0.0100690977284746" calcext:value-type="float">
            <text:p>0.0100690977</text:p>
          </table:table-cell>
          <table:table-cell office:value-type="float" office:value="0.896522803254655" calcext:value-type="float">
            <text:p>0.8965228033</text:p>
          </table:table-cell>
        </table:table-row>
        <table:table-row table:style-name="ro1">
          <table:table-cell office:value-type="float" office:value="0.828045220255338" calcext:value-type="float">
            <text:p>0.8280452203</text:p>
          </table:table-cell>
          <table:table-cell office:value-type="float" office:value="-0.548738898849408" calcext:value-type="float">
            <text:p>-0.5487388988</text:p>
          </table:table-cell>
        </table:table-row>
        <table:table-row table:style-name="ro1">
          <table:table-cell office:value-type="float" office:value="0.83102895115826" calcext:value-type="float">
            <text:p>0.8310289512</text:p>
          </table:table-cell>
          <table:table-cell office:value-type="float" office:value="-0.599360358277401" calcext:value-type="float">
            <text:p>-0.5993603583</text:p>
          </table:table-cell>
        </table:table-row>
        <table:table-row table:style-name="ro1">
          <table:table-cell office:value-type="float" office:value="0.637416074027482" calcext:value-type="float">
            <text:p>0.637416074</text:p>
          </table:table-cell>
          <table:table-cell office:value-type="float" office:value="-0.38663388618824" calcext:value-type="float">
            <text:p>-0.3866338862</text:p>
          </table:table-cell>
        </table:table-row>
        <table:table-row table:style-name="ro1">
          <table:table-cell office:value-type="float" office:value="0.00713626800268012" calcext:value-type="float">
            <text:p>0.007136268</text:p>
          </table:table-cell>
          <table:table-cell office:value-type="float" office:value="0.913937036636604" calcext:value-type="float">
            <text:p>0.9139370366</text:p>
          </table:table-cell>
        </table:table-row>
        <table:table-row table:style-name="ro1">
          <table:table-cell office:value-type="float" office:value="0.239312609900546" calcext:value-type="float">
            <text:p>0.2393126099</text:p>
          </table:table-cell>
          <table:table-cell office:value-type="float" office:value="0.284854231729115" calcext:value-type="float">
            <text:p>0.2848542317</text:p>
          </table:table-cell>
        </table:table-row>
        <table:table-row table:style-name="ro1">
          <table:table-cell office:value-type="float" office:value="0.640832041921218" calcext:value-type="float">
            <text:p>0.6408320419</text:p>
          </table:table-cell>
          <table:table-cell office:value-type="float" office:value="-0.414927167164781" calcext:value-type="float">
            <text:p>-0.4149271672</text:p>
          </table:table-cell>
        </table:table-row>
        <table:table-row table:style-name="ro1">
          <table:table-cell office:value-type="float" office:value="0.824408364736165" calcext:value-type="float">
            <text:p>0.8244083647</text:p>
          </table:table-cell>
          <table:table-cell office:value-type="float" office:value="-0.479978980969766" calcext:value-type="float">
            <text:p>-0.479978981</text:p>
          </table:table-cell>
        </table:table-row>
        <table:table-row table:style-name="ro1">
          <table:table-cell office:value-type="float" office:value="0.836961737294761" calcext:value-type="float">
            <text:p>0.8369617373</text:p>
          </table:table-cell>
          <table:table-cell office:value-type="float" office:value="-0.6825815190627" calcext:value-type="float">
            <text:p>-0.6825815191</text:p>
          </table:table-cell>
        </table:table-row>
        <table:table-row table:style-name="ro1">
          <table:table-cell office:value-type="float" office:value="0.841704341823815" calcext:value-type="float">
            <text:p>0.8417043418</text:p>
          </table:table-cell>
          <table:table-cell office:value-type="float" office:value="-0.730725697853638" calcext:value-type="float">
            <text:p>-0.7307256979</text:p>
          </table:table-cell>
        </table:table-row>
        <table:table-row table:style-name="ro1">
          <table:table-cell office:value-type="float" office:value="0.000392654976150708" calcext:value-type="float">
            <text:p>0.000392655</text:p>
          </table:table-cell>
          <table:table-cell office:value-type="float" office:value="0.980179636259347" calcext:value-type="float">
            <text:p>0.9801796363</text:p>
          </table:table-cell>
        </table:table-row>
        <table:table-row table:style-name="ro1">
          <table:table-cell office:value-type="float" office:value="0.192566696532997" calcext:value-type="float">
            <text:p>0.1925666965</text:p>
          </table:table-cell>
          <table:table-cell office:value-type="float" office:value="0.605737140807288" calcext:value-type="float">
            <text:p>0.6057371408</text:p>
          </table:table-cell>
        </table:table-row>
        <table:table-row table:style-name="ro1">
          <table:table-cell office:value-type="float" office:value="0.00614130626403913" calcext:value-type="float">
            <text:p>0.0061413063</text:p>
          </table:table-cell>
          <table:table-cell office:value-type="float" office:value="0.920455978523524" calcext:value-type="float">
            <text:p>0.9204559785</text:p>
          </table:table-cell>
        </table:table-row>
        <table:table-row table:style-name="ro1">
          <table:table-cell office:value-type="float" office:value="0.427825731873976" calcext:value-type="float">
            <text:p>0.4278257319</text:p>
          </table:table-cell>
          <table:table-cell office:value-type="float" office:value="0.0180215336171788" calcext:value-type="float">
            <text:p>0.0180215336</text:p>
          </table:table-cell>
        </table:table-row>
        <table:table-row table:style-name="ro1">
          <table:table-cell office:value-type="float" office:value="0.00303724823434498" calcext:value-type="float">
            <text:p>0.0030372482</text:p>
          </table:table-cell>
          <table:table-cell office:value-type="float" office:value="0.94459939645653" calcext:value-type="float">
            <text:p>0.9445993965</text:p>
          </table:table-cell>
        </table:table-row>
        <table:table-row table:style-name="ro1">
          <table:table-cell office:value-type="float" office:value="0.640924248514297" calcext:value-type="float">
            <text:p>0.6409242485</text:p>
          </table:table-cell>
          <table:table-cell office:value-type="float" office:value="-0.415625675556287" calcext:value-type="float">
            <text:p>-0.4156256756</text:p>
          </table:table-cell>
        </table:table-row>
        <table:table-row table:style-name="ro1">
          <table:table-cell office:value-type="float" office:value="0.210598372502969" calcext:value-type="float">
            <text:p>0.2105983725</text:p>
          </table:table-cell>
          <table:table-cell office:value-type="float" office:value="0.472263779214682" calcext:value-type="float">
            <text:p>0.4722637792</text:p>
          </table:table-cell>
        </table:table-row>
        <table:table-row table:style-name="ro1">
          <table:table-cell office:value-type="float" office:value="0.619656861081183" calcext:value-type="float">
            <text:p>0.6196568611</text:p>
          </table:table-cell>
          <table:table-cell office:value-type="float" office:value="-0.145982495722604" calcext:value-type="float">
            <text:p>-0.1459824957</text:p>
          </table:table-cell>
        </table:table-row>
        <table:table-row table:style-name="ro1">
          <table:table-cell office:value-type="float" office:value="0.419315357066774" calcext:value-type="float">
            <text:p>0.4193153571</text:p>
          </table:table-cell>
          <table:table-cell office:value-type="float" office:value="0.113339885769833" calcext:value-type="float">
            <text:p>0.1133398858</text:p>
          </table:table-cell>
        </table:table-row>
        <table:table-row table:style-name="ro1">
          <table:table-cell office:value-type="float" office:value="0.198763812221093" calcext:value-type="float">
            <text:p>0.1987638122</text:p>
          </table:table-cell>
          <table:table-cell office:value-type="float" office:value="0.561887900720762" calcext:value-type="float">
            <text:p>0.5618879007</text:p>
          </table:table-cell>
        </table:table-row>
        <table:table-row table:style-name="ro1">
          <table:table-cell office:value-type="float" office:value="0.630662623222138" calcext:value-type="float">
            <text:p>0.6306626232</text:p>
          </table:table-cell>
          <table:table-cell office:value-type="float" office:value="-0.311965086010065" calcext:value-type="float">
            <text:p>-0.311965086</text:p>
          </table:table-cell>
        </table:table-row>
        <table:table-row table:style-name="ro1">
          <table:table-cell office:value-type="float" office:value="0.231501197374897" calcext:value-type="float">
            <text:p>0.2315011974</text:p>
          </table:table-cell>
          <table:table-cell office:value-type="float" office:value="0.325359172458748" calcext:value-type="float">
            <text:p>0.3253591725</text:p>
          </table:table-cell>
        </table:table-row>
        <table:table-row table:style-name="ro1">
          <table:table-cell office:value-type="float" office:value="0.431365479513175" calcext:value-type="float">
            <text:p>0.4313654795</text:p>
          </table:table-cell>
          <table:table-cell office:value-type="float" office:value="-0.0163185604187638" calcext:value-type="float">
            <text:p>-0.0163185604</text:p>
          </table:table-cell>
        </table:table-row>
        <table:table-row table:style-name="ro1">
          <table:table-cell office:value-type="float" office:value="0.823893584859755" calcext:value-type="float">
            <text:p>0.8238935849</text:p>
          </table:table-cell>
          <table:table-cell office:value-type="float" office:value="-0.4696688023091" calcext:value-type="float">
            <text:p>-0.4696688023</text:p>
          </table:table-cell>
        </table:table-row>
        <table:table-row table:style-name="ro1">
          <table:table-cell office:value-type="float" office:value="0.835935571758457" calcext:value-type="float">
            <text:p>0.8359355718</text:p>
          </table:table-cell>
          <table:table-cell office:value-type="float" office:value="-0.669950277210328" calcext:value-type="float">
            <text:p>-0.6699502772</text:p>
          </table:table-cell>
        </table:table-row>
        <table:table-row table:style-name="ro1">
          <table:table-cell office:value-type="float" office:value="0.824994004590316" calcext:value-type="float">
            <text:p>0.8249940046</text:p>
          </table:table-cell>
          <table:table-cell office:value-type="float" office:value="-0.491540774132156" calcext:value-type="float">
            <text:p>-0.4915407741</text:p>
          </table:table-cell>
        </table:table-row>
        <table:table-row table:style-name="ro1">
          <table:table-cell office:value-type="float" office:value="0.436043777529907" calcext:value-type="float">
            <text:p>0.4360437775</text:p>
          </table:table-cell>
          <table:table-cell office:value-type="float" office:value="-0.0551352799160982" calcext:value-type="float">
            <text:p>-0.0551352799</text:p>
          </table:table-cell>
        </table:table-row>
        <table:table-row table:style-name="ro1">
          <table:table-cell office:value-type="float" office:value="0.190679446155971" calcext:value-type="float">
            <text:p>0.1906794462</text:p>
          </table:table-cell>
          <table:table-cell office:value-type="float" office:value="0.618370554980426" calcext:value-type="float">
            <text:p>0.618370555</text:p>
          </table:table-cell>
        </table:table-row>
        <table:table-row table:style-name="ro1">
          <table:table-cell office:value-type="float" office:value="0.205577561643373" calcext:value-type="float">
            <text:p>0.2055775616</text:p>
          </table:table-cell>
          <table:table-cell office:value-type="float" office:value="0.510790954697793" calcext:value-type="float">
            <text:p>0.5107909547</text:p>
          </table:table-cell>
        </table:table-row>
        <table:table-row table:style-name="ro1">
          <table:table-cell office:value-type="float" office:value="0.224906990719739" calcext:value-type="float">
            <text:p>0.2249069907</text:p>
          </table:table-cell>
          <table:table-cell office:value-type="float" office:value="0.367188512456501" calcext:value-type="float">
            <text:p>0.3671885125</text:p>
          </table:table-cell>
        </table:table-row>
        <table:table-row table:style-name="ro1">
          <table:table-cell office:value-type="float" office:value="0.627948923027528" calcext:value-type="float">
            <text:p>0.627948923</text:p>
          </table:table-cell>
          <table:table-cell office:value-type="float" office:value="-0.275630416316303" calcext:value-type="float">
            <text:p>-0.2756304163</text:p>
          </table:table-cell>
        </table:table-row>
        <table:table-row table:style-name="ro1">
          <table:table-cell office:value-type="float" office:value="0.448570729682462" calcext:value-type="float">
            <text:p>0.4485707297</text:p>
          </table:table-cell>
          <table:table-cell office:value-type="float" office:value="-0.117872837626255" calcext:value-type="float">
            <text:p>-0.1178728376</text:p>
          </table:table-cell>
        </table:table-row>
        <table:table-row table:style-name="ro1">
          <table:table-cell office:value-type="float" office:value="0.00152560029382059" calcext:value-type="float">
            <text:p>0.0015256003</text:p>
          </table:table-cell>
          <table:table-cell office:value-type="float" office:value="0.960867975273246" calcext:value-type="float">
            <text:p>0.9608679753</text:p>
          </table:table-cell>
        </table:table-row>
        <table:table-row table:style-name="ro1">
          <table:table-cell office:value-type="float" office:value="0.638108404890293" calcext:value-type="float">
            <text:p>0.6381084049</text:p>
          </table:table-cell>
          <table:table-cell office:value-type="float" office:value="-0.39291151508863" calcext:value-type="float">
            <text:p>-0.3929115151</text:p>
          </table:table-cell>
        </table:table-row>
        <table:table-row table:style-name="ro1">
          <table:table-cell office:value-type="float" office:value="0.619861324384004" calcext:value-type="float">
            <text:p>0.6198613244</text:p>
          </table:table-cell>
          <table:table-cell office:value-type="float" office:value="-0.149469865476752" calcext:value-type="float">
            <text:p>-0.1494698655</text:p>
          </table:table-cell>
        </table:table-row>
        <table:table-row table:style-name="ro1">
          <table:table-cell office:value-type="float" office:value="0.82558761471766" calcext:value-type="float">
            <text:p>0.8255876147</text:p>
          </table:table-cell>
          <table:table-cell office:value-type="float" office:value="-0.503073860879708" calcext:value-type="float">
            <text:p>-0.5030738609</text:p>
          </table:table-cell>
        </table:table-row>
        <table:table-row table:style-name="ro1">
          <table:table-cell office:value-type="float" office:value="0.0256465173285581" calcext:value-type="float">
            <text:p>0.0256465173</text:p>
          </table:table-cell>
          <table:table-cell office:value-type="float" office:value="0.821355303454393" calcext:value-type="float">
            <text:p>0.8213553035</text:p>
          </table:table-cell>
        </table:table-row>
        <table:table-row table:style-name="ro1">
          <table:table-cell office:value-type="float" office:value="0.833494634488573" calcext:value-type="float">
            <text:p>0.8334946345</text:p>
          </table:table-cell>
          <table:table-cell office:value-type="float" office:value="-0.635052203654698" calcext:value-type="float">
            <text:p>-0.6350522037</text:p>
          </table:table-cell>
        </table:table-row>
        <table:table-row table:style-name="ro1">
          <table:table-cell office:value-type="float" office:value="0.056866994927221" calcext:value-type="float">
            <text:p>0.0568669949</text:p>
          </table:table-cell>
          <table:table-cell office:value-type="float" office:value="0.705983181013389" calcext:value-type="float">
            <text:p>0.705983181</text:p>
          </table:table-cell>
        </table:table-row>
        <table:table-row table:style-name="ro1">
          <table:table-cell office:value-type="float" office:value="0.414312731719055" calcext:value-type="float">
            <text:p>0.4143127317</text:p>
          </table:table-cell>
          <table:table-cell office:value-type="float" office:value="0.176253518627504" calcext:value-type="float">
            <text:p>0.1762535186</text:p>
          </table:table-cell>
        </table:table-row>
        <table:table-row table:style-name="ro1">
          <table:table-cell office:value-type="float" office:value="0.829206719486252" calcext:value-type="float">
            <text:p>0.8292067195</text:p>
          </table:table-cell>
          <table:table-cell office:value-type="float" office:value="-0.569096458614617" calcext:value-type="float">
            <text:p>-0.5690964586</text:p>
          </table:table-cell>
        </table:table-row>
        <table:table-row table:style-name="ro1">
          <table:table-cell office:value-type="float" office:value="0.192961355300173" calcext:value-type="float">
            <text:p>0.1929613553</text:p>
          </table:table-cell>
          <table:table-cell office:value-type="float" office:value="0.603048315942436" calcext:value-type="float">
            <text:p>0.6030483159</text:p>
          </table:table-cell>
        </table:table-row>
        <table:table-row table:style-name="ro1">
          <table:table-cell office:value-type="float" office:value="0.0442228531345728" calcext:value-type="float">
            <text:p>0.0442228531</text:p>
          </table:table-cell>
          <table:table-cell office:value-type="float" office:value="0.746211201094258" calcext:value-type="float">
            <text:p>0.7462112011</text:p>
          </table:table-cell>
        </table:table-row>
        <table:table-row table:style-name="ro1">
          <table:table-cell office:value-type="float" office:value="0.619904163051911" calcext:value-type="float">
            <text:p>0.6199041631</text:p>
          </table:table-cell>
          <table:table-cell office:value-type="float" office:value="-0.150198845497432" calcext:value-type="float">
            <text:p>-0.1501988455</text:p>
          </table:table-cell>
        </table:table-row>
        <table:table-row table:style-name="ro1">
          <table:table-cell office:value-type="float" office:value="0.0644631341238366" calcext:value-type="float">
            <text:p>0.0644631341</text:p>
          </table:table-cell>
          <table:table-cell office:value-type="float" office:value="0.68818160929387" calcext:value-type="float">
            <text:p>0.6881816093</text:p>
          </table:table-cell>
        </table:table-row>
        <table:table-row table:style-name="ro1">
          <table:table-cell office:value-type="float" office:value="0.633286981517776" calcext:value-type="float">
            <text:p>0.6332869815</text:p>
          </table:table-cell>
          <table:table-cell office:value-type="float" office:value="-0.343718587177179" calcext:value-type="float">
            <text:p>-0.3437185872</text:p>
          </table:table-cell>
        </table:table-row>
        <table:table-row table:style-name="ro1">
          <table:table-cell office:value-type="float" office:value="0.23761435136671" calcext:value-type="float">
            <text:p>0.2376143514</text:p>
          </table:table-cell>
          <table:table-cell office:value-type="float" office:value="0.292690690613106" calcext:value-type="float">
            <text:p>0.2926906906</text:p>
          </table:table-cell>
        </table:table-row>
        <table:table-row table:style-name="ro1">
          <table:table-cell office:value-type="float" office:value="0.230424088065119" calcext:value-type="float">
            <text:p>0.2304240881</text:p>
          </table:table-cell>
          <table:table-cell office:value-type="float" office:value="0.33177106616573" calcext:value-type="float">
            <text:p>0.3317710662</text:p>
          </table:table-cell>
        </table:table-row>
        <table:table-row table:style-name="ro1">
          <table:table-cell office:value-type="float" office:value="0.425157643977255" calcext:value-type="float">
            <text:p>0.425157644</text:p>
          </table:table-cell>
          <table:table-cell office:value-type="float" office:value="0.0458418143578808" calcext:value-type="float">
            <text:p>0.0458418144</text:p>
          </table:table-cell>
        </table:table-row>
        <table:table-row table:style-name="ro1">
          <table:table-cell office:value-type="float" office:value="0.643697708379283" calcext:value-type="float">
            <text:p>0.6436977084</text:p>
          </table:table-cell>
          <table:table-cell office:value-type="float" office:value="-0.433429822793044" calcext:value-type="float">
            <text:p>-0.4334298228</text:p>
          </table:table-cell>
        </table:table-row>
        <table:table-row table:style-name="ro1">
          <table:table-cell office:value-type="float" office:value="0.831168086024447" calcext:value-type="float">
            <text:p>0.831168086</text:p>
          </table:table-cell>
          <table:table-cell office:value-type="float" office:value="-0.601583570631169" calcext:value-type="float">
            <text:p>-0.6015835706</text:p>
          </table:table-cell>
        </table:table-row>
        <table:table-row table:style-name="ro1">
          <table:table-cell office:value-type="float" office:value="0.422414153749713" calcext:value-type="float">
            <text:p>0.4224141537</text:p>
          </table:table-cell>
          <table:table-cell office:value-type="float" office:value="0.0765972983033814" calcext:value-type="float">
            <text:p>0.0765972983</text:p>
          </table:table-cell>
        </table:table-row>
        <table:table-row table:style-name="ro1">
          <table:table-cell office:value-type="float" office:value="0.213039843684734" calcext:value-type="float">
            <text:p>0.2130398437</text:p>
          </table:table-cell>
          <table:table-cell office:value-type="float" office:value="0.453584612375844" calcext:value-type="float">
            <text:p>0.4535846124</text:p>
          </table:table-cell>
        </table:table-row>
        <table:table-row table:style-name="ro1">
          <table:table-cell office:value-type="float" office:value="0.032694526095457" calcext:value-type="float">
            <text:p>0.0326945261</text:p>
          </table:table-cell>
          <table:table-cell office:value-type="float" office:value="0.791203181049341" calcext:value-type="float">
            <text:p>0.791203181</text:p>
          </table:table-cell>
        </table:table-row>
        <table:table-row table:style-name="ro1">
          <table:table-cell office:value-type="float" office:value="0.650409385616003" calcext:value-type="float">
            <text:p>0.6504093856</text:p>
          </table:table-cell>
          <table:table-cell office:value-type="float" office:value="-0.456835203159038" calcext:value-type="float">
            <text:p>-0.4568352032</text:p>
          </table:table-cell>
        </table:table-row>
        <table:table-row table:style-name="ro1">
          <table:table-cell office:value-type="float" office:value="0.828767344304979" calcext:value-type="float">
            <text:p>0.8287673443</text:p>
          </table:table-cell>
          <table:table-cell office:value-type="float" office:value="-0.561491102355524" calcext:value-type="float">
            <text:p>-0.5614911024</text:p>
          </table:table-cell>
        </table:table-row>
        <table:table-row table:style-name="ro1">
          <table:table-cell office:value-type="float" office:value="0.641223806196624" calcext:value-type="float">
            <text:p>0.6412238062</text:p>
          </table:table-cell>
          <table:table-cell office:value-type="float" office:value="-0.417770285024855" calcext:value-type="float">
            <text:p>-0.417770285</text:p>
          </table:table-cell>
        </table:table-row>
        <table:table-row table:style-name="ro1">
          <table:table-cell office:value-type="float" office:value="0.632182200374314" calcext:value-type="float">
            <text:p>0.6321822004</text:p>
          </table:table-cell>
          <table:table-cell office:value-type="float" office:value="-0.330794108801165" calcext:value-type="float">
            <text:p>-0.3307941088</text:p>
          </table:table-cell>
        </table:table-row>
        <table:table-row table:style-name="ro1">
          <table:table-cell office:value-type="float" office:value="0.0432773992045399" calcext:value-type="float">
            <text:p>0.0432773992</text:p>
          </table:table-cell>
          <table:table-cell office:value-type="float" office:value="0.749651985292212" calcext:value-type="float">
            <text:p>0.7496519853</text:p>
          </table:table-cell>
        </table:table-row>
        <table:table-row table:style-name="ro1">
          <table:table-cell office:value-type="float" office:value="0.420192060797636" calcext:value-type="float">
            <text:p>0.4201920608</text:p>
          </table:table-cell>
          <table:table-cell office:value-type="float" office:value="0.102748446564248" calcext:value-type="float">
            <text:p>0.1027484466</text:p>
          </table:table-cell>
        </table:table-row>
        <table:table-row table:style-name="ro1">
          <table:table-cell office:value-type="float" office:value="0.621735558771502" calcext:value-type="float">
            <text:p>0.6217355588</text:p>
          </table:table-cell>
          <table:table-cell office:value-type="float" office:value="-0.180817795303163" calcext:value-type="float">
            <text:p>-0.1808177953</text:p>
          </table:table-cell>
        </table:table-row>
        <table:table-row table:style-name="ro1">
          <table:table-cell office:value-type="float" office:value="0.838934221657643" calcext:value-type="float">
            <text:p>0.8389342217</text:p>
          </table:table-cell>
          <table:table-cell office:value-type="float" office:value="-0.704681663111554" calcext:value-type="float">
            <text:p>-0.7046816631</text:p>
          </table:table-cell>
        </table:table-row>
        <table:table-row table:style-name="ro1">
          <table:table-cell office:value-type="float" office:value="0.848878050632785" calcext:value-type="float">
            <text:p>0.8488780506</text:p>
          </table:table-cell>
          <table:table-cell office:value-type="float" office:value="-0.769696582928077" calcext:value-type="float">
            <text:p>-0.7696965829</text:p>
          </table:table-cell>
        </table:table-row>
        <table:table-row table:style-name="ro1">
          <table:table-cell office:value-type="float" office:value="0.048852005825109" calcext:value-type="float">
            <text:p>0.0488520058</text:p>
          </table:table-cell>
          <table:table-cell office:value-type="float" office:value="0.730154863136927" calcext:value-type="float">
            <text:p>0.7301548631</text:p>
          </table:table-cell>
        </table:table-row>
        <table:table-row table:style-name="ro1">
          <table:table-cell office:value-type="float" office:value="0.423412473983505" calcext:value-type="float">
            <text:p>0.423412474</text:p>
          </table:table-cell>
          <table:table-cell office:value-type="float" office:value="0.065198860068432" calcext:value-type="float">
            <text:p>0.0651988601</text:p>
          </table:table-cell>
        </table:table-row>
        <table:table-row table:style-name="ro1">
          <table:table-cell office:value-type="float" office:value="0.635367104690467" calcext:value-type="float">
            <text:p>0.6353671047</text:p>
          </table:table-cell>
          <table:table-cell office:value-type="float" office:value="-0.366497127104792" calcext:value-type="float">
            <text:p>-0.3664971271</text:p>
          </table:table-cell>
        </table:table-row>
        <table:table-row table:style-name="ro1">
          <table:table-cell office:value-type="float" office:value="0.0712437777794292" calcext:value-type="float">
            <text:p>0.0712437778</text:p>
          </table:table-cell>
          <table:table-cell office:value-type="float" office:value="0.677683535234393" calcext:value-type="float">
            <text:p>0.6776835352</text:p>
          </table:table-cell>
        </table:table-row>
        <table:table-row table:style-name="ro1">
          <table:table-cell office:value-type="float" office:value="0.84738126972699" calcext:value-type="float">
            <text:p>0.8473812697</text:p>
          </table:table-cell>
          <table:table-cell office:value-type="float" office:value="-0.765048354639832" calcext:value-type="float">
            <text:p>-0.7650483546</text:p>
          </table:table-cell>
        </table:table-row>
        <table:table-row table:style-name="ro1">
          <table:table-cell office:value-type="float" office:value="0.0728798065645412" calcext:value-type="float">
            <text:p>0.0728798066</text:p>
          </table:table-cell>
          <table:table-cell office:value-type="float" office:value="0.675710364261002" calcext:value-type="float">
            <text:p>0.6757103643</text:p>
          </table:table-cell>
        </table:table-row>
        <table:table-row table:style-name="ro1">
          <table:table-cell office:value-type="float" office:value="0.044897932741873" calcext:value-type="float">
            <text:p>0.0448979327</text:p>
          </table:table-cell>
          <table:table-cell office:value-type="float" office:value="0.743786261761915" calcext:value-type="float">
            <text:p>0.7437862618</text:p>
          </table:table-cell>
        </table:table-row>
        <table:table-row table:style-name="ro1">
          <table:table-cell office:value-type="float" office:value="0.415385973480962" calcext:value-type="float">
            <text:p>0.4153859735</text:p>
          </table:table-cell>
          <table:table-cell office:value-type="float" office:value="0.162440417283955" calcext:value-type="float">
            <text:p>0.1624404173</text:p>
          </table:table-cell>
        </table:table-row>
        <table:table-row table:style-name="ro1">
          <table:table-cell office:value-type="float" office:value="0.211609737169925" calcext:value-type="float">
            <text:p>0.2116097372</text:p>
          </table:table-cell>
          <table:table-cell office:value-type="float" office:value="0.464508715052652" calcext:value-type="float">
            <text:p>0.4645087151</text:p>
          </table:table-cell>
        </table:table-row>
        <table:table-row table:style-name="ro1">
          <table:table-cell office:value-type="float" office:value="0.192868469363847" calcext:value-type="float">
            <text:p>0.1928684694</text:p>
          </table:table-cell>
          <table:table-cell office:value-type="float" office:value="0.603682432547638" calcext:value-type="float">
            <text:p>0.6036824325</text:p>
          </table:table-cell>
        </table:table-row>
        <table:table-row table:style-name="ro1">
          <table:table-cell office:value-type="float" office:value="0.218341336045717" calcext:value-type="float">
            <text:p>0.218341336</text:p>
          </table:table-cell>
          <table:table-cell office:value-type="float" office:value="0.413766704651777" calcext:value-type="float">
            <text:p>0.4137667047</text:p>
          </table:table-cell>
        </table:table-row>
        <table:table-row table:style-name="ro1">
          <table:table-cell office:value-type="float" office:value="0.00425909336655618" calcext:value-type="float">
            <text:p>0.0042590934</text:p>
          </table:table-cell>
          <table:table-cell office:value-type="float" office:value="0.934170088211435" calcext:value-type="float">
            <text:p>0.9341700882</text:p>
          </table:table-cell>
        </table:table-row>
        <table:table-row table:style-name="ro1">
          <table:table-cell office:value-type="float" office:value="0.644496726689179" calcext:value-type="float">
            <text:p>0.6444967267</text:p>
          </table:table-cell>
          <table:table-cell office:value-type="float" office:value="-0.437693872712685" calcext:value-type="float">
            <text:p>-0.4376938727</text:p>
          </table:table-cell>
        </table:table-row>
        <table:table-row table:style-name="ro1">
          <table:table-cell office:value-type="float" office:value="0.21035170410195" calcext:value-type="float">
            <text:p>0.2103517041</text:p>
          </table:table-cell>
          <table:table-cell office:value-type="float" office:value="0.474150167056723" calcext:value-type="float">
            <text:p>0.4741501671</text:p>
          </table:table-cell>
        </table:table-row>
        <table:table-row table:style-name="ro1">
          <table:table-cell office:value-type="float" office:value="0.244277597511315" calcext:value-type="float">
            <text:p>0.2442775975</text:p>
          </table:table-cell>
          <table:table-cell office:value-type="float" office:value="0.265419046851084" calcext:value-type="float">
            <text:p>0.2654190469</text:p>
          </table:table-cell>
        </table:table-row>
        <table:table-row table:style-name="ro1">
          <table:table-cell office:value-type="float" office:value="0.193576498988097" calcext:value-type="float">
            <text:p>0.193576499</text:p>
          </table:table-cell>
          <table:table-cell office:value-type="float" office:value="0.598825894461022" calcext:value-type="float">
            <text:p>0.5988258945</text:p>
          </table:table-cell>
        </table:table-row>
        <table:table-row table:style-name="ro1">
          <table:table-cell office:value-type="float" office:value="0.0406982142511533" calcext:value-type="float">
            <text:p>0.0406982143</text:p>
          </table:table-cell>
          <table:table-cell office:value-type="float" office:value="0.759289182630647" calcext:value-type="float">
            <text:p>0.7592891826</text:p>
          </table:table-cell>
        </table:table-row>
        <table:table-row table:style-name="ro1">
          <table:table-cell office:value-type="float" office:value="0.0272136153907573" calcext:value-type="float">
            <text:p>0.0272136154</text:p>
          </table:table-cell>
          <table:table-cell office:value-type="float" office:value="0.814500954430798" calcext:value-type="float">
            <text:p>0.8145009544</text:p>
          </table:table-cell>
        </table:table-row>
        <table:table-row table:style-name="ro1">
          <table:table-cell office:value-type="float" office:value="0.647105971654473" calcext:value-type="float">
            <text:p>0.6471059717</text:p>
          </table:table-cell>
          <table:table-cell office:value-type="float" office:value="-0.448846688631233" calcext:value-type="float">
            <text:p>-0.4488466886</text:p>
          </table:table-cell>
        </table:table-row>
        <table:table-row table:style-name="ro1">
          <table:table-cell office:value-type="float" office:value="0.24222898973396" calcext:value-type="float">
            <text:p>0.2422289897</text:p>
          </table:table-cell>
          <table:table-cell office:value-type="float" office:value="0.272965645442985" calcext:value-type="float">
            <text:p>0.2729656454</text:p>
          </table:table-cell>
        </table:table-row>
        <table:table-row table:style-name="ro1">
          <table:table-cell office:value-type="float" office:value="0.0452024025593604" calcext:value-type="float">
            <text:p>0.0452024026</text:p>
          </table:table-cell>
          <table:table-cell office:value-type="float" office:value="0.742701486922136" calcext:value-type="float">
            <text:p>0.7427014869</text:p>
          </table:table-cell>
        </table:table-row>
        <table:table-row table:style-name="ro1">
          <table:table-cell office:value-type="float" office:value="0.827843283875392" calcext:value-type="float">
            <text:p>0.8278432839</text:p>
          </table:table-cell>
          <table:table-cell office:value-type="float" office:value="-0.545117422076664" calcext:value-type="float">
            <text:p>-0.5451174221</text:p>
          </table:table-cell>
        </table:table-row>
        <table:table-row table:style-name="ro1">
          <table:table-cell office:value-type="float" office:value="0.00487951620310156" calcext:value-type="float">
            <text:p>0.0048795162</text:p>
          </table:table-cell>
          <table:table-cell office:value-type="float" office:value="0.929401389412459" calcext:value-type="float">
            <text:p>0.9294013894</text:p>
          </table:table-cell>
        </table:table-row>
        <table:table-row table:style-name="ro1">
          <table:table-cell office:value-type="float" office:value="0.838375160385504" calcext:value-type="float">
            <text:p>0.8383751604</text:p>
          </table:table-cell>
          <table:table-cell office:value-type="float" office:value="-0.698711586512731" calcext:value-type="float">
            <text:p>-0.6987115865</text:p>
          </table:table-cell>
        </table:table-row>
        <table:table-row table:style-name="ro1">
          <table:table-cell office:value-type="float" office:value="0.0376332201868839" calcext:value-type="float">
            <text:p>0.0376332202</text:p>
          </table:table-cell>
          <table:table-cell office:value-type="float" office:value="0.771179094422354" calcext:value-type="float">
            <text:p>0.7711790944</text:p>
          </table:table-cell>
        </table:table-row>
        <table:table-row table:style-name="ro1">
          <table:table-cell office:value-type="float" office:value="0.422535023742437" calcext:value-type="float">
            <text:p>0.4225350237</text:p>
          </table:table-cell>
          <table:table-cell office:value-type="float" office:value="0.0752052398515768" calcext:value-type="float">
            <text:p>0.0752052399</text:p>
          </table:table-cell>
        </table:table-row>
        <table:table-row table:style-name="ro1">
          <table:table-cell office:value-type="float" office:value="0.0305277564008441" calcext:value-type="float">
            <text:p>0.0305277564</text:p>
          </table:table-cell>
          <table:table-cell office:value-type="float" office:value="0.800286487404047" calcext:value-type="float">
            <text:p>0.8002864874</text:p>
          </table:table-cell>
        </table:table-row>
        <table:table-row table:style-name="ro1">
          <table:table-cell office:value-type="float" office:value="0.208226957989921" calcext:value-type="float">
            <text:p>0.208226958</text:p>
          </table:table-cell>
          <table:table-cell office:value-type="float" office:value="0.490460435612847" calcext:value-type="float">
            <text:p>0.4904604356</text:p>
          </table:table-cell>
        </table:table-row>
        <table:table-row table:style-name="ro1">
          <table:table-cell office:value-type="float" office:value="0.441173083035513" calcext:value-type="float">
            <text:p>0.441173083</text:p>
          </table:table-cell>
          <table:table-cell office:value-type="float" office:value="-0.0885273267960997" calcext:value-type="float">
            <text:p>-0.0885273268</text:p>
          </table:table-cell>
        </table:table-row>
        <table:table-row table:style-name="ro1">
          <table:table-cell office:value-type="float" office:value="0.00625306507765489" calcext:value-type="float">
            <text:p>0.0062530651</text:p>
          </table:table-cell>
          <table:table-cell office:value-type="float" office:value="0.919703221722149" calcext:value-type="float">
            <text:p>0.9197032217</text:p>
          </table:table-cell>
        </table:table-row>
        <table:table-row table:style-name="ro1">
          <table:table-cell office:value-type="float" office:value="0.231357181444298" calcext:value-type="float">
            <text:p>0.2313571814</text:p>
          </table:table-cell>
          <table:table-cell office:value-type="float" office:value="0.326494480370327" calcext:value-type="float">
            <text:p>0.3264944804</text:p>
          </table:table-cell>
        </table:table-row>
        <table:table-row table:style-name="ro1">
          <table:table-cell office:value-type="float" office:value="0.217367576265413" calcext:value-type="float">
            <text:p>0.2173675763</text:p>
          </table:table-cell>
          <table:table-cell office:value-type="float" office:value="0.420970814941235" calcext:value-type="float">
            <text:p>0.4209708149</text:p>
          </table:table-cell>
        </table:table-row>
        <table:table-row table:style-name="ro1">
          <table:table-cell office:value-type="float" office:value="0.824815139903133" calcext:value-type="float">
            <text:p>0.8248151399</text:p>
          </table:table-cell>
          <table:table-cell office:value-type="float" office:value="-0.488028748337636" calcext:value-type="float">
            <text:p>-0.4880287483</text:p>
          </table:table-cell>
        </table:table-row>
        <table:table-row table:style-name="ro1">
          <table:table-cell office:value-type="float" office:value="0.825740504608082" calcext:value-type="float">
            <text:p>0.8257405046</text:p>
          </table:table-cell>
          <table:table-cell office:value-type="float" office:value="-0.506013471871772" calcext:value-type="float">
            <text:p>-0.5060134719</text:p>
          </table:table-cell>
        </table:table-row>
        <table:table-row table:style-name="ro1">
          <table:table-cell office:value-type="float" office:value="0.0565545755928075" calcext:value-type="float">
            <text:p>0.0565545756</text:p>
          </table:table-cell>
          <table:table-cell office:value-type="float" office:value="0.706828155037828" calcext:value-type="float">
            <text:p>0.706828155</text:p>
          </table:table-cell>
        </table:table-row>
        <table:table-row table:style-name="ro1">
          <table:table-cell office:value-type="float" office:value="0.0177155333176426" calcext:value-type="float">
            <text:p>0.0177155333</text:p>
          </table:table-cell>
          <table:table-cell office:value-type="float" office:value="0.857541881844428" calcext:value-type="float">
            <text:p>0.8575418818</text:p>
          </table:table-cell>
        </table:table-row>
        <table:table-row table:style-name="ro1">
          <table:table-cell office:value-type="float" office:value="0.422745290897213" calcext:value-type="float">
            <text:p>0.4227452909</text:p>
          </table:table-cell>
          <table:table-cell office:value-type="float" office:value="0.0727912713455131" calcext:value-type="float">
            <text:p>0.0727912713</text:p>
          </table:table-cell>
        </table:table-row>
        <table:table-row table:style-name="ro1">
          <table:table-cell office:value-type="float" office:value="0.647811408050589" calcext:value-type="float">
            <text:p>0.6478114081</text:p>
          </table:table-cell>
          <table:table-cell office:value-type="float" office:value="-0.451148076983619" calcext:value-type="float">
            <text:p>-0.451148077</text:p>
          </table:table-cell>
        </table:table-row>
        <table:table-row table:style-name="ro1">
          <table:table-cell office:value-type="float" office:value="0.418102896989885" calcext:value-type="float">
            <text:p>0.418102897</text:p>
          </table:table-cell>
          <table:table-cell office:value-type="float" office:value="0.128246439229789" calcext:value-type="float">
            <text:p>0.1282464392</text:p>
          </table:table-cell>
        </table:table-row>
        <table:table-row table:style-name="ro1">
          <table:table-cell office:value-type="float" office:value="0.839269542961182" calcext:value-type="float">
            <text:p>0.839269543</text:p>
          </table:table-cell>
          <table:table-cell office:value-type="float" office:value="-0.708148159915061" calcext:value-type="float">
            <text:p>-0.7081481599</text:p>
          </table:table-cell>
        </table:table-row>
        <table:table-row table:style-name="ro1">
          <table:table-cell office:value-type="float" office:value="0.441413145612483" calcext:value-type="float">
            <text:p>0.4414131456</text:p>
          </table:table-cell>
          <table:table-cell office:value-type="float" office:value="-0.0898382218391193" calcext:value-type="float">
            <text:p>-0.0898382218</text:p>
          </table:table-cell>
        </table:table-row>
        <table:table-row table:style-name="ro1">
          <table:table-cell office:value-type="float" office:value="0.0696937025073887" calcext:value-type="float">
            <text:p>0.0696937025</text:p>
          </table:table-cell>
          <table:table-cell office:value-type="float" office:value="0.679229390651492" calcext:value-type="float">
            <text:p>0.6792293907</text:p>
          </table:table-cell>
        </table:table-row>
        <table:table-row table:style-name="ro1">
          <table:table-cell office:value-type="float" office:value="0.412696168778035" calcext:value-type="float">
            <text:p>0.4126961688</text:p>
          </table:table-cell>
          <table:table-cell office:value-type="float" office:value="0.197306928650811" calcext:value-type="float">
            <text:p>0.1973069287</text:p>
          </table:table-cell>
        </table:table-row>
        <table:table-row table:style-name="ro1">
          <table:table-cell office:value-type="float" office:value="0.832447689708054" calcext:value-type="float">
            <text:p>0.8324476897</text:p>
          </table:table-cell>
          <table:table-cell office:value-type="float" office:value="-0.621448299067837" calcext:value-type="float">
            <text:p>-0.6214482991</text:p>
          </table:table-cell>
        </table:table-row>
        <table:table-row table:style-name="ro1">
          <table:table-cell office:value-type="float" office:value="0.844322200733905" calcext:value-type="float">
            <text:p>0.8443222007</text:p>
          </table:table-cell>
          <table:table-cell office:value-type="float" office:value="-0.749795926167407" calcext:value-type="float">
            <text:p>-0.7497959262</text:p>
          </table:table-cell>
        </table:table-row>
        <table:table-row table:style-name="ro1">
          <table:table-cell office:value-type="float" office:value="0.0551732560866867" calcext:value-type="float">
            <text:p>0.0551732561</text:p>
          </table:table-cell>
          <table:table-cell office:value-type="float" office:value="0.710663992418727" calcext:value-type="float">
            <text:p>0.7106639924</text:p>
          </table:table-cell>
        </table:table-row>
        <table:table-row table:style-name="ro1">
          <table:table-cell office:value-type="float" office:value="0.842110982234501" calcext:value-type="float">
            <text:p>0.8421109822</text:p>
          </table:table-cell>
          <table:table-cell office:value-type="float" office:value="-0.734045791006275" calcext:value-type="float">
            <text:p>-0.734045791</text:p>
          </table:table-cell>
        </table:table-row>
        <table:table-row table:style-name="ro1">
          <table:table-cell office:value-type="float" office:value="0.624414998904385" calcext:value-type="float">
            <text:p>0.6244149989</text:p>
          </table:table-cell>
          <table:table-cell office:value-type="float" office:value="-0.223538668170676" calcext:value-type="float">
            <text:p>-0.2235386682</text:p>
          </table:table-cell>
        </table:table-row>
        <table:table-row table:style-name="ro1">
          <table:table-cell office:value-type="float" office:value="0.831226662522241" calcext:value-type="float">
            <text:p>0.8312266625</text:p>
          </table:table-cell>
          <table:table-cell office:value-type="float" office:value="-0.602517271643209" calcext:value-type="float">
            <text:p>-0.6025172716</text:p>
          </table:table-cell>
        </table:table-row>
        <table:table-row table:style-name="ro1">
          <table:table-cell office:value-type="float" office:value="0.62029162548174" calcext:value-type="float">
            <text:p>0.6202916255</text:p>
          </table:table-cell>
          <table:table-cell office:value-type="float" office:value="-0.156766427667902" calcext:value-type="float">
            <text:p>-0.1567664277</text:p>
          </table:table-cell>
        </table:table-row>
        <table:table-row table:style-name="ro1">
          <table:table-cell office:value-type="float" office:value="0.625955704241883" calcext:value-type="float">
            <text:p>0.6259557042</text:p>
          </table:table-cell>
          <table:table-cell office:value-type="float" office:value="-0.245947482369667" calcext:value-type="float">
            <text:p>-0.2459474824</text:p>
          </table:table-cell>
        </table:table-row>
        <table:table-row table:style-name="ro1">
          <table:table-cell office:value-type="float" office:value="0.245494307654172" calcext:value-type="float">
            <text:p>0.2454943077</text:p>
          </table:table-cell>
          <table:table-cell office:value-type="float" office:value="0.261487195937556" calcext:value-type="float">
            <text:p>0.2614871959</text:p>
          </table:table-cell>
        </table:table-row>
        <table:table-row table:style-name="ro1">
          <table:table-cell office:value-type="float" office:value="0.632305378662591" calcext:value-type="float">
            <text:p>0.6323053787</text:p>
          </table:table-cell>
          <table:table-cell office:value-type="float" office:value="-0.33227520693088" calcext:value-type="float">
            <text:p>-0.3322752069</text:p>
          </table:table-cell>
        </table:table-row>
        <table:table-row table:style-name="ro1">
          <table:table-cell office:value-type="float" office:value="0.436625277389526" calcext:value-type="float">
            <text:p>0.4366252774</text:p>
          </table:table-cell>
          <table:table-cell office:value-type="float" office:value="-0.0594220513803105" calcext:value-type="float">
            <text:p>-0.0594220514</text:p>
          </table:table-cell>
        </table:table-row>
        <table:table-row table:style-name="ro1">
          <table:table-cell office:value-type="float" office:value="0.826034552387051" calcext:value-type="float">
            <text:p>0.8260345524</text:p>
          </table:table-cell>
          <table:table-cell office:value-type="float" office:value="-0.511623928799247" calcext:value-type="float">
            <text:p>-0.5116239288</text:p>
          </table:table-cell>
        </table:table-row>
        <table:table-row table:style-name="ro1">
          <table:table-cell office:value-type="float" office:value="0.0184593786543353" calcext:value-type="float">
            <text:p>0.0184593787</text:p>
          </table:table-cell>
          <table:table-cell office:value-type="float" office:value="0.854019992532588" calcext:value-type="float">
            <text:p>0.8540199925</text:p>
          </table:table-cell>
        </table:table-row>
        <table:table-row table:style-name="ro1">
          <table:table-cell office:value-type="float" office:value="0.195215245396286" calcext:value-type="float">
            <text:p>0.1952152454</text:p>
          </table:table-cell>
          <table:table-cell office:value-type="float" office:value="0.58740258426933" calcext:value-type="float">
            <text:p>0.5874025843</text:p>
          </table:table-cell>
        </table:table-row>
        <table:table-row table:style-name="ro1">
          <table:table-cell office:value-type="float" office:value="0.44687685975115" calcext:value-type="float">
            <text:p>0.4468768598</text:p>
          </table:table-cell>
          <table:table-cell office:value-type="float" office:value="-0.113216059137822" calcext:value-type="float">
            <text:p>-0.1132160591</text:p>
          </table:table-cell>
        </table:table-row>
        <table:table-row table:style-name="ro1">
          <table:table-cell office:value-type="float" office:value="0.067665077639657" calcext:value-type="float">
            <text:p>0.0676650776</text:p>
          </table:table-cell>
          <table:table-cell office:value-type="float" office:value="0.682365045893103" calcext:value-type="float">
            <text:p>0.6823650459</text:p>
          </table:table-cell>
        </table:table-row>
        <table:table-row table:style-name="ro1">
          <table:table-cell office:value-type="float" office:value="0.22534522839016" calcext:value-type="float">
            <text:p>0.2253452284</text:p>
          </table:table-cell>
          <table:table-cell office:value-type="float" office:value="0.364232671057083" calcext:value-type="float">
            <text:p>0.3642326711</text:p>
          </table:table-cell>
        </table:table-row>
        <table:table-row table:style-name="ro1">
          <table:table-cell office:value-type="float" office:value="0.20072593062048" calcext:value-type="float">
            <text:p>0.2007259306</text:p>
          </table:table-cell>
          <table:table-cell office:value-type="float" office:value="0.547803839585532" calcext:value-type="float">
            <text:p>0.5478038396</text:p>
          </table:table-cell>
        </table:table-row>
        <table:table-row table:style-name="ro1">
          <table:table-cell office:value-type="float" office:value="0.825116976426914" calcext:value-type="float">
            <text:p>0.8251169764</text:p>
          </table:table-cell>
          <table:table-cell office:value-type="float" office:value="-0.49394548039262" calcext:value-type="float">
            <text:p>-0.4939454804</text:p>
          </table:table-cell>
        </table:table-row>
        <table:table-row table:style-name="ro1">
          <table:table-cell office:value-type="float" office:value="0.829701646543179" calcext:value-type="float">
            <text:p>0.8297016465</text:p>
          </table:table-cell>
          <table:table-cell office:value-type="float" office:value="-0.577514645765409" calcext:value-type="float">
            <text:p>-0.5775146458</text:p>
          </table:table-cell>
        </table:table-row>
        <table:table-row table:style-name="ro1">
          <table:table-cell office:value-type="float" office:value="0.199978914676463" calcext:value-type="float">
            <text:p>0.1999789147</text:p>
          </table:table-cell>
          <table:table-cell office:value-type="float" office:value="0.552945278227255" calcext:value-type="float">
            <text:p>0.5529452782</text:p>
          </table:table-cell>
        </table:table-row>
        <table:table-row table:style-name="ro1">
          <table:table-cell office:value-type="float" office:value="0.420402516941443" calcext:value-type="float">
            <text:p>0.4204025169</text:p>
          </table:table-cell>
          <table:table-cell office:value-type="float" office:value="0.10022805122556" calcext:value-type="float">
            <text:p>0.1002280512</text:p>
          </table:table-cell>
        </table:table-row>
        <table:table-row table:style-name="ro1">
          <table:table-cell office:value-type="float" office:value="0.451167339046169" calcext:value-type="float">
            <text:p>0.451167339</text:p>
          </table:table-cell>
          <table:table-cell office:value-type="float" office:value="-0.122553895765121" calcext:value-type="float">
            <text:p>-0.1225538958</text:p>
          </table:table-cell>
        </table:table-row>
        <table:table-row table:style-name="ro1">
          <table:table-cell office:value-type="float" office:value="0.0276060642851366" calcext:value-type="float">
            <text:p>0.0276060643</text:p>
          </table:table-cell>
          <table:table-cell office:value-type="float" office:value="0.812822100736049" calcext:value-type="float">
            <text:p>0.8128221007</text:p>
          </table:table-cell>
        </table:table-row>
        <table:table-row table:style-name="ro1">
          <table:table-cell office:value-type="float" office:value="0.00164983555254087" calcext:value-type="float">
            <text:p>0.0016498356</text:p>
          </table:table-cell>
          <table:table-cell office:value-type="float" office:value="0.959296357749044" calcext:value-type="float">
            <text:p>0.9592963577</text:p>
          </table:table-cell>
        </table:table-row>
        <table:table-row table:style-name="ro1">
          <table:table-cell office:value-type="float" office:value="0.843396360809914" calcext:value-type="float">
            <text:p>0.8433963608</text:p>
          </table:table-cell>
          <table:table-cell office:value-type="float" office:value="-0.743677853891561" calcext:value-type="float">
            <text:p>-0.7436778539</text:p>
          </table:table-cell>
        </table:table-row>
        <table:table-row table:style-name="ro1">
          <table:table-cell office:value-type="float" office:value="0.431593486531921" calcext:value-type="float">
            <text:p>0.4315934865</text:p>
          </table:table-cell>
          <table:table-cell office:value-type="float" office:value="-0.0183811221833944" calcext:value-type="float">
            <text:p>-0.0183811222</text:p>
          </table:table-cell>
        </table:table-row>
        <table:table-row table:style-name="ro1">
          <table:table-cell office:value-type="float" office:value="0.452587796242967" calcext:value-type="float">
            <text:p>0.4525877962</text:p>
          </table:table-cell>
          <table:table-cell office:value-type="float" office:value="-0.123839304993014" calcext:value-type="float">
            <text:p>-0.123839305</text:p>
          </table:table-cell>
        </table:table-row>
        <table:table-row table:style-name="ro1">
          <table:table-cell office:value-type="float" office:value="0.422056738192871" calcext:value-type="float">
            <text:p>0.4220567382</text:p>
          </table:table-cell>
          <table:table-cell office:value-type="float" office:value="0.0807327338654255" calcext:value-type="float">
            <text:p>0.0807327339</text:p>
          </table:table-cell>
        </table:table-row>
        <table:table-row table:style-name="ro1">
          <table:table-cell office:value-type="float" office:value="0.41122346656795" calcext:value-type="float">
            <text:p>0.4112234666</text:p>
          </table:table-cell>
          <table:table-cell office:value-type="float" office:value="0.216723111893257" calcext:value-type="float">
            <text:p>0.2167231119</text:p>
          </table:table-cell>
        </table:table-row>
        <table:table-row table:style-name="ro1">
          <table:table-cell office:value-type="float" office:value="0.227447816111664" calcext:value-type="float">
            <text:p>0.2274478161</text:p>
          </table:table-cell>
          <table:table-cell office:value-type="float" office:value="0.350374853885664" calcext:value-type="float">
            <text:p>0.3503748539</text:p>
          </table:table-cell>
        </table:table-row>
        <table:table-row table:style-name="ro1">
          <table:table-cell office:value-type="float" office:value="0.450279903824399" calcext:value-type="float">
            <text:p>0.4502799038</text:p>
          </table:table-cell>
          <table:table-cell office:value-type="float" office:value="-0.121291470487299" calcext:value-type="float">
            <text:p>-0.1212914705</text:p>
          </table:table-cell>
        </table:table-row>
        <table:table-row table:style-name="ro1">
          <table:table-cell office:value-type="float" office:value="0.248537013916509" calcext:value-type="float">
            <text:p>0.2485370139</text:p>
          </table:table-cell>
          <table:table-cell office:value-type="float" office:value="0.25319057977514" calcext:value-type="float">
            <text:p>0.2531905798</text:p>
          </table:table-cell>
        </table:table-row>
        <table:table-row table:style-name="ro1">
          <table:table-cell office:value-type="float" office:value="0.411074921252505" calcext:value-type="float">
            <text:p>0.4110749213</text:p>
          </table:table-cell>
          <table:table-cell office:value-type="float" office:value="0.218692121699336" calcext:value-type="float">
            <text:p>0.2186921217</text:p>
          </table:table-cell>
        </table:table-row>
        <table:table-row table:style-name="ro1">
          <table:table-cell office:value-type="float" office:value="0.0432773992045399" calcext:value-type="float">
            <text:p>0.0432773992</text:p>
          </table:table-cell>
          <table:table-cell office:value-type="float" office:value="0.749651985292212" calcext:value-type="float">
            <text:p>0.7496519853</text:p>
          </table:table-cell>
        </table:table-row>
        <table:table-row table:style-name="ro1">
          <table:table-cell office:value-type="float" office:value="0.00793961656709102" calcext:value-type="float">
            <text:p>0.0079396166</text:p>
          </table:table-cell>
          <table:table-cell office:value-type="float" office:value="0.908949684370454" calcext:value-type="float">
            <text:p>0.9089496844</text:p>
          </table:table-cell>
        </table:table-row>
        <table:table-row table:style-name="ro1">
          <table:table-cell office:value-type="float" office:value="0.639501768004663" calcext:value-type="float">
            <text:p>0.639501768</text:p>
          </table:table-cell>
          <table:table-cell office:value-type="float" office:value="-0.404704729512734" calcext:value-type="float">
            <text:p>-0.4047047295</text:p>
          </table:table-cell>
        </table:table-row>
        <table:table-row table:style-name="ro1">
          <table:table-cell office:value-type="float" office:value="0.638778862590671" calcext:value-type="float">
            <text:p>0.6387788626</text:p>
          </table:table-cell>
          <table:table-cell office:value-type="float" office:value="-0.398733447070464" calcext:value-type="float">
            <text:p>-0.3987334471</text:p>
          </table:table-cell>
        </table:table-row>
        <table:table-row table:style-name="ro1">
          <table:table-cell office:value-type="float" office:value="0.185678484331786" calcext:value-type="float">
            <text:p>0.1856784843</text:p>
          </table:table-cell>
          <table:table-cell office:value-type="float" office:value="0.649846717861834" calcext:value-type="float">
            <text:p>0.6498467179</text:p>
          </table:table-cell>
        </table:table-row>
        <table:table-row table:style-name="ro1">
          <table:table-cell office:value-type="float" office:value="0.420507170044723" calcext:value-type="float">
            <text:p>0.42050717</text:p>
          </table:table-cell>
          <table:table-cell office:value-type="float" office:value="0.0989780079210722" calcext:value-type="float">
            <text:p>0.0989780079</text:p>
          </table:table-cell>
        </table:table-row>
        <table:table-row table:style-name="ro1">
          <table:table-cell office:value-type="float" office:value="0.0782123494958545" calcext:value-type="float">
            <text:p>0.0782123495</text:p>
          </table:table-cell>
          <table:table-cell office:value-type="float" office:value="0.670883997683269" calcext:value-type="float">
            <text:p>0.6708839977</text:p>
          </table:table-cell>
        </table:table-row>
        <table:table-row table:style-name="ro1">
          <table:table-cell office:value-type="float" office:value="0.644176146902441" calcext:value-type="float">
            <text:p>0.6441761469</text:p>
          </table:table-cell>
          <table:table-cell office:value-type="float" office:value="-0.436030140307667" calcext:value-type="float">
            <text:p>-0.4360301403</text:p>
          </table:table-cell>
        </table:table-row>
        <table:table-row table:style-name="ro1">
          <table:table-cell office:value-type="float" office:value="0.0520314513263918" calcext:value-type="float">
            <text:p>0.0520314513</text:p>
          </table:table-cell>
          <table:table-cell office:value-type="float" office:value="0.719970508445802" calcext:value-type="float">
            <text:p>0.7199705084</text:p>
          </table:table-cell>
        </table:table-row>
        <table:table-row table:style-name="ro1">
          <table:table-cell office:value-type="float" office:value="0.0385418809423891" calcext:value-type="float">
            <text:p>0.0385418809</text:p>
          </table:table-cell>
          <table:table-cell office:value-type="float" office:value="0.767607473607992" calcext:value-type="float">
            <text:p>0.7676074736</text:p>
          </table:table-cell>
        </table:table-row>
        <table:table-row table:style-name="ro1">
          <table:table-cell office:value-type="float" office:value="0.212299162553567" calcext:value-type="float">
            <text:p>0.2122991626</text:p>
          </table:table-cell>
          <table:table-cell office:value-type="float" office:value="0.459236441138781" calcext:value-type="float">
            <text:p>0.4592364411</text:p>
          </table:table-cell>
        </table:table-row>
        <table:table-row table:style-name="ro1">
          <table:table-cell office:value-type="float" office:value="0.838174993172522" calcext:value-type="float">
            <text:p>0.8381749932</text:p>
          </table:table-cell>
          <table:table-cell office:value-type="float" office:value="-0.696518880522779" calcext:value-type="float">
            <text:p>-0.6965188805</text:p>
          </table:table-cell>
        </table:table-row>
        <table:table-row table:style-name="ro1">
          <table:table-cell office:value-type="float" office:value="0.628222154806703" calcext:value-type="float">
            <text:p>0.6282221548</text:p>
          </table:table-cell>
          <table:table-cell office:value-type="float" office:value="-0.279441120357688" calcext:value-type="float">
            <text:p>-0.2794411204</text:p>
          </table:table-cell>
        </table:table-row>
        <table:table-row table:style-name="ro1">
          <table:table-cell office:value-type="float" office:value="0.41444973536943" calcext:value-type="float">
            <text:p>0.4144497354</text:p>
          </table:table-cell>
          <table:table-cell office:value-type="float" office:value="0.174558897271995" calcext:value-type="float">
            <text:p>0.1745588973</text:p>
          </table:table-cell>
        </table:table-row>
        <table:table-row table:style-name="ro1">
          <table:table-cell office:value-type="float" office:value="0.0772453566074658" calcext:value-type="float">
            <text:p>0.0772453566</text:p>
          </table:table-cell>
          <table:table-cell office:value-type="float" office:value="0.671434381087603" calcext:value-type="float">
            <text:p>0.6714343811</text:p>
          </table:table-cell>
        </table:table-row>
        <table:table-row table:style-name="ro1">
          <table:table-cell office:value-type="float" office:value="0.633828746796262" calcext:value-type="float">
            <text:p>0.6338287468</text:p>
          </table:table-cell>
          <table:table-cell office:value-type="float" office:value="-0.349911143512742" calcext:value-type="float">
            <text:p>-0.3499111435</text:p>
          </table:table-cell>
        </table:table-row>
        <table:table-row table:style-name="ro1">
          <table:table-cell office:value-type="float" office:value="0.0047870256545263" calcext:value-type="float">
            <text:p>0.0047870257</text:p>
          </table:table-cell>
          <table:table-cell office:value-type="float" office:value="0.930094460715805" calcext:value-type="float">
            <text:p>0.9300944607</text:p>
          </table:table-cell>
        </table:table-row>
        <table:table-row table:style-name="ro1">
          <table:table-cell office:value-type="float" office:value="0.623140263741359" calcext:value-type="float">
            <text:p>0.6231402637</text:p>
          </table:table-cell>
          <table:table-cell office:value-type="float" office:value="-0.203538093796271" calcext:value-type="float">
            <text:p>-0.2035380938</text:p>
          </table:table-cell>
        </table:table-row>
        <table:table-row table:style-name="ro1">
          <table:table-cell office:value-type="float" office:value="0.622975360497132" calcext:value-type="float">
            <text:p>0.6229753605</text:p>
          </table:table-cell>
          <table:table-cell office:value-type="float" office:value="-0.200899240953694" calcext:value-type="float">
            <text:p>-0.200899241</text:p>
          </table:table-cell>
        </table:table-row>
        <table:table-row table:style-name="ro1">
          <table:table-cell office:value-type="float" office:value="0.0323874405292458" calcext:value-type="float">
            <text:p>0.0323874405</text:p>
          </table:table-cell>
          <table:table-cell office:value-type="float" office:value="0.792480071062157" calcext:value-type="float">
            <text:p>0.7924800711</text:p>
          </table:table-cell>
        </table:table-row>
        <table:table-row table:style-name="ro1">
          <table:table-cell office:value-type="float" office:value="0.847847604732685" calcext:value-type="float">
            <text:p>0.8478476047</text:p>
          </table:table-cell>
          <table:table-cell office:value-type="float" office:value="-0.766696401411386" calcext:value-type="float">
            <text:p>-0.7666964014</text:p>
          </table:table-cell>
        </table:table-row>
        <table:table-row table:style-name="ro1">
          <table:table-cell office:value-type="float" office:value="0.206963640400056" calcext:value-type="float">
            <text:p>0.2069636404</text:p>
          </table:table-cell>
          <table:table-cell office:value-type="float" office:value="0.500150459427094" calcext:value-type="float">
            <text:p>0.5001504594</text:p>
          </table:table-cell>
        </table:table-row>
        <table:table-row table:style-name="ro1">
          <table:table-cell office:value-type="float" office:value="0.83385996726865" calcext:value-type="float">
            <text:p>0.8338599673</text:p>
          </table:table-cell>
          <table:table-cell office:value-type="float" office:value="-0.642102078788348" calcext:value-type="float">
            <text:p>-0.6421020788</text:p>
          </table:table-cell>
        </table:table-row>
        <table:table-row table:style-name="ro1">
          <table:table-cell office:value-type="float" office:value="0.0348777425048635" calcext:value-type="float">
            <text:p>0.0348777425</text:p>
          </table:table-cell>
          <table:table-cell office:value-type="float" office:value="0.782228912773403" calcext:value-type="float">
            <text:p>0.7822289128</text:p>
          </table:table-cell>
        </table:table-row>
        <table:table-row table:style-name="ro1">
          <table:table-cell office:value-type="float" office:value="0.82605379968219" calcext:value-type="float">
            <text:p>0.8260537997</text:p>
          </table:table-cell>
          <table:table-cell office:value-type="float" office:value="-0.511997203561986" calcext:value-type="float">
            <text:p>-0.5119972036</text:p>
          </table:table-cell>
        </table:table-row>
        <table:table-row table:style-name="ro1">
          <table:table-cell office:value-type="float" office:value="0.635533311487177" calcext:value-type="float">
            <text:p>0.6355333115</text:p>
          </table:table-cell>
          <table:table-cell office:value-type="float" office:value="-0.368222158413414" calcext:value-type="float">
            <text:p>-0.3682221584</text:p>
          </table:table-cell>
        </table:table-row>
        <table:table-row table:style-name="ro1">
          <table:table-cell office:value-type="float" office:value="0.187686260846431" calcext:value-type="float">
            <text:p>0.1876862608</text:p>
          </table:table-cell>
          <table:table-cell office:value-type="float" office:value="0.637580817695445" calcext:value-type="float">
            <text:p>0.6375808177</text:p>
          </table:table-cell>
        </table:table-row>
        <table:table-row table:style-name="ro1">
          <table:table-cell office:value-type="float" office:value="0.625167519462255" calcext:value-type="float">
            <text:p>0.6251675195</text:p>
          </table:table-cell>
          <table:table-cell office:value-type="float" office:value="-0.233982991987705" calcext:value-type="float">
            <text:p>-0.233982992</text:p>
          </table:table-cell>
        </table:table-row>
        <table:table-row table:style-name="ro1">
          <table:table-cell office:value-type="float" office:value="0.641497529204865" calcext:value-type="float">
            <text:p>0.6414975292</text:p>
          </table:table-cell>
          <table:table-cell office:value-type="float" office:value="-0.419683468299725" calcext:value-type="float">
            <text:p>-0.4196834683</text:p>
          </table:table-cell>
        </table:table-row>
        <table:table-row table:style-name="ro1">
          <table:table-cell office:value-type="float" office:value="0.63308659133129" calcext:value-type="float">
            <text:p>0.6330865913</text:p>
          </table:table-cell>
          <table:table-cell office:value-type="float" office:value="-0.341052866406335" calcext:value-type="float">
            <text:p>-0.3410528664</text:p>
          </table:table-cell>
        </table:table-row>
        <table:table-row table:style-name="ro1">
          <table:table-cell office:value-type="float" office:value="0.412311969445261" calcext:value-type="float">
            <text:p>0.4123119694</text:p>
          </table:table-cell>
          <table:table-cell office:value-type="float" office:value="0.202352820207417" calcext:value-type="float">
            <text:p>0.2023528202</text:p>
          </table:table-cell>
        </table:table-row>
        <table:table-row table:style-name="ro1">
          <table:table-cell office:value-type="float" office:value="0.256478756610224" calcext:value-type="float">
            <text:p>0.2564787566</text:p>
          </table:table-cell>
          <table:table-cell office:value-type="float" office:value="0.24237817858405" calcext:value-type="float">
            <text:p>0.2423781786</text:p>
          </table:table-cell>
        </table:table-row>
        <table:table-row table:style-name="ro1">
          <table:table-cell office:value-type="float" office:value="0.429609223409698" calcext:value-type="float">
            <text:p>0.4296092234</text:p>
          </table:table-cell>
          <table:table-cell office:value-type="float" office:value="0.00011919439967231" calcext:value-type="float">
            <text:p>0.0001191944</text:p>
          </table:table-cell>
        </table:table-row>
        <table:table-row table:style-name="ro1">
          <table:table-cell office:value-type="float" office:value="0.648448727333205" calcext:value-type="float">
            <text:p>0.6484487273</text:p>
          </table:table-cell>
          <table:table-cell office:value-type="float" office:value="-0.452941966477598" calcext:value-type="float">
            <text:p>-0.4529419665</text:p>
          </table:table-cell>
        </table:table-row>
        <table:table-row table:style-name="ro1">
          <table:table-cell office:value-type="float" office:value="0.00920660139173354" calcext:value-type="float">
            <text:p>0.0092066014</text:p>
          </table:table-cell>
          <table:table-cell office:value-type="float" office:value="0.901423074745926" calcext:value-type="float">
            <text:p>0.9014230747</text:p>
          </table:table-cell>
        </table:table-row>
        <table:table-row table:style-name="ro1">
          <table:table-cell office:value-type="float" office:value="0.425636162838829" calcext:value-type="float">
            <text:p>0.4256361628</text:p>
          </table:table-cell>
          <table:table-cell office:value-type="float" office:value="0.0406672329019136" calcext:value-type="float">
            <text:p>0.0406672329</text:p>
          </table:table-cell>
        </table:table-row>
        <table:table-row table:style-name="ro1">
          <table:table-cell office:value-type="float" office:value="0.41682921518817" calcext:value-type="float">
            <text:p>0.4168292152</text:p>
          </table:table-cell>
          <table:table-cell office:value-type="float" office:value="0.144121966230739" calcext:value-type="float">
            <text:p>0.1441219662</text:p>
          </table:table-cell>
        </table:table-row>
        <table:table-row table:style-name="ro1">
          <table:table-cell office:value-type="float" office:value="0.237290702665229" calcext:value-type="float">
            <text:p>0.2372907027</text:p>
          </table:table-cell>
          <table:table-cell office:value-type="float" office:value="0.29424885789885" calcext:value-type="float">
            <text:p>0.2942488579</text:p>
          </table:table-cell>
        </table:table-row>
        <table:table-row table:style-name="ro1">
          <table:table-cell office:value-type="float" office:value="0.245494307654172" calcext:value-type="float">
            <text:p>0.2454943077</text:p>
          </table:table-cell>
          <table:table-cell office:value-type="float" office:value="0.261487195937556" calcext:value-type="float">
            <text:p>0.2614871959</text:p>
          </table:table-cell>
        </table:table-row>
        <table:table-row table:style-name="ro1">
          <table:table-cell office:value-type="float" office:value="0.0268407568574048" calcext:value-type="float">
            <text:p>0.0268407569</text:p>
          </table:table-cell>
          <table:table-cell office:value-type="float" office:value="0.816124014465782" calcext:value-type="float">
            <text:p>0.8161240145</text:p>
          </table:table-cell>
        </table:table-row>
        <table:table-row table:style-name="ro1">
          <table:table-cell office:value-type="float" office:value="0.0578758516964735" calcext:value-type="float">
            <text:p>0.0578758517</text:p>
          </table:table-cell>
          <table:table-cell office:value-type="float" office:value="0.703312721817663" calcext:value-type="float">
            <text:p>0.7033127218</text:p>
          </table:table-cell>
        </table:table-row>
        <table:table-row table:style-name="ro1">
          <table:table-cell office:value-type="float" office:value="0.00108919464023987" calcext:value-type="float">
            <text:p>0.0010891946</text:p>
          </table:table-cell>
          <table:table-cell office:value-type="float" office:value="0.966959788236487" calcext:value-type="float">
            <text:p>0.9669597882</text:p>
          </table:table-cell>
        </table:table-row>
        <table:table-row table:style-name="ro1">
          <table:table-cell office:value-type="float" office:value="0.0484612810980896" calcext:value-type="float">
            <text:p>0.0484612811</text:p>
          </table:table-cell>
          <table:table-cell office:value-type="float" office:value="0.73145609850724" calcext:value-type="float">
            <text:p>0.7314560985</text:p>
          </table:table-cell>
        </table:table-row>
        <table:table-row table:style-name="ro1">
          <table:table-cell office:value-type="float" office:value="0.84545239472403" calcext:value-type="float">
            <text:p>0.8454523947</text:p>
          </table:table-cell>
          <table:table-cell office:value-type="float" office:value="-0.756100659665002" calcext:value-type="float">
            <text:p>-0.7561006597</text:p>
          </table:table-cell>
        </table:table-row>
        <table:table-row table:style-name="ro1">
          <table:table-cell office:value-type="float" office:value="0.0068747533277277" calcext:value-type="float">
            <text:p>0.0068747533</text:p>
          </table:table-cell>
          <table:table-cell office:value-type="float" office:value="0.915612604530723" calcext:value-type="float">
            <text:p>0.9156126045</text:p>
          </table:table-cell>
        </table:table-row>
        <table:table-row table:style-name="ro1">
          <table:table-cell office:value-type="float" office:value="0.448104590326007" calcext:value-type="float">
            <text:p>0.4481045903</text:p>
          </table:table-cell>
          <table:table-cell office:value-type="float" office:value="-0.116716543008878" calcext:value-type="float">
            <text:p>-0.116716543</text:p>
          </table:table-cell>
        </table:table-row>
        <table:table-row table:style-name="ro1">
          <table:table-cell office:value-type="float" office:value="0.627599292898856" calcext:value-type="float">
            <text:p>0.6275992929</text:p>
          </table:table-cell>
          <table:table-cell office:value-type="float" office:value="-0.270711004630671" calcext:value-type="float">
            <text:p>-0.2707110046</text:p>
          </table:table-cell>
        </table:table-row>
        <table:table-row table:style-name="ro1">
          <table:table-cell office:value-type="float" office:value="0.41141247890738" calcext:value-type="float">
            <text:p>0.4114124789</text:p>
          </table:table-cell>
          <table:table-cell office:value-type="float" office:value="0.214220326426849" calcext:value-type="float">
            <text:p>0.2142203264</text:p>
          </table:table-cell>
        </table:table-row>
        <table:table-row table:style-name="ro1">
          <table:table-cell office:value-type="float" office:value="0.8343824891671" calcext:value-type="float">
            <text:p>0.8343824892</text:p>
          </table:table-cell>
          <table:table-cell office:value-type="float" office:value="-0.649383544238671" calcext:value-type="float">
            <text:p>-0.6493835442</text:p>
          </table:table-cell>
        </table:table-row>
        <table:table-row table:style-name="ro1">
          <table:table-cell office:value-type="float" office:value="0.225689435641135" calcext:value-type="float">
            <text:p>0.2256894356</text:p>
          </table:table-cell>
          <table:table-cell office:value-type="float" office:value="0.361926823120761" calcext:value-type="float">
            <text:p>0.3619268231</text:p>
          </table:table-cell>
        </table:table-row>
        <table:table-row table:style-name="ro1">
          <table:table-cell office:value-type="float" office:value="0.00213240920007757" calcext:value-type="float">
            <text:p>0.0021324092</text:p>
          </table:table-cell>
          <table:table-cell office:value-type="float" office:value="0.95368104916653" calcext:value-type="float">
            <text:p>0.9536810492</text:p>
          </table:table-cell>
        </table:table-row>
        <table:table-row table:style-name="ro1">
          <table:table-cell office:value-type="float" office:value="0.423825418593773" calcext:value-type="float">
            <text:p>0.4238254186</text:p>
          </table:table-cell>
          <table:table-cell office:value-type="float" office:value="0.0605516454359369" calcext:value-type="float">
            <text:p>0.0605516454</text:p>
          </table:table-cell>
        </table:table-row>
        <table:table-row table:style-name="ro1">
          <table:table-cell office:value-type="float" office:value="0.651395353975776" calcext:value-type="float">
            <text:p>0.651395354</text:p>
          </table:table-cell>
          <table:table-cell office:value-type="float" office:value="-0.457860258222277" calcext:value-type="float">
            <text:p>-0.4578602582</text:p>
          </table:table-cell>
        </table:table-row>
        <table:table-row table:style-name="ro1">
          <table:table-cell office:value-type="float" office:value="0.221257832264132" calcext:value-type="float">
            <text:p>0.2212578323</text:p>
          </table:table-cell>
          <table:table-cell office:value-type="float" office:value="0.392597346466949" calcext:value-type="float">
            <text:p>0.3925973465</text:p>
          </table:table-cell>
        </table:table-row>
        <table:table-row table:style-name="ro1">
          <table:table-cell office:value-type="float" office:value="0.431900841036034" calcext:value-type="float">
            <text:p>0.431900841</text:p>
          </table:table-cell>
          <table:table-cell office:value-type="float" office:value="-0.0211348793781903" calcext:value-type="float">
            <text:p>-0.0211348794</text:p>
          </table:table-cell>
        </table:table-row>
        <table:table-row table:style-name="ro1">
          <table:table-cell office:value-type="float" office:value="0.202791211617058" calcext:value-type="float">
            <text:p>0.2027912116</text:p>
          </table:table-cell>
          <table:table-cell office:value-type="float" office:value="0.53191687108509" calcext:value-type="float">
            <text:p>0.5319168711</text:p>
          </table:table-cell>
        </table:table-row>
        <table:table-row table:style-name="ro1">
          <table:table-cell office:value-type="float" office:value="0.643361055594004" calcext:value-type="float">
            <text:p>0.6433610556</text:p>
          </table:table-cell>
          <table:table-cell office:value-type="float" office:value="-0.431515316938713" calcext:value-type="float">
            <text:p>-0.4315153169</text:p>
          </table:table-cell>
        </table:table-row>
        <table:table-row table:style-name="ro1">
          <table:table-cell office:value-type="float" office:value="0.845578675107887" calcext:value-type="float">
            <text:p>0.8455786751</text:p>
          </table:table-cell>
          <table:table-cell office:value-type="float" office:value="-0.756988335031117" calcext:value-type="float">
            <text:p>-0.756988335</text:p>
          </table:table-cell>
        </table:table-row>
        <table:table-row table:style-name="ro1">
          <table:table-cell office:value-type="float" office:value="0.0130792321642699" calcext:value-type="float">
            <text:p>0.0130792322</text:p>
          </table:table-cell>
          <table:table-cell office:value-type="float" office:value="0.880411277347361" calcext:value-type="float">
            <text:p>0.8804112773</text:p>
          </table:table-cell>
        </table:table-row>
        <table:table-row table:style-name="ro1">
          <table:table-cell office:value-type="float" office:value="0.620649147965874" calcext:value-type="float">
            <text:p>0.620649148</text:p>
          </table:table-cell>
          <table:table-cell office:value-type="float" office:value="-0.162784675473591" calcext:value-type="float">
            <text:p>-0.1627846755</text:p>
          </table:table-cell>
        </table:table-row>
        <table:table-row table:style-name="ro1">
          <table:table-cell office:value-type="float" office:value="0.427933474085022" calcext:value-type="float">
            <text:p>0.4279334741</text:p>
          </table:table-cell>
          <table:table-cell office:value-type="float" office:value="0.0166762675172894" calcext:value-type="float">
            <text:p>0.0166762675</text:p>
          </table:table-cell>
        </table:table-row>
        <table:table-row table:style-name="ro1">
          <table:table-cell office:value-type="float" office:value="0.431964750556176" calcext:value-type="float">
            <text:p>0.4319647506</text:p>
          </table:table-cell>
          <table:table-cell office:value-type="float" office:value="-0.0217036152028828" calcext:value-type="float">
            <text:p>-0.0217036152</text:p>
          </table:table-cell>
        </table:table-row>
        <table:table-row table:style-name="ro1">
          <table:table-cell office:value-type="float" office:value="0.627903823363058" calcext:value-type="float">
            <text:p>0.6279038234</text:p>
          </table:table-cell>
          <table:table-cell office:value-type="float" office:value="-0.275000509455343" calcext:value-type="float">
            <text:p>-0.2750005095</text:p>
          </table:table-cell>
        </table:table-row>
        <table:table-row table:style-name="ro1">
          <table:table-cell office:value-type="float" office:value="0.0822613079180205" calcext:value-type="float">
            <text:p>0.0822613079</text:p>
          </table:table-cell>
          <table:table-cell office:value-type="float" office:value="0.669681533126867" calcext:value-type="float">
            <text:p>0.6696815331</text:p>
          </table:table-cell>
        </table:table-row>
        <table:table-row table:style-name="ro1">
          <table:table-cell office:value-type="float" office:value="0.649201173825907" calcext:value-type="float">
            <text:p>0.6492011738</text:p>
          </table:table-cell>
          <table:table-cell office:value-type="float" office:value="-0.454191178252851" calcext:value-type="float">
            <text:p>-0.4541911783</text:p>
          </table:table-cell>
        </table:table-row>
        <table:table-row table:style-name="ro1">
          <table:table-cell office:value-type="float" office:value="0.432200571448484" calcext:value-type="float">
            <text:p>0.4322005714</text:p>
          </table:table-cell>
          <table:table-cell office:value-type="float" office:value="-0.0237906350025638" calcext:value-type="float">
            <text:p>-0.023790635</text:p>
          </table:table-cell>
        </table:table-row>
        <table:table-row table:style-name="ro1">
          <table:table-cell office:value-type="float" office:value="0.831505497645165" calcext:value-type="float">
            <text:p>0.8315054976</text:p>
          </table:table-cell>
          <table:table-cell office:value-type="float" office:value="-0.606926484768146" calcext:value-type="float">
            <text:p>-0.6069264848</text:p>
          </table:table-cell>
        </table:table-row>
        <table:table-row table:style-name="ro1">
          <table:table-cell office:value-type="float" office:value="0.849196294885572" calcext:value-type="float">
            <text:p>0.8491962949</text:p>
          </table:table-cell>
          <table:table-cell office:value-type="float" office:value="-0.770444092181767" calcext:value-type="float">
            <text:p>-0.7704440922</text:p>
          </table:table-cell>
        </table:table-row>
        <table:table-row table:style-name="ro1">
          <table:table-cell office:value-type="float" office:value="0.839320768159451" calcext:value-type="float">
            <text:p>0.8393207682</text:p>
          </table:table-cell>
          <table:table-cell office:value-type="float" office:value="-0.708670191676846" calcext:value-type="float">
            <text:p>-0.7086701917</text:p>
          </table:table-cell>
        </table:table-row>
        <table:table-row table:style-name="ro1">
          <table:table-cell office:value-type="float" office:value="0.236687857475533" calcext:value-type="float">
            <text:p>0.2366878575</text:p>
          </table:table-cell>
          <table:table-cell office:value-type="float" office:value="0.29720507833566" calcext:value-type="float">
            <text:p>0.2972050783</text:p>
          </table:table-cell>
        </table:table-row>
        <table:table-row table:style-name="ro1">
          <table:table-cell office:value-type="float" office:value="0.208797991362137" calcext:value-type="float">
            <text:p>0.2087979914</text:p>
          </table:table-cell>
          <table:table-cell office:value-type="float" office:value="0.486076671298192" calcext:value-type="float">
            <text:p>0.4860766713</text:p>
          </table:table-cell>
        </table:table-row>
        <table:table-row table:style-name="ro1">
          <table:table-cell office:value-type="float" office:value="0.22534522839016" calcext:value-type="float">
            <text:p>0.2253452284</text:p>
          </table:table-cell>
          <table:table-cell office:value-type="float" office:value="0.364232671057083" calcext:value-type="float">
            <text:p>0.3642326711</text:p>
          </table:table-cell>
        </table:table-row>
        <table:table-row table:style-name="ro1">
          <table:table-cell office:value-type="float" office:value="0.626308515227861" calcext:value-type="float">
            <text:p>0.6263085152</text:p>
          </table:table-cell>
          <table:table-cell office:value-type="float" office:value="-0.252089759744965" calcext:value-type="float">
            <text:p>-0.2520897597</text:p>
          </table:table-cell>
        </table:table-row>
        <table:table-row table:style-name="ro1">
          <table:table-cell office:value-type="float" office:value="0.21092133799283" calcext:value-type="float">
            <text:p>0.210921338</text:p>
          </table:table-cell>
          <table:table-cell office:value-type="float" office:value="0.469781853047196" calcext:value-type="float">
            <text:p>0.469781853</text:p>
          </table:table-cell>
        </table:table-row>
        <table:table-row table:style-name="ro1">
          <table:table-cell office:value-type="float" office:value="0.186425578386314" calcext:value-type="float">
            <text:p>0.1864255784</text:p>
          </table:table-cell>
          <table:table-cell office:value-type="float" office:value="0.645343559334845" calcext:value-type="float">
            <text:p>0.6453435593</text:p>
          </table:table-cell>
        </table:table-row>
        <table:table-row table:style-name="ro1">
          <table:table-cell office:value-type="float" office:value="0.428138959295239" calcext:value-type="float">
            <text:p>0.4281389593</text:p>
          </table:table-cell>
          <table:table-cell office:value-type="float" office:value="0.0151360337630011" calcext:value-type="float">
            <text:p>0.0151360338</text:p>
          </table:table-cell>
        </table:table-row>
        <table:table-row table:style-name="ro1">
          <table:table-cell office:value-type="float" office:value="0.414618861224617" calcext:value-type="float">
            <text:p>0.4146188612</text:p>
          </table:table-cell>
          <table:table-cell office:value-type="float" office:value="0.172297769532997" calcext:value-type="float">
            <text:p>0.1722977695</text:p>
          </table:table-cell>
        </table:table-row>
        <table:table-row table:style-name="ro1">
          <table:table-cell office:value-type="float" office:value="0.450834028460757" calcext:value-type="float">
            <text:p>0.4508340285</text:p>
          </table:table-cell>
          <table:table-cell office:value-type="float" office:value="-0.122121015860485" calcext:value-type="float">
            <text:p>-0.1221210159</text:p>
          </table:table-cell>
        </table:table-row>
        <table:table-row table:style-name="ro1">
          <table:table-cell office:value-type="float" office:value="0.244503267579658" calcext:value-type="float">
            <text:p>0.2445032676</text:p>
          </table:table-cell>
          <table:table-cell office:value-type="float" office:value="0.264660520259703" calcext:value-type="float">
            <text:p>0.2646605203</text:p>
          </table:table-cell>
        </table:table-row>
        <table:table-row table:style-name="ro1">
          <table:table-cell office:value-type="float" office:value="0.636775875787513" calcext:value-type="float">
            <text:p>0.6367758758</text:p>
          </table:table-cell>
          <table:table-cell office:value-type="float" office:value="-0.380591266313473" calcext:value-type="float">
            <text:p>-0.3805912663</text:p>
          </table:table-cell>
        </table:table-row>
        <table:table-row table:style-name="ro1">
          <table:table-cell office:value-type="float" office:value="0.646303483286245" calcext:value-type="float">
            <text:p>0.6463034833</text:p>
          </table:table-cell>
          <table:table-cell office:value-type="float" office:value="-0.445880358781654" calcext:value-type="float">
            <text:p>-0.4458803588</text:p>
          </table:table-cell>
        </table:table-row>
        <table:table-row table:style-name="ro1">
          <table:table-cell office:value-type="float" office:value="0.0521861134247711" calcext:value-type="float">
            <text:p>0.0521861134</text:p>
          </table:table-cell>
          <table:table-cell office:value-type="float" office:value="0.71949411210792" calcext:value-type="float">
            <text:p>0.7194941121</text:p>
          </table:table-cell>
        </table:table-row>
        <table:table-row table:style-name="ro1">
          <table:table-cell office:value-type="float" office:value="0.447657797532088" calcext:value-type="float">
            <text:p>0.4476577975</text:p>
          </table:table-cell>
          <table:table-cell office:value-type="float" office:value="-0.115518790826995" calcext:value-type="float">
            <text:p>-0.1155187908</text:p>
          </table:table-cell>
        </table:table-row>
        <table:table-row table:style-name="ro1">
          <table:table-cell office:value-type="float" office:value="0.621743704717369" calcext:value-type="float">
            <text:p>0.6217437047</text:p>
          </table:table-cell>
          <table:table-cell office:value-type="float" office:value="-0.180951524188806" calcext:value-type="float">
            <text:p>-0.1809515242</text:p>
          </table:table-cell>
        </table:table-row>
        <table:table-row table:style-name="ro1">
          <table:table-cell office:value-type="float" office:value="0.633184510408625" calcext:value-type="float">
            <text:p>0.6331845104</text:p>
          </table:table-cell>
          <table:table-cell office:value-type="float" office:value="-0.34259251259937" calcext:value-type="float">
            <text:p>-0.3425925126</text:p>
          </table:table-cell>
        </table:table-row>
        <table:table-row table:style-name="ro1">
          <table:table-cell office:value-type="float" office:value="0.2310399797394" calcext:value-type="float">
            <text:p>0.2310399797</text:p>
          </table:table-cell>
          <table:table-cell office:value-type="float" office:value="0.32837986702766" calcext:value-type="float">
            <text:p>0.328379867</text:p>
          </table:table-cell>
        </table:table-row>
        <table:table-row table:style-name="ro1">
          <table:table-cell office:value-type="float" office:value="0.429104884720863" calcext:value-type="float">
            <text:p>0.4291048847</text:p>
          </table:table-cell>
          <table:table-cell office:value-type="float" office:value="0.00501488587499939" calcext:value-type="float">
            <text:p>0.0050148859</text:p>
          </table:table-cell>
        </table:table-row>
        <table:table-row table:style-name="ro1">
          <table:table-cell office:value-type="float" office:value="0.83403070909055" calcext:value-type="float">
            <text:p>0.8340307091</text:p>
          </table:table-cell>
          <table:table-cell office:value-type="float" office:value="-0.644506795095385" calcext:value-type="float">
            <text:p>-0.6445067951</text:p>
          </table:table-cell>
        </table:table-row>
        <table:table-row table:style-name="ro1">
          <table:table-cell office:value-type="float" office:value="0.453114019868765" calcext:value-type="float">
            <text:p>0.4531140199</text:p>
          </table:table-cell>
          <table:table-cell office:value-type="float" office:value="-0.124084890442655" calcext:value-type="float">
            <text:p>-0.1240848904</text:p>
          </table:table-cell>
        </table:table-row>
        <table:table-row table:style-name="ro1">
          <table:table-cell office:value-type="float" office:value="0.223700915487986" calcext:value-type="float">
            <text:p>0.2237009155</text:p>
          </table:table-cell>
          <table:table-cell office:value-type="float" office:value="0.375434855472928" calcext:value-type="float">
            <text:p>0.3754348555</text:p>
          </table:table-cell>
        </table:table-row>
        <table:table-row table:style-name="ro1">
          <table:table-cell office:value-type="float" office:value="0.429055251735556" calcext:value-type="float">
            <text:p>0.4290552517</text:p>
          </table:table-cell>
          <table:table-cell office:value-type="float" office:value="0.00550079981030474" calcext:value-type="float">
            <text:p>0.0055007998</text:p>
          </table:table-cell>
        </table:table-row>
        <table:table-row table:style-name="ro1">
          <table:table-cell office:value-type="float" office:value="0.824284257567433" calcext:value-type="float">
            <text:p>0.8242842576</text:p>
          </table:table-cell>
          <table:table-cell office:value-type="float" office:value="-0.477291824123529" calcext:value-type="float">
            <text:p>-0.4772918241</text:p>
          </table:table-cell>
        </table:table-row>
        <table:table-row table:style-name="ro1">
          <table:table-cell office:value-type="float" office:value="0.22805522804104" calcext:value-type="float">
            <text:p>0.228055228</text:p>
          </table:table-cell>
          <table:table-cell office:value-type="float" office:value="0.34647721030037" calcext:value-type="float">
            <text:p>0.3464772103</text:p>
          </table:table-cell>
        </table:table-row>
        <table:table-row table:style-name="ro1">
          <table:table-cell office:value-type="float" office:value="0.628336148943325" calcext:value-type="float">
            <text:p>0.6283361489</text:p>
          </table:table-cell>
          <table:table-cell office:value-type="float" office:value="-0.281020447719376" calcext:value-type="float">
            <text:p>-0.2810204477</text:p>
          </table:table-cell>
        </table:table-row>
        <table:table-row table:style-name="ro1">
          <table:table-cell office:value-type="float" office:value="0.0510983013211113" calcext:value-type="float">
            <text:p>0.0510983013</text:p>
          </table:table-cell>
          <table:table-cell office:value-type="float" office:value="0.72288322464285" calcext:value-type="float">
            <text:p>0.7228832246</text:p>
          </table:table-cell>
        </table:table-row>
        <table:table-row table:style-name="ro1">
          <table:table-cell office:value-type="float" office:value="0.429511021120948" calcext:value-type="float">
            <text:p>0.4295110211</text:p>
          </table:table-cell>
          <table:table-cell office:value-type="float" office:value="0.0010664523755245" calcext:value-type="float">
            <text:p>0.0010664524</text:p>
          </table:table-cell>
        </table:table-row>
        <table:table-row table:style-name="ro1">
          <table:table-cell office:value-type="float" office:value="0.220323417425455" calcext:value-type="float">
            <text:p>0.2203234174</text:p>
          </table:table-cell>
          <table:table-cell office:value-type="float" office:value="0.399306591915993" calcext:value-type="float">
            <text:p>0.3993065919</text:p>
          </table:table-cell>
        </table:table-row>
        <table:table-row table:style-name="ro1">
          <table:table-cell office:value-type="float" office:value="0.038088687382834" calcext:value-type="float">
            <text:p>0.0380886874</text:p>
          </table:table-cell>
          <table:table-cell office:value-type="float" office:value="0.771078212344363" calcext:value-type="float">
            <text:p>0.7710782123</text:p>
          </table:table-cell>
        </table:table-row>
        <table:table-row table:style-name="ro1">
          <table:table-cell office:value-type="float" office:value="0.833069244877222" calcext:value-type="float">
            <text:p>0.8330692449</text:p>
          </table:table-cell>
          <table:table-cell office:value-type="float" office:value="-0.630704794925949" calcext:value-type="float">
            <text:p>-0.6307047949</text:p>
          </table:table-cell>
        </table:table-row>
        <table:table-row table:style-name="ro1">
          <table:table-cell office:value-type="float" office:value="0.0170096490393272" calcext:value-type="float">
            <text:p>0.017009649</text:p>
          </table:table-cell>
          <table:table-cell office:value-type="float" office:value="0.860915901203746" calcext:value-type="float">
            <text:p>0.8609159012</text:p>
          </table:table-cell>
        </table:table-row>
        <table:table-row table:style-name="ro1">
          <table:table-cell office:value-type="float" office:value="0.0259803041574781" calcext:value-type="float">
            <text:p>0.0259803042</text:p>
          </table:table-cell>
          <table:table-cell office:value-type="float" office:value="0.819888112352781" calcext:value-type="float">
            <text:p>0.8198881124</text:p>
          </table:table-cell>
        </table:table-row>
        <table:table-row table:style-name="ro1">
          <table:table-cell office:value-type="float" office:value="0.427433391590375" calcext:value-type="float">
            <text:p>0.4274333916</text:p>
          </table:table-cell>
          <table:table-cell office:value-type="float" office:value="0.0217747958913037" calcext:value-type="float">
            <text:p>0.0217747959</text:p>
          </table:table-cell>
        </table:table-row>
        <table:table-row table:style-name="ro1">
          <table:table-cell office:value-type="float" office:value="0.636321416310051" calcext:value-type="float">
            <text:p>0.6363214163</text:p>
          </table:table-cell>
          <table:table-cell office:value-type="float" office:value="-0.376080906668564" calcext:value-type="float">
            <text:p>-0.3760809067</text:p>
          </table:table-cell>
        </table:table-row>
        <table:table-row table:style-name="ro1">
          <table:table-cell office:value-type="float" office:value="0.0653990043517062" calcext:value-type="float">
            <text:p>0.0653990044</text:p>
          </table:table-cell>
          <table:table-cell office:value-type="float" office:value="0.686379703924028" calcext:value-type="float">
            <text:p>0.6863797039</text:p>
          </table:table-cell>
        </table:table-row>
        <table:table-row table:style-name="ro1">
          <table:table-cell office:value-type="float" office:value="0.0090210912915326" calcext:value-type="float">
            <text:p>0.0090210913</text:p>
          </table:table-cell>
          <table:table-cell office:value-type="float" office:value="0.902503718889394" calcext:value-type="float">
            <text:p>0.9025037189</text:p>
          </table:table-cell>
        </table:table-row>
        <table:table-row table:style-name="ro1">
          <table:table-cell office:value-type="float" office:value="0.00397897658489711" calcext:value-type="float">
            <text:p>0.0039789766</text:p>
          </table:table-cell>
          <table:table-cell office:value-type="float" office:value="0.936424779914988" calcext:value-type="float">
            <text:p>0.9364247799</text:p>
          </table:table-cell>
        </table:table-row>
        <table:table-row table:style-name="ro1">
          <table:table-cell office:value-type="float" office:value="0.623844151289641" calcext:value-type="float">
            <text:p>0.6238441513</text:p>
          </table:table-cell>
          <table:table-cell office:value-type="float" office:value="-0.21465707241204" calcext:value-type="float">
            <text:p>-0.2146570724</text:p>
          </table:table-cell>
        </table:table-row>
        <table:table-row table:style-name="ro1">
          <table:table-cell office:value-type="float" office:value="0.00454020200887773" calcext:value-type="float">
            <text:p>0.004540202</text:p>
          </table:table-cell>
          <table:table-cell office:value-type="float" office:value="0.931986926525496" calcext:value-type="float">
            <text:p>0.9319869265</text:p>
          </table:table-cell>
        </table:table-row>
        <table:table-row table:style-name="ro1">
          <table:table-cell office:value-type="float" office:value="0.20072593062048" calcext:value-type="float">
            <text:p>0.2007259306</text:p>
          </table:table-cell>
          <table:table-cell office:value-type="float" office:value="0.547803839585532" calcext:value-type="float">
            <text:p>0.5478038396</text:p>
          </table:table-cell>
        </table:table-row>
        <table:table-row table:style-name="ro1">
          <table:table-cell office:value-type="float" office:value="0.205046795715568" calcext:value-type="float">
            <text:p>0.2050467957</text:p>
          </table:table-cell>
          <table:table-cell office:value-type="float" office:value="0.514804983493992" calcext:value-type="float">
            <text:p>0.5148049835</text:p>
          </table:table-cell>
        </table:table-row>
        <table:table-row table:style-name="ro1">
          <table:table-cell office:value-type="float" office:value="0.243504908523919" calcext:value-type="float">
            <text:p>0.2435049085</text:p>
          </table:table-cell>
          <table:table-cell office:value-type="float" office:value="0.268084663036022" calcext:value-type="float">
            <text:p>0.268084663</text:p>
          </table:table-cell>
        </table:table-row>
        <table:table-row table:style-name="ro1">
          <table:table-cell office:value-type="float" office:value="0.0372310579179262" calcext:value-type="float">
            <text:p>0.0372310579</text:p>
          </table:table-cell>
          <table:table-cell office:value-type="float" office:value="0.772775757088955" calcext:value-type="float">
            <text:p>0.7727757571</text:p>
          </table:table-cell>
        </table:table-row>
        <table:table-row table:style-name="ro1">
          <table:table-cell office:value-type="float" office:value="0.42116204123613" calcext:value-type="float">
            <text:p>0.4211620412</text:p>
          </table:table-cell>
          <table:table-cell office:value-type="float" office:value="0.0912060896122306" calcext:value-type="float">
            <text:p>0.0912060896</text:p>
          </table:table-cell>
        </table:table-row>
        <table:table-row table:style-name="ro1">
          <table:table-cell office:value-type="float" office:value="0.251470945569225" calcext:value-type="float">
            <text:p>0.2514709456</text:p>
          </table:table-cell>
          <table:table-cell office:value-type="float" office:value="0.247328723883132" calcext:value-type="float">
            <text:p>0.2473287239</text:p>
          </table:table-cell>
        </table:table-row>
        <table:table-row table:style-name="ro1">
          <table:table-cell office:value-type="float" office:value="0.0321693128304061" calcext:value-type="float">
            <text:p>0.0321693128</text:p>
          </table:table-cell>
          <table:table-cell office:value-type="float" office:value="0.793389191311694" calcext:value-type="float">
            <text:p>0.7933891913</text:p>
          </table:table-cell>
        </table:table-row>
        <table:table-row table:style-name="ro1">
          <table:table-cell office:value-type="float" office:value="0.627262786426218" calcext:value-type="float">
            <text:p>0.6272627864</text:p>
          </table:table-cell>
          <table:table-cell office:value-type="float" office:value="-0.265924510174084" calcext:value-type="float">
            <text:p>-0.2659245102</text:p>
          </table:table-cell>
        </table:table-row>
        <table:table-row table:style-name="ro1">
          <table:table-cell office:value-type="float" office:value="0.182486487309079" calcext:value-type="float">
            <text:p>0.1824864873</text:p>
          </table:table-cell>
          <table:table-cell office:value-type="float" office:value="0.668230600099986" calcext:value-type="float">
            <text:p>0.6682306001</text:p>
          </table:table-cell>
        </table:table-row>
        <table:table-row table:style-name="ro1">
          <table:table-cell office:value-type="float" office:value="0.236825560090607" calcext:value-type="float">
            <text:p>0.2368255601</text:p>
          </table:table-cell>
          <table:table-cell office:value-type="float" office:value="0.296523681579577" calcext:value-type="float">
            <text:p>0.2965236816</text:p>
          </table:table-cell>
        </table:table-row>
        <table:table-row table:style-name="ro1">
          <table:table-cell office:value-type="float" office:value="0.431266705606038" calcext:value-type="float">
            <text:p>0.4312667056</text:p>
          </table:table-cell>
          <table:table-cell office:value-type="float" office:value="-0.0154198517384277" calcext:value-type="float">
            <text:p>-0.0154198517</text:p>
          </table:table-cell>
        </table:table-row>
        <table:table-row table:style-name="ro1">
          <table:table-cell office:value-type="float" office:value="0.420267239436998" calcext:value-type="float">
            <text:p>0.4202672394</text:p>
          </table:table-cell>
          <table:table-cell office:value-type="float" office:value="0.101847113961229" calcext:value-type="float">
            <text:p>0.101847114</text:p>
          </table:table-cell>
        </table:table-row>
        <table:table-row table:style-name="ro1">
          <table:table-cell office:value-type="float" office:value="0.414983112872879" calcext:value-type="float">
            <text:p>0.4149831129</text:p>
          </table:table-cell>
          <table:table-cell office:value-type="float" office:value="0.16829037697071" calcext:value-type="float">
            <text:p>0.168290377</text:p>
          </table:table-cell>
        </table:table-row>
        <table:table-row table:style-name="ro1">
          <table:table-cell office:value-type="float" office:value="0.255584053223513" calcext:value-type="float">
            <text:p>0.2555840532</text:p>
          </table:table-cell>
          <table:table-cell office:value-type="float" office:value="0.242785462763364" calcext:value-type="float">
            <text:p>0.2427854628</text:p>
          </table:table-cell>
        </table:table-row>
        <table:table-row table:style-name="ro1">
          <table:table-cell office:value-type="float" office:value="0.414893383089095" calcext:value-type="float">
            <text:p>0.4148933831</text:p>
          </table:table-cell>
          <table:table-cell office:value-type="float" office:value="0.168759426997636" calcext:value-type="float">
            <text:p>0.168759427</text:p>
          </table:table-cell>
        </table:table-row>
        <table:table-row table:style-name="ro1">
          <table:table-cell office:value-type="float" office:value="0.824338917355269" calcext:value-type="float">
            <text:p>0.8243389174</text:p>
          </table:table-cell>
          <table:table-cell office:value-type="float" office:value="-0.478596039919183" calcext:value-type="float">
            <text:p>-0.4785960399</text:p>
          </table:table-cell>
        </table:table-row>
        <table:table-row table:style-name="ro1">
          <table:table-cell office:value-type="float" office:value="0.61852479155344" calcext:value-type="float">
            <text:p>0.6185247916</text:p>
          </table:table-cell>
          <table:table-cell office:value-type="float" office:value="-0.126450232234477" calcext:value-type="float">
            <text:p>-0.1264502322</text:p>
          </table:table-cell>
        </table:table-row>
        <table:table-row table:style-name="ro1">
          <table:table-cell office:value-type="float" office:value="0.618673490203609" calcext:value-type="float">
            <text:p>0.6186734902</text:p>
          </table:table-cell>
          <table:table-cell office:value-type="float" office:value="-0.129037140197223" calcext:value-type="float">
            <text:p>-0.1290371402</text:p>
          </table:table-cell>
        </table:table-row>
        <table:table-row table:style-name="ro1">
          <table:table-cell office:value-type="float" office:value="0.0493374802599936" calcext:value-type="float">
            <text:p>0.0493374803</text:p>
          </table:table-cell>
          <table:table-cell office:value-type="float" office:value="0.728552787716215" calcext:value-type="float">
            <text:p>0.7285527877</text:p>
          </table:table-cell>
        </table:table-row>
        <table:table-row table:style-name="ro1">
          <table:table-cell office:value-type="float" office:value="0.212413248359643" calcext:value-type="float">
            <text:p>0.2124132484</text:p>
          </table:table-cell>
          <table:table-cell office:value-type="float" office:value="0.458365005628798" calcext:value-type="float">
            <text:p>0.4583650056</text:p>
          </table:table-cell>
        </table:table-row>
        <table:table-row table:style-name="ro1">
          <table:table-cell office:value-type="float" office:value="0.619280387441579" calcext:value-type="float">
            <text:p>0.6192803874</text:p>
          </table:table-cell>
          <table:table-cell office:value-type="float" office:value="-0.139529084531746" calcext:value-type="float">
            <text:p>-0.1395290845</text:p>
          </table:table-cell>
        </table:table-row>
        <table:table-row table:style-name="ro1">
          <table:table-cell office:value-type="float" office:value="0.0505930813360346" calcext:value-type="float">
            <text:p>0.0505930813</text:p>
          </table:table-cell>
          <table:table-cell office:value-type="float" office:value="0.724486642189023" calcext:value-type="float">
            <text:p>0.7244866422</text:p>
          </table:table-cell>
        </table:table-row>
        <table:table-row table:style-name="ro1">
          <table:table-cell office:value-type="float" office:value="0.20263011199008" calcext:value-type="float">
            <text:p>0.202630112</text:p>
          </table:table-cell>
          <table:table-cell office:value-type="float" office:value="0.533131698833986" calcext:value-type="float">
            <text:p>0.5331316988</text:p>
          </table:table-cell>
        </table:table-row>
        <table:table-row table:style-name="ro1">
          <table:table-cell office:value-type="float" office:value="0.19096374491689" calcext:value-type="float">
            <text:p>0.1909637449</text:p>
          </table:table-cell>
          <table:table-cell office:value-type="float" office:value="0.616492033471265" calcext:value-type="float">
            <text:p>0.6164920335</text:p>
          </table:table-cell>
        </table:table-row>
        <table:table-row table:style-name="ro1">
          <table:table-cell office:value-type="float" office:value="0.24260941820835" calcext:value-type="float">
            <text:p>0.2426094182</text:p>
          </table:table-cell>
          <table:table-cell office:value-type="float" office:value="0.271346643354287" calcext:value-type="float">
            <text:p>0.2713466434</text:p>
          </table:table-cell>
        </table:table-row>
        <table:table-row table:style-name="ro1">
          <table:table-cell office:value-type="float" office:value="0.223992521322095" calcext:value-type="float">
            <text:p>0.2239925213</text:p>
          </table:table-cell>
          <table:table-cell office:value-type="float" office:value="0.373426453709021" calcext:value-type="float">
            <text:p>0.3734264537</text:p>
          </table:table-cell>
        </table:table-row>
        <table:table-row table:style-name="ro1">
          <table:table-cell office:value-type="float" office:value="0.000726890911456109" calcext:value-type="float">
            <text:p>0.0007268909</text:p>
          </table:table-cell>
          <table:table-cell office:value-type="float" office:value="0.973022578215917" calcext:value-type="float">
            <text:p>0.9730225782</text:p>
          </table:table-cell>
        </table:table-row>
        <table:table-row table:style-name="ro1">
          <table:table-cell office:value-type="float" office:value="0.00094203022954086" calcext:value-type="float">
            <text:p>0.0009420302</text:p>
          </table:table-cell>
          <table:table-cell office:value-type="float" office:value="0.969279614048808" calcext:value-type="float">
            <text:p>0.969279614</text:p>
          </table:table-cell>
        </table:table-row>
        <table:table-row table:style-name="ro1">
          <table:table-cell office:value-type="float" office:value="0.432477368165819" calcext:value-type="float">
            <text:p>0.4324773682</text:p>
          </table:table-cell>
          <table:table-cell office:value-type="float" office:value="-0.0262169320723983" calcext:value-type="float">
            <text:p>-0.0262169321</text:p>
          </table:table-cell>
        </table:table-row>
        <table:table-row table:style-name="ro1">
          <table:table-cell office:value-type="float" office:value="0.630164989631896" calcext:value-type="float">
            <text:p>0.6301649896</text:p>
          </table:table-cell>
          <table:table-cell office:value-type="float" office:value="-0.305546488230022" calcext:value-type="float">
            <text:p>-0.3055464882</text:p>
          </table:table-cell>
        </table:table-row>
        <table:table-row table:style-name="ro1">
          <table:table-cell office:value-type="float" office:value="0.00676083062152096" calcext:value-type="float">
            <text:p>0.0067608306</text:p>
          </table:table-cell>
          <table:table-cell office:value-type="float" office:value="0.916350517024816" calcext:value-type="float">
            <text:p>0.916350517</text:p>
          </table:table-cell>
        </table:table-row>
        <table:table-row table:style-name="ro1">
          <table:table-cell office:value-type="float" office:value="0.449769831807711" calcext:value-type="float">
            <text:p>0.4497698318</text:p>
          </table:table-cell>
          <table:table-cell office:value-type="float" office:value="-0.12040688744801" calcext:value-type="float">
            <text:p>-0.1204068874</text:p>
          </table:table-cell>
        </table:table-row>
        <table:table-row table:style-name="ro1">
          <table:table-cell office:value-type="float" office:value="0.417142554614786" calcext:value-type="float">
            <text:p>0.4171425546</text:p>
          </table:table-cell>
          <table:table-cell office:value-type="float" office:value="0.140185548323033" calcext:value-type="float">
            <text:p>0.1401855483</text:p>
          </table:table-cell>
        </table:table-row>
        <table:table-row table:style-name="ro1">
          <table:table-cell office:value-type="float" office:value="0.429315239184089" calcext:value-type="float">
            <text:p>0.4293152392</text:p>
          </table:table-cell>
          <table:table-cell office:value-type="float" office:value="0.00296365140164155" calcext:value-type="float">
            <text:p>0.0029636514</text:p>
          </table:table-cell>
        </table:table-row>
        <table:table-row table:style-name="ro1">
          <table:table-cell office:value-type="float" office:value="0.0715410357398008" calcext:value-type="float">
            <text:p>0.0715410357</text:p>
          </table:table-cell>
          <table:table-cell office:value-type="float" office:value="0.677309574671443" calcext:value-type="float">
            <text:p>0.6773095747</text:p>
          </table:table-cell>
        </table:table-row>
        <table:table-row table:style-name="ro1">
          <table:table-cell office:value-type="float" office:value="0.210340694156946" calcext:value-type="float">
            <text:p>0.2103406942</text:p>
          </table:table-cell>
          <table:table-cell office:value-type="float" office:value="0.475230074492126" calcext:value-type="float">
            <text:p>0.4752300745</text:p>
          </table:table-cell>
        </table:table-row>
        <table:table-row table:style-name="ro1">
          <table:table-cell office:value-type="float" office:value="0.830561493118719" calcext:value-type="float">
            <text:p>0.8305614931</text:p>
          </table:table-cell>
          <table:table-cell office:value-type="float" office:value="-0.591796461339054" calcext:value-type="float">
            <text:p>-0.5917964613</text:p>
          </table:table-cell>
        </table:table-row>
        <table:table-row table:style-name="ro1">
          <table:table-cell office:value-type="float" office:value="0.416789707248082" calcext:value-type="float">
            <text:p>0.4167897072</text:p>
          </table:table-cell>
          <table:table-cell office:value-type="float" office:value="0.144618963688645" calcext:value-type="float">
            <text:p>0.1446189637</text:p>
          </table:table-cell>
        </table:table-row>
        <table:table-row table:style-name="ro1">
          <table:table-cell office:value-type="float" office:value="0.824629340849886" calcext:value-type="float">
            <text:p>0.8246293408</text:p>
          </table:table-cell>
          <table:table-cell office:value-type="float" office:value="-0.484362683382625" calcext:value-type="float">
            <text:p>-0.4843626834</text:p>
          </table:table-cell>
        </table:table-row>
        <table:table-row table:style-name="ro1">
          <table:table-cell office:value-type="float" office:value="0.422670490387256" calcext:value-type="float">
            <text:p>0.4226704904</text:p>
          </table:table-cell>
          <table:table-cell office:value-type="float" office:value="0.0736488262951171" calcext:value-type="float">
            <text:p>0.0736488263</text:p>
          </table:table-cell>
        </table:table-row>
        <table:table-row table:style-name="ro1">
          <table:table-cell office:value-type="float" office:value="0.83660381116355" calcext:value-type="float">
            <text:p>0.8366038112</text:p>
          </table:table-cell>
          <table:table-cell office:value-type="float" office:value="-0.678262677891912" calcext:value-type="float">
            <text:p>-0.6782626779</text:p>
          </table:table-cell>
        </table:table-row>
        <table:table-row table:style-name="ro1">
          <table:table-cell office:value-type="float" office:value="0.0587154043970306" calcext:value-type="float">
            <text:p>0.0587154044</text:p>
          </table:table-cell>
          <table:table-cell office:value-type="float" office:value="0.70115914592324" calcext:value-type="float">
            <text:p>0.7011591459</text:p>
          </table:table-cell>
        </table:table-row>
        <table:table-row table:style-name="ro1">
          <table:table-cell office:value-type="float" office:value="0.634096381038997" calcext:value-type="float">
            <text:p>0.634096381</text:p>
          </table:table-cell>
          <table:table-cell office:value-type="float" office:value="-0.352886993099461" calcext:value-type="float">
            <text:p>-0.3528869931</text:p>
          </table:table-cell>
        </table:table-row>
        <table:table-row table:style-name="ro1">
          <table:table-cell office:value-type="float" office:value="0.00412698474066476" calcext:value-type="float">
            <text:p>0.0041269847</text:p>
          </table:table-cell>
          <table:table-cell office:value-type="float" office:value="0.935224809506689" calcext:value-type="float">
            <text:p>0.9352248095</text:p>
          </table:table-cell>
        </table:table-row>
        <table:table-row table:style-name="ro1">
          <table:table-cell office:value-type="float" office:value="0.415243714462227" calcext:value-type="float">
            <text:p>0.4152437145</text:p>
          </table:table-cell>
          <table:table-cell office:value-type="float" office:value="0.164261989305867" calcext:value-type="float">
            <text:p>0.1642619893</text:p>
          </table:table-cell>
        </table:table-row>
        <table:table-row table:style-name="ro1">
          <table:table-cell office:value-type="float" office:value="0.416633021379058" calcext:value-type="float">
            <text:p>0.4166330214</text:p>
          </table:table-cell>
          <table:table-cell office:value-type="float" office:value="0.146595766426323" calcext:value-type="float">
            <text:p>0.1465957664</text:p>
          </table:table-cell>
        </table:table-row>
        <table:table-row table:style-name="ro1">
          <table:table-cell office:value-type="float" office:value="0.0425085668593712" calcext:value-type="float">
            <text:p>0.0425085669</text:p>
          </table:table-cell>
          <table:table-cell office:value-type="float" office:value="0.752487221166896" calcext:value-type="float">
            <text:p>0.7524872212</text:p>
          </table:table-cell>
        </table:table-row>
        <table:table-row table:style-name="ro1">
          <table:table-cell office:value-type="float" office:value="0.205576864883965" calcext:value-type="float">
            <text:p>0.2055768649</text:p>
          </table:table-cell>
          <table:table-cell office:value-type="float" office:value="0.510793219119416" calcext:value-type="float">
            <text:p>0.5107932191</text:p>
          </table:table-cell>
        </table:table-row>
        <table:table-row table:style-name="ro1">
          <table:table-cell office:value-type="float" office:value="0.242911395200492" calcext:value-type="float">
            <text:p>0.2429113952</text:p>
          </table:table-cell>
          <table:table-cell office:value-type="float" office:value="0.270226696072049" calcext:value-type="float">
            <text:p>0.2702266961</text:p>
          </table:table-cell>
        </table:table-row>
        <table:table-row table:style-name="ro1">
          <table:table-cell office:value-type="float" office:value="0.0455167817406641" calcext:value-type="float">
            <text:p>0.0455167817</text:p>
          </table:table-cell>
          <table:table-cell office:value-type="float" office:value="0.741587326371685" calcext:value-type="float">
            <text:p>0.7415873264</text:p>
          </table:table-cell>
        </table:table-row>
        <table:table-row table:style-name="ro1">
          <table:table-cell office:value-type="float" office:value="0.0531613379493924" calcext:value-type="float">
            <text:p>0.0531613379</text:p>
          </table:table-cell>
          <table:table-cell office:value-type="float" office:value="0.71653320568636" calcext:value-type="float">
            <text:p>0.7165332057</text:p>
          </table:table-cell>
        </table:table-row>
        <table:table-row table:style-name="ro1">
          <table:table-cell office:value-type="float" office:value="0.415864073241657" calcext:value-type="float">
            <text:p>0.4158640732</text:p>
          </table:table-cell>
          <table:table-cell office:value-type="float" office:value="0.156338942931421" calcext:value-type="float">
            <text:p>0.1563389429</text:p>
          </table:table-cell>
        </table:table-row>
        <table:table-row table:style-name="ro1">
          <table:table-cell office:value-type="float" office:value="0.208506645494523" calcext:value-type="float">
            <text:p>0.2085066455</text:p>
          </table:table-cell>
          <table:table-cell office:value-type="float" office:value="0.488313450970647" calcext:value-type="float">
            <text:p>0.488313451</text:p>
          </table:table-cell>
        </table:table-row>
        <table:table-row table:style-name="ro1">
          <table:table-cell office:value-type="float" office:value="0.637246966906423" calcext:value-type="float">
            <text:p>0.6372469669</text:p>
          </table:table-cell>
          <table:table-cell office:value-type="float" office:value="-0.384948184118767" calcext:value-type="float">
            <text:p>-0.3849481841</text:p>
          </table:table-cell>
        </table:table-row>
        <table:table-row table:style-name="ro1">
          <table:table-cell office:value-type="float" office:value="0.648875514675301" calcext:value-type="float">
            <text:p>0.6488755147</text:p>
          </table:table-cell>
          <table:table-cell office:value-type="float" office:value="-0.453998761896836" calcext:value-type="float">
            <text:p>-0.4539987619</text:p>
          </table:table-cell>
        </table:table-row>
        <table:table-row table:style-name="ro1">
          <table:table-cell office:value-type="float" office:value="0.190149675058162" calcext:value-type="float">
            <text:p>0.1901496751</text:p>
          </table:table-cell>
          <table:table-cell office:value-type="float" office:value="0.621846928211221" calcext:value-type="float">
            <text:p>0.6218469282</text:p>
          </table:table-cell>
        </table:table-row>
        <table:table-row table:style-name="ro1">
          <table:table-cell office:value-type="float" office:value="0.836424828726049" calcext:value-type="float">
            <text:p>0.8364248287</text:p>
          </table:table-cell>
          <table:table-cell office:value-type="float" office:value="-0.676067991673877" calcext:value-type="float">
            <text:p>-0.6760679917</text:p>
          </table:table-cell>
        </table:table-row>
        <table:table-row table:style-name="ro1">
          <table:table-cell office:value-type="float" office:value="0.183648669958286" calcext:value-type="float">
            <text:p>0.18364867</text:p>
          </table:table-cell>
          <table:table-cell office:value-type="float" office:value="0.661701781685973" calcext:value-type="float">
            <text:p>0.6617017817</text:p>
          </table:table-cell>
        </table:table-row>
        <table:table-row table:style-name="ro1">
          <table:table-cell office:value-type="float" office:value="0.639664869039392" calcext:value-type="float">
            <text:p>0.639664869</text:p>
          </table:table-cell>
          <table:table-cell office:value-type="float" office:value="-0.406033128323724" calcext:value-type="float">
            <text:p>-0.4060331283</text:p>
          </table:table-cell>
        </table:table-row>
        <table:table-row table:style-name="ro1">
          <table:table-cell office:value-type="float" office:value="0.0399546150368052" calcext:value-type="float">
            <text:p>0.039954615</text:p>
          </table:table-cell>
          <table:table-cell office:value-type="float" office:value="0.762132040292084" calcext:value-type="float">
            <text:p>0.7621320403</text:p>
          </table:table-cell>
        </table:table-row>
        <table:table-row table:style-name="ro1">
          <table:table-cell office:value-type="float" office:value="0.24943825888008" calcext:value-type="float">
            <text:p>0.2494382589</text:p>
          </table:table-cell>
          <table:table-cell office:value-type="float" office:value="0.251162639472825" calcext:value-type="float">
            <text:p>0.2511626395</text:p>
          </table:table-cell>
        </table:table-row>
        <table:table-row table:style-name="ro1">
          <table:table-cell office:value-type="float" office:value="0.825350661592375" calcext:value-type="float">
            <text:p>0.8253506616</text:p>
          </table:table-cell>
          <table:table-cell office:value-type="float" office:value="-0.498492893724921" calcext:value-type="float">
            <text:p>-0.4984928937</text:p>
          </table:table-cell>
        </table:table-row>
        <table:table-row table:style-name="ro1">
          <table:table-cell office:value-type="float" office:value="0.0172262401792412" calcext:value-type="float">
            <text:p>0.0172262402</text:p>
          </table:table-cell>
          <table:table-cell office:value-type="float" office:value="0.859878064337222" calcext:value-type="float">
            <text:p>0.8598780643</text:p>
          </table:table-cell>
        </table:table-row>
        <table:table-row table:style-name="ro1">
          <table:table-cell office:value-type="float" office:value="0.628443876644811" calcext:value-type="float">
            <text:p>0.6284438766</text:p>
          </table:table-cell>
          <table:table-cell office:value-type="float" office:value="-0.282028308437214" calcext:value-type="float">
            <text:p>-0.2820283084</text:p>
          </table:table-cell>
        </table:table-row>
        <table:table-row table:style-name="ro1">
          <table:table-cell office:value-type="float" office:value="0.24499180402094" calcext:value-type="float">
            <text:p>0.244991804</text:p>
          </table:table-cell>
          <table:table-cell office:value-type="float" office:value="0.263067925245315" calcext:value-type="float">
            <text:p>0.2630679252</text:p>
          </table:table-cell>
        </table:table-row>
        <table:table-row table:style-name="ro1">
          <table:table-cell office:value-type="float" office:value="0.421098870891727" calcext:value-type="float">
            <text:p>0.4210988709</text:p>
          </table:table-cell>
          <table:table-cell office:value-type="float" office:value="0.0919519587527532" calcext:value-type="float">
            <text:p>0.0919519588</text:p>
          </table:table-cell>
        </table:table-row>
        <table:table-row table:style-name="ro1">
          <table:table-cell office:value-type="float" office:value="0.825307519740107" calcext:value-type="float">
            <text:p>0.8253075197</text:p>
          </table:table-cell>
          <table:table-cell office:value-type="float" office:value="-0.49765557834342" calcext:value-type="float">
            <text:p>-0.4976555783</text:p>
          </table:table-cell>
        </table:table-row>
        <table:table-row table:style-name="ro1">
          <table:table-cell office:value-type="float" office:value="0.18514687260357" calcext:value-type="float">
            <text:p>0.1851468726</text:p>
          </table:table-cell>
          <table:table-cell office:value-type="float" office:value="0.653005903439187" calcext:value-type="float">
            <text:p>0.6530059034</text:p>
          </table:table-cell>
        </table:table-row>
        <table:table-row table:style-name="ro1">
          <table:table-cell office:value-type="float" office:value="0.00447844581979401" calcext:value-type="float">
            <text:p>0.0044784458</text:p>
          </table:table-cell>
          <table:table-cell office:value-type="float" office:value="0.932450792805924" calcext:value-type="float">
            <text:p>0.9324507928</text:p>
          </table:table-cell>
        </table:table-row>
        <table:table-row table:style-name="ro1">
          <table:table-cell office:value-type="float" office:value="0.836401398591592" calcext:value-type="float">
            <text:p>0.8364013986</text:p>
          </table:table-cell>
          <table:table-cell office:value-type="float" office:value="-0.675778968094798" calcext:value-type="float">
            <text:p>-0.6757789681</text:p>
          </table:table-cell>
        </table:table-row>
        <table:table-row table:style-name="ro1">
          <table:table-cell office:value-type="float" office:value="0.076710400734736" calcext:value-type="float">
            <text:p>0.0767104007</text:p>
          </table:table-cell>
          <table:table-cell office:value-type="float" office:value="0.671782670665934" calcext:value-type="float">
            <text:p>0.6717826707</text:p>
          </table:table-cell>
        </table:table-row>
        <table:table-row table:style-name="ro1">
          <table:table-cell office:value-type="float" office:value="0.828610179726195" calcext:value-type="float">
            <text:p>0.8286101797</text:p>
          </table:table-cell>
          <table:table-cell office:value-type="float" office:value="-0.558742267470365" calcext:value-type="float">
            <text:p>-0.5587422675</text:p>
          </table:table-cell>
        </table:table-row>
        <table:table-row table:style-name="ro1">
          <table:table-cell office:value-type="float" office:value="0.644661439654486" calcext:value-type="float">
            <text:p>0.6446614397</text:p>
          </table:table-cell>
          <table:table-cell office:value-type="float" office:value="-0.438524075419443" calcext:value-type="float">
            <text:p>-0.4385240754</text:p>
          </table:table-cell>
        </table:table-row>
        <table:table-row table:style-name="ro1">
          <table:table-cell office:value-type="float" office:value="0.833944642352607" calcext:value-type="float">
            <text:p>0.8339446424</text:p>
          </table:table-cell>
          <table:table-cell office:value-type="float" office:value="-0.643297151906193" calcext:value-type="float">
            <text:p>-0.6432971519</text:p>
          </table:table-cell>
        </table:table-row>
        <table:table-row table:style-name="ro1">
          <table:table-cell office:value-type="float" office:value="0.636405673337898" calcext:value-type="float">
            <text:p>0.6364056733</text:p>
          </table:table-cell>
          <table:table-cell office:value-type="float" office:value="-0.376986219278654" calcext:value-type="float">
            <text:p>-0.3769862193</text:p>
          </table:table-cell>
        </table:table-row>
        <table:table-row table:style-name="ro1">
          <table:table-cell office:value-type="float" office:value="0.208506645494523" calcext:value-type="float">
            <text:p>0.2085066455</text:p>
          </table:table-cell>
          <table:table-cell office:value-type="float" office:value="0.488313450970647" calcext:value-type="float">
            <text:p>0.488313451</text:p>
          </table:table-cell>
        </table:table-row>
        <table:table-row table:style-name="ro1">
          <table:table-cell office:value-type="float" office:value="0.826853285098717" calcext:value-type="float">
            <text:p>0.8268532851</text:p>
          </table:table-cell>
          <table:table-cell office:value-type="float" office:value="-0.527019617944195" calcext:value-type="float">
            <text:p>-0.5270196179</text:p>
          </table:table-cell>
        </table:table-row>
        <table:table-row table:style-name="ro1">
          <table:table-cell office:value-type="float" office:value="0.0703363924149495" calcext:value-type="float">
            <text:p>0.0703363924</text:p>
          </table:table-cell>
          <table:table-cell office:value-type="float" office:value="0.678326655070199" calcext:value-type="float">
            <text:p>0.6783266551</text:p>
          </table:table-cell>
        </table:table-row>
        <table:table-row table:style-name="ro1">
          <table:table-cell office:value-type="float" office:value="0.415864073241657" calcext:value-type="float">
            <text:p>0.4158640732</text:p>
          </table:table-cell>
          <table:table-cell office:value-type="float" office:value="0.156338942931421" calcext:value-type="float">
            <text:p>0.1563389429</text:p>
          </table:table-cell>
        </table:table-row>
        <table:table-row table:style-name="ro1">
          <table:table-cell office:value-type="float" office:value="0.000918038703378893" calcext:value-type="float">
            <text:p>0.0009180387</text:p>
          </table:table-cell>
          <table:table-cell office:value-type="float" office:value="0.969674373055306" calcext:value-type="float">
            <text:p>0.9696743731</text:p>
          </table:table-cell>
        </table:table-row>
        <table:table-row table:style-name="ro1">
          <table:table-cell office:value-type="float" office:value="0.238519240812477" calcext:value-type="float">
            <text:p>0.2385192408</text:p>
          </table:table-cell>
          <table:table-cell office:value-type="float" office:value="0.288443360969801" calcext:value-type="float">
            <text:p>0.288443361</text:p>
          </table:table-cell>
        </table:table-row>
        <table:table-row table:style-name="ro1">
          <table:table-cell office:value-type="float" office:value="0.448911719754886" calcext:value-type="float">
            <text:p>0.4489117198</text:p>
          </table:table-cell>
          <table:table-cell office:value-type="float" office:value="-0.118658122536905" calcext:value-type="float">
            <text:p>-0.1186581225</text:p>
          </table:table-cell>
        </table:table-row>
        <table:table-row table:style-name="ro1">
          <table:table-cell office:value-type="float" office:value="0.421666070741668" calcext:value-type="float">
            <text:p>0.4216660707</text:p>
          </table:table-cell>
          <table:table-cell office:value-type="float" office:value="0.0852855874161403" calcext:value-type="float">
            <text:p>0.0852855874</text:p>
          </table:table-cell>
        </table:table-row>
        <table:table-row table:style-name="ro1">
          <table:table-cell office:value-type="float" office:value="0.437179196980754" calcext:value-type="float">
            <text:p>0.437179197</text:p>
          </table:table-cell>
          <table:table-cell office:value-type="float" office:value="-0.063389591123478" calcext:value-type="float">
            <text:p>-0.0633895911</text:p>
          </table:table-cell>
        </table:table-row>
        <table:table-row table:style-name="ro1">
          <table:table-cell office:value-type="float" office:value="0.627557234835287" calcext:value-type="float">
            <text:p>0.6275572348</text:p>
          </table:table-cell>
          <table:table-cell office:value-type="float" office:value="-0.270115432826524" calcext:value-type="float">
            <text:p>-0.2701154328</text:p>
          </table:table-cell>
        </table:table-row>
        <table:table-row table:style-name="ro1">
          <table:table-cell office:value-type="float" office:value="0.624828016076585" calcext:value-type="float">
            <text:p>0.6248280161</text:p>
          </table:table-cell>
          <table:table-cell office:value-type="float" office:value="-0.22988715594651" calcext:value-type="float">
            <text:p>-0.2298871559</text:p>
          </table:table-cell>
        </table:table-row>
        <table:table-row table:style-name="ro1">
          <table:table-cell office:value-type="float" office:value="0.208848849397451" calcext:value-type="float">
            <text:p>0.2088488494</text:p>
          </table:table-cell>
          <table:table-cell office:value-type="float" office:value="0.485686195743462" calcext:value-type="float">
            <text:p>0.4856861957</text:p>
          </table:table-cell>
        </table:table-row>
        <table:table-row table:style-name="ro1">
          <table:table-cell office:value-type="float" office:value="0.410687542598532" calcext:value-type="float">
            <text:p>0.4106875426</text:p>
          </table:table-cell>
          <table:table-cell office:value-type="float" office:value="0.223835152559959" calcext:value-type="float">
            <text:p>0.2238351526</text:p>
          </table:table-cell>
        </table:table-row>
        <table:table-row table:style-name="ro1">
          <table:table-cell office:value-type="float" office:value="0.626868668536609" calcext:value-type="float">
            <text:p>0.6268686685</text:p>
          </table:table-cell>
          <table:table-cell office:value-type="float" office:value="-0.260257097600197" calcext:value-type="float">
            <text:p>-0.2602570976</text:p>
          </table:table-cell>
        </table:table-row>
        <table:table-row table:style-name="ro1">
          <table:table-cell office:value-type="float" office:value="0.831505497645165" calcext:value-type="float">
            <text:p>0.8315054976</text:p>
          </table:table-cell>
          <table:table-cell office:value-type="float" office:value="-0.606926484768146" calcext:value-type="float">
            <text:p>-0.6069264848</text:p>
          </table:table-cell>
        </table:table-row>
        <table:table-row table:style-name="ro1">
          <table:table-cell office:value-type="float" office:value="0.828206411429633" calcext:value-type="float">
            <text:p>0.8282064114</text:p>
          </table:table-cell>
          <table:table-cell office:value-type="float" office:value="-0.551612377242182" calcext:value-type="float">
            <text:p>-0.5516123772</text:p>
          </table:table-cell>
        </table:table-row>
        <table:table-row table:style-name="ro1">
          <table:table-cell office:value-type="float" office:value="0.0381370560587237" calcext:value-type="float">
            <text:p>0.0381370561</text:p>
          </table:table-cell>
          <table:table-cell office:value-type="float" office:value="0.769193829927306" calcext:value-type="float">
            <text:p>0.7691938299</text:p>
          </table:table-cell>
        </table:table-row>
        <table:table-row table:style-name="ro1">
          <table:table-cell office:value-type="float" office:value="0.0526947395589792" calcext:value-type="float">
            <text:p>0.0526947396</text:p>
          </table:table-cell>
          <table:table-cell office:value-type="float" office:value="0.717940630398257" calcext:value-type="float">
            <text:p>0.7179406304</text:p>
          </table:table-cell>
        </table:table-row>
        <table:table-row table:style-name="ro1">
          <table:table-cell office:value-type="float" office:value="0.624861026295757" calcext:value-type="float">
            <text:p>0.6248610263</text:p>
          </table:table-cell>
          <table:table-cell office:value-type="float" office:value="-0.230391695150721" calcext:value-type="float">
            <text:p>-0.2303916952</text:p>
          </table:table-cell>
        </table:table-row>
        <table:table-row table:style-name="ro1">
          <table:table-cell office:value-type="float" office:value="0.636629293552864" calcext:value-type="float">
            <text:p>0.6366292936</text:p>
          </table:table-cell>
          <table:table-cell office:value-type="float" office:value="-0.379175900978523" calcext:value-type="float">
            <text:p>-0.379175901</text:p>
          </table:table-cell>
        </table:table-row>
        <table:table-row table:style-name="ro1">
          <table:table-cell office:value-type="float" office:value="0.0417312398355079" calcext:value-type="float">
            <text:p>0.0417312398</text:p>
          </table:table-cell>
          <table:table-cell office:value-type="float" office:value="0.755386634463782" calcext:value-type="float">
            <text:p>0.7553866345</text:p>
          </table:table-cell>
        </table:table-row>
        <table:table-row table:style-name="ro1">
          <table:table-cell office:value-type="float" office:value="0.0112431028754376" calcext:value-type="float">
            <text:p>0.0112431029</text:p>
          </table:table-cell>
          <table:table-cell office:value-type="float" office:value="0.890077400699821" calcext:value-type="float">
            <text:p>0.8900774007</text:p>
          </table:table-cell>
        </table:table-row>
        <table:table-row table:style-name="ro1">
          <table:table-cell office:value-type="float" office:value="0.424705888341466" calcext:value-type="float">
            <text:p>0.4247058883</text:p>
          </table:table-cell>
          <table:table-cell office:value-type="float" office:value="0.0507805619114103" calcext:value-type="float">
            <text:p>0.0507805619</text:p>
          </table:table-cell>
        </table:table-row>
        <table:table-row table:style-name="ro1">
          <table:table-cell office:value-type="float" office:value="0.826741680348009" calcext:value-type="float">
            <text:p>0.8267416803</text:p>
          </table:table-cell>
          <table:table-cell office:value-type="float" office:value="-0.524944138936192" calcext:value-type="float">
            <text:p>-0.5249441389</text:p>
          </table:table-cell>
        </table:table-row>
        <table:table-row table:style-name="ro1">
          <table:table-cell office:value-type="float" office:value="0.623844151289641" calcext:value-type="float">
            <text:p>0.6238441513</text:p>
          </table:table-cell>
          <table:table-cell office:value-type="float" office:value="-0.21465707241204" calcext:value-type="float">
            <text:p>-0.2146570724</text:p>
          </table:table-cell>
        </table:table-row>
        <table:table-row table:style-name="ro1">
          <table:table-cell office:value-type="float" office:value="0.0195953956435591" calcext:value-type="float">
            <text:p>0.0195953956</text:p>
          </table:table-cell>
          <table:table-cell office:value-type="float" office:value="0.848700993572457" calcext:value-type="float">
            <text:p>0.8487009936</text:p>
          </table:table-cell>
        </table:table-row>
        <table:table-row table:style-name="ro1">
          <table:table-cell office:value-type="float" office:value="0.250944735376212" calcext:value-type="float">
            <text:p>0.2509447354</text:p>
          </table:table-cell>
          <table:table-cell office:value-type="float" office:value="0.248221938929697" calcext:value-type="float">
            <text:p>0.2482219389</text:p>
          </table:table-cell>
        </table:table-row>
        <table:table-row table:style-name="ro1">
          <table:table-cell office:value-type="float" office:value="0.234985318085137" calcext:value-type="float">
            <text:p>0.2349853181</text:p>
          </table:table-cell>
          <table:table-cell office:value-type="float" office:value="0.305922935529751" calcext:value-type="float">
            <text:p>0.3059229355</text:p>
          </table:table-cell>
        </table:table-row>
        <table:table-row table:style-name="ro1">
          <table:table-cell office:value-type="float" office:value="0.824608526656644" calcext:value-type="float">
            <text:p>0.8246085267</text:p>
          </table:table-cell>
          <table:table-cell office:value-type="float" office:value="-0.483950860756041" calcext:value-type="float">
            <text:p>-0.4839508608</text:p>
          </table:table-cell>
        </table:table-row>
        <table:table-row table:style-name="ro1">
          <table:table-cell office:value-type="float" office:value="0.410410721654828" calcext:value-type="float">
            <text:p>0.4104107217</text:p>
          </table:table-cell>
          <table:table-cell office:value-type="float" office:value="0.227517446396127" calcext:value-type="float">
            <text:p>0.2275174464</text:p>
          </table:table-cell>
        </table:table-row>
        <table:table-row table:style-name="ro1">
          <table:table-cell office:value-type="float" office:value="0.0577407349465082" calcext:value-type="float">
            <text:p>0.0577407349</text:p>
          </table:table-cell>
          <table:table-cell office:value-type="float" office:value="0.703665176007108" calcext:value-type="float">
            <text:p>0.703665176</text:p>
          </table:table-cell>
        </table:table-row>
        <table:table-row table:style-name="ro1">
          <table:table-cell office:value-type="float" office:value="0.825065596796922" calcext:value-type="float">
            <text:p>0.8250655968</text:p>
          </table:table-cell>
          <table:table-cell office:value-type="float" office:value="-0.49294173509267" calcext:value-type="float">
            <text:p>-0.4929417351</text:p>
          </table:table-cell>
        </table:table-row>
        <table:table-row table:style-name="ro1">
          <table:table-cell office:value-type="float" office:value="0.830644160431898" calcext:value-type="float">
            <text:p>0.8306441604</text:p>
          </table:table-cell>
          <table:table-cell office:value-type="float" office:value="-0.593144257118414" calcext:value-type="float">
            <text:p>-0.5931442571</text:p>
          </table:table-cell>
        </table:table-row>
        <table:table-row table:style-name="ro1">
          <table:table-cell office:value-type="float" office:value="0.840620589129133" calcext:value-type="float">
            <text:p>0.8406205891</text:p>
          </table:table-cell>
          <table:table-cell office:value-type="float" office:value="-0.721243562519097" calcext:value-type="float">
            <text:p>-0.7212435625</text:p>
          </table:table-cell>
        </table:table-row>
        <table:table-row table:style-name="ro1">
          <table:table-cell office:value-type="float" office:value="0.636546443526655" calcext:value-type="float">
            <text:p>0.6365464435</text:p>
          </table:table-cell>
          <table:table-cell office:value-type="float" office:value="-0.378370702287322" calcext:value-type="float">
            <text:p>-0.3783707023</text:p>
          </table:table-cell>
        </table:table-row>
        <table:table-row table:style-name="ro1">
          <table:table-cell office:value-type="float" office:value="0.0509647514084366" calcext:value-type="float">
            <text:p>0.0509647514</text:p>
          </table:table-cell>
          <table:table-cell office:value-type="float" office:value="0.723304926358926" calcext:value-type="float">
            <text:p>0.7233049264</text:p>
          </table:table-cell>
        </table:table-row>
        <table:table-row table:style-name="ro1">
          <table:table-cell office:value-type="float" office:value="0.197824763987865" calcext:value-type="float">
            <text:p>0.197824764</text:p>
          </table:table-cell>
          <table:table-cell office:value-type="float" office:value="0.568733283545305" calcext:value-type="float">
            <text:p>0.5687332835</text:p>
          </table:table-cell>
        </table:table-row>
        <table:table-row table:style-name="ro1">
          <table:table-cell office:value-type="float" office:value="0.645859718442523" calcext:value-type="float">
            <text:p>0.6458597184</text:p>
          </table:table-cell>
          <table:table-cell office:value-type="float" office:value="-0.444056946654333" calcext:value-type="float">
            <text:p>-0.4440569467</text:p>
          </table:table-cell>
        </table:table-row>
        <table:table-row table:style-name="ro1">
          <table:table-cell office:value-type="float" office:value="0.825697125703227" calcext:value-type="float">
            <text:p>0.8256971257</text:p>
          </table:table-cell>
          <table:table-cell office:value-type="float" office:value="-0.504980831600662" calcext:value-type="float">
            <text:p>-0.5049808316</text:p>
          </table:table-cell>
        </table:table-row>
        <table:table-row table:style-name="ro1">
          <table:table-cell office:value-type="float" office:value="0.651221515175088" calcext:value-type="float">
            <text:p>0.6512215152</text:p>
          </table:table-cell>
          <table:table-cell office:value-type="float" office:value="-0.45772487742513" calcext:value-type="float">
            <text:p>-0.4577248774</text:p>
          </table:table-cell>
        </table:table-row>
        <table:table-row table:style-name="ro1">
          <table:table-cell office:value-type="float" office:value="0.00322453615779485" calcext:value-type="float">
            <text:p>0.0032245362</text:p>
          </table:table-cell>
          <table:table-cell office:value-type="float" office:value="0.942888907705743" calcext:value-type="float">
            <text:p>0.9428889077</text:p>
          </table:table-cell>
        </table:table-row>
        <table:table-row table:style-name="ro1">
          <table:table-cell office:value-type="float" office:value="0.841900055118886" calcext:value-type="float">
            <text:p>0.8419000551</text:p>
          </table:table-cell>
          <table:table-cell office:value-type="float" office:value="-0.732339917554285" calcext:value-type="float">
            <text:p>-0.7323399176</text:p>
          </table:table-cell>
        </table:table-row>
        <table:table-row table:style-name="ro1">
          <table:table-cell office:value-type="float" office:value="0.230936452404952" calcext:value-type="float">
            <text:p>0.2309364524</text:p>
          </table:table-cell>
          <table:table-cell office:value-type="float" office:value="0.328697991806512" calcext:value-type="float">
            <text:p>0.3286979918</text:p>
          </table:table-cell>
        </table:table-row>
        <table:table-row table:style-name="ro1">
          <table:table-cell office:value-type="float" office:value="0.23602303570442" calcext:value-type="float">
            <text:p>0.2360230357</text:p>
          </table:table-cell>
          <table:table-cell office:value-type="float" office:value="0.300545281524203" calcext:value-type="float">
            <text:p>0.3005452815</text:p>
          </table:table-cell>
        </table:table-row>
        <table:table-row table:style-name="ro1">
          <table:table-cell office:value-type="float" office:value="0.848430912270499" calcext:value-type="float">
            <text:p>0.8484309123</text:p>
          </table:table-cell>
          <table:table-cell office:value-type="float" office:value="-0.768501292079209" calcext:value-type="float">
            <text:p>-0.7685012921</text:p>
          </table:table-cell>
        </table:table-row>
        <table:table-row table:style-name="ro1">
          <table:table-cell office:value-type="float" office:value="0.00537303825785891" calcext:value-type="float">
            <text:p>0.0053730383</text:p>
          </table:table-cell>
          <table:table-cell office:value-type="float" office:value="0.9257963262529" calcext:value-type="float">
            <text:p>0.9257963263</text:p>
          </table:table-cell>
        </table:table-row>
        <table:table-row table:style-name="ro1">
          <table:table-cell office:value-type="float" office:value="0.63984836387156" calcext:value-type="float">
            <text:p>0.6398483639</text:p>
          </table:table-cell>
          <table:table-cell office:value-type="float" office:value="-0.407488357685009" calcext:value-type="float">
            <text:p>-0.4074883577</text:p>
          </table:table-cell>
        </table:table-row>
        <table:table-row table:style-name="ro1">
          <table:table-cell office:value-type="float" office:value="0.0106791760203362" calcext:value-type="float">
            <text:p>0.010679176</text:p>
          </table:table-cell>
          <table:table-cell office:value-type="float" office:value="0.893143913402493" calcext:value-type="float">
            <text:p>0.8931439134</text:p>
          </table:table-cell>
        </table:table-row>
        <table:table-row table:style-name="ro1">
          <table:table-cell office:value-type="float" office:value="0.649626402589464" calcext:value-type="float">
            <text:p>0.6496264026</text:p>
          </table:table-cell>
          <table:table-cell office:value-type="float" office:value="-0.455575704687691" calcext:value-type="float">
            <text:p>-0.4555757047</text:p>
          </table:table-cell>
        </table:table-row>
        <table:table-row table:style-name="ro1">
          <table:table-cell office:value-type="float" office:value="0.00108006562247372" calcext:value-type="float">
            <text:p>0.0010800656</text:p>
          </table:table-cell>
          <table:table-cell office:value-type="float" office:value="0.967099007199897" calcext:value-type="float">
            <text:p>0.9670990072</text:p>
          </table:table-cell>
        </table:table-row>
        <table:table-row table:style-name="ro1">
          <table:table-cell office:value-type="float" office:value="0.437043405680688" calcext:value-type="float">
            <text:p>0.4370434057</text:p>
          </table:table-cell>
          <table:table-cell office:value-type="float" office:value="-0.0624273930123964" calcext:value-type="float">
            <text:p>-0.062427393</text:p>
          </table:table-cell>
        </table:table-row>
        <table:table-row table:style-name="ro1">
          <table:table-cell office:value-type="float" office:value="0.214085952966345" calcext:value-type="float">
            <text:p>0.214085953</text:p>
          </table:table-cell>
          <table:table-cell office:value-type="float" office:value="0.445629659327024" calcext:value-type="float">
            <text:p>0.4456296593</text:p>
          </table:table-cell>
        </table:table-row>
        <table:table-row table:style-name="ro1">
          <table:table-cell office:value-type="float" office:value="0.83952656190839" calcext:value-type="float">
            <text:p>0.8395265619</text:p>
          </table:table-cell>
          <table:table-cell office:value-type="float" office:value="-0.710747255608808" calcext:value-type="float">
            <text:p>-0.7107472556</text:p>
          </table:table-cell>
        </table:table-row>
        <table:table-row table:style-name="ro1">
          <table:table-cell office:value-type="float" office:value="0.41740058215276" calcext:value-type="float">
            <text:p>0.4174005822</text:p>
          </table:table-cell>
          <table:table-cell office:value-type="float" office:value="0.136955954515129" calcext:value-type="float">
            <text:p>0.1369559545</text:p>
          </table:table-cell>
        </table:table-row>
        <table:table-row table:style-name="ro1">
          <table:table-cell office:value-type="float" office:value="0.643880330216577" calcext:value-type="float">
            <text:p>0.6438803302</text:p>
          </table:table-cell>
          <table:table-cell office:value-type="float" office:value="-0.434429137186959" calcext:value-type="float">
            <text:p>-0.4344291372</text:p>
          </table:table-cell>
        </table:table-row>
        <table:table-row table:style-name="ro1">
          <table:table-cell office:value-type="float" office:value="0.643414885812426" calcext:value-type="float">
            <text:p>0.6434148858</text:p>
          </table:table-cell>
          <table:table-cell office:value-type="float" office:value="-0.431826858879104" calcext:value-type="float">
            <text:p>-0.4318268589</text:p>
          </table:table-cell>
        </table:table-row>
        <table:table-row table:style-name="ro1">
          <table:table-cell office:value-type="float" office:value="0.414532108600409" calcext:value-type="float">
            <text:p>0.4145321086</text:p>
          </table:table-cell>
          <table:table-cell office:value-type="float" office:value="0.173413993452533" calcext:value-type="float">
            <text:p>0.1734139935</text:p>
          </table:table-cell>
        </table:table-row>
        <table:table-row table:style-name="ro1">
          <table:table-cell office:value-type="float" office:value="0.0491144969165399" calcext:value-type="float">
            <text:p>0.0491144969</text:p>
          </table:table-cell>
          <table:table-cell office:value-type="float" office:value="0.729286622896328" calcext:value-type="float">
            <text:p>0.7292866229</text:p>
          </table:table-cell>
        </table:table-row>
        <table:table-row table:style-name="ro1">
          <table:table-cell office:value-type="float" office:value="0.0526311431504438" calcext:value-type="float">
            <text:p>0.0526311432</text:p>
          </table:table-cell>
          <table:table-cell office:value-type="float" office:value="0.718133775835484" calcext:value-type="float">
            <text:p>0.7181337758</text:p>
          </table:table-cell>
        </table:table-row>
        <table:table-row table:style-name="ro1">
          <table:table-cell office:value-type="float" office:value="0.421723148113222" calcext:value-type="float">
            <text:p>0.4217231481</text:p>
          </table:table-cell>
          <table:table-cell office:value-type="float" office:value="0.0846177468103813" calcext:value-type="float">
            <text:p>0.0846177468</text:p>
          </table:table-cell>
        </table:table-row>
        <table:table-row table:style-name="ro1">
          <table:table-cell office:value-type="float" office:value="0.191015574425765" calcext:value-type="float">
            <text:p>0.1910155744</text:p>
          </table:table-cell>
          <table:table-cell office:value-type="float" office:value="0.616148604393057" calcext:value-type="float">
            <text:p>0.6161486044</text:p>
          </table:table-cell>
        </table:table-row>
        <table:table-row table:style-name="ro1">
          <table:table-cell office:value-type="float" office:value="0.838272389911956" calcext:value-type="float">
            <text:p>0.8382723899</text:p>
          </table:table-cell>
          <table:table-cell office:value-type="float" office:value="-0.6975902582454" calcext:value-type="float">
            <text:p>-0.6975902582</text:p>
          </table:table-cell>
        </table:table-row>
        <table:table-row table:style-name="ro1">
          <table:table-cell office:value-type="float" office:value="0.431212556524057" calcext:value-type="float">
            <text:p>0.4312125565</text:p>
          </table:table-cell>
          <table:table-cell office:value-type="float" office:value="-0.0136765723122288" calcext:value-type="float">
            <text:p>-0.0136765723</text:p>
          </table:table-cell>
        </table:table-row>
        <table:table-row table:style-name="ro1">
          <table:table-cell office:value-type="float" office:value="0.195296838657588" calcext:value-type="float">
            <text:p>0.1952968387</text:p>
          </table:table-cell>
          <table:table-cell office:value-type="float" office:value="0.587301602064078" calcext:value-type="float">
            <text:p>0.5873016021</text:p>
          </table:table-cell>
        </table:table-row>
        <table:table-row table:style-name="ro1">
          <table:table-cell office:value-type="float" office:value="0.432477368165819" calcext:value-type="float">
            <text:p>0.4324773682</text:p>
          </table:table-cell>
          <table:table-cell office:value-type="float" office:value="-0.0262169320723983" calcext:value-type="float">
            <text:p>-0.0262169321</text:p>
          </table:table-cell>
        </table:table-row>
        <table:table-row table:style-name="ro1">
          <table:table-cell office:value-type="float" office:value="0.424362754597722" calcext:value-type="float">
            <text:p>0.4243627546</text:p>
          </table:table-cell>
          <table:table-cell office:value-type="float" office:value="0.0545659284021376" calcext:value-type="float">
            <text:p>0.0545659284</text:p>
          </table:table-cell>
        </table:table-row>
        <table:table-row table:style-name="ro1">
          <table:table-cell office:value-type="float" office:value="0.00943136298608988" calcext:value-type="float">
            <text:p>0.009431363</text:p>
          </table:table-cell>
          <table:table-cell office:value-type="float" office:value="0.900131066545976" calcext:value-type="float">
            <text:p>0.9001310665</text:p>
          </table:table-cell>
        </table:table-row>
        <table:table-row table:style-name="ro1">
          <table:table-cell office:value-type="float" office:value="0.212073510740113" calcext:value-type="float">
            <text:p>0.2120735107</text:p>
          </table:table-cell>
          <table:table-cell office:value-type="float" office:value="0.460960973320493" calcext:value-type="float">
            <text:p>0.4609609733</text:p>
          </table:table-cell>
        </table:table-row>
        <table:table-row table:style-name="ro1">
          <table:table-cell office:value-type="float" office:value="0.424362754597722" calcext:value-type="float">
            <text:p>0.4243627546</text:p>
          </table:table-cell>
          <table:table-cell office:value-type="float" office:value="0.0545659284021376" calcext:value-type="float">
            <text:p>0.0545659284</text:p>
          </table:table-cell>
        </table:table-row>
        <table:table-row table:style-name="ro1">
          <table:table-cell office:value-type="float" office:value="0.025423991187079" calcext:value-type="float">
            <text:p>0.0254239912</text:p>
          </table:table-cell>
          <table:table-cell office:value-type="float" office:value="0.822335640233116" calcext:value-type="float">
            <text:p>0.8223356402</text:p>
          </table:table-cell>
        </table:table-row>
        <table:table-row table:style-name="ro1">
          <table:table-cell office:value-type="float" office:value="0.220334257701858" calcext:value-type="float">
            <text:p>0.2203342577</text:p>
          </table:table-cell>
          <table:table-cell office:value-type="float" office:value="0.399241110617484" calcext:value-type="float">
            <text:p>0.3992411106</text:p>
          </table:table-cell>
        </table:table-row>
        <table:table-row table:style-name="ro1">
          <table:table-cell office:value-type="float" office:value="0.0671555241592994" calcext:value-type="float">
            <text:p>0.0671555242</text:p>
          </table:table-cell>
          <table:table-cell office:value-type="float" office:value="0.683220303640517" calcext:value-type="float">
            <text:p>0.6832203036</text:p>
          </table:table-cell>
        </table:table-row>
        <table:table-row table:style-name="ro1">
          <table:table-cell office:value-type="float" office:value="0.00327378154120093" calcext:value-type="float">
            <text:p>0.0032737815</text:p>
          </table:table-cell>
          <table:table-cell office:value-type="float" office:value="0.942446929799438" calcext:value-type="float">
            <text:p>0.9424469298</text:p>
          </table:table-cell>
        </table:table-row>
        <table:table-row table:style-name="ro1">
          <table:table-cell office:value-type="float" office:value="0.21565630618605" calcext:value-type="float">
            <text:p>0.2156563062</text:p>
          </table:table-cell>
          <table:table-cell office:value-type="float" office:value="0.433765215967287" calcext:value-type="float">
            <text:p>0.433765216</text:p>
          </table:table-cell>
        </table:table-row>
        <table:table-row table:style-name="ro1">
          <table:table-cell office:value-type="float" office:value="0.255327973895" calcext:value-type="float">
            <text:p>0.2553279739</text:p>
          </table:table-cell>
          <table:table-cell office:value-type="float" office:value="0.242940579262842" calcext:value-type="float">
            <text:p>0.2429405793</text:p>
          </table:table-cell>
        </table:table-row>
        <table:table-row table:style-name="ro1">
          <table:table-cell office:value-type="float" office:value="0.62683589140206" calcext:value-type="float">
            <text:p>0.6268358914</text:p>
          </table:table-cell>
          <table:table-cell office:value-type="float" office:value="-0.259691910229018" calcext:value-type="float">
            <text:p>-0.2596919102</text:p>
          </table:table-cell>
        </table:table-row>
        <table:table-row table:style-name="ro1">
          <table:table-cell office:value-type="float" office:value="0.431678238128852" calcext:value-type="float">
            <text:p>0.4316782381</text:p>
          </table:table-cell>
          <table:table-cell office:value-type="float" office:value="-0.0191435287624698" calcext:value-type="float">
            <text:p>-0.0191435288</text:p>
          </table:table-cell>
        </table:table-row>
        <table:table-row table:style-name="ro1">
          <table:table-cell office:value-type="float" office:value="0.0107004117232679" calcext:value-type="float">
            <text:p>0.0107004117</text:p>
          </table:table-cell>
          <table:table-cell office:value-type="float" office:value="0.89302748770961" calcext:value-type="float">
            <text:p>0.8930274877</text:p>
          </table:table-cell>
        </table:table-row>
        <table:table-row table:style-name="ro1">
          <table:table-cell office:value-type="float" office:value="0.43218802069079" calcext:value-type="float">
            <text:p>0.4321880207</text:p>
          </table:table-cell>
          <table:table-cell office:value-type="float" office:value="-0.023680021327236" calcext:value-type="float">
            <text:p>-0.0236800213</text:p>
          </table:table-cell>
        </table:table-row>
        <table:table-row table:style-name="ro1">
          <table:table-cell office:value-type="float" office:value="0.0505930813360346" calcext:value-type="float">
            <text:p>0.0505930813</text:p>
          </table:table-cell>
          <table:table-cell office:value-type="float" office:value="0.724486642189023" calcext:value-type="float">
            <text:p>0.7244866422</text:p>
          </table:table-cell>
        </table:table-row>
        <table:table-row table:style-name="ro1">
          <table:table-cell office:value-type="float" office:value="0.630714367018899" calcext:value-type="float">
            <text:p>0.630714367</text:p>
          </table:table-cell>
          <table:table-cell office:value-type="float" office:value="-0.312624708912313" calcext:value-type="float">
            <text:p>-0.3126247089</text:p>
          </table:table-cell>
        </table:table-row>
        <table:table-row table:style-name="ro1">
          <table:table-cell office:value-type="float" office:value="0.836596781829851" calcext:value-type="float">
            <text:p>0.8365967818</text:p>
          </table:table-cell>
          <table:table-cell office:value-type="float" office:value="-0.678176923751341" calcext:value-type="float">
            <text:p>-0.6781769238</text:p>
          </table:table-cell>
        </table:table-row>
        <table:table-row table:style-name="ro1">
          <table:table-cell office:value-type="float" office:value="0.445966513691216" calcext:value-type="float">
            <text:p>0.4459665137</text:p>
          </table:table-cell>
          <table:table-cell office:value-type="float" office:value="-0.11019587107261" calcext:value-type="float">
            <text:p>-0.1101958711</text:p>
          </table:table-cell>
        </table:table-row>
        <table:table-row table:style-name="ro1">
          <table:table-cell office:value-type="float" office:value="0.0779329102062358" calcext:value-type="float">
            <text:p>0.0779329102</text:p>
          </table:table-cell>
          <table:table-cell office:value-type="float" office:value="0.671032575673318" calcext:value-type="float">
            <text:p>0.6710325757</text:p>
          </table:table-cell>
        </table:table-row>
        <table:table-row table:style-name="ro1">
          <table:table-cell office:value-type="float" office:value="0.236075682821071" calcext:value-type="float">
            <text:p>0.2360756828</text:p>
          </table:table-cell>
          <table:table-cell office:value-type="float" office:value="0.300277746864052" calcext:value-type="float">
            <text:p>0.3002777469</text:p>
          </table:table-cell>
        </table:table-row>
        <table:table-row table:style-name="ro1">
          <table:table-cell office:value-type="float" office:value="0.00956622635143892" calcext:value-type="float">
            <text:p>0.0095662264</text:p>
          </table:table-cell>
          <table:table-cell office:value-type="float" office:value="0.899361041164027" calcext:value-type="float">
            <text:p>0.8993610412</text:p>
          </table:table-cell>
        </table:table-row>
        <table:table-row table:style-name="ro1">
          <table:table-cell office:value-type="float" office:value="0.0174150277015866" calcext:value-type="float">
            <text:p>0.0174150277</text:p>
          </table:table-cell>
          <table:table-cell office:value-type="float" office:value="0.858974334251714" calcext:value-type="float">
            <text:p>0.8589743343</text:p>
          </table:table-cell>
        </table:table-row>
        <table:table-row table:style-name="ro1">
          <table:table-cell office:value-type="float" office:value="0.0333572349310298" calcext:value-type="float">
            <text:p>0.0333572349</text:p>
          </table:table-cell>
          <table:table-cell office:value-type="float" office:value="0.788459640235091" calcext:value-type="float">
            <text:p>0.7884596402</text:p>
          </table:table-cell>
        </table:table-row>
        <table:table-row table:style-name="ro1">
          <table:table-cell office:value-type="float" office:value="0.433067300713932" calcext:value-type="float">
            <text:p>0.4330673007</text:p>
          </table:table-cell>
          <table:table-cell office:value-type="float" office:value="-0.0313029828825278" calcext:value-type="float">
            <text:p>-0.0313029829</text:p>
          </table:table-cell>
        </table:table-row>
        <table:table-row table:style-name="ro1">
          <table:table-cell office:value-type="float" office:value="0.204403176750931" calcext:value-type="float">
            <text:p>0.2044031768</text:p>
          </table:table-cell>
          <table:table-cell office:value-type="float" office:value="0.51970841100434" calcext:value-type="float">
            <text:p>0.519708411</text:p>
          </table:table-cell>
        </table:table-row>
        <table:table-row table:style-name="ro1">
          <table:table-cell office:value-type="float" office:value="0.413606444210704" calcext:value-type="float">
            <text:p>0.4136064442</text:p>
          </table:table-cell>
          <table:table-cell office:value-type="float" office:value="0.185429744112212" calcext:value-type="float">
            <text:p>0.1854297441</text:p>
          </table:table-cell>
        </table:table-row>
        <table:table-row table:style-name="ro1">
          <table:table-cell office:value-type="float" office:value="0.833219025066597" calcext:value-type="float">
            <text:p>0.8332190251</text:p>
          </table:table-cell>
          <table:table-cell office:value-type="float" office:value="-0.63289642436955" calcext:value-type="float">
            <text:p>-0.6328964244</text:p>
          </table:table-cell>
        </table:table-row>
        <table:table-row table:style-name="ro1">
          <table:table-cell office:value-type="float" office:value="0.0277376583075806" calcext:value-type="float">
            <text:p>0.0277376583</text:p>
          </table:table-cell>
          <table:table-cell office:value-type="float" office:value="0.81222794515115" calcext:value-type="float">
            <text:p>0.8122279452</text:p>
          </table:table-cell>
        </table:table-row>
        <table:table-row table:style-name="ro1">
          <table:table-cell office:value-type="float" office:value="0.190038007147069" calcext:value-type="float">
            <text:p>0.1900380071</text:p>
          </table:table-cell>
          <table:table-cell office:value-type="float" office:value="0.622575637443541" calcext:value-type="float">
            <text:p>0.6225756374</text:p>
          </table:table-cell>
        </table:table-row>
        <table:table-row table:style-name="ro1">
          <table:table-cell office:value-type="float" office:value="0.650132379332552" calcext:value-type="float">
            <text:p>0.6501323793</text:p>
          </table:table-cell>
          <table:table-cell office:value-type="float" office:value="-0.456434625892234" calcext:value-type="float">
            <text:p>-0.4564346259</text:p>
          </table:table-cell>
        </table:table-row>
        <table:table-row table:style-name="ro1">
          <table:table-cell office:value-type="float" office:value="0.0496623401152152" calcext:value-type="float">
            <text:p>0.0496623401</text:p>
          </table:table-cell>
          <table:table-cell office:value-type="float" office:value="0.727490034846982" calcext:value-type="float">
            <text:p>0.7274900348</text:p>
          </table:table-cell>
        </table:table-row>
        <table:table-row table:style-name="ro1">
          <table:table-cell office:value-type="float" office:value="0.00567135691965684" calcext:value-type="float">
            <text:p>0.0056713569</text:p>
          </table:table-cell>
          <table:table-cell office:value-type="float" office:value="0.924190321965229" calcext:value-type="float">
            <text:p>0.924190322</text:p>
          </table:table-cell>
        </table:table-row>
        <table:table-row table:style-name="ro1">
          <table:table-cell office:value-type="float" office:value="0.241775065211501" calcext:value-type="float">
            <text:p>0.2417750652</text:p>
          </table:table-cell>
          <table:table-cell office:value-type="float" office:value="0.274545196708909" calcext:value-type="float">
            <text:p>0.2745451967</text:p>
          </table:table-cell>
        </table:table-row>
        <table:table-row table:style-name="ro1">
          <table:table-cell office:value-type="float" office:value="0.823388549723466" calcext:value-type="float">
            <text:p>0.8233885497</text:p>
          </table:table-cell>
          <table:table-cell office:value-type="float" office:value="-0.459422690270035" calcext:value-type="float">
            <text:p>-0.4594226903</text:p>
          </table:table-cell>
        </table:table-row>
        <table:table-row table:style-name="ro1">
          <table:table-cell office:value-type="float" office:value="0.847970244542654" calcext:value-type="float">
            <text:p>0.8479702445</text:p>
          </table:table-cell>
          <table:table-cell office:value-type="float" office:value="-0.767099824670148" calcext:value-type="float">
            <text:p>-0.7670998247</text:p>
          </table:table-cell>
        </table:table-row>
        <table:table-row table:style-name="ro1">
          <table:table-cell office:value-type="float" office:value="0.620156973937312" calcext:value-type="float">
            <text:p>0.6201569739</text:p>
          </table:table-cell>
          <table:table-cell office:value-type="float" office:value="-0.154489351359219" calcext:value-type="float">
            <text:p>-0.1544893514</text:p>
          </table:table-cell>
        </table:table-row>
        <table:table-row table:style-name="ro1">
          <table:table-cell office:value-type="float" office:value="0.618409219032475" calcext:value-type="float">
            <text:p>0.618409219</text:p>
          </table:table-cell>
          <table:table-cell office:value-type="float" office:value="-0.124435285367646" calcext:value-type="float">
            <text:p>-0.1244352854</text:p>
          </table:table-cell>
        </table:table-row>
        <table:table-row table:style-name="ro1">
          <table:table-cell office:value-type="float" office:value="0.623274247328629" calcext:value-type="float">
            <text:p>0.6232742473</text:p>
          </table:table-cell>
          <table:table-cell office:value-type="float" office:value="-0.205668490496406" calcext:value-type="float">
            <text:p>-0.2056684905</text:p>
          </table:table-cell>
        </table:table-row>
        <table:table-row table:style-name="ro1">
          <table:table-cell office:value-type="float" office:value="0.00862503448435009" calcext:value-type="float">
            <text:p>0.0086250345</text:p>
          </table:table-cell>
          <table:table-cell office:value-type="float" office:value="0.90482036073708" calcext:value-type="float">
            <text:p>0.9048203607</text:p>
          </table:table-cell>
        </table:table-row>
        <table:table-row table:style-name="ro1">
          <table:table-cell office:value-type="float" office:value="0.828159948910235" calcext:value-type="float">
            <text:p>0.8281599489</text:p>
          </table:table-cell>
          <table:table-cell office:value-type="float" office:value="-0.550569069311753" calcext:value-type="float">
            <text:p>-0.5505690693</text:p>
          </table:table-cell>
        </table:table-row>
        <table:table-row table:style-name="ro1">
          <table:table-cell office:value-type="float" office:value="0.0196120597524721" calcext:value-type="float">
            <text:p>0.0196120598</text:p>
          </table:table-cell>
          <table:table-cell office:value-type="float" office:value="0.848624337552516" calcext:value-type="float">
            <text:p>0.8486243376</text:p>
          </table:table-cell>
        </table:table-row>
        <table:table-row table:style-name="ro1">
          <table:table-cell office:value-type="float" office:value="0.199907856450649" calcext:value-type="float">
            <text:p>0.1999078565</text:p>
          </table:table-cell>
          <table:table-cell office:value-type="float" office:value="0.553470939212327" calcext:value-type="float">
            <text:p>0.5534709392</text:p>
          </table:table-cell>
        </table:table-row>
        <table:table-row table:style-name="ro1">
          <table:table-cell office:value-type="float" office:value="0.00383430265103402" calcext:value-type="float">
            <text:p>0.0038343027</text:p>
          </table:table-cell>
          <table:table-cell office:value-type="float" office:value="0.937617496905761" calcext:value-type="float">
            <text:p>0.9376174969</text:p>
          </table:table-cell>
        </table:table-row>
        <table:table-row table:style-name="ro1">
          <table:table-cell office:value-type="float" office:value="0.624488004342692" calcext:value-type="float">
            <text:p>0.6244880043</text:p>
          </table:table-cell>
          <table:table-cell office:value-type="float" office:value="-0.224665692130519" calcext:value-type="float">
            <text:p>-0.2246656921</text:p>
          </table:table-cell>
        </table:table-row>
        <table:table-row table:style-name="ro1">
          <table:table-cell office:value-type="float" office:value="0.840262403536579" calcext:value-type="float">
            <text:p>0.8402624035</text:p>
          </table:table-cell>
          <table:table-cell office:value-type="float" office:value="-0.71790864506365" calcext:value-type="float">
            <text:p>-0.7179086451</text:p>
          </table:table-cell>
        </table:table-row>
        <table:table-row table:style-name="ro1">
          <table:table-cell office:value-type="float" office:value="0.193403525479895" calcext:value-type="float">
            <text:p>0.1934035255</text:p>
          </table:table-cell>
          <table:table-cell office:value-type="float" office:value="0.600017120867925" calcext:value-type="float">
            <text:p>0.6000171209</text:p>
          </table:table-cell>
        </table:table-row>
        <table:table-row table:style-name="ro1">
          <table:table-cell office:value-type="float" office:value="0.827631371732033" calcext:value-type="float">
            <text:p>0.8276313717</text:p>
          </table:table-cell>
          <table:table-cell office:value-type="float" office:value="-0.541291268000752" calcext:value-type="float">
            <text:p>-0.541291268</text:p>
          </table:table-cell>
        </table:table-row>
        <table:table-row table:style-name="ro1">
          <table:table-cell office:value-type="float" office:value="0.622883932392758" calcext:value-type="float">
            <text:p>0.6228839324</text:p>
          </table:table-cell>
          <table:table-cell office:value-type="float" office:value="-0.199444060304294" calcext:value-type="float">
            <text:p>-0.1994440603</text:p>
          </table:table-cell>
        </table:table-row>
        <table:table-row table:style-name="ro1">
          <table:table-cell office:value-type="float" office:value="0.412160286343188" calcext:value-type="float">
            <text:p>0.4121602863</text:p>
          </table:table-cell>
          <table:table-cell office:value-type="float" office:value="0.204348797292887" calcext:value-type="float">
            <text:p>0.2043487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3:18.854547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17T18:19:40.352874788</dc:date>
    <meta:editing-duration>PT2M33S</meta:editing-duration>
    <meta:editing-cycles>2</meta:editing-cycles>
    <meta:document-statistic meta:table-count="1" meta:cell-count="2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ZDT 3 - population 1000</text:p>
        </chart:title>
        <chart:subtitle svg:x="5.271cm" svg:y="1.275cm" chart:style-name="ch3">
          <text:p>10000 generations, 727506 ms</text:p>
        </chart:subtitle>
        <chart:legend chart:legend-position="end" svg:x="13.737cm" svg:y="4.201cm" style:legend-expansion="high" chart:style-name="ch4"/>
        <chart:plot-area chart:style-name="ch5" table:cell-range-address="Sheet1.A1:Sheet1.B1000" svg:x="0.77cm" svg:y="2.318cm" svg:width="12.327cm" svg:height="6.082cm">
          <chartooo:coordinate-region svg:x="1.603cm" svg:y="2.517cm" svg:width="11.254cm" svg:height="5.684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0</svg:desc>
                </draw:g>
              </table:table-cell>
              <table:table-cell office:value-type="float" office:value="1">
                <text:p>1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1832785141302">
                <text:p>0.851832785141302</text:p>
              </table:table-cell>
              <table:table-cell office:value-type="float" office:value="-0.773369012323787">
                <text:p>-0.773369012323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511554441912">
                <text:p>0.652511554441912</text:p>
              </table:table-cell>
              <table:table-cell office:value-type="float" office:value="-0.458263325665384">
                <text:p>-0.458263325665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3331834227272">
                <text:p>0.823331834227272</text:p>
              </table:table-cell>
              <table:table-cell office:value-type="float" office:value="-0.458264059587371">
                <text:p>-0.45826405958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88276774353">
                <text:p>0.45388276774353</text:p>
              </table:table-cell>
              <table:table-cell office:value-type="float" office:value="-0.124218444648805">
                <text:p>-0.124218444648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8396811213119">
                <text:p>0.618396811213119</text:p>
              </table:table-cell>
              <table:table-cell office:value-type="float" office:value="-0.124218737524161">
                <text:p>-0.124218737524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9313761070499">
                <text:p>0.409313761070499</text:p>
              </table:table-cell>
              <table:table-cell office:value-type="float" office:value="0.242159931086703">
                <text:p>0.242159931086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762509313655">
                <text:p>0.257762509313655</text:p>
              </table:table-cell>
              <table:table-cell office:value-type="float" office:value="0.242161085479589">
                <text:p>0.242161085479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2229037673474">
                <text:p>0.182229037673474</text:p>
              </table:table-cell>
              <table:table-cell office:value-type="float" office:value="0.669650654388007">
                <text:p>0.669650654388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0011215908555">
                <text:p>0.0830011215908555</text:p>
              </table:table-cell>
              <table:table-cell office:value-type="float" office:value="0.66965235655889">
                <text:p>0.66965235655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550025306567">
                <text:p>0.19550025306567</text:p>
              </table:table-cell>
              <table:table-cell office:value-type="float" office:value="0.585390582173704">
                <text:p>0.58539058217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585232960764">
                <text:p>0.216585232960764</text:p>
              </table:table-cell>
              <table:table-cell office:value-type="float" office:value="0.426800410884106">
                <text:p>0.426800410884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6362802418223">
                <text:p>0.196362802418223</text:p>
              </table:table-cell>
              <table:table-cell office:value-type="float" office:value="0.579260357152349">
                <text:p>0.579260357152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6842386724133">
                <text:p>0.426842386724133</text:p>
              </table:table-cell>
              <table:table-cell office:value-type="float" office:value="0.0278906698258546">
                <text:p>0.027890669825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500378593958">
                <text:p>0.226500378593958</text:p>
              </table:table-cell>
              <table:table-cell office:value-type="float" office:value="0.356550904819412">
                <text:p>0.35655090481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857839048546">
                <text:p>0.215857839048546</text:p>
              </table:table-cell>
              <table:table-cell office:value-type="float" office:value="0.4322510995012">
                <text:p>0.432251099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0145326035215">
                <text:p>0.430145326035215</text:p>
              </table:table-cell>
              <table:table-cell office:value-type="float" office:value="-0.00500022367143433">
                <text:p>-0.00500022367143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2856215193779">
                <text:p>0.842856215193779</text:p>
              </table:table-cell>
              <table:table-cell office:value-type="float" office:value="-0.739790593668058">
                <text:p>-0.739790593668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8271410978769">
                <text:p>0.418271410978769</text:p>
              </table:table-cell>
              <table:table-cell office:value-type="float" office:value="0.126136846029976">
                <text:p>0.126136846029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333513764007">
                <text:p>0.21333513764007</text:p>
              </table:table-cell>
              <table:table-cell office:value-type="float" office:value="0.451335566625161">
                <text:p>0.451335566625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2946496513762">
                <text:p>0.632946496513762</text:p>
              </table:table-cell>
              <table:table-cell office:value-type="float" office:value="-0.339840660643305">
                <text:p>-0.339840660643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6298128138647">
                <text:p>0.0236298128138647</text:p>
              </table:table-cell>
              <table:table-cell office:value-type="float" office:value="0.830305780316197">
                <text:p>0.830305780316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2219306865237">
                <text:p>0.642219306865237</text:p>
              </table:table-cell>
              <table:table-cell office:value-type="float" office:value="-0.424506773799674">
                <text:p>-0.42450677379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4018372989327">
                <text:p>0.234018372989327</text:p>
              </table:table-cell>
              <table:table-cell office:value-type="float" office:value="0.311108643549901">
                <text:p>0.311108643549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126760771547">
                <text:p>0.227126760771547</text:p>
              </table:table-cell>
              <table:table-cell office:value-type="float" office:value="0.352454726993347">
                <text:p>0.352454726993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8692060924838">
                <text:p>0.418692060924838</text:p>
              </table:table-cell>
              <table:table-cell office:value-type="float" office:value="0.120957022163882">
                <text:p>0.120957022163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7606028704864">
                <text:p>0.247606028704864</text:p>
              </table:table-cell>
              <table:table-cell office:value-type="float" office:value="0.255494541503268">
                <text:p>0.255494541503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2778745855537">
                <text:p>0.0122778745855537</text:p>
              </table:table-cell>
              <table:table-cell office:value-type="float" office:value="0.884575159993152">
                <text:p>0.884575159993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773748423154">
                <text:p>0.201773748423154</text:p>
              </table:table-cell>
              <table:table-cell office:value-type="float" office:value="0.539569908945222">
                <text:p>0.539569908945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598967198991">
                <text:p>0.428598967198991</text:p>
              </table:table-cell>
              <table:table-cell office:value-type="float" office:value="0.0100020645057268">
                <text:p>0.0100020645057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134312137375">
                <text:p>0.201134312137375</text:p>
              </table:table-cell>
              <table:table-cell office:value-type="float" office:value="0.544354259384525">
                <text:p>0.54435425938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4988168314458">
                <text:p>0.444988168314458</text:p>
              </table:table-cell>
              <table:table-cell office:value-type="float" office:value="-0.106558053962539">
                <text:p>-0.106558053962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6499164919635">
                <text:p>0.426499164919635</text:p>
              </table:table-cell>
              <table:table-cell office:value-type="float" office:value="0.0314864508678534">
                <text:p>0.0314864508678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7636672730565">
                <text:p>0.207636672730565</text:p>
              </table:table-cell>
              <table:table-cell office:value-type="float" office:value="0.496189688668486">
                <text:p>0.496189688668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3300359521274">
                <text:p>0.413300359521274</text:p>
              </table:table-cell>
              <table:table-cell office:value-type="float" office:value="0.189402407743683">
                <text:p>0.189402407743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304174463756119">
                <text:p>0.0000304174463756119</text:p>
              </table:table-cell>
              <table:table-cell office:value-type="float" office:value="0.994484769546302">
                <text:p>0.994484769546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91833138842488">
                <text:p>0.0591833138842488</text:p>
              </table:table-cell>
              <table:table-cell office:value-type="float" office:value="0.699986460307903">
                <text:p>0.699986460307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3633580131026">
                <text:p>0.823633580131026</text:p>
              </table:table-cell>
              <table:table-cell office:value-type="float" office:value="-0.464409894017429">
                <text:p>-0.464409894017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27365531559388">
                <text:p>0.827365531559388</text:p>
              </table:table-cell>
              <table:table-cell office:value-type="float" office:value="-0.53645450594135">
                <text:p>-0.5364545059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9053936332769">
                <text:p>0.439053936332769</text:p>
              </table:table-cell>
              <table:table-cell office:value-type="float" office:value="-0.0759602712842104">
                <text:p>-0.0759602712842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9380249526133">
                <text:p>0.629380249526133</text:p>
              </table:table-cell>
              <table:table-cell office:value-type="float" office:value="-0.29521540339031">
                <text:p>-0.29521540339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067156317921">
                <text:p>0.187067156317921</text:p>
              </table:table-cell>
              <table:table-cell office:value-type="float" office:value="0.641418345728886">
                <text:p>0.641418345728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2237019071271">
                <text:p>0.842237019071271</text:p>
              </table:table-cell>
              <table:table-cell office:value-type="float" office:value="-0.735048330457498">
                <text:p>-0.735048330457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6972650488684">
                <text:p>0.846972650488684</text:p>
              </table:table-cell>
              <table:table-cell office:value-type="float" office:value="-0.76345612989219">
                <text:p>-0.76345612989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2441251530409">
                <text:p>0.632441251530409</text:p>
              </table:table-cell>
              <table:table-cell office:value-type="float" office:value="-0.333895754135961">
                <text:p>-0.333895754135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313502794481">
                <text:p>0.434313502794481</text:p>
              </table:table-cell>
              <table:table-cell office:value-type="float" office:value="-0.0416577873482781">
                <text:p>-0.0416577873482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3227622231008">
                <text:p>0.183227622231008</text:p>
              </table:table-cell>
              <table:table-cell office:value-type="float" office:value="0.664101617150531">
                <text:p>0.664101617150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9177528473585">
                <text:p>0.639177528473585</text:p>
              </table:table-cell>
              <table:table-cell office:value-type="float" office:value="-0.40207373758134">
                <text:p>-0.40207373758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2051384757993">
                <text:p>0.192051384757993</text:p>
              </table:table-cell>
              <table:table-cell office:value-type="float" office:value="0.609224518608598">
                <text:p>0.609224518608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9253459906377">
                <text:p>0.0139253459906377</text:p>
              </table:table-cell>
              <table:table-cell office:value-type="float" office:value="0.876119213795777">
                <text:p>0.876119213795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353949043463">
                <text:p>0.44353949043463</text:p>
              </table:table-cell>
              <table:table-cell office:value-type="float" office:value="-0.100422831545682">
                <text:p>-0.1004228315456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56082283898">
                <text:p>0.19756082283898</text:p>
              </table:table-cell>
              <table:table-cell office:value-type="float" office:value="0.570645932197069">
                <text:p>0.570645932197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5708876959466">
                <text:p>0.235708876959466</text:p>
              </table:table-cell>
              <table:table-cell office:value-type="float" office:value="0.302152459582441">
                <text:p>0.30215245958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146222292266">
                <text:p>0.830146222292266</text:p>
              </table:table-cell>
              <table:table-cell office:value-type="float" office:value="-0.584959194248188">
                <text:p>-0.584959194248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8150012561897">
                <text:p>0.208150012561897</text:p>
              </table:table-cell>
              <table:table-cell office:value-type="float" office:value="0.491051025639819">
                <text:p>0.491051025639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089271319317">
                <text:p>0.846089271319317</text:p>
              </table:table-cell>
              <table:table-cell office:value-type="float" office:value="-0.75954274466626">
                <text:p>-0.75954274466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1656057567511">
                <text:p>0.191656057567511</text:p>
              </table:table-cell>
              <table:table-cell office:value-type="float" office:value="0.611880537086497">
                <text:p>0.611880537086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8505489198664">
                <text:p>0.638505489198664</text:p>
              </table:table-cell>
              <table:table-cell office:value-type="float" office:value="-0.396390445234185">
                <text:p>-0.396390445234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9169214674906">
                <text:p>0.419169214674906</text:p>
              </table:table-cell>
              <table:table-cell office:value-type="float" office:value="0.115119503335633">
                <text:p>0.115119503335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7072757720381">
                <text:p>0.197072757720381</text:p>
              </table:table-cell>
              <table:table-cell office:value-type="float" office:value="0.574168901765924">
                <text:p>0.574168901765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8832994047131">
                <text:p>0.418832994047131</text:p>
              </table:table-cell>
              <table:table-cell office:value-type="float" office:value="0.119228572687793">
                <text:p>0.119228572687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1244717481691">
                <text:p>0.0311244717481691</text:p>
              </table:table-cell>
              <table:table-cell office:value-type="float" office:value="0.797768049909002">
                <text:p>0.797768049909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3065967866361">
                <text:p>0.413065967866361</text:p>
              </table:table-cell>
              <table:table-cell office:value-type="float" office:value="0.192464343200602">
                <text:p>0.192464343200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3542606141044">
                <text:p>0.623542606141044</text:p>
              </table:table-cell>
              <table:table-cell office:value-type="float" office:value="-0.209916050816925">
                <text:p>-0.209916050816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0568737078942">
                <text:p>0.430568737078942</text:p>
              </table:table-cell>
              <table:table-cell office:value-type="float" office:value="-0.00898086826012685">
                <text:p>-0.008980868260126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215622539456">
                <text:p>0.019215622539456</text:p>
              </table:table-cell>
              <table:table-cell office:value-type="float" office:value="0.850471382485035">
                <text:p>0.850471382485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27986400624">
                <text:p>0.20027986400624</text:p>
              </table:table-cell>
              <table:table-cell office:value-type="float" office:value="0.550712741077074">
                <text:p>0.550712741077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1277894865789">
                <text:p>0.631277894865789</text:p>
              </table:table-cell>
              <table:table-cell office:value-type="float" office:value="-0.319725468199039">
                <text:p>-0.319725468199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2760306818935">
                <text:p>0.642760306818935</text:p>
              </table:table-cell>
              <table:table-cell office:value-type="float" office:value="-0.427930278309883">
                <text:p>-0.427930278309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971978120051">
                <text:p>0.41971978120051</text:p>
              </table:table-cell>
              <table:table-cell office:value-type="float" office:value="0.108435846899515">
                <text:p>0.108435846899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645148586334">
                <text:p>0.20645148586334</text:p>
              </table:table-cell>
              <table:table-cell office:value-type="float" office:value="0.504073100931505">
                <text:p>0.504073100931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19100236717203">
                <text:p>0.0319100236717203</text:p>
              </table:table-cell>
              <table:table-cell office:value-type="float" office:value="0.794472449722578">
                <text:p>0.794472449722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3937145975664">
                <text:p>0.413937145975664</text:p>
              </table:table-cell>
              <table:table-cell office:value-type="float" office:value="0.181114581823205">
                <text:p>0.1811145818232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476441202885">
                <text:p>0.437476441202885</text:p>
              </table:table-cell>
              <table:table-cell office:value-type="float" office:value="-0.0654715305962703">
                <text:p>-0.0654715305962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6994276678892">
                <text:p>0.626994276678892</text:p>
              </table:table-cell>
              <table:table-cell office:value-type="float" office:value="-0.262070482675954">
                <text:p>-0.262070482675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6028477924848">
                <text:p>0.0366028477924848</text:p>
              </table:table-cell>
              <table:table-cell office:value-type="float" office:value="0.775272843316095">
                <text:p>0.775272843316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1885382810815">
                <text:p>0.411885382810815</text:p>
              </table:table-cell>
              <table:table-cell office:value-type="float" office:value="0.207971855152419">
                <text:p>0.207971855152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4872960617688">
                <text:p>0.194872960617688</text:p>
              </table:table-cell>
              <table:table-cell office:value-type="float" office:value="0.589808600686911">
                <text:p>0.589808600686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060294729852">
                <text:p>0.22060294729852</text:p>
              </table:table-cell>
              <table:table-cell office:value-type="float" office:value="0.397292147921842">
                <text:p>0.3972921479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4306060130112">
                <text:p>0.184306060130112</text:p>
              </table:table-cell>
              <table:table-cell office:value-type="float" office:value="0.657924297396962">
                <text:p>0.657924297396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4465827977761">
                <text:p>0.0144465827977761</text:p>
              </table:table-cell>
              <table:table-cell office:value-type="float" office:value="0.873472258741574">
                <text:p>0.873472258741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6456722898457">
                <text:p>0.246456722898457</text:p>
              </table:table-cell>
              <table:table-cell office:value-type="float" office:value="0.258624558103611">
                <text:p>0.258624558103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78759680080154">
                <text:p>0.000478759680080154</text:p>
              </table:table-cell>
              <table:table-cell office:value-type="float" office:value="0.978112221719436">
                <text:p>0.978112221719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397390569016">
                <text:p>0.625397390569016</text:p>
              </table:table-cell>
              <table:table-cell office:value-type="float" office:value="-0.238521912139338">
                <text:p>-0.238521912139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047632444628">
                <text:p>0.416047632444628</text:p>
              </table:table-cell>
              <table:table-cell office:value-type="float" office:value="0.154004633037207">
                <text:p>0.154004633037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6918170282204">
                <text:p>0.216918170282204</text:p>
              </table:table-cell>
              <table:table-cell office:value-type="float" office:value="0.424315271287928">
                <text:p>0.424315271287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4709265099164">
                <text:p>0.434709265099164</text:p>
              </table:table-cell>
              <table:table-cell office:value-type="float" office:value="-0.0448345998617574">
                <text:p>-0.0448345998617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0405909067697">
                <text:p>0.830405909067697</text:p>
              </table:table-cell>
              <table:table-cell office:value-type="float" office:value="-0.58924806406085">
                <text:p>-0.58924806406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1788775060652">
                <text:p>0.641788775060652</text:p>
              </table:table-cell>
              <table:table-cell office:value-type="float" office:value="-0.421670205925315">
                <text:p>-0.421670205925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005007867531">
                <text:p>0.434005007867531</text:p>
              </table:table-cell>
              <table:table-cell office:value-type="float" office:value="-0.0391449417892115">
                <text:p>-0.0391449417892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6420270527455">
                <text:p>0.626420270527455</text:p>
              </table:table-cell>
              <table:table-cell office:value-type="float" office:value="-0.253729632924986">
                <text:p>-0.253729632924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3917203013557">
                <text:p>0.213917203013557</text:p>
              </table:table-cell>
              <table:table-cell office:value-type="float" office:value="0.446910424283527">
                <text:p>0.446910424283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420476055878">
                <text:p>0.62420476055878</text:p>
              </table:table-cell>
              <table:table-cell office:value-type="float" office:value="-0.220282065887386">
                <text:p>-0.220282065887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3165995336648">
                <text:p>0.223165995336648</text:p>
              </table:table-cell>
              <table:table-cell office:value-type="float" office:value="0.37914223722914">
                <text:p>0.37914223722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5893305323064">
                <text:p>0.825893305323064</text:p>
              </table:table-cell>
              <table:table-cell office:value-type="float" office:value="-0.508938605527202">
                <text:p>-0.508938605527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7236854079511">
                <text:p>0.827236854079511</text:p>
              </table:table-cell>
              <table:table-cell office:value-type="float" office:value="-0.534098600808971">
                <text:p>-0.534098600808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5577859703503">
                <text:p>0.435577859703503</text:p>
              </table:table-cell>
              <table:table-cell office:value-type="float" office:value="-0.0516117137205624">
                <text:p>-0.0516117137205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1103619720254">
                <text:p>0.631103619720254</text:p>
              </table:table-cell>
              <table:table-cell office:value-type="float" office:value="-0.317545399531477">
                <text:p>-0.317545399531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629932233018">
                <text:p>0.82629932233018</text:p>
              </table:table-cell>
              <table:table-cell office:value-type="float" office:value="-0.516648648134318">
                <text:p>-0.516648648134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9526229162713">
                <text:p>0.439526229162713</text:p>
              </table:table-cell>
              <table:table-cell office:value-type="float" office:value="-0.0789106803438485">
                <text:p>-0.0789106803438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4710535679647">
                <text:p>0.214710535679647</text:p>
              </table:table-cell>
              <table:table-cell office:value-type="float" office:value="0.440898500056881">
                <text:p>0.4408985000568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3935613258564">
                <text:p>0.193935613258564</text:p>
              </table:table-cell>
              <table:table-cell office:value-type="float" office:value="0.596343966430137">
                <text:p>0.596343966430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0396719619923">
                <text:p>0.0340396719619923</text:p>
              </table:table-cell>
              <table:table-cell office:value-type="float" office:value="0.785651968305629">
                <text:p>0.785651968305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4594397395325">
                <text:p>0.184594397395325</text:p>
              </table:table-cell>
              <table:table-cell office:value-type="float" office:value="0.656249734159457">
                <text:p>0.656249734159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0023386548272">
                <text:p>0.630023386548272</text:p>
              </table:table-cell>
              <table:table-cell office:value-type="float" office:value="-0.30371169049056">
                <text:p>-0.3037116904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03585800822481">
                <text:p>0.0603585800822481</text:p>
              </table:table-cell>
              <table:table-cell office:value-type="float" office:value="0.697129499719721">
                <text:p>0.6971294997197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189374753982">
                <text:p>0.428189374753982</text:p>
              </table:table-cell>
              <table:table-cell office:value-type="float" office:value="0.0140946437531271">
                <text:p>0.01409464375312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4613343805701">
                <text:p>0.0134613343805701</text:p>
              </table:table-cell>
              <table:table-cell office:value-type="float" office:value="0.878452384017626">
                <text:p>0.878452384017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1850688312112">
                <text:p>0.441850688312112</text:p>
              </table:table-cell>
              <table:table-cell office:value-type="float" office:value="-0.0921674937924786">
                <text:p>-0.0921674937924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7809125421145">
                <text:p>0.637809125421145</text:p>
              </table:table-cell>
              <table:table-cell office:value-type="float" office:value="-0.39023086553869">
                <text:p>-0.390230865538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4992557242821">
                <text:p>0.634992557242821</text:p>
              </table:table-cell>
              <table:table-cell office:value-type="float" office:value="-0.362579292265283">
                <text:p>-0.362579292265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20946058735876">
                <text:p>0.420946058735876</text:p>
              </table:table-cell>
              <table:table-cell office:value-type="float" office:value="0.0937596524412782">
                <text:p>0.09375965244127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43331823565655">
                <text:p>0.000243331823565655</text:p>
              </table:table-cell>
              <table:table-cell office:value-type="float" office:value="0.984399043032387">
                <text:p>0.984399043032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38333779747187">
                <text:p>0.438333779747187</text:p>
              </table:table-cell>
              <table:table-cell office:value-type="float" office:value="-0.0712896677846938">
                <text:p>-0.0712896677846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0544898512644">
                <text:p>0.440544898512644</text:p>
              </table:table-cell>
              <table:table-cell office:value-type="float" office:value="-0.0849875984326833">
                <text:p>-0.08498759843268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0166867986052">
                <text:p>0.440166867986052</text:p>
              </table:table-cell>
              <table:table-cell office:value-type="float" office:value="-0.0827815456820356">
                <text:p>-0.0827815456820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9458548681145">
                <text:p>0.409458548681145</text:p>
              </table:table-cell>
              <table:table-cell office:value-type="float" office:value="0.240222933836941">
                <text:p>0.2402229338369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11006275556242">
                <text:p>0.411006275556242</text:p>
              </table:table-cell>
              <table:table-cell office:value-type="float" office:value="0.219602816059176">
                <text:p>0.219602816059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39031694177069">
                <text:p>0.0539031694177069</text:p>
              </table:table-cell>
              <table:table-cell office:value-type="float" office:value="0.714331008167068">
                <text:p>0.714331008167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7501568305306">
                <text:p>0.417501568305306</text:p>
              </table:table-cell>
              <table:table-cell office:value-type="float" office:value="0.135694878378452">
                <text:p>0.135694878378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1434277638273">
                <text:p>0.241434277638273</text:p>
              </table:table-cell>
              <table:table-cell office:value-type="float" office:value="0.27589519099189">
                <text:p>0.275895190991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3512860882965">
                <text:p>0.833512860882965</text:p>
              </table:table-cell>
              <table:table-cell office:value-type="float" office:value="-0.637151590166697">
                <text:p>-0.637151590166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36260165206298">
                <text:p>0.836260165206298</text:p>
              </table:table-cell>
              <table:table-cell office:value-type="float" office:value="-0.673643406398794">
                <text:p>-0.673643406398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2623335562782">
                <text:p>0.622623335562782</text:p>
              </table:table-cell>
              <table:table-cell office:value-type="float" office:value="-0.195257782415397">
                <text:p>-0.1952577824153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5805671346706">
                <text:p>0.425805671346706</text:p>
              </table:table-cell>
              <table:table-cell office:value-type="float" office:value="0.0388484422979299">
                <text:p>0.0388484422979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8272830695244">
                <text:p>0.0208272830695244</text:p>
              </table:table-cell>
              <table:table-cell office:value-type="float" office:value="0.843007687261893">
                <text:p>0.843007687261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8522528020899">
                <text:p>0.228522528020899</text:p>
              </table:table-cell>
              <table:table-cell office:value-type="float" office:value="0.343512692333637">
                <text:p>0.343512692333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4438110497195">
                <text:p>0.444438110497195</text:p>
              </table:table-cell>
              <table:table-cell office:value-type="float" office:value="-0.104332647492627">
                <text:p>-0.104332647492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14227493512041">
                <text:p>0.0214227493512041</text:p>
              </table:table-cell>
              <table:table-cell office:value-type="float" office:value="0.840281074554559">
                <text:p>0.840281074554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1026566439158">
                <text:p>0.221026566439158</text:p>
              </table:table-cell>
              <table:table-cell office:value-type="float" office:value="0.394250919184153">
                <text:p>0.394250919184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0249920767777">
                <text:p>0.0130249920767777</text:p>
              </table:table-cell>
              <table:table-cell office:value-type="float" office:value="0.88069097265992">
                <text:p>0.880690972659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3822595821092">
                <text:p>0.843822595821092</text:p>
              </table:table-cell>
              <table:table-cell office:value-type="float" office:value="-0.746580244043427">
                <text:p>-0.746580244043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8229270339558">
                <text:p>0.198229270339558</text:p>
              </table:table-cell>
              <table:table-cell office:value-type="float" office:value="0.565792502742879">
                <text:p>0.565792502742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3773315109611">
                <text:p>0.823773315109611</text:p>
              </table:table-cell>
              <table:table-cell office:value-type="float" office:value="-0.467240451529348">
                <text:p>-0.467240451529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37840593355266">
                <text:p>0.837840593355266</text:p>
              </table:table-cell>
              <table:table-cell office:value-type="float" office:value="-0.692786461249903">
                <text:p>-0.6927864612499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2821199663093">
                <text:p>0.232821199663093</text:p>
              </table:table-cell>
              <table:table-cell office:value-type="float" office:value="0.317754398541044">
                <text:p>0.317754398541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0731936566554">
                <text:p>0.0360731936566554</text:p>
              </table:table-cell>
              <table:table-cell office:value-type="float" office:value="0.777395325266477">
                <text:p>0.777395325266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44046601048229">
                <text:p>0.444046601048229</text:p>
              </table:table-cell>
              <table:table-cell office:value-type="float" office:value="-0.102670879548098">
                <text:p>-0.102670879548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02955169643422">
                <text:p>0.0202955169643422</text:p>
              </table:table-cell>
              <table:table-cell office:value-type="float" office:value="0.845457999141831">
                <text:p>0.8454579991418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4980335821553">
                <text:p>0.204980335821553</text:p>
              </table:table-cell>
              <table:table-cell office:value-type="float" office:value="0.515371541329436">
                <text:p>0.515371541329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2593385627018">
                <text:p>0.832593385627018</text:p>
              </table:table-cell>
              <table:table-cell office:value-type="float" office:value="-0.623641065380941">
                <text:p>-0.6236410653809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19425619469048">
                <text:p>0.419425619469048</text:p>
              </table:table-cell>
              <table:table-cell office:value-type="float" office:value="0.111999806589286">
                <text:p>0.111999806589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4700670760776">
                <text:p>0.634700670760776</text:p>
              </table:table-cell>
              <table:table-cell office:value-type="float" office:value="-0.359378328470928">
                <text:p>-0.359378328470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7808567738073">
                <text:p>0.417808567738073</text:p>
              </table:table-cell>
              <table:table-cell office:value-type="float" office:value="0.131871430089123">
                <text:p>0.131871430089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8867128181232">
                <text:p>0.618867128181232</text:p>
              </table:table-cell>
              <table:table-cell office:value-type="float" office:value="-0.132396362148115">
                <text:p>-0.132396362148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3367191847474">
                <text:p>0.233367191847474</text:p>
              </table:table-cell>
              <table:table-cell office:value-type="float" office:value="0.314693144713473">
                <text:p>0.314693144713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156257833395">
                <text:p>0.63156257833395</text:p>
              </table:table-cell>
              <table:table-cell office:value-type="float" office:value="-0.323254427288413">
                <text:p>-0.323254427288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5672637787911">
                <text:p>0.415672637787911</text:p>
              </table:table-cell>
              <table:table-cell office:value-type="float" office:value="0.158778086918657">
                <text:p>0.158778086918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18872673387783">
                <text:p>0.218872673387783</text:p>
              </table:table-cell>
              <table:table-cell office:value-type="float" office:value="0.409862109473725">
                <text:p>0.4098621094737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32784826488817">
                <text:p>0.832784826488817</text:p>
              </table:table-cell>
              <table:table-cell office:value-type="float" office:value="-0.626501334134265">
                <text:p>-0.6265013341342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575568787924">
                <text:p>0.44575568787924</text:p>
              </table:table-cell>
              <table:table-cell office:value-type="float" office:value="-0.109299467919737">
                <text:p>-0.1092994679197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33743137848452">
                <text:p>0.833743137848452</text:p>
              </table:table-cell>
              <table:table-cell office:value-type="float" office:value="-0.640445078237219">
                <text:p>-0.640445078237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4542258574374">
                <text:p>0.224542258574374</text:p>
              </table:table-cell>
              <table:table-cell office:value-type="float" office:value="0.369665331319422">
                <text:p>0.369665331319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3365286197204">
                <text:p>0.253365286197204</text:p>
              </table:table-cell>
              <table:table-cell office:value-type="float" office:value="0.2446953510254">
                <text:p>0.24469535102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7348545624499">
                <text:p>0.837348545624499</text:p>
              </table:table-cell>
              <table:table-cell office:value-type="float" office:value="-0.68612444564507">
                <text:p>-0.68612444564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4204830645408">
                <text:p>0.414204830645408</text:p>
              </table:table-cell>
              <table:table-cell office:value-type="float" office:value="0.177648032403031">
                <text:p>0.1776480324030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2097302460455">
                <text:p>0.62097302460455</text:p>
              </table:table-cell>
              <table:table-cell office:value-type="float" office:value="-0.168201209232741">
                <text:p>-0.168201209232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44307420600871">
                <text:p>0.0544307420600871</text:p>
              </table:table-cell>
              <table:table-cell office:value-type="float" office:value="0.712791749009034">
                <text:p>0.71279174900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9861288957744">
                <text:p>0.839861288957744</text:p>
              </table:table-cell>
              <table:table-cell office:value-type="float" office:value="-0.714056464545623">
                <text:p>-0.7140564645456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7245085535294">
                <text:p>0.427245085535294</text:p>
              </table:table-cell>
              <table:table-cell office:value-type="float" office:value="0.0237129192956303">
                <text:p>0.0237129192956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6084731799105">
                <text:p>0.626084731799105</text:p>
              </table:table-cell>
              <table:table-cell office:value-type="float" office:value="-0.248790532544799">
                <text:p>-0.2487905325447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5751458354757">
                <text:p>0.835751458354757</text:p>
              </table:table-cell>
              <table:table-cell office:value-type="float" office:value="-0.667603434224565">
                <text:p>-0.667603434224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8254968249444">
                <text:p>0.0148254968249444</text:p>
              </table:table-cell>
              <table:table-cell office:value-type="float" office:value="0.871581886730673">
                <text:p>0.871581886730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58028611479192">
                <text:p>0.000658028611479192</text:p>
              </table:table-cell>
              <table:table-cell office:value-type="float" office:value="0.97433432946002">
                <text:p>0.97433432946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1263752060253">
                <text:p>0.191263752060253</text:p>
              </table:table-cell>
              <table:table-cell office:value-type="float" office:value="0.614505821569463">
                <text:p>0.614505821569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856916573295057">
                <text:p>0.0000856916573295057</text:p>
              </table:table-cell>
              <table:table-cell office:value-type="float" office:value="0.990855029304431">
                <text:p>0.990855029304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4506483633654">
                <text:p>0.194506483633654</text:p>
              </table:table-cell>
              <table:table-cell office:value-type="float" office:value="0.592373403033652">
                <text:p>0.592373403033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323452247825984">
                <text:p>0.00000323452247825984</text:p>
              </table:table-cell>
              <table:table-cell office:value-type="float" office:value="0.998201522157046">
                <text:p>0.9982015221570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4200133562063">
                <text:p>0.824200133562063</text:p>
              </table:table-cell>
              <table:table-cell office:value-type="float" office:value="-0.475824886418397">
                <text:p>-0.475824886418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4452074027792">
                <text:p>0.204452074027792</text:p>
              </table:table-cell>
              <table:table-cell office:value-type="float" office:value="0.519333474386286">
                <text:p>0.519333474386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9136898897721">
                <text:p>0.629136898897721</text:p>
              </table:table-cell>
              <table:table-cell office:value-type="float" office:value="-0.291714513715487">
                <text:p>-0.2917145137154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27061371366738">
                <text:p>0.827061371366738</text:p>
              </table:table-cell>
              <table:table-cell office:value-type="float" office:value="-0.530870413482872">
                <text:p>-0.530870413482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6397844411709">
                <text:p>0.436397844411709</text:p>
              </table:table-cell>
              <table:table-cell office:value-type="float" office:value="-0.0577601870743825">
                <text:p>-0.0577601870743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3443665310174">
                <text:p>0.823443665310174</text:p>
              </table:table-cell>
              <table:table-cell office:value-type="float" office:value="-0.460547100334541">
                <text:p>-0.460547100334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35243400851198">
                <text:p>0.835243400851198</text:p>
              </table:table-cell>
              <table:table-cell office:value-type="float" office:value="-0.661001608925187">
                <text:p>-0.661001608925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9713492125258">
                <text:p>0.029713492125258</text:p>
              </table:table-cell>
              <table:table-cell office:value-type="float" office:value="0.803743434241414">
                <text:p>0.803743434241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1895809180768">
                <text:p>0.231895809180768</text:p>
              </table:table-cell>
              <table:table-cell office:value-type="float" office:value="0.323056047933029">
                <text:p>0.323056047933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8847688670656">
                <text:p>0.428847688670656</text:p>
              </table:table-cell>
              <table:table-cell office:value-type="float" office:value="0.00754080894750379">
                <text:p>0.00754080894750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1852420372991">
                <text:p>0.631852420372991</text:p>
              </table:table-cell>
              <table:table-cell office:value-type="float" office:value="-0.326806668069993">
                <text:p>-0.326806668069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9414619045026">
                <text:p>0.189414619045026</text:p>
              </table:table-cell>
              <table:table-cell office:value-type="float" office:value="0.626617253454429">
                <text:p>0.626617253454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6545506061127">
                <text:p>0.0356545506061127</text:p>
              </table:table-cell>
              <table:table-cell office:value-type="float" office:value="0.77908132243691">
                <text:p>0.77908132243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26097068824697">
                <text:p>0.426097068824697</text:p>
              </table:table-cell>
              <table:table-cell office:value-type="float" office:value="0.035739460441863">
                <text:p>0.0357394604418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852720465742">
                <text:p>0.840852720465742</text:p>
              </table:table-cell>
              <table:table-cell office:value-type="float" office:value="-0.723351704932714">
                <text:p>-0.723351704932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39485094841464">
                <text:p>0.0439485094841464</text:p>
              </table:table-cell>
              <table:table-cell office:value-type="float" office:value="0.747204320087129">
                <text:p>0.747204320087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29596770772782">
                <text:p>0.629596770772782</text:p>
              </table:table-cell>
              <table:table-cell office:value-type="float" office:value="-0.298067813616303">
                <text:p>-0.298067813616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28658874038422">
                <text:p>0.0628658874038422</text:p>
              </table:table-cell>
              <table:table-cell office:value-type="float" office:value="0.691469153564653">
                <text:p>0.691469153564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219064818994">
                <text:p>0.189219064818994</text:p>
              </table:table-cell>
              <table:table-cell office:value-type="float" office:value="0.627875744094879">
                <text:p>0.6278757440948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41126183437781">
                <text:p>0.841126183437781</text:p>
              </table:table-cell>
              <table:table-cell office:value-type="float" office:value="-0.725611745584182">
                <text:p>-0.725611745584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759967314421">
                <text:p>0.82759967314421</text:p>
              </table:table-cell>
              <table:table-cell office:value-type="float" office:value="-0.540716727661799">
                <text:p>-0.5407167276617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2600860482699">
                <text:p>0.212600860482699</text:p>
              </table:table-cell>
              <table:table-cell office:value-type="float" office:value="0.456932604916798">
                <text:p>0.4569326049167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2151860631759">
                <text:p>0.062151860631759</text:p>
              </table:table-cell>
              <table:table-cell office:value-type="float" office:value="0.693019726008805">
                <text:p>0.693019726008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23672761280925">
                <text:p>0.623672761280925</text:p>
              </table:table-cell>
              <table:table-cell office:value-type="float" office:value="-0.211966546468597">
                <text:p>-0.211966546468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858515981457">
                <text:p>0.189858515981457</text:p>
              </table:table-cell>
              <table:table-cell office:value-type="float" office:value="0.623776548536848">
                <text:p>0.623776548536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2257051728678">
                <text:p>0.222257051728678</text:p>
              </table:table-cell>
              <table:table-cell office:value-type="float" office:value="0.385509293446259">
                <text:p>0.385509293446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535351541905">
                <text:p>0.0024535351541905</text:p>
              </table:table-cell>
              <table:table-cell office:value-type="float" office:value="0.950277896282404">
                <text:p>0.950277896282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023342703661">
                <text:p>0.824023342703661</text:p>
              </table:table-cell>
              <table:table-cell office:value-type="float" office:value="-0.472280461094611">
                <text:p>-0.4722804610946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82478195951096">
                <text:p>0.00282478195951096</text:p>
              </table:table-cell>
              <table:table-cell office:value-type="float" office:value="0.94660097104888">
                <text:p>0.94660097104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0804130165877">
                <text:p>0.240804130165877</text:p>
              </table:table-cell>
              <table:table-cell office:value-type="float" office:value="0.278457118848488">
                <text:p>0.278457118848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35918009163835">
                <text:p>0.635918009163835</text:p>
              </table:table-cell>
              <table:table-cell office:value-type="float" office:value="-0.371905525945348">
                <text:p>-0.3719055259453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12852802193778">
                <text:p>0.412852802193778</text:p>
              </table:table-cell>
              <table:table-cell office:value-type="float" office:value="0.195254061739953">
                <text:p>0.1952540617399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9212381603869">
                <text:p>0.199212381603869</text:p>
              </table:table-cell>
              <table:table-cell office:value-type="float" office:value="0.558596618235653">
                <text:p>0.5585966182356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189760042279">
                <text:p>0.204189760042279</text:p>
              </table:table-cell>
              <table:table-cell office:value-type="float" office:value="0.521328916197653">
                <text:p>0.521328916197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0732968562647">
                <text:p>0.430732968562647</text:p>
              </table:table-cell>
              <table:table-cell office:value-type="float" office:value="-0.0105098043316743">
                <text:p>-0.0105098043316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22671273865033">
                <text:p>0.222671273865033</text:p>
              </table:table-cell>
              <table:table-cell office:value-type="float" office:value="0.382597034277254">
                <text:p>0.3825970342772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5120726186354">
                <text:p>0.235120726186354</text:p>
              </table:table-cell>
              <table:table-cell office:value-type="float" office:value="0.305667761416721">
                <text:p>0.305667761416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33700496045048">
                <text:p>0.433700496045048</text:p>
              </table:table-cell>
              <table:table-cell office:value-type="float" office:value="-0.0366313298093286">
                <text:p>-0.03663132980932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221148220926">
                <text:p>0.83221148220926</text:p>
              </table:table-cell>
              <table:table-cell office:value-type="float" office:value="-0.617862782573897">
                <text:p>-0.617862782573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16098704271504">
                <text:p>0.0616098704271504</text:p>
              </table:table-cell>
              <table:table-cell office:value-type="float" office:value="0.694229570104264">
                <text:p>0.6942295701042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6532816744946">
                <text:p>0.186532816744946</text:p>
              </table:table-cell>
              <table:table-cell office:value-type="float" office:value="0.6446914222376">
                <text:p>0.64469142223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46623412103856">
                <text:p>0.0746623412103856</text:p>
              </table:table-cell>
              <table:table-cell office:value-type="float" office:value="0.673404593452473">
                <text:p>0.6734045934524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38795621676405">
                <text:p>0.238795621676405</text:p>
              </table:table-cell>
              <table:table-cell office:value-type="float" office:value="0.287178605514371">
                <text:p>0.287178605514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0049630117975">
                <text:p>0.410049630117975</text:p>
              </table:table-cell>
              <table:table-cell office:value-type="float" office:value="0.232328624764348">
                <text:p>0.232328624764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1686129463878">
                <text:p>0.831686129463878</text:p>
              </table:table-cell>
              <table:table-cell office:value-type="float" office:value="-0.609754793785915">
                <text:p>-0.6097547937859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9799254856788">
                <text:p>0.439799254856788</text:p>
              </table:table-cell>
              <table:table-cell office:value-type="float" office:value="-0.0805704773850836">
                <text:p>-0.08057047738508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24109943393587">
                <text:p>0.0224109943393587</text:p>
              </table:table-cell>
              <table:table-cell office:value-type="float" office:value="0.835789911181753">
                <text:p>0.8357899111817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71691687451011">
                <text:p>0.00771691687451011</text:p>
              </table:table-cell>
              <table:table-cell office:value-type="float" office:value="0.910301444904041">
                <text:p>0.910301444904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3582218170908">
                <text:p>0.0343582218170908</text:p>
              </table:table-cell>
              <table:table-cell office:value-type="float" office:value="0.784347586006647">
                <text:p>0.7843475860066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2618903988955">
                <text:p>0.82618903988955</text:p>
              </table:table-cell>
              <table:table-cell office:value-type="float" office:value="-0.514563480254501">
                <text:p>-0.5145634802545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425858694154">
                <text:p>0.19425858694154</text:p>
              </table:table-cell>
              <table:table-cell office:value-type="float" office:value="0.594118200165511">
                <text:p>0.5941182001655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5853198925311">
                <text:p>0.0115853198925311</text:p>
              </table:table-cell>
              <table:table-cell office:value-type="float" office:value="0.888240723077074">
                <text:p>0.8882407230770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02743424544208">
                <text:p>0.0302743424544208</text:p>
              </table:table-cell>
              <table:table-cell office:value-type="float" office:value="0.801359848626098">
                <text:p>0.8013598486260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3776178752216">
                <text:p>0.183776178752216</text:p>
              </table:table-cell>
              <table:table-cell office:value-type="float" office:value="0.660973803189435">
                <text:p>0.660973803189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87419752797647">
                <text:p>0.187419752797647</text:p>
              </table:table-cell>
              <table:table-cell office:value-type="float" office:value="0.639238704697106">
                <text:p>0.6392387046971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601532833846">
                <text:p>0.018601532833846</text:p>
              </table:table-cell>
              <table:table-cell office:value-type="float" office:value="0.853350357641856">
                <text:p>0.853350357641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1434215612747">
                <text:p>0.211434215612747</text:p>
              </table:table-cell>
              <table:table-cell office:value-type="float" office:value="0.465852476261682">
                <text:p>0.4658524762616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05282646345834">
                <text:p>0.205282646345834</text:p>
              </table:table-cell>
              <table:table-cell office:value-type="float" office:value="0.51300634368162">
                <text:p>0.513006343681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5558584622815">
                <text:p>0.835558584622815</text:p>
              </table:table-cell>
              <table:table-cell office:value-type="float" office:value="-0.665118870732959">
                <text:p>-0.6651188707329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9378614394292">
                <text:p>0.0119378614394292</text:p>
              </table:table-cell>
              <table:table-cell office:value-type="float" office:value="0.886369516695584">
                <text:p>0.8863695166955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5092473219443">
                <text:p>0.425092473219443</text:p>
              </table:table-cell>
              <table:table-cell office:value-type="float" office:value="0.0465510975605782">
                <text:p>0.04655109756057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26231538897352">
                <text:p>0.426231538897352</text:p>
              </table:table-cell>
              <table:table-cell office:value-type="float" office:value="0.0343123365856882">
                <text:p>0.0343123365856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24609660035">
                <text:p>0.0019424609660035</text:p>
              </table:table-cell>
              <table:table-cell office:value-type="float" office:value="0.955808177496956">
                <text:p>0.955808177496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29456520611326">
                <text:p>0.829456520611326</text:p>
              </table:table-cell>
              <table:table-cell office:value-type="float" office:value="-0.573367800389257">
                <text:p>-0.5733678003892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25437439131279">
                <text:p>0.825437439131279</text:p>
              </table:table-cell>
              <table:table-cell office:value-type="float" office:value="-0.500174070686412">
                <text:p>-0.500174070686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1028326596512">
                <text:p>0.0181028326596512</text:p>
              </table:table-cell>
              <table:table-cell office:value-type="float" office:value="0.855703921892408">
                <text:p>0.8557039218924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3196599109783">
                <text:p>0.83196599109783</text:p>
              </table:table-cell>
              <table:table-cell office:value-type="float" office:value="-0.614097124911894">
                <text:p>-0.6140971249118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4462801196172">
                <text:p>0.234462801196172</text:p>
              </table:table-cell>
              <table:table-cell office:value-type="float" office:value="0.308704599198627">
                <text:p>0.3087045991986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36797259786166">
                <text:p>0.836797259786166</text:p>
              </table:table-cell>
              <table:table-cell office:value-type="float" office:value="-0.680608510668594">
                <text:p>-0.6806085106685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9341580934464">
                <text:p>0.209341580934464</text:p>
              </table:table-cell>
              <table:table-cell office:value-type="float" office:value="0.48190323503818">
                <text:p>0.481903235038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80586140867806">
                <text:p>0.0680586140867806</text:p>
              </table:table-cell>
              <table:table-cell office:value-type="float" office:value="0.681723001710876">
                <text:p>0.681723001710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1361062331749">
                <text:p>0.421361062331749</text:p>
              </table:table-cell>
              <table:table-cell office:value-type="float" office:value="0.088861645037141">
                <text:p>0.088861645037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4765908071101">
                <text:p>0.424765908071101</text:p>
              </table:table-cell>
              <table:table-cell office:value-type="float" office:value="0.0501214469750159">
                <text:p>0.05012144697501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3855177131318">
                <text:p>0.203855177131318</text:p>
              </table:table-cell>
              <table:table-cell office:value-type="float" office:value="0.523867374223136">
                <text:p>0.523867374223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0006148514943">
                <text:p>0.220006148514943</text:p>
              </table:table-cell>
              <table:table-cell office:value-type="float" office:value="0.401601122197543">
                <text:p>0.4016011221975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5272928657322">
                <text:p>0.625272928657322</text:p>
              </table:table-cell>
              <table:table-cell office:value-type="float" office:value="-0.236651439120918">
                <text:p>-0.2366514391209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8467613042582">
                <text:p>0.198467613042582</text:p>
              </table:table-cell>
              <table:table-cell office:value-type="float" office:value="0.564057530561452">
                <text:p>0.5640575305614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46168564865526">
                <text:p>0.00346168564865526</text:p>
              </table:table-cell>
              <table:table-cell office:value-type="float" office:value="0.940788187430415">
                <text:p>0.9407881874304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29887968032162">
                <text:p>0.229887968032162</text:p>
              </table:table-cell>
              <table:table-cell office:value-type="float" office:value="0.335027124836404">
                <text:p>0.335027124836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36153680792447">
                <text:p>0.636153680792447</text:p>
              </table:table-cell>
              <table:table-cell office:value-type="float" office:value="-0.374502497754764">
                <text:p>-0.374502497754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3127081409335">
                <text:p>0.843127081409335</text:p>
              </table:table-cell>
              <table:table-cell office:value-type="float" office:value="-0.741769097174645">
                <text:p>-0.741769097174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8509422095347">
                <text:p>0.218509422095347</text:p>
              </table:table-cell>
              <table:table-cell office:value-type="float" office:value="0.412529385228267">
                <text:p>0.412529385228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13771152328361">
                <text:p>0.413771152328361</text:p>
              </table:table-cell>
              <table:table-cell office:value-type="float" office:value="0.183270555442578">
                <text:p>0.183270555442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1084285476838">
                <text:p>0.211084285476838</text:p>
              </table:table-cell>
              <table:table-cell office:value-type="float" office:value="0.468533013159303">
                <text:p>0.4685330131593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1357649793593">
                <text:p>0.831357649793593</text:p>
              </table:table-cell>
              <table:table-cell office:value-type="float" office:value="-0.604594859388727">
                <text:p>-0.6045948593887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6724398204339">
                <text:p>0.206724398204339</text:p>
              </table:table-cell>
              <table:table-cell office:value-type="float" office:value="0.501983362829728">
                <text:p>0.501983362829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7589221406199">
                <text:p>0.837589221406199</text:p>
              </table:table-cell>
              <table:table-cell office:value-type="float" office:value="-0.689925944952747">
                <text:p>-0.6899259449527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8761016683029">
                <text:p>0.838761016683029</text:p>
              </table:table-cell>
              <table:table-cell office:value-type="float" office:value="-0.702856620603264">
                <text:p>-0.702856620603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26525007436463">
                <text:p>0.826525007436463</text:p>
              </table:table-cell>
              <table:table-cell office:value-type="float" office:value="-0.520689674997333">
                <text:p>-0.520689674997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0055316512888">
                <text:p>0.250055316512888</text:p>
              </table:table-cell>
              <table:table-cell office:value-type="float" office:value="0.250170783878229">
                <text:p>0.2501707838782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42987661392027">
                <text:p>0.442987661392027</text:p>
              </table:table-cell>
              <table:table-cell office:value-type="float" office:value="-0.0978547669003488">
                <text:p>-0.09785476690034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38680474578921">
                <text:p>0.838680474578921</text:p>
              </table:table-cell>
              <table:table-cell office:value-type="float" office:value="-0.700224437033253">
                <text:p>-0.7002244370332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5150356660894">
                <text:p>0.845150356660894</text:p>
              </table:table-cell>
              <table:table-cell office:value-type="float" office:value="-0.754680712274591">
                <text:p>-0.7546807122745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7832242881022">
                <text:p>0.217832242881022</text:p>
              </table:table-cell>
              <table:table-cell office:value-type="float" office:value="0.417525630937996">
                <text:p>0.4175256309379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91770604266761">
                <text:p>0.0391770604266761</text:p>
              </table:table-cell>
              <table:table-cell office:value-type="float" office:value="0.765133850070695">
                <text:p>0.765133850070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4757456952002">
                <text:p>0.834757456952002</text:p>
              </table:table-cell>
              <table:table-cell office:value-type="float" office:value="-0.654515739189369">
                <text:p>-0.6545157391893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39895113962011">
                <text:p>0.239895113962011</text:p>
              </table:table-cell>
              <table:table-cell office:value-type="float" office:value="0.282300811301216">
                <text:p>0.282300811301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64772803727578">
                <text:p>0.000164772803727578</text:p>
              </table:table-cell>
              <table:table-cell office:value-type="float" office:value="0.987162761148003">
                <text:p>0.9871627611480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1800094672778">
                <text:p>0.831800094672778</text:p>
              </table:table-cell>
              <table:table-cell office:value-type="float" office:value="-0.611529875016646">
                <text:p>-0.6115298750166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27753954629629">
                <text:p>0.627753954629629</text:p>
              </table:table-cell>
              <table:table-cell office:value-type="float" office:value="-0.272894549018102">
                <text:p>-0.272894549018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92263942709818">
                <text:p>0.0792263942709818</text:p>
              </table:table-cell>
              <table:table-cell office:value-type="float" office:value="0.670416216305768">
                <text:p>0.670416216305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06047608962903">
                <text:p>0.206047608962903</text:p>
              </table:table-cell>
              <table:table-cell office:value-type="float" office:value="0.507163228484124">
                <text:p>0.5071632284841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09645464032282">
                <text:p>0.0409645464032282</text:p>
              </table:table-cell>
              <table:table-cell office:value-type="float" office:value="0.758277756626899">
                <text:p>0.7582777566268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46596207243508">
                <text:p>0.446596207243508</text:p>
              </table:table-cell>
              <table:table-cell office:value-type="float" office:value="-0.112323825721906">
                <text:p>-0.112323825721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28753770327527">
                <text:p>0.628753770327527</text:p>
              </table:table-cell>
              <table:table-cell office:value-type="float" office:value="-0.286757038441849">
                <text:p>-0.2867570384418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2426968690208">
                <text:p>0.22426968690208</text:p>
              </table:table-cell>
              <table:table-cell office:value-type="float" office:value="0.37152603029604">
                <text:p>0.371526030296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32516973464672">
                <text:p>0.232516973464672</text:p>
              </table:table-cell>
              <table:table-cell office:value-type="float" office:value="0.319482121595673">
                <text:p>0.3194821215956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21313176090196">
                <text:p>0.621313176090196</text:p>
              </table:table-cell>
              <table:table-cell office:value-type="float" office:value="-0.173853091003601">
                <text:p>-0.1738530910036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22374965794181">
                <text:p>0.622374965794181</text:p>
              </table:table-cell>
              <table:table-cell office:value-type="float" office:value="-0.191245557057797">
                <text:p>-0.1912455570577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22273020981617">
                <text:p>0.422273020981617</text:p>
              </table:table-cell>
              <table:table-cell office:value-type="float" office:value="0.0782268644426999">
                <text:p>0.0782268644426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26685820139624">
                <text:p>0.626685820139624</text:p>
              </table:table-cell>
              <table:table-cell office:value-type="float" office:value="-0.257605467184769">
                <text:p>-0.2576054671847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57851750910813">
                <text:p>0.0157851750910813</text:p>
              </table:table-cell>
              <table:table-cell office:value-type="float" office:value="0.866850887474783">
                <text:p>0.8668508874747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2192649233348">
                <text:p>0.232192649233348</text:p>
              </table:table-cell>
              <table:table-cell office:value-type="float" office:value="0.321340141317333">
                <text:p>0.321340141317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6278758295012">
                <text:p>0.246278758295012</text:p>
              </table:table-cell>
              <table:table-cell office:value-type="float" office:value="0.259137474052959">
                <text:p>0.2591374740529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30428921075203">
                <text:p>0.630428921075203</text:p>
              </table:table-cell>
              <table:table-cell office:value-type="float" office:value="-0.308970034500269">
                <text:p>-0.3089700345002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15480036862198">
                <text:p>0.0515480036862198</text:p>
              </table:table-cell>
              <table:table-cell office:value-type="float" office:value="0.721471087179125">
                <text:p>0.721471087179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0930897362339">
                <text:p>0.440930897362339</text:p>
              </table:table-cell>
              <table:table-cell office:value-type="float" office:value="-0.0871813786758973">
                <text:p>-0.08718137867589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731350660277557">
                <text:p>0.00731350660277557</text:p>
              </table:table-cell>
              <table:table-cell office:value-type="float" office:value="0.912815347542408">
                <text:p>0.912815347542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43019090990026">
                <text:p>0.643019090990026</text:p>
              </table:table-cell>
              <table:table-cell office:value-type="float" office:value="-0.429501747113512">
                <text:p>-0.429501747113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8829574556968">
                <text:p>0.228829574556968</text:p>
              </table:table-cell>
              <table:table-cell office:value-type="float" office:value="0.341581346719745">
                <text:p>0.341581346719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11572473816015">
                <text:p>0.411572473816015</text:p>
              </table:table-cell>
              <table:table-cell office:value-type="float" office:value="0.212104130344485">
                <text:p>0.2121041303444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23667711515365">
                <text:p>0.223667711515365</text:p>
              </table:table-cell>
              <table:table-cell office:value-type="float" office:value="0.378422486947163">
                <text:p>0.3784224869471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18138378449857">
                <text:p>0.218138378449857</text:p>
              </table:table-cell>
              <table:table-cell office:value-type="float" office:value="0.415263169332973">
                <text:p>0.4152631693329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03370562297183">
                <text:p>0.203370562297183</text:p>
              </table:table-cell>
              <table:table-cell office:value-type="float" office:value="0.527544174754625">
                <text:p>0.527544174754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96822921293819">
                <text:p>0.196822921293819</text:p>
              </table:table-cell>
              <table:table-cell office:value-type="float" office:value="0.575965171664883">
                <text:p>0.5759651716648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200496500384">
                <text:p>0.6200496500384</text:p>
              </table:table-cell>
              <table:table-cell office:value-type="float" office:value="-0.152666700714925">
                <text:p>-0.1526667007149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30109867446413">
                <text:p>0.0230109867446413</text:p>
              </table:table-cell>
              <table:table-cell office:value-type="float" office:value="0.833082877990568">
                <text:p>0.8330828779905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9141920187986">
                <text:p>0.209141920187986</text:p>
              </table:table-cell>
              <table:table-cell office:value-type="float" office:value="0.483797164579223">
                <text:p>0.4837971645792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23295842313501">
                <text:p>0.623295842313501</text:p>
              </table:table-cell>
              <table:table-cell office:value-type="float" office:value="-0.206011347947528">
                <text:p>-0.2060113479475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27432617803145">
                <text:p>0.627432617803145</text:p>
              </table:table-cell>
              <table:table-cell office:value-type="float" office:value="-0.268345982724386">
                <text:p>-0.2683459827243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86149697396378">
                <text:p>0.186149697396378</text:p>
              </table:table-cell>
              <table:table-cell office:value-type="float" office:value="0.647015005796517">
                <text:p>0.6470150057965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22206178058382">
                <text:p>0.622206178058382</text:p>
              </table:table-cell>
              <table:table-cell office:value-type="float" office:value="-0.188506593461617">
                <text:p>-0.188506593461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10251917795009">
                <text:p>0.410251917795009</text:p>
              </table:table-cell>
              <table:table-cell office:value-type="float" office:value="0.229632162332324">
                <text:p>0.2296321623323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2990463058059">
                <text:p>0.82990463058059</text:p>
              </table:table-cell>
              <table:table-cell office:value-type="float" office:value="-0.580933430372329">
                <text:p>-0.5809334303723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63473363868659">
                <text:p>0.0463473363868659</text:p>
              </table:table-cell>
              <table:table-cell office:value-type="float" office:value="0.73867316404207">
                <text:p>0.738673164042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1727879579105">
                <text:p>0.411727879579105</text:p>
              </table:table-cell>
              <table:table-cell office:value-type="float" office:value="0.210050756848515">
                <text:p>0.2100507568485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469868696582897">
                <text:p>0.0469868696582897</text:p>
              </table:table-cell>
              <table:table-cell office:value-type="float" office:value="0.736464116654587">
                <text:p>0.7364641166545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3496313702622">
                <text:p>0.423496313702622</text:p>
              </table:table-cell>
              <table:table-cell office:value-type="float" office:value="0.0642520143747944">
                <text:p>0.06425201437479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35411244322578">
                <text:p>0.835411244322578</text:p>
              </table:table-cell>
              <table:table-cell office:value-type="float" office:value="-0.663202955794767">
                <text:p>-0.6632029557947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57371961528649">
                <text:p>0.0557371961528649</text:p>
              </table:table-cell>
              <table:table-cell office:value-type="float" office:value="0.709104689494484">
                <text:p>0.709104689494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09699764562259">
                <text:p>0.409699764562259</text:p>
              </table:table-cell>
              <table:table-cell office:value-type="float" office:value="0.236998675496279">
                <text:p>0.236998675496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4705179954855">
                <text:p>0.624705179954855</text:p>
              </table:table-cell>
              <table:table-cell office:value-type="float" office:value="-0.22800590048169">
                <text:p>-0.228005900481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2797091091128">
                <text:p>0.622797091091128</text:p>
              </table:table-cell>
              <table:table-cell office:value-type="float" office:value="-0.198051697979324">
                <text:p>-0.198051697979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09622625252301">
                <text:p>0.209622625252301</text:p>
              </table:table-cell>
              <table:table-cell office:value-type="float" office:value="0.479745471640213">
                <text:p>0.479745471640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583940293315943">
                <text:p>0.00583940293315943</text:p>
              </table:table-cell>
              <table:table-cell office:value-type="float" office:value="0.92251877248269">
                <text:p>0.922518772482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811736634425584">
                <text:p>0.0811736634425584</text:p>
              </table:table-cell>
              <table:table-cell office:value-type="float" office:value="0.669831106260579">
                <text:p>0.6698311062605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9412326733261">
                <text:p>0.619412326733261</text:p>
              </table:table-cell>
              <table:table-cell office:value-type="float" office:value="-0.141795696960079">
                <text:p>-0.141795696960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26723910635562">
                <text:p>0.826723910635562</text:p>
              </table:table-cell>
              <table:table-cell office:value-type="float" office:value="-0.524613029708187">
                <text:p>-0.5246130297081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26077105666446">
                <text:p>0.226077105666446</text:p>
              </table:table-cell>
              <table:table-cell office:value-type="float" office:value="0.359346820634906">
                <text:p>0.3593468206349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51862296805836">
                <text:p>0.0351862296805836</text:p>
              </table:table-cell>
              <table:table-cell office:value-type="float" office:value="0.780976037232751">
                <text:p>0.7809760372327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35169743534874">
                <text:p>0.635169743534874</text:p>
              </table:table-cell>
              <table:table-cell office:value-type="float" office:value="-0.364444829006855">
                <text:p>-0.3644448290068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19525011548239">
                <text:p>0.619525011548239</text:p>
              </table:table-cell>
              <table:table-cell office:value-type="float" office:value="-0.143727411143987">
                <text:p>-0.1437274111439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27134087832409">
                <text:p>0.00127134087832409</text:p>
              </table:table-cell>
              <table:table-cell office:value-type="float" office:value="0.96429336832636">
                <text:p>0.964293368326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65603143287868">
                <text:p>0.0265603143287868</text:p>
              </table:table-cell>
              <table:table-cell office:value-type="float" office:value="0.817347975398589">
                <text:p>0.817347975398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03669872991139">
                <text:p>0.203669872991139</text:p>
              </table:table-cell>
              <table:table-cell office:value-type="float" office:value="0.525272398732372">
                <text:p>0.5252723987323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32054311611724">
                <text:p>0.632054311611724</text:p>
              </table:table-cell>
              <table:table-cell office:value-type="float" office:value="-0.329256621700898">
                <text:p>-0.3292566217008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24165824898985">
                <text:p>0.424165824898985</text:p>
              </table:table-cell>
              <table:table-cell office:value-type="float" office:value="0.0567515070527217">
                <text:p>0.05675150705272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9599492355948">
                <text:p>0.829599492355948</text:p>
              </table:table-cell>
              <table:table-cell office:value-type="float" office:value="-0.575795177310508">
                <text:p>-0.575795177310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0144475982832">
                <text:p>0.0250144475982832</text:p>
              </table:table-cell>
              <table:table-cell office:value-type="float" office:value="0.824144524445585">
                <text:p>0.824144524445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03543062432206">
                <text:p>0.0103543062432206</text:p>
              </table:table-cell>
              <table:table-cell office:value-type="float" office:value="0.894934820916955">
                <text:p>0.8949348209169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23232912365692">
                <text:p>0.423232912365692</text:p>
              </table:table-cell>
              <table:table-cell office:value-type="float" office:value="0.067232041783121">
                <text:p>0.0672320417831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3360780667883">
                <text:p>0.0283360780667883</text:p>
              </table:table-cell>
              <table:table-cell office:value-type="float" office:value="0.809643958629049">
                <text:p>0.809643958629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57047806138588">
                <text:p>0.0457047806138588</text:p>
              </table:table-cell>
              <table:table-cell office:value-type="float" office:value="0.740923928460133">
                <text:p>0.740923928460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01873301405304">
                <text:p>0.0801873301405304</text:p>
              </table:table-cell>
              <table:table-cell office:value-type="float" office:value="0.670075996784037">
                <text:p>0.6700759967840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6741008114006">
                <text:p>0.646741008114006</text:p>
              </table:table-cell>
              <table:table-cell office:value-type="float" office:value="-0.447556286338315">
                <text:p>-0.4475562863383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40228293537008">
                <text:p>0.640228293537008</text:p>
              </table:table-cell>
              <table:table-cell office:value-type="float" office:value="-0.410439218056978">
                <text:p>-0.4104392180569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2099668219898">
                <text:p>0.252099668219898</text:p>
              </table:table-cell>
              <table:table-cell office:value-type="float" office:value="0.246353312921298">
                <text:p>0.2463533129212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96375538347898">
                <text:p>0.0396375538347898</text:p>
              </table:table-cell>
              <table:table-cell office:value-type="float" office:value="0.763352709641906">
                <text:p>0.763352709641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4308531210009">
                <text:p>0.0634308531210009</text:p>
              </table:table-cell>
              <table:table-cell office:value-type="float" office:value="0.690277520332798">
                <text:p>0.690277520332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2052288186552">
                <text:p>0.62052288186552</text:p>
              </table:table-cell>
              <table:table-cell office:value-type="float" office:value="-0.160663852115076">
                <text:p>-0.1606638521150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1911390907951">
                <text:p>0.21911390907951</text:p>
              </table:table-cell>
              <table:table-cell office:value-type="float" office:value="0.408095933254257">
                <text:p>0.4080959332542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05946229721435">
                <text:p>0.205946229721435</text:p>
              </table:table-cell>
              <table:table-cell office:value-type="float" office:value="0.507938320939167">
                <text:p>0.5079383209391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9653861592031">
                <text:p>0.0199653861592031</text:p>
              </table:table-cell>
              <table:table-cell office:value-type="float" office:value="0.846983288475814">
                <text:p>0.8469832884758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17009669292142">
                <text:p>0.417009669292142</text:p>
              </table:table-cell>
              <table:table-cell office:value-type="float" office:value="0.14185292457291">
                <text:p>0.14185292457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2055858122517">
                <text:p>0.022055858122517</text:p>
              </table:table-cell>
              <table:table-cell office:value-type="float" office:value="0.837399118342304">
                <text:p>0.837399118342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356964973587">
                <text:p>0.41356964973587</text:p>
              </table:table-cell>
              <table:table-cell office:value-type="float" office:value="0.185891986045426">
                <text:p>0.185891986045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27538133916144">
                <text:p>0.427538133916144</text:p>
              </table:table-cell>
              <table:table-cell office:value-type="float" office:value="0.0207010385568683">
                <text:p>0.02070103855686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24540912232">
                <text:p>0.1924540912232</text:p>
              </table:table-cell>
              <table:table-cell office:value-type="float" office:value="0.606502118264001">
                <text:p>0.606502118264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36893955695872">
                <text:p>0.636893955695872</text:p>
              </table:table-cell>
              <table:table-cell office:value-type="float" office:value="-0.381718808962351">
                <text:p>-0.3817188089623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4987521687632">
                <text:p>0.834987521687632</text:p>
              </table:table-cell>
              <table:table-cell office:value-type="float" office:value="-0.657607183867679">
                <text:p>-0.6576071838676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4474974392842">
                <text:p>0.834474974392842</text:p>
              </table:table-cell>
              <table:table-cell office:value-type="float" office:value="-0.650669074945993">
                <text:p>-0.6506690749459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21577528157437">
                <text:p>0.221577528157437</text:p>
              </table:table-cell>
              <table:table-cell office:value-type="float" office:value="0.390319358327072">
                <text:p>0.390319358327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0088659137106">
                <text:p>0.0660088659137106</text:p>
              </table:table-cell>
              <table:table-cell office:value-type="float" office:value="0.685242943138135">
                <text:p>0.6852429431381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25646339571305">
                <text:p>0.625646339571305</text:p>
              </table:table-cell>
              <table:table-cell office:value-type="float" office:value="-0.242268107614765">
                <text:p>-0.24226810761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341669530137173">
                <text:p>0.000341669530137173</text:p>
              </table:table-cell>
              <table:table-cell office:value-type="float" office:value="0.981512027719494">
                <text:p>0.9815120277194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44928434687663">
                <text:p>0.0244928434687663</text:p>
              </table:table-cell>
              <table:table-cell office:value-type="float" office:value="0.82645723169953">
                <text:p>0.826457231699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22473293186366">
                <text:p>0.622473293186366</text:p>
              </table:table-cell>
              <table:table-cell office:value-type="float" office:value="-0.192836555052292">
                <text:p>-0.1928365550522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30031579744025">
                <text:p>0.830031579744025</text:p>
              </table:table-cell>
              <table:table-cell office:value-type="float" office:value="-0.583054041969793">
                <text:p>-0.5830540419697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22113313660452">
                <text:p>0.622113313660452</text:p>
              </table:table-cell>
              <table:table-cell office:value-type="float" office:value="-0.186995439069818">
                <text:p>-0.1869954390698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42785390137136">
                <text:p>0.0242785390137136</text:p>
              </table:table-cell>
              <table:table-cell office:value-type="float" office:value="0.827410243456557">
                <text:p>0.8274102434565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1795152725051">
                <text:p>0.211795152725051</text:p>
              </table:table-cell>
              <table:table-cell office:value-type="float" office:value="0.463090189159286">
                <text:p>0.4630901891592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26484781925663">
                <text:p>0.826484781925663</text:p>
              </table:table-cell>
              <table:table-cell office:value-type="float" office:value="-0.520139928595989">
                <text:p>-0.5201399285959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4008921780226">
                <text:p>0.424008921780226</text:p>
              </table:table-cell>
              <table:table-cell office:value-type="float" office:value="0.0584996612086857">
                <text:p>0.05849966120868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24560909109035">
                <text:p>0.424560909109035</text:p>
              </table:table-cell>
              <table:table-cell office:value-type="float" office:value="0.052376376817336">
                <text:p>0.0523763768173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0427860031085">
                <text:p>0.0690427860031085</text:p>
              </table:table-cell>
              <table:table-cell office:value-type="float" office:value="0.68018832857624">
                <text:p>0.680188328576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36016269230106">
                <text:p>0.436016269230106</text:p>
              </table:table-cell>
              <table:table-cell office:value-type="float" office:value="-0.054929426546">
                <text:p>-0.0549294265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15364268644131">
                <text:p>0.0415364268644131</text:p>
              </table:table-cell>
              <table:table-cell office:value-type="float" office:value="0.756118345364698">
                <text:p>0.756118345364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35716046180121">
                <text:p>0.635716046180121</text:p>
              </table:table-cell>
              <table:table-cell office:value-type="float" office:value="-0.370093652361054">
                <text:p>-0.3700936523610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54651828327959">
                <text:p>0.254651828327959</text:p>
              </table:table-cell>
              <table:table-cell office:value-type="float" office:value="0.243432289931422">
                <text:p>0.2434322899314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781174249717">
                <text:p>0.18781174249717</text:p>
              </table:table-cell>
              <table:table-cell office:value-type="float" office:value="0.636797146528639">
                <text:p>0.636797146528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21510474237043">
                <text:p>0.621510474237043</text:p>
              </table:table-cell>
              <table:table-cell office:value-type="float" office:value="-0.177113801388161">
                <text:p>-0.1771138013881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477907018103">
                <text:p>0.84477907018103</text:p>
              </table:table-cell>
              <table:table-cell office:value-type="float" office:value="-0.752559749621003">
                <text:p>-0.7525597496210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29057390173143">
                <text:p>0.829057390173143</text:p>
              </table:table-cell>
              <table:table-cell office:value-type="float" office:value="-0.566522601385095">
                <text:p>-0.566522601385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27522664399788">
                <text:p>0.0427522664399788</text:p>
              </table:table-cell>
              <table:table-cell office:value-type="float" office:value="0.751584980530897">
                <text:p>0.7515849805308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34683341399743">
                <text:p>0.834683341399743</text:p>
              </table:table-cell>
              <table:table-cell office:value-type="float" office:value="-0.65330813789895">
                <text:p>-0.653308137898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67856269605996">
                <text:p>0.0167856269605996</text:p>
              </table:table-cell>
              <table:table-cell office:value-type="float" office:value="0.861993560828372">
                <text:p>0.8619935608283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29600604434005">
                <text:p>0.229600604434005</text:p>
              </table:table-cell>
              <table:table-cell office:value-type="float" office:value="0.336790557313111">
                <text:p>0.336790557313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38021188798153">
                <text:p>0.838021188798153</text:p>
              </table:table-cell>
              <table:table-cell office:value-type="float" office:value="-0.694812551160743">
                <text:p>-0.6948125511607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9741311382419">
                <text:p>0.629741311382419</text:p>
              </table:table-cell>
              <table:table-cell office:value-type="float" office:value="-0.300008838462008">
                <text:p>-0.3000088384620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725669419597">
                <text:p>0.028725669419597</text:p>
              </table:table-cell>
              <table:table-cell office:value-type="float" office:value="0.807968405684698">
                <text:p>0.8079684056846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63679335172293">
                <text:p>0.0163679335172293</text:p>
              </table:table-cell>
              <table:table-cell office:value-type="float" office:value="0.864012199305905">
                <text:p>0.8640121993059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07366484160736">
                <text:p>0.207366484160736</text:p>
              </table:table-cell>
              <table:table-cell office:value-type="float" office:value="0.497062347237267">
                <text:p>0.4970623472372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37564123127723">
                <text:p>0.637564123127723</text:p>
              </table:table-cell>
              <table:table-cell office:value-type="float" office:value="-0.387998879256727">
                <text:p>-0.387998879256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5368085379213">
                <text:p>0.0065368085379213</text:p>
              </table:table-cell>
              <table:table-cell office:value-type="float" office:value="0.917816485141976">
                <text:p>0.9178164851419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30797444340045">
                <text:p>0.830797444340045</text:p>
              </table:table-cell>
              <table:table-cell office:value-type="float" office:value="-0.595631773928531">
                <text:p>-0.595631773928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5374633157579">
                <text:p>0.435374633157579</text:p>
              </table:table-cell>
              <table:table-cell office:value-type="float" office:value="-0.0500502645791893">
                <text:p>-0.0500502645791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5075814377756">
                <text:p>0.185075814377756</text:p>
              </table:table-cell>
              <table:table-cell office:value-type="float" office:value="0.653425278180279">
                <text:p>0.6534252781802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42238715930688">
                <text:p>0.442238715930688</text:p>
              </table:table-cell>
              <table:table-cell office:value-type="float" office:value="-0.0941680123846283">
                <text:p>-0.09416801238462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50393914063425">
                <text:p>0.850393914063425</text:p>
              </table:table-cell>
              <table:table-cell office:value-type="float" office:value="-0.772496848936308">
                <text:p>-0.7724968489363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24507608748">
                <text:p>0.824507608748</text:p>
              </table:table-cell>
              <table:table-cell office:value-type="float" office:value="-0.48195092600697">
                <text:p>-0.481950926006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19493524057553">
                <text:p>0.0719493524057553</text:p>
              </table:table-cell>
              <table:table-cell office:value-type="float" office:value="0.676255403645655">
                <text:p>0.6762554036456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23770638430948">
                <text:p>0.423770638430948</text:p>
              </table:table-cell>
              <table:table-cell office:value-type="float" office:value="0.0611658050294367">
                <text:p>0.06116580502943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14481113753978">
                <text:p>0.214481113753978</text:p>
              </table:table-cell>
              <table:table-cell office:value-type="float" office:value="0.442634598710105">
                <text:p>0.4426345987101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52418451481093">
                <text:p>0.0152418451481093</text:p>
              </table:table-cell>
              <table:table-cell office:value-type="float" office:value="0.869519497532947">
                <text:p>0.8695194975329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8129469250638">
                <text:p>0.628129469250638</text:p>
              </table:table-cell>
              <table:table-cell office:value-type="float" office:value="-0.278152644035356">
                <text:p>-0.2781526440353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0336344587691">
                <text:p>0.620336344587691</text:p>
              </table:table-cell>
              <table:table-cell office:value-type="float" office:value="-0.157521408349018">
                <text:p>-0.1575214083490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09912118247443">
                <text:p>0.409912118247443</text:p>
              </table:table-cell>
              <table:table-cell office:value-type="float" office:value="0.234163205264593">
                <text:p>0.2341632052645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30283975053934">
                <text:p>0.230283975053934</text:p>
              </table:table-cell>
              <table:table-cell office:value-type="float" office:value="0.333197180521903">
                <text:p>0.3331971805219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35996488762316">
                <text:p>0.835996488762316</text:p>
              </table:table-cell>
              <table:table-cell office:value-type="float" office:value="-0.670721405719041">
                <text:p>-0.6707214057190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28397718301384">
                <text:p>0.828397718301384</text:p>
              </table:table-cell>
              <table:table-cell office:value-type="float" office:value="-0.555002686528353">
                <text:p>-0.5550026865283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7061160016594">
                <text:p>0.837061160016594</text:p>
              </table:table-cell>
              <table:table-cell office:value-type="float" office:value="-0.683764542847942">
                <text:p>-0.6837645428479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36382188565174">
                <text:p>0.236382188565174</text:p>
              </table:table-cell>
              <table:table-cell office:value-type="float" office:value="0.298730487960294">
                <text:p>0.2987304879602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5368732320085">
                <text:p>0.425368732320085</text:p>
              </table:table-cell>
              <table:table-cell office:value-type="float" office:value="0.0435518908649969">
                <text:p>0.04355189086499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28595254170395">
                <text:p>0.628595254170395</text:p>
              </table:table-cell>
              <table:table-cell office:value-type="float" office:value="-0.28458876997078">
                <text:p>-0.284588769970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22925199276135">
                <text:p>0.422925199276135</text:p>
              </table:table-cell>
              <table:table-cell office:value-type="float" office:value="0.0707339928755494">
                <text:p>0.07073399287554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29100776106016">
                <text:p>0.229100776106016</text:p>
              </table:table-cell>
              <table:table-cell office:value-type="float" office:value="0.339886494739459">
                <text:p>0.3398864947394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3349676758926">
                <text:p>0.43349676758926</text:p>
              </table:table-cell>
              <table:table-cell office:value-type="float" office:value="-0.0349318551810898">
                <text:p>-0.03493185518108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38136858255587">
                <text:p>0.638136858255587</text:p>
              </table:table-cell>
              <table:table-cell office:value-type="float" office:value="-0.393163864949405">
                <text:p>-0.3931638649494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37471251333732">
                <text:p>0.837471251333732</text:p>
              </table:table-cell>
              <table:table-cell office:value-type="float" office:value="-0.688567324498237">
                <text:p>-0.688567324498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00948929706246">
                <text:p>0.200948929706246</text:p>
              </table:table-cell>
              <table:table-cell office:value-type="float" office:value="0.545737021400524">
                <text:p>0.5457370214005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0126326800877">
                <text:p>0.240126326800877</text:p>
              </table:table-cell>
              <table:table-cell office:value-type="float" office:value="0.281306741945973">
                <text:p>0.2813067419459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0665740149086">
                <text:p>0.420665740149086</text:p>
              </table:table-cell>
              <table:table-cell office:value-type="float" office:value="0.0970881239094561">
                <text:p>0.09708812390945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17253138441936">
                <text:p>0.217253138441936</text:p>
              </table:table-cell>
              <table:table-cell office:value-type="float" office:value="0.421821329904617">
                <text:p>0.4218213299046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208942910241">
                <text:p>0.83208942910241</text:p>
              </table:table-cell>
              <table:table-cell office:value-type="float" office:value="-0.615995557029646">
                <text:p>-0.6159955570296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43863957785912">
                <text:p>0.243863957785912</text:p>
              </table:table-cell>
              <table:table-cell office:value-type="float" office:value="0.266827190883936">
                <text:p>0.266827190883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27721877423883">
                <text:p>0.827721877423883</text:p>
              </table:table-cell>
              <table:table-cell office:value-type="float" office:value="-0.542928619358158">
                <text:p>-0.5429286193581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2927866409298">
                <text:p>0.832927866409298</text:p>
              </table:table-cell>
              <table:table-cell office:value-type="float" office:value="-0.628622165743608">
                <text:p>-0.6286221657436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5422424911869">
                <text:p>0.185422424911869</text:p>
              </table:table-cell>
              <table:table-cell office:value-type="float" office:value="0.651373114072852">
                <text:p>0.6513731140728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12969493461586">
                <text:p>0.212969493461586</text:p>
              </table:table-cell>
              <table:table-cell office:value-type="float" office:value="0.454138361173994">
                <text:p>0.4541383611739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40571631463147">
                <text:p>0.240571631463147</text:p>
              </table:table-cell>
              <table:table-cell office:value-type="float" office:value="0.279423690986951">
                <text:p>0.2794236909869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5479912543415">
                <text:p>0.415479912543415</text:p>
              </table:table-cell>
              <table:table-cell office:value-type="float" office:value="0.161239006605151">
                <text:p>0.1612390066051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0533717953428">
                <text:p>0.410533717953428</text:p>
              </table:table-cell>
              <table:table-cell office:value-type="float" office:value="0.225880580894086">
                <text:p>0.2258805808940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4164094088725">
                <text:p>0.844164094088725</text:p>
              </table:table-cell>
              <table:table-cell office:value-type="float" office:value="-0.748800082682159">
                <text:p>-0.7488000826821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96552597397304">
                <text:p>0.196552597397304</text:p>
              </table:table-cell>
              <table:table-cell office:value-type="float" office:value="0.577903200001595">
                <text:p>0.5779032000015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20849075926753">
                <text:p>0.620849075926753</text:p>
              </table:table-cell>
              <table:table-cell office:value-type="float" office:value="-0.166132284669442">
                <text:p>-0.1661322846694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39747828738957">
                <text:p>0.0639747828738957</text:p>
              </table:table-cell>
              <table:table-cell office:value-type="float" office:value="0.689159956395076">
                <text:p>0.6891599563950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34400456403087">
                <text:p>0.634400456403087</text:p>
              </table:table-cell>
              <table:table-cell office:value-type="float" office:value="-0.356222834885409">
                <text:p>-0.3562228348854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1878480504228">
                <text:p>0.451878480504228</text:p>
              </table:table-cell>
              <table:table-cell office:value-type="float" office:value="-0.123310888618818">
                <text:p>-0.1233108886188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48138295761395">
                <text:p>0.248138295761395</text:p>
              </table:table-cell>
              <table:table-cell office:value-type="float" office:value="0.254151175747685">
                <text:p>0.2541511757476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2902153749593">
                <text:p>0.62902153749593</text:p>
              </table:table-cell>
              <table:table-cell office:value-type="float" office:value="-0.290394015163518">
                <text:p>-0.2903940151635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5128808145556">
                <text:p>0.435128808145556</text:p>
              </table:table-cell>
              <table:table-cell office:value-type="float" office:value="-0.0481417584544578">
                <text:p>-0.04814175845445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33688190118067">
                <text:p>0.0333688190118067</text:p>
              </table:table-cell>
              <table:table-cell office:value-type="float" office:value="0.788411831488008">
                <text:p>0.7884118314880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98855138573646">
                <text:p>0.198855138573646</text:p>
              </table:table-cell>
              <table:table-cell office:value-type="float" office:value="0.561218906944612">
                <text:p>0.5612189069446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1526748885486">
                <text:p>0.421526748885486</text:p>
              </table:table-cell>
              <table:table-cell office:value-type="float" office:value="0.0869264885450172">
                <text:p>0.0869264885450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02183960476585">
                <text:p>0.202183960476585</text:p>
              </table:table-cell>
              <table:table-cell office:value-type="float" office:value="0.536490100961233">
                <text:p>0.5364901009612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33268153616751">
                <text:p>0.233268153616751</text:p>
              </table:table-cell>
              <table:table-cell office:value-type="float" office:value="0.315261346048236">
                <text:p>0.3152613460482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12151160011187">
                <text:p>0.412151160011187</text:p>
              </table:table-cell>
              <table:table-cell office:value-type="float" office:value="0.204468963762775">
                <text:p>0.2044689637627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15117571022177">
                <text:p>0.215117571022177</text:p>
              </table:table-cell>
              <table:table-cell office:value-type="float" office:value="0.437823689591323">
                <text:p>0.4378236895913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19890705329767">
                <text:p>0.419890705329767</text:p>
              </table:table-cell>
              <table:table-cell office:value-type="float" office:value="0.106372772079669">
                <text:p>0.1063727720796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99662120331012">
                <text:p>0.199662120331012</text:p>
              </table:table-cell>
              <table:table-cell office:value-type="float" office:value="0.55528365955245">
                <text:p>0.555283659552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28506012622431">
                <text:p>0.828506012622431</text:p>
              </table:table-cell>
              <table:table-cell office:value-type="float" office:value="-0.556912179265254">
                <text:p>-0.556912179265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4989184794621">
                <text:p>0.434989184794621</text:p>
              </table:table-cell>
              <table:table-cell office:value-type="float" office:value="-0.0466183354863612">
                <text:p>-0.04661833548636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21552786683367">
                <text:p>0.621552786683367</text:p>
              </table:table-cell>
              <table:table-cell office:value-type="float" office:value="-0.177811398448129">
                <text:p>-0.1778113984481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38818080054399">
                <text:p>0.638818080054399</text:p>
              </table:table-cell>
              <table:table-cell office:value-type="float" office:value="-0.39906607607857">
                <text:p>-0.39906607607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32710990863017">
                <text:p>0.432710990863017</text:p>
              </table:table-cell>
              <table:table-cell office:value-type="float" office:value="-0.0282449963140872">
                <text:p>-0.0282449963140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1160469557808">
                <text:p>0.431160469557808</text:p>
              </table:table-cell>
              <table:table-cell office:value-type="float" office:value="-0.0130349512853636">
                <text:p>-0.0130349512853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39042316755218">
                <text:p>0.839042316755218</text:p>
              </table:table-cell>
              <table:table-cell office:value-type="float" office:value="-0.705808454687402">
                <text:p>-0.7058084546874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31673231630696">
                <text:p>0.631673231630696</text:p>
              </table:table-cell>
              <table:table-cell office:value-type="float" office:value="-0.324615422972126">
                <text:p>-0.3246154229721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29840676346305">
                <text:p>0.429840676346305</text:p>
              </table:table-cell>
              <table:table-cell office:value-type="float" office:value="-0.00163894499247462">
                <text:p>-0.001638944992474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9923817720718">
                <text:p>0.049923817720718</text:p>
              </table:table-cell>
              <table:table-cell office:value-type="float" office:value="0.72663994512374">
                <text:p>0.726639945123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41348417694748">
                <text:p>0.841348417694748</text:p>
              </table:table-cell>
              <table:table-cell office:value-type="float" office:value="-0.727712896156715">
                <text:p>-0.7277128961567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3066181295356">
                <text:p>0.423066181295356</text:p>
              </table:table-cell>
              <table:table-cell office:value-type="float" office:value="0.0691267315612569">
                <text:p>0.06912673156125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45229279795451">
                <text:p>0.645229279795451</text:p>
              </table:table-cell>
              <table:table-cell office:value-type="float" office:value="-0.441257594908013">
                <text:p>-0.4412575949080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73097103369951">
                <text:p>0.0573097103369951</text:p>
              </table:table-cell>
              <table:table-cell office:value-type="float" office:value="0.704800312327512">
                <text:p>0.704800312327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3287192886808">
                <text:p>0.433287192886808</text:p>
              </table:table-cell>
              <table:table-cell office:value-type="float" office:value="-0.0331688287888157">
                <text:p>-0.0331688287888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29591891956934">
                <text:p>0.0329591891956934</text:p>
              </table:table-cell>
              <table:table-cell office:value-type="float" office:value="0.790106456946601">
                <text:p>0.7901064569466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45502773981748">
                <text:p>0.645502773981748</text:p>
              </table:table-cell>
              <table:table-cell office:value-type="float" office:value="-0.442502742035471">
                <text:p>-0.4425027420354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14739993847428">
                <text:p>0.414739993847428</text:p>
              </table:table-cell>
              <table:table-cell office:value-type="float" office:value="0.170733623850169">
                <text:p>0.1707336238501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25221679278392">
                <text:p>0.825221679278392</text:p>
              </table:table-cell>
              <table:table-cell office:value-type="float" office:value="-0.495986574311435">
                <text:p>-0.4959865743114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19077022949572">
                <text:p>0.619077022949572</text:p>
              </table:table-cell>
              <table:table-cell office:value-type="float" office:value="-0.136025337322954">
                <text:p>-0.1360253373229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75703411696743">
                <text:p>0.00175703411696743</text:p>
              </table:table-cell>
              <table:table-cell office:value-type="float" office:value="0.957986206165456">
                <text:p>0.957986206165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29333158091201">
                <text:p>0.829333158091201</text:p>
              </table:table-cell>
              <table:table-cell office:value-type="float" office:value="-0.571263219263785">
                <text:p>-0.5712632192637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32393501271994">
                <text:p>0.832393501271994</text:p>
              </table:table-cell>
              <table:table-cell office:value-type="float" office:value="-0.620629027736388">
                <text:p>-0.6206290277363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28854007678401">
                <text:p>0.828854007678401</text:p>
              </table:table-cell>
              <table:table-cell office:value-type="float" office:value="-0.562997616768827">
                <text:p>-0.5629976167688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19047947294224">
                <text:p>0.619047947294224</text:p>
              </table:table-cell>
              <table:table-cell office:value-type="float" office:value="-0.135523401115996">
                <text:p>-0.1355234011159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12492423549233">
                <text:p>0.412492423549233</text:p>
              </table:table-cell>
              <table:table-cell office:value-type="float" office:value="0.20000919723937">
                <text:p>0.200009197239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8293722721673">
                <text:p>0.188293722721673</text:p>
              </table:table-cell>
              <table:table-cell office:value-type="float" office:value="0.63376888809926">
                <text:p>0.63376888809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778795098398">
                <text:p>0.188778795098398</text:p>
              </table:table-cell>
              <table:table-cell office:value-type="float" office:value="0.630692499102578">
                <text:p>0.6306924991025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24739431527502">
                <text:p>0.824739431527502</text:p>
              </table:table-cell>
              <table:table-cell office:value-type="float" office:value="-0.486537113249909">
                <text:p>-0.4865371132499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61475651622334">
                <text:p>0.0161475651622334</text:p>
              </table:table-cell>
              <table:table-cell office:value-type="float" office:value="0.865082265969932">
                <text:p>0.8650822659699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4193733169598">
                <text:p>0.0084193733169598</text:p>
              </table:table-cell>
              <table:table-cell office:value-type="float" office:value="0.906041788513192">
                <text:p>0.906041788513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27895409433601">
                <text:p>0.827895409433601</text:p>
              </table:table-cell>
              <table:table-cell office:value-type="float" office:value="-0.546054528084469">
                <text:p>-0.5460545280844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19363339182253">
                <text:p>0.219363339182253</text:p>
              </table:table-cell>
              <table:table-cell office:value-type="float" office:value="0.40627421865077">
                <text:p>0.406274218650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8220032675443">
                <text:p>0.188220032675443</text:p>
              </table:table-cell>
              <table:table-cell office:value-type="float" office:value="0.63423378841345">
                <text:p>0.634233788413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16431142655846">
                <text:p>0.416431142655846</text:p>
              </table:table-cell>
              <table:table-cell office:value-type="float" office:value="0.149143790471094">
                <text:p>0.1491437904710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27770336695385">
                <text:p>0.227770336695385</text:p>
              </table:table-cell>
              <table:table-cell office:value-type="float" office:value="0.348299123173932">
                <text:p>0.3482991231739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4120450979656">
                <text:p>0.0294120450979656</text:p>
              </table:table-cell>
              <table:table-cell office:value-type="float" office:value="0.805029122628286">
                <text:p>0.8050291226282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9536231570981">
                <text:p>0.839536231570981</text:p>
              </table:table-cell>
              <table:table-cell office:value-type="float" office:value="-0.71084193682969">
                <text:p>-0.710841936829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21903025176073">
                <text:p>0.621903025176073</text:p>
              </table:table-cell>
              <table:table-cell office:value-type="float" office:value="-0.183553431308533">
                <text:p>-0.1835534313085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40437144495638">
                <text:p>0.840437144495638</text:p>
              </table:table-cell>
              <table:table-cell office:value-type="float" office:value="-0.719507511818664">
                <text:p>-0.7195075118186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76976825434287">
                <text:p>0.0476976825434287</text:p>
              </table:table-cell>
              <table:table-cell office:value-type="float" office:value="0.734029038478447">
                <text:p>0.7340290384784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61492663733768">
                <text:p>0.0561492663733768</text:p>
              </table:table-cell>
              <table:table-cell office:value-type="float" office:value="0.707936880757283">
                <text:p>0.7079368807572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30336624170953">
                <text:p>0.630336624170953</text:p>
              </table:table-cell>
              <table:table-cell office:value-type="float" office:value="-0.3077800686868">
                <text:p>-0.30778006868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3421676577715">
                <text:p>0.63421676577715</text:p>
              </table:table-cell>
              <table:table-cell office:value-type="float" office:value="-0.354212966543588">
                <text:p>-0.3542129665435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11752029154518">
                <text:p>0.0211752029154518</text:p>
              </table:table-cell>
              <table:table-cell office:value-type="float" office:value="0.841412652555231">
                <text:p>0.841412652555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37169308974938">
                <text:p>0.637169308974938</text:p>
              </table:table-cell>
              <table:table-cell office:value-type="float" office:value="-0.384331634731552">
                <text:p>-0.3843316347315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28976264112103">
                <text:p>0.0228976264112103</text:p>
              </table:table-cell>
              <table:table-cell office:value-type="float" office:value="0.833593233041356">
                <text:p>0.8335932330413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327130246972">
                <text:p>0.19327130246972</text:p>
              </table:table-cell>
              <table:table-cell office:value-type="float" office:value="0.600925373702996">
                <text:p>0.6009253737029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28976577696133">
                <text:p>0.828976577696133</text:p>
              </table:table-cell>
              <table:table-cell office:value-type="float" office:value="-0.565127459863062">
                <text:p>-0.5651274598630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374051095452102">
                <text:p>0.00374051095452102</text:p>
              </table:table-cell>
              <table:table-cell office:value-type="float" office:value="0.938401740716663">
                <text:p>0.9384017407166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53797220682863">
                <text:p>0.253797220682863</text:p>
              </table:table-cell>
              <table:table-cell office:value-type="float" office:value="0.244224333194394">
                <text:p>0.2442243331943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0212215760165">
                <text:p>0.0110212215760165</text:p>
              </table:table-cell>
              <table:table-cell office:value-type="float" office:value="0.891277775795394">
                <text:p>0.8912777757953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16295860006654">
                <text:p>0.416295860006654</text:p>
              </table:table-cell>
              <table:table-cell office:value-type="float" office:value="0.150855978011903">
                <text:p>0.1508559780119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2813127415412">
                <text:p>0.22813127415412</text:p>
              </table:table-cell>
              <table:table-cell office:value-type="float" office:value="0.345992726325224">
                <text:p>0.3459927263252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21149670071147">
                <text:p>0.621149670071147</text:p>
              </table:table-cell>
              <table:table-cell office:value-type="float" office:value="-0.171141062279321">
                <text:p>-0.1711410622793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01962702991315">
                <text:p>0.201962702991315</text:p>
              </table:table-cell>
              <table:table-cell office:value-type="float" office:value="0.538152235607251">
                <text:p>0.5381522356072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47248938331504">
                <text:p>0.447248938331504</text:p>
              </table:table-cell>
              <table:table-cell office:value-type="float" office:value="-0.114346197551643">
                <text:p>-0.1143461975516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35051310667237">
                <text:p>0.835051310667237</text:p>
              </table:table-cell>
              <table:table-cell office:value-type="float" office:value="-0.658457725824832">
                <text:p>-0.6584577258248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19260315008043">
                <text:p>0.619260315008043</text:p>
              </table:table-cell>
              <table:table-cell office:value-type="float" office:value="-0.139183796532392">
                <text:p>-0.1391837965323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7060622920592">
                <text:p>0.207060622920592</text:p>
              </table:table-cell>
              <table:table-cell office:value-type="float" office:value="0.499407207423069">
                <text:p>0.499407207423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34274278425448">
                <text:p>0.834274278425448</text:p>
              </table:table-cell>
              <table:table-cell office:value-type="float" office:value="-0.647900907865492">
                <text:p>-0.6479009078654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475322133121992">
                <text:p>0.0475322133121992</text:p>
              </table:table-cell>
              <table:table-cell office:value-type="float" office:value="0.734591727695">
                <text:p>0.7345917276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19715510334474">
                <text:p>0.619715510334474</text:p>
              </table:table-cell>
              <table:table-cell office:value-type="float" office:value="-0.146984352343999">
                <text:p>-0.146984352343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40556209994993">
                <text:p>0.640556209994993</text:p>
              </table:table-cell>
              <table:table-cell office:value-type="float" office:value="-0.412683296697136">
                <text:p>-0.4126832966971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12331674162584">
                <text:p>0.00812331674162584</text:p>
              </table:table-cell>
              <table:table-cell office:value-type="float" office:value="0.907819902242254">
                <text:p>0.9078199022422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48887344654346">
                <text:p>0.248887344654346</text:p>
              </table:table-cell>
              <table:table-cell office:value-type="float" office:value="0.252378589655838">
                <text:p>0.2523785896558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34136548751875">
                <text:p>0.834136548751875</text:p>
              </table:table-cell>
              <table:table-cell office:value-type="float" office:value="-0.645973279594637">
                <text:p>-0.6459732795946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38161273465642">
                <text:p>0.238161273465642</text:p>
              </table:table-cell>
              <table:table-cell office:value-type="float" office:value="0.290104194098327">
                <text:p>0.2901041940983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10055626021608">
                <text:p>0.210055626021608</text:p>
              </table:table-cell>
              <table:table-cell office:value-type="float" office:value="0.4764219676433">
                <text:p>0.47642196764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86941002247027">
                <text:p>0.00986941002247027</text:p>
              </table:table-cell>
              <table:table-cell office:value-type="float" office:value="0.89764381434331">
                <text:p>0.897643814343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24898299238886">
                <text:p>0.824898299238886</text:p>
              </table:table-cell>
              <table:table-cell office:value-type="float" office:value="-0.489663698082043">
                <text:p>-0.4896636980820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21960338079766">
                <text:p>0.621960338079766</text:p>
              </table:table-cell>
              <table:table-cell office:value-type="float" office:value="-0.184499625562485">
                <text:p>-0.1844996255624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676029523444">
                <text:p>0.43676029523444</text:p>
              </table:table-cell>
              <table:table-cell office:value-type="float" office:value="-0.06039961682003">
                <text:p>-0.060399616820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37901117344888">
                <text:p>0.437901117344888</text:p>
              </table:table-cell>
              <table:table-cell office:value-type="float" office:value="-0.0683882215938995">
                <text:p>-0.0683882215938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34696624527839">
                <text:p>0.234696624527839</text:p>
              </table:table-cell>
              <table:table-cell office:value-type="float" office:value="0.307453791213585">
                <text:p>0.3074537912135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24950800753558">
                <text:p>0.224950800753558</text:p>
              </table:table-cell>
              <table:table-cell office:value-type="float" office:value="0.36689202367931">
                <text:p>0.366892023679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38650902524942">
                <text:p>0.438650902524942</text:p>
              </table:table-cell>
              <table:table-cell office:value-type="float" office:value="-0.0733710370518148">
                <text:p>-0.07337103705181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119455786921574">
                <text:p>0.000119455786921574</text:p>
              </table:table-cell>
              <table:table-cell office:value-type="float" office:value="0.989069968615566">
                <text:p>0.9890699686155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5091529437559">
                <text:p>0.415091529437559</text:p>
              </table:table-cell>
              <table:table-cell office:value-type="float" office:value="0.166213701694717">
                <text:p>0.1662137016947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26990387470662">
                <text:p>0.826990387470662</text:p>
              </table:table-cell>
              <table:table-cell office:value-type="float" office:value="-0.529106651017826">
                <text:p>-0.5291066510178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29777213304428">
                <text:p>0.829777213304428</text:p>
              </table:table-cell>
              <table:table-cell office:value-type="float" office:value="-0.578794879532481">
                <text:p>-0.5787948795324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445800638120355">
                <text:p>0.0445800638120355</text:p>
              </table:table-cell>
              <table:table-cell office:value-type="float" office:value="0.744924708529154">
                <text:p>0.7449247085291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79980908115064">
                <text:p>0.0279980908115064</text:p>
              </table:table-cell>
              <table:table-cell office:value-type="float" office:value="0.811101870312636">
                <text:p>0.8111018703126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9784579378408">
                <text:p>0.219784579378408</text:p>
              </table:table-cell>
              <table:table-cell office:value-type="float" office:value="0.403208284421886">
                <text:p>0.4032082844218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4256376661656">
                <text:p>0.214256376661656</text:p>
              </table:table-cell>
              <table:table-cell office:value-type="float" office:value="0.444337238451484">
                <text:p>0.4443372384514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85834807982758">
                <text:p>0.185834807982758</text:p>
              </table:table-cell>
              <table:table-cell office:value-type="float" office:value="0.64891056084249">
                <text:p>0.648910560842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371388199124477">
                <text:p>0.0371388199124477</text:p>
              </table:table-cell>
              <table:table-cell office:value-type="float" office:value="0.773137327284629">
                <text:p>0.773137327284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37909092719921">
                <text:p>0.437909092719921</text:p>
              </table:table-cell>
              <table:table-cell office:value-type="float" office:value="-0.0684425265669826">
                <text:p>-0.06844252656698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50768339332118">
                <text:p>0.250768339332118</text:p>
              </table:table-cell>
              <table:table-cell office:value-type="float" office:value="0.248536962098946">
                <text:p>0.2485369620989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3286558650362">
                <text:p>0.43286558650362</text:p>
              </table:table-cell>
              <table:table-cell office:value-type="float" office:value="-0.0295770159982632">
                <text:p>-0.02957701599826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544884040798">
                <text:p>0.01544884040798</text:p>
              </table:table-cell>
              <table:table-cell office:value-type="float" office:value="0.868499615747235">
                <text:p>0.8684996157472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23992296424884">
                <text:p>0.623992296424884</text:p>
              </table:table-cell>
              <table:table-cell office:value-type="float" office:value="-0.216973852823507">
                <text:p>-0.2169738528235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388084203340802">
                <text:p>0.0388084203340802</text:p>
              </table:table-cell>
              <table:table-cell office:value-type="float" office:value="0.766567156252975">
                <text:p>0.7665671562529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737439911184853">
                <text:p>0.0737439911184853</text:p>
              </table:table-cell>
              <table:table-cell office:value-type="float" office:value="0.674280229965208">
                <text:p>0.6742802299652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24556221826431">
                <text:p>0.624556221826431</text:p>
              </table:table-cell>
              <table:table-cell office:value-type="float" office:value="-0.22571401131315">
                <text:p>-0.225714011313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3494840372174">
                <text:p>0.843494840372174</text:p>
              </table:table-cell>
              <table:table-cell office:value-type="float" office:value="-0.744361402933173">
                <text:p>-0.7443614029331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28285400344453">
                <text:p>0.828285400344453</text:p>
              </table:table-cell>
              <table:table-cell office:value-type="float" office:value="-0.55301482866228">
                <text:p>-0.553014828662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97844998868186">
                <text:p>0.197844998868186</text:p>
              </table:table-cell>
              <table:table-cell office:value-type="float" office:value="0.568586439613675">
                <text:p>0.5685864396136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34543770942075">
                <text:p>0.634543770942075</text:p>
              </table:table-cell>
              <table:table-cell office:value-type="float" office:value="-0.357775497292199">
                <text:p>-0.357775497292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22583715891274">
                <text:p>0.222583715891274</text:p>
              </table:table-cell>
              <table:table-cell office:value-type="float" office:value="0.383211086514797">
                <text:p>0.3832110865147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25789531087765">
                <text:p>0.625789531087765</text:p>
              </table:table-cell>
              <table:table-cell office:value-type="float" office:value="-0.244407086544798">
                <text:p>-0.2444070865447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7208109393377">
                <text:p>0.417208109393377</text:p>
              </table:table-cell>
              <table:table-cell office:value-type="float" office:value="0.139364060943149">
                <text:p>0.1393640609431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30854946831747">
                <text:p>0.630854946831747</text:p>
              </table:table-cell>
              <table:table-cell office:value-type="float" office:value="-0.314406856797136">
                <text:p>-0.3144068567971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39360152208191">
                <text:p>0.239360152208191</text:p>
              </table:table-cell>
              <table:table-cell office:value-type="float" office:value="0.284643224790372">
                <text:p>0.2846432247903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88702299087938">
                <text:p>0.188702299087938</text:p>
              </table:table-cell>
              <table:table-cell office:value-type="float" office:value="0.631179537263297">
                <text:p>0.6311795372632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2623395610932">
                <text:p>0.62623395610932</text:p>
              </table:table-cell>
              <table:table-cell office:value-type="float" office:value="-0.250992825592526">
                <text:p>-0.2509928255925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20758924187664">
                <text:p>0.620758924187664</text:p>
              </table:table-cell>
              <table:table-cell office:value-type="float" office:value="-0.164397684854892">
                <text:p>-0.1643976848548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18752881001365">
                <text:p>0.618752881001365</text:p>
              </table:table-cell>
              <table:table-cell office:value-type="float" office:value="-0.130408057233197">
                <text:p>-0.1304080572331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308259395596513">
                <text:p>0.0308259395596513</text:p>
              </table:table-cell>
              <table:table-cell office:value-type="float" office:value="0.799026417883354">
                <text:p>0.7990264178833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4149696896815">
                <text:p>0.84149696896815</text:p>
              </table:table-cell>
              <table:table-cell office:value-type="float" office:value="-0.728982431863432">
                <text:p>-0.728982431863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24138613984696">
                <text:p>0.624138613984696</text:p>
              </table:table-cell>
              <table:table-cell office:value-type="float" office:value="-0.217841863753653">
                <text:p>-0.2178418637536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6113980455189">
                <text:p>0.026113980455189</text:p>
              </table:table-cell>
              <table:table-cell office:value-type="float" office:value="0.819301631543484">
                <text:p>0.8193016315434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32486215716531">
                <text:p>0.0532486215716531</text:p>
              </table:table-cell>
              <table:table-cell office:value-type="float" office:value="0.716271826279055">
                <text:p>0.7162718262790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798949768524751">
                <text:p>0.000798949768524751</text:p>
              </table:table-cell>
              <table:table-cell office:value-type="float" office:value="0.971714252610263">
                <text:p>0.971714252610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39928023548636">
                <text:p>0.639928023548636</text:p>
              </table:table-cell>
              <table:table-cell office:value-type="float" office:value="-0.408114024025287">
                <text:p>-0.4081140240252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65588950165288">
                <text:p>0.0665588950165288</text:p>
              </table:table-cell>
              <table:table-cell office:value-type="float" office:value="0.684255854599564">
                <text:p>0.6842558545995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5154440882644">
                <text:p>0.005154440882644</text:p>
              </table:table-cell>
              <table:table-cell office:value-type="float" office:value="0.927374582307774">
                <text:p>0.9273745823077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37811669353534">
                <text:p>0.237811669353534</text:p>
              </table:table-cell>
              <table:table-cell office:value-type="float" office:value="0.291750753532045">
                <text:p>0.2917507535320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754971090626571">
                <text:p>0.0754971090626571</text:p>
              </table:table-cell>
              <table:table-cell office:value-type="float" office:value="0.672688299268693">
                <text:p>0.6726882992686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33449062150929">
                <text:p>0.633449062150929</text:p>
              </table:table-cell>
              <table:table-cell office:value-type="float" office:value="-0.345626007164474">
                <text:p>-0.3456260071644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00690977284746">
                <text:p>0.0100690977284746</text:p>
              </table:table-cell>
              <table:table-cell office:value-type="float" office:value="0.896522803254655">
                <text:p>0.8965228032546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8045220255338">
                <text:p>0.828045220255338</text:p>
              </table:table-cell>
              <table:table-cell office:value-type="float" office:value="-0.548738898849408">
                <text:p>-0.5487388988494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3102895115826">
                <text:p>0.83102895115826</text:p>
              </table:table-cell>
              <table:table-cell office:value-type="float" office:value="-0.599360358277401">
                <text:p>-0.5993603582774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37416074027482">
                <text:p>0.637416074027482</text:p>
              </table:table-cell>
              <table:table-cell office:value-type="float" office:value="-0.38663388618824">
                <text:p>-0.386633886188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713626800268012">
                <text:p>0.00713626800268012</text:p>
              </table:table-cell>
              <table:table-cell office:value-type="float" office:value="0.913937036636604">
                <text:p>0.9139370366366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39312609900546">
                <text:p>0.239312609900546</text:p>
              </table:table-cell>
              <table:table-cell office:value-type="float" office:value="0.284854231729115">
                <text:p>0.284854231729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40832041921218">
                <text:p>0.640832041921218</text:p>
              </table:table-cell>
              <table:table-cell office:value-type="float" office:value="-0.414927167164781">
                <text:p>-0.41492716716478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24408364736165">
                <text:p>0.824408364736165</text:p>
              </table:table-cell>
              <table:table-cell office:value-type="float" office:value="-0.479978980969766">
                <text:p>-0.4799789809697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36961737294761">
                <text:p>0.836961737294761</text:p>
              </table:table-cell>
              <table:table-cell office:value-type="float" office:value="-0.6825815190627">
                <text:p>-0.68258151906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41704341823815">
                <text:p>0.841704341823815</text:p>
              </table:table-cell>
              <table:table-cell office:value-type="float" office:value="-0.730725697853638">
                <text:p>-0.7307256978536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392654976150708">
                <text:p>0.000392654976150708</text:p>
              </table:table-cell>
              <table:table-cell office:value-type="float" office:value="0.980179636259347">
                <text:p>0.9801796362593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2566696532997">
                <text:p>0.192566696532997</text:p>
              </table:table-cell>
              <table:table-cell office:value-type="float" office:value="0.605737140807288">
                <text:p>0.6057371408072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614130626403913">
                <text:p>0.00614130626403913</text:p>
              </table:table-cell>
              <table:table-cell office:value-type="float" office:value="0.920455978523524">
                <text:p>0.9204559785235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27825731873976">
                <text:p>0.427825731873976</text:p>
              </table:table-cell>
              <table:table-cell office:value-type="float" office:value="0.0180215336171788">
                <text:p>0.01802153361717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303724823434498">
                <text:p>0.00303724823434498</text:p>
              </table:table-cell>
              <table:table-cell office:value-type="float" office:value="0.94459939645653">
                <text:p>0.944599396456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640924248514297">
                <text:p>0.640924248514297</text:p>
              </table:table-cell>
              <table:table-cell office:value-type="float" office:value="-0.415625675556287">
                <text:p>-0.4156256755562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10598372502969">
                <text:p>0.210598372502969</text:p>
              </table:table-cell>
              <table:table-cell office:value-type="float" office:value="0.472263779214682">
                <text:p>0.4722637792146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19656861081183">
                <text:p>0.619656861081183</text:p>
              </table:table-cell>
              <table:table-cell office:value-type="float" office:value="-0.145982495722604">
                <text:p>-0.1459824957226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9315357066774">
                <text:p>0.419315357066774</text:p>
              </table:table-cell>
              <table:table-cell office:value-type="float" office:value="0.113339885769833">
                <text:p>0.1133398857698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98763812221093">
                <text:p>0.198763812221093</text:p>
              </table:table-cell>
              <table:table-cell office:value-type="float" office:value="0.561887900720762">
                <text:p>0.5618879007207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30662623222138">
                <text:p>0.630662623222138</text:p>
              </table:table-cell>
              <table:table-cell office:value-type="float" office:value="-0.311965086010065">
                <text:p>-0.3119650860100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1501197374897">
                <text:p>0.231501197374897</text:p>
              </table:table-cell>
              <table:table-cell office:value-type="float" office:value="0.325359172458748">
                <text:p>0.3253591724587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31365479513175">
                <text:p>0.431365479513175</text:p>
              </table:table-cell>
              <table:table-cell office:value-type="float" office:value="-0.0163185604187638">
                <text:p>-0.01631856041876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23893584859755">
                <text:p>0.823893584859755</text:p>
              </table:table-cell>
              <table:table-cell office:value-type="float" office:value="-0.4696688023091">
                <text:p>-0.46966880230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35935571758457">
                <text:p>0.835935571758457</text:p>
              </table:table-cell>
              <table:table-cell office:value-type="float" office:value="-0.669950277210328">
                <text:p>-0.6699502772103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24994004590316">
                <text:p>0.824994004590316</text:p>
              </table:table-cell>
              <table:table-cell office:value-type="float" office:value="-0.491540774132156">
                <text:p>-0.4915407741321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36043777529907">
                <text:p>0.436043777529907</text:p>
              </table:table-cell>
              <table:table-cell office:value-type="float" office:value="-0.0551352799160982">
                <text:p>-0.05513527991609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90679446155971">
                <text:p>0.190679446155971</text:p>
              </table:table-cell>
              <table:table-cell office:value-type="float" office:value="0.618370554980426">
                <text:p>0.6183705549804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05577561643373">
                <text:p>0.205577561643373</text:p>
              </table:table-cell>
              <table:table-cell office:value-type="float" office:value="0.510790954697793">
                <text:p>0.5107909546977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24906990719739">
                <text:p>0.224906990719739</text:p>
              </table:table-cell>
              <table:table-cell office:value-type="float" office:value="0.367188512456501">
                <text:p>0.3671885124565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27948923027528">
                <text:p>0.627948923027528</text:p>
              </table:table-cell>
              <table:table-cell office:value-type="float" office:value="-0.275630416316303">
                <text:p>-0.2756304163163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48570729682462">
                <text:p>0.448570729682462</text:p>
              </table:table-cell>
              <table:table-cell office:value-type="float" office:value="-0.117872837626255">
                <text:p>-0.1178728376262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52560029382059">
                <text:p>0.00152560029382059</text:p>
              </table:table-cell>
              <table:table-cell office:value-type="float" office:value="0.960867975273246">
                <text:p>0.9608679752732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38108404890293">
                <text:p>0.638108404890293</text:p>
              </table:table-cell>
              <table:table-cell office:value-type="float" office:value="-0.39291151508863">
                <text:p>-0.392911515088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19861324384004">
                <text:p>0.619861324384004</text:p>
              </table:table-cell>
              <table:table-cell office:value-type="float" office:value="-0.149469865476752">
                <text:p>-0.1494698654767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2558761471766">
                <text:p>0.82558761471766</text:p>
              </table:table-cell>
              <table:table-cell office:value-type="float" office:value="-0.503073860879708">
                <text:p>-0.5030738608797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56465173285581">
                <text:p>0.0256465173285581</text:p>
              </table:table-cell>
              <table:table-cell office:value-type="float" office:value="0.821355303454393">
                <text:p>0.8213553034543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33494634488573">
                <text:p>0.833494634488573</text:p>
              </table:table-cell>
              <table:table-cell office:value-type="float" office:value="-0.635052203654698">
                <text:p>-0.6350522036546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6866994927221">
                <text:p>0.056866994927221</text:p>
              </table:table-cell>
              <table:table-cell office:value-type="float" office:value="0.705983181013389">
                <text:p>0.7059831810133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14312731719055">
                <text:p>0.414312731719055</text:p>
              </table:table-cell>
              <table:table-cell office:value-type="float" office:value="0.176253518627504">
                <text:p>0.1762535186275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29206719486252">
                <text:p>0.829206719486252</text:p>
              </table:table-cell>
              <table:table-cell office:value-type="float" office:value="-0.569096458614617">
                <text:p>-0.5690964586146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2961355300173">
                <text:p>0.192961355300173</text:p>
              </table:table-cell>
              <table:table-cell office:value-type="float" office:value="0.603048315942436">
                <text:p>0.6030483159424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42228531345728">
                <text:p>0.0442228531345728</text:p>
              </table:table-cell>
              <table:table-cell office:value-type="float" office:value="0.746211201094258">
                <text:p>0.7462112010942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19904163051911">
                <text:p>0.619904163051911</text:p>
              </table:table-cell>
              <table:table-cell office:value-type="float" office:value="-0.150198845497432">
                <text:p>-0.1501988454974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44631341238366">
                <text:p>0.0644631341238366</text:p>
              </table:table-cell>
              <table:table-cell office:value-type="float" office:value="0.68818160929387">
                <text:p>0.688181609293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33286981517776">
                <text:p>0.633286981517776</text:p>
              </table:table-cell>
              <table:table-cell office:value-type="float" office:value="-0.343718587177179">
                <text:p>-0.3437185871771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3761435136671">
                <text:p>0.23761435136671</text:p>
              </table:table-cell>
              <table:table-cell office:value-type="float" office:value="0.292690690613106">
                <text:p>0.2926906906131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30424088065119">
                <text:p>0.230424088065119</text:p>
              </table:table-cell>
              <table:table-cell office:value-type="float" office:value="0.33177106616573">
                <text:p>0.331771066165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5157643977255">
                <text:p>0.425157643977255</text:p>
              </table:table-cell>
              <table:table-cell office:value-type="float" office:value="0.0458418143578808">
                <text:p>0.04584181435788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43697708379283">
                <text:p>0.643697708379283</text:p>
              </table:table-cell>
              <table:table-cell office:value-type="float" office:value="-0.433429822793044">
                <text:p>-0.4334298227930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31168086024447">
                <text:p>0.831168086024447</text:p>
              </table:table-cell>
              <table:table-cell office:value-type="float" office:value="-0.601583570631169">
                <text:p>-0.6015835706311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414153749713">
                <text:p>0.422414153749713</text:p>
              </table:table-cell>
              <table:table-cell office:value-type="float" office:value="0.0765972983033814">
                <text:p>0.07659729830338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13039843684734">
                <text:p>0.213039843684734</text:p>
              </table:table-cell>
              <table:table-cell office:value-type="float" office:value="0.453584612375844">
                <text:p>0.453584612375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2694526095457">
                <text:p>0.032694526095457</text:p>
              </table:table-cell>
              <table:table-cell office:value-type="float" office:value="0.791203181049341">
                <text:p>0.7912031810493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50409385616003">
                <text:p>0.650409385616003</text:p>
              </table:table-cell>
              <table:table-cell office:value-type="float" office:value="-0.456835203159038">
                <text:p>-0.4568352031590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28767344304979">
                <text:p>0.828767344304979</text:p>
              </table:table-cell>
              <table:table-cell office:value-type="float" office:value="-0.561491102355524">
                <text:p>-0.5614911023555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41223806196624">
                <text:p>0.641223806196624</text:p>
              </table:table-cell>
              <table:table-cell office:value-type="float" office:value="-0.417770285024855">
                <text:p>-0.4177702850248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32182200374314">
                <text:p>0.632182200374314</text:p>
              </table:table-cell>
              <table:table-cell office:value-type="float" office:value="-0.330794108801165">
                <text:p>-0.3307941088011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0192060797636">
                <text:p>0.420192060797636</text:p>
              </table:table-cell>
              <table:table-cell office:value-type="float" office:value="0.102748446564248">
                <text:p>0.1027484465642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1735558771502">
                <text:p>0.621735558771502</text:p>
              </table:table-cell>
              <table:table-cell office:value-type="float" office:value="-0.180817795303163">
                <text:p>-0.1808177953031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38934221657643">
                <text:p>0.838934221657643</text:p>
              </table:table-cell>
              <table:table-cell office:value-type="float" office:value="-0.704681663111554">
                <text:p>-0.7046816631115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48878050632785">
                <text:p>0.848878050632785</text:p>
              </table:table-cell>
              <table:table-cell office:value-type="float" office:value="-0.769696582928077">
                <text:p>-0.7696965829280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48852005825109">
                <text:p>0.048852005825109</text:p>
              </table:table-cell>
              <table:table-cell office:value-type="float" office:value="0.730154863136927">
                <text:p>0.7301548631369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3412473983505">
                <text:p>0.423412473983505</text:p>
              </table:table-cell>
              <table:table-cell office:value-type="float" office:value="0.065198860068432">
                <text:p>0.0651988600684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35367104690467">
                <text:p>0.635367104690467</text:p>
              </table:table-cell>
              <table:table-cell office:value-type="float" office:value="-0.366497127104792">
                <text:p>-0.3664971271047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12437777794292">
                <text:p>0.0712437777794292</text:p>
              </table:table-cell>
              <table:table-cell office:value-type="float" office:value="0.677683535234393">
                <text:p>0.6776835352343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738126972699">
                <text:p>0.84738126972699</text:p>
              </table:table-cell>
              <table:table-cell office:value-type="float" office:value="-0.765048354639832">
                <text:p>-0.7650483546398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728798065645412">
                <text:p>0.0728798065645412</text:p>
              </table:table-cell>
              <table:table-cell office:value-type="float" office:value="0.675710364261002">
                <text:p>0.6757103642610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44897932741873">
                <text:p>0.044897932741873</text:p>
              </table:table-cell>
              <table:table-cell office:value-type="float" office:value="0.743786261761915">
                <text:p>0.7437862617619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15385973480962">
                <text:p>0.415385973480962</text:p>
              </table:table-cell>
              <table:table-cell office:value-type="float" office:value="0.162440417283955">
                <text:p>0.162440417283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11609737169925">
                <text:p>0.211609737169925</text:p>
              </table:table-cell>
              <table:table-cell office:value-type="float" office:value="0.464508715052652">
                <text:p>0.4645087150526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92868469363847">
                <text:p>0.192868469363847</text:p>
              </table:table-cell>
              <table:table-cell office:value-type="float" office:value="0.603682432547638">
                <text:p>0.6036824325476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18341336045717">
                <text:p>0.218341336045717</text:p>
              </table:table-cell>
              <table:table-cell office:value-type="float" office:value="0.413766704651777">
                <text:p>0.4137667046517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425909336655618">
                <text:p>0.00425909336655618</text:p>
              </table:table-cell>
              <table:table-cell office:value-type="float" office:value="0.934170088211435">
                <text:p>0.9341700882114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44496726689179">
                <text:p>0.644496726689179</text:p>
              </table:table-cell>
              <table:table-cell office:value-type="float" office:value="-0.437693872712685">
                <text:p>-0.4376938727126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1035170410195">
                <text:p>0.21035170410195</text:p>
              </table:table-cell>
              <table:table-cell office:value-type="float" office:value="0.474150167056723">
                <text:p>0.4741501670567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44277597511315">
                <text:p>0.244277597511315</text:p>
              </table:table-cell>
              <table:table-cell office:value-type="float" office:value="0.265419046851084">
                <text:p>0.2654190468510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93576498988097">
                <text:p>0.193576498988097</text:p>
              </table:table-cell>
              <table:table-cell office:value-type="float" office:value="0.598825894461022">
                <text:p>0.5988258944610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06982142511533">
                <text:p>0.0406982142511533</text:p>
              </table:table-cell>
              <table:table-cell office:value-type="float" office:value="0.759289182630647">
                <text:p>0.7592891826306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72136153907573">
                <text:p>0.0272136153907573</text:p>
              </table:table-cell>
              <table:table-cell office:value-type="float" office:value="0.814500954430798">
                <text:p>0.8145009544307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7105971654473">
                <text:p>0.647105971654473</text:p>
              </table:table-cell>
              <table:table-cell office:value-type="float" office:value="-0.448846688631233">
                <text:p>-0.4488466886312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4222898973396">
                <text:p>0.24222898973396</text:p>
              </table:table-cell>
              <table:table-cell office:value-type="float" office:value="0.272965645442985">
                <text:p>0.2729656454429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452024025593604">
                <text:p>0.0452024025593604</text:p>
              </table:table-cell>
              <table:table-cell office:value-type="float" office:value="0.742701486922136">
                <text:p>0.7427014869221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27843283875392">
                <text:p>0.827843283875392</text:p>
              </table:table-cell>
              <table:table-cell office:value-type="float" office:value="-0.545117422076664">
                <text:p>-0.545117422076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487951620310156">
                <text:p>0.00487951620310156</text:p>
              </table:table-cell>
              <table:table-cell office:value-type="float" office:value="0.929401389412459">
                <text:p>0.9294013894124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38375160385504">
                <text:p>0.838375160385504</text:p>
              </table:table-cell>
              <table:table-cell office:value-type="float" office:value="-0.698711586512731">
                <text:p>-0.698711586512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76332201868839">
                <text:p>0.0376332201868839</text:p>
              </table:table-cell>
              <table:table-cell office:value-type="float" office:value="0.771179094422354">
                <text:p>0.7711790944223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2535023742437">
                <text:p>0.422535023742437</text:p>
              </table:table-cell>
              <table:table-cell office:value-type="float" office:value="0.0752052398515768">
                <text:p>0.07520523985157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05277564008441">
                <text:p>0.0305277564008441</text:p>
              </table:table-cell>
              <table:table-cell office:value-type="float" office:value="0.800286487404047">
                <text:p>0.8002864874040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08226957989921">
                <text:p>0.208226957989921</text:p>
              </table:table-cell>
              <table:table-cell office:value-type="float" office:value="0.490460435612847">
                <text:p>0.4904604356128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41173083035513">
                <text:p>0.441173083035513</text:p>
              </table:table-cell>
              <table:table-cell office:value-type="float" office:value="-0.0885273267960997">
                <text:p>-0.08852732679609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625306507765489">
                <text:p>0.00625306507765489</text:p>
              </table:table-cell>
              <table:table-cell office:value-type="float" office:value="0.919703221722149">
                <text:p>0.9197032217221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31357181444298">
                <text:p>0.231357181444298</text:p>
              </table:table-cell>
              <table:table-cell office:value-type="float" office:value="0.326494480370327">
                <text:p>0.3264944803703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7367576265413">
                <text:p>0.217367576265413</text:p>
              </table:table-cell>
              <table:table-cell office:value-type="float" office:value="0.420970814941235">
                <text:p>0.4209708149412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24815139903133">
                <text:p>0.824815139903133</text:p>
              </table:table-cell>
              <table:table-cell office:value-type="float" office:value="-0.488028748337636">
                <text:p>-0.4880287483376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25740504608082">
                <text:p>0.825740504608082</text:p>
              </table:table-cell>
              <table:table-cell office:value-type="float" office:value="-0.506013471871772">
                <text:p>-0.5060134718717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565545755928075">
                <text:p>0.0565545755928075</text:p>
              </table:table-cell>
              <table:table-cell office:value-type="float" office:value="0.706828155037828">
                <text:p>0.7068281550378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177155333176426">
                <text:p>0.0177155333176426</text:p>
              </table:table-cell>
              <table:table-cell office:value-type="float" office:value="0.857541881844428">
                <text:p>0.8575418818444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2745290897213">
                <text:p>0.422745290897213</text:p>
              </table:table-cell>
              <table:table-cell office:value-type="float" office:value="0.0727912713455131">
                <text:p>0.07279127134551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47811408050589">
                <text:p>0.647811408050589</text:p>
              </table:table-cell>
              <table:table-cell office:value-type="float" office:value="-0.451148076983619">
                <text:p>-0.4511480769836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18102896989885">
                <text:p>0.418102896989885</text:p>
              </table:table-cell>
              <table:table-cell office:value-type="float" office:value="0.128246439229789">
                <text:p>0.1282464392297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39269542961182">
                <text:p>0.839269542961182</text:p>
              </table:table-cell>
              <table:table-cell office:value-type="float" office:value="-0.708148159915061">
                <text:p>-0.7081481599150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41413145612483">
                <text:p>0.441413145612483</text:p>
              </table:table-cell>
              <table:table-cell office:value-type="float" office:value="-0.0898382218391193">
                <text:p>-0.08983822183911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96937025073887">
                <text:p>0.0696937025073887</text:p>
              </table:table-cell>
              <table:table-cell office:value-type="float" office:value="0.679229390651492">
                <text:p>0.6792293906514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12696168778035">
                <text:p>0.412696168778035</text:p>
              </table:table-cell>
              <table:table-cell office:value-type="float" office:value="0.197306928650811">
                <text:p>0.1973069286508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32447689708054">
                <text:p>0.832447689708054</text:p>
              </table:table-cell>
              <table:table-cell office:value-type="float" office:value="-0.621448299067837">
                <text:p>-0.6214482990678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44322200733905">
                <text:p>0.844322200733905</text:p>
              </table:table-cell>
              <table:table-cell office:value-type="float" office:value="-0.749795926167407">
                <text:p>-0.7497959261674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51732560866867">
                <text:p>0.0551732560866867</text:p>
              </table:table-cell>
              <table:table-cell office:value-type="float" office:value="0.710663992418727">
                <text:p>0.7106639924187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42110982234501">
                <text:p>0.842110982234501</text:p>
              </table:table-cell>
              <table:table-cell office:value-type="float" office:value="-0.734045791006275">
                <text:p>-0.7340457910062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24414998904385">
                <text:p>0.624414998904385</text:p>
              </table:table-cell>
              <table:table-cell office:value-type="float" office:value="-0.223538668170676">
                <text:p>-0.2235386681706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31226662522241">
                <text:p>0.831226662522241</text:p>
              </table:table-cell>
              <table:table-cell office:value-type="float" office:value="-0.602517271643209">
                <text:p>-0.6025172716432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2029162548174">
                <text:p>0.62029162548174</text:p>
              </table:table-cell>
              <table:table-cell office:value-type="float" office:value="-0.156766427667902">
                <text:p>-0.1567664276679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25955704241883">
                <text:p>0.625955704241883</text:p>
              </table:table-cell>
              <table:table-cell office:value-type="float" office:value="-0.245947482369667">
                <text:p>-0.245947482369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2305378662591">
                <text:p>0.632305378662591</text:p>
              </table:table-cell>
              <table:table-cell office:value-type="float" office:value="-0.33227520693088">
                <text:p>-0.332275206930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36625277389526">
                <text:p>0.436625277389526</text:p>
              </table:table-cell>
              <table:table-cell office:value-type="float" office:value="-0.0594220513803105">
                <text:p>-0.05942205138031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26034552387051">
                <text:p>0.826034552387051</text:p>
              </table:table-cell>
              <table:table-cell office:value-type="float" office:value="-0.511623928799247">
                <text:p>-0.5116239287992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84593786543353">
                <text:p>0.0184593786543353</text:p>
              </table:table-cell>
              <table:table-cell office:value-type="float" office:value="0.854019992532588">
                <text:p>0.8540199925325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5215245396286">
                <text:p>0.195215245396286</text:p>
              </table:table-cell>
              <table:table-cell office:value-type="float" office:value="0.58740258426933">
                <text:p>0.587402584269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4687685975115">
                <text:p>0.44687685975115</text:p>
              </table:table-cell>
              <table:table-cell office:value-type="float" office:value="-0.113216059137822">
                <text:p>-0.1132160591378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7665077639657">
                <text:p>0.067665077639657</text:p>
              </table:table-cell>
              <table:table-cell office:value-type="float" office:value="0.682365045893103">
                <text:p>0.6823650458931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25116976426914">
                <text:p>0.825116976426914</text:p>
              </table:table-cell>
              <table:table-cell office:value-type="float" office:value="-0.49394548039262">
                <text:p>-0.493945480392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29701646543179">
                <text:p>0.829701646543179</text:p>
              </table:table-cell>
              <table:table-cell office:value-type="float" office:value="-0.577514645765409">
                <text:p>-0.5775146457654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9978914676463">
                <text:p>0.199978914676463</text:p>
              </table:table-cell>
              <table:table-cell office:value-type="float" office:value="0.552945278227255">
                <text:p>0.552945278227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20402516941443">
                <text:p>0.420402516941443</text:p>
              </table:table-cell>
              <table:table-cell office:value-type="float" office:value="0.10022805122556">
                <text:p>0.100228051225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51167339046169">
                <text:p>0.451167339046169</text:p>
              </table:table-cell>
              <table:table-cell office:value-type="float" office:value="-0.122553895765121">
                <text:p>-0.1225538957651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76060642851366">
                <text:p>0.0276060642851366</text:p>
              </table:table-cell>
              <table:table-cell office:value-type="float" office:value="0.812822100736049">
                <text:p>0.8128221007360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64983555254087">
                <text:p>0.00164983555254087</text:p>
              </table:table-cell>
              <table:table-cell office:value-type="float" office:value="0.959296357749044">
                <text:p>0.9592963577490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43396360809914">
                <text:p>0.843396360809914</text:p>
              </table:table-cell>
              <table:table-cell office:value-type="float" office:value="-0.743677853891561">
                <text:p>-0.7436778538915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31593486531921">
                <text:p>0.431593486531921</text:p>
              </table:table-cell>
              <table:table-cell office:value-type="float" office:value="-0.0183811221833944">
                <text:p>-0.01838112218339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52587796242967">
                <text:p>0.452587796242967</text:p>
              </table:table-cell>
              <table:table-cell office:value-type="float" office:value="-0.123839304993014">
                <text:p>-0.1238393049930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22056738192871">
                <text:p>0.422056738192871</text:p>
              </table:table-cell>
              <table:table-cell office:value-type="float" office:value="0.0807327338654255">
                <text:p>0.0807327338654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1122346656795">
                <text:p>0.41122346656795</text:p>
              </table:table-cell>
              <table:table-cell office:value-type="float" office:value="0.216723111893257">
                <text:p>0.2167231118932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27447816111664">
                <text:p>0.227447816111664</text:p>
              </table:table-cell>
              <table:table-cell office:value-type="float" office:value="0.350374853885664">
                <text:p>0.3503748538856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50279903824399">
                <text:p>0.450279903824399</text:p>
              </table:table-cell>
              <table:table-cell office:value-type="float" office:value="-0.121291470487299">
                <text:p>-0.1212914704872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48537013916509">
                <text:p>0.248537013916509</text:p>
              </table:table-cell>
              <table:table-cell office:value-type="float" office:value="0.25319057977514">
                <text:p>0.253190579775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11074921252505">
                <text:p>0.411074921252505</text:p>
              </table:table-cell>
              <table:table-cell office:value-type="float" office:value="0.218692121699336">
                <text:p>0.2186921216993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432773992045399">
                <text:p>0.0432773992045399</text:p>
              </table:table-cell>
              <table:table-cell office:value-type="float" office:value="0.749651985292212">
                <text:p>0.7496519852922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793961656709102">
                <text:p>0.00793961656709102</text:p>
              </table:table-cell>
              <table:table-cell office:value-type="float" office:value="0.908949684370454">
                <text:p>0.9089496843704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39501768004663">
                <text:p>0.639501768004663</text:p>
              </table:table-cell>
              <table:table-cell office:value-type="float" office:value="-0.404704729512734">
                <text:p>-0.4047047295127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38778862590671">
                <text:p>0.638778862590671</text:p>
              </table:table-cell>
              <table:table-cell office:value-type="float" office:value="-0.398733447070464">
                <text:p>-0.3987334470704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85678484331786">
                <text:p>0.185678484331786</text:p>
              </table:table-cell>
              <table:table-cell office:value-type="float" office:value="0.649846717861834">
                <text:p>0.6498467178618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20507170044723">
                <text:p>0.420507170044723</text:p>
              </table:table-cell>
              <table:table-cell office:value-type="float" office:value="0.0989780079210722">
                <text:p>0.09897800792107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82123494958545">
                <text:p>0.0782123494958545</text:p>
              </table:table-cell>
              <table:table-cell office:value-type="float" office:value="0.670883997683269">
                <text:p>0.6708839976832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44176146902441">
                <text:p>0.644176146902441</text:p>
              </table:table-cell>
              <table:table-cell office:value-type="float" office:value="-0.436030140307667">
                <text:p>-0.436030140307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520314513263918">
                <text:p>0.0520314513263918</text:p>
              </table:table-cell>
              <table:table-cell office:value-type="float" office:value="0.719970508445802">
                <text:p>0.7199705084458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85418809423891">
                <text:p>0.0385418809423891</text:p>
              </table:table-cell>
              <table:table-cell office:value-type="float" office:value="0.767607473607992">
                <text:p>0.7676074736079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12299162553567">
                <text:p>0.212299162553567</text:p>
              </table:table-cell>
              <table:table-cell office:value-type="float" office:value="0.459236441138781">
                <text:p>0.4592364411387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38174993172522">
                <text:p>0.838174993172522</text:p>
              </table:table-cell>
              <table:table-cell office:value-type="float" office:value="-0.696518880522779">
                <text:p>-0.6965188805227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28222154806703">
                <text:p>0.628222154806703</text:p>
              </table:table-cell>
              <table:table-cell office:value-type="float" office:value="-0.279441120357688">
                <text:p>-0.2794411203576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1444973536943">
                <text:p>0.41444973536943</text:p>
              </table:table-cell>
              <table:table-cell office:value-type="float" office:value="0.174558897271995">
                <text:p>0.1745588972719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72453566074658">
                <text:p>0.0772453566074658</text:p>
              </table:table-cell>
              <table:table-cell office:value-type="float" office:value="0.671434381087603">
                <text:p>0.6714343810876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33828746796262">
                <text:p>0.633828746796262</text:p>
              </table:table-cell>
              <table:table-cell office:value-type="float" office:value="-0.349911143512742">
                <text:p>-0.3499111435127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47870256545263">
                <text:p>0.0047870256545263</text:p>
              </table:table-cell>
              <table:table-cell office:value-type="float" office:value="0.930094460715805">
                <text:p>0.9300944607158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23140263741359">
                <text:p>0.623140263741359</text:p>
              </table:table-cell>
              <table:table-cell office:value-type="float" office:value="-0.203538093796271">
                <text:p>-0.2035380937962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22975360497132">
                <text:p>0.622975360497132</text:p>
              </table:table-cell>
              <table:table-cell office:value-type="float" office:value="-0.200899240953694">
                <text:p>-0.2008992409536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323874405292458">
                <text:p>0.0323874405292458</text:p>
              </table:table-cell>
              <table:table-cell office:value-type="float" office:value="0.792480071062157">
                <text:p>0.792480071062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47847604732685">
                <text:p>0.847847604732685</text:p>
              </table:table-cell>
              <table:table-cell office:value-type="float" office:value="-0.766696401411386">
                <text:p>-0.7666964014113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06963640400056">
                <text:p>0.206963640400056</text:p>
              </table:table-cell>
              <table:table-cell office:value-type="float" office:value="0.500150459427094">
                <text:p>0.5001504594270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385996726865">
                <text:p>0.83385996726865</text:p>
              </table:table-cell>
              <table:table-cell office:value-type="float" office:value="-0.642102078788348">
                <text:p>-0.6421020787883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48777425048635">
                <text:p>0.0348777425048635</text:p>
              </table:table-cell>
              <table:table-cell office:value-type="float" office:value="0.782228912773403">
                <text:p>0.7822289127734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2605379968219">
                <text:p>0.82605379968219</text:p>
              </table:table-cell>
              <table:table-cell office:value-type="float" office:value="-0.511997203561986">
                <text:p>-0.5119972035619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35533311487177">
                <text:p>0.635533311487177</text:p>
              </table:table-cell>
              <table:table-cell office:value-type="float" office:value="-0.368222158413414">
                <text:p>-0.3682221584134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87686260846431">
                <text:p>0.187686260846431</text:p>
              </table:table-cell>
              <table:table-cell office:value-type="float" office:value="0.637580817695445">
                <text:p>0.6375808176954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5167519462255">
                <text:p>0.625167519462255</text:p>
              </table:table-cell>
              <table:table-cell office:value-type="float" office:value="-0.233982991987705">
                <text:p>-0.2339829919877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41497529204865">
                <text:p>0.641497529204865</text:p>
              </table:table-cell>
              <table:table-cell office:value-type="float" office:value="-0.419683468299725">
                <text:p>-0.4196834682997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3308659133129">
                <text:p>0.63308659133129</text:p>
              </table:table-cell>
              <table:table-cell office:value-type="float" office:value="-0.341052866406335">
                <text:p>-0.3410528664063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12311969445261">
                <text:p>0.412311969445261</text:p>
              </table:table-cell>
              <table:table-cell office:value-type="float" office:value="0.202352820207417">
                <text:p>0.2023528202074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56478756610224">
                <text:p>0.256478756610224</text:p>
              </table:table-cell>
              <table:table-cell office:value-type="float" office:value="0.24237817858405">
                <text:p>0.242378178584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29609223409698">
                <text:p>0.429609223409698</text:p>
              </table:table-cell>
              <table:table-cell office:value-type="float" office:value="0.00011919439967231">
                <text:p>0.000119194399672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48448727333205">
                <text:p>0.648448727333205</text:p>
              </table:table-cell>
              <table:table-cell office:value-type="float" office:value="-0.452941966477598">
                <text:p>-0.4529419664775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920660139173354">
                <text:p>0.00920660139173354</text:p>
              </table:table-cell>
              <table:table-cell office:value-type="float" office:value="0.901423074745926">
                <text:p>0.9014230747459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25636162838829">
                <text:p>0.425636162838829</text:p>
              </table:table-cell>
              <table:table-cell office:value-type="float" office:value="0.0406672329019136">
                <text:p>0.04066723290191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1682921518817">
                <text:p>0.41682921518817</text:p>
              </table:table-cell>
              <table:table-cell office:value-type="float" office:value="0.144121966230739">
                <text:p>0.1441219662307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37290702665229">
                <text:p>0.237290702665229</text:p>
              </table:table-cell>
              <table:table-cell office:value-type="float" office:value="0.29424885789885">
                <text:p>0.294248857898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45494307654172">
                <text:p>0.245494307654172</text:p>
              </table:table-cell>
              <table:table-cell office:value-type="float" office:value="0.261487195937556">
                <text:p>0.2614871959375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68407568574048">
                <text:p>0.0268407568574048</text:p>
              </table:table-cell>
              <table:table-cell office:value-type="float" office:value="0.816124014465782">
                <text:p>0.8161240144657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578758516964735">
                <text:p>0.0578758516964735</text:p>
              </table:table-cell>
              <table:table-cell office:value-type="float" office:value="0.703312721817663">
                <text:p>0.7033127218176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08919464023987">
                <text:p>0.00108919464023987</text:p>
              </table:table-cell>
              <table:table-cell office:value-type="float" office:value="0.966959788236487">
                <text:p>0.9669597882364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484612810980896">
                <text:p>0.0484612810980896</text:p>
              </table:table-cell>
              <table:table-cell office:value-type="float" office:value="0.73145609850724">
                <text:p>0.731456098507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4545239472403">
                <text:p>0.84545239472403</text:p>
              </table:table-cell>
              <table:table-cell office:value-type="float" office:value="-0.756100659665002">
                <text:p>-0.7561006596650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8747533277277">
                <text:p>0.0068747533277277</text:p>
              </table:table-cell>
              <table:table-cell office:value-type="float" office:value="0.915612604530723">
                <text:p>0.9156126045307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8104590326007">
                <text:p>0.448104590326007</text:p>
              </table:table-cell>
              <table:table-cell office:value-type="float" office:value="-0.116716543008878">
                <text:p>-0.1167165430088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27599292898856">
                <text:p>0.627599292898856</text:p>
              </table:table-cell>
              <table:table-cell office:value-type="float" office:value="-0.270711004630671">
                <text:p>-0.2707110046306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1141247890738">
                <text:p>0.41141247890738</text:p>
              </table:table-cell>
              <table:table-cell office:value-type="float" office:value="0.214220326426849">
                <text:p>0.2142203264268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343824891671">
                <text:p>0.8343824891671</text:p>
              </table:table-cell>
              <table:table-cell office:value-type="float" office:value="-0.649383544238671">
                <text:p>-0.6493835442386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25689435641135">
                <text:p>0.225689435641135</text:p>
              </table:table-cell>
              <table:table-cell office:value-type="float" office:value="0.361926823120761">
                <text:p>0.3619268231207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213240920007757">
                <text:p>0.00213240920007757</text:p>
              </table:table-cell>
              <table:table-cell office:value-type="float" office:value="0.95368104916653">
                <text:p>0.953681049166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23825418593773">
                <text:p>0.423825418593773</text:p>
              </table:table-cell>
              <table:table-cell office:value-type="float" office:value="0.0605516454359369">
                <text:p>0.06055164543593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51395353975776">
                <text:p>0.651395353975776</text:p>
              </table:table-cell>
              <table:table-cell office:value-type="float" office:value="-0.457860258222277">
                <text:p>-0.4578602582222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21257832264132">
                <text:p>0.221257832264132</text:p>
              </table:table-cell>
              <table:table-cell office:value-type="float" office:value="0.392597346466949">
                <text:p>0.3925973464669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31900841036034">
                <text:p>0.431900841036034</text:p>
              </table:table-cell>
              <table:table-cell office:value-type="float" office:value="-0.0211348793781903">
                <text:p>-0.02113487937819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02791211617058">
                <text:p>0.202791211617058</text:p>
              </table:table-cell>
              <table:table-cell office:value-type="float" office:value="0.53191687108509">
                <text:p>0.531916871085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43361055594004">
                <text:p>0.643361055594004</text:p>
              </table:table-cell>
              <table:table-cell office:value-type="float" office:value="-0.431515316938713">
                <text:p>-0.4315153169387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45578675107887">
                <text:p>0.845578675107887</text:p>
              </table:table-cell>
              <table:table-cell office:value-type="float" office:value="-0.756988335031117">
                <text:p>-0.7569883350311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30792321642699">
                <text:p>0.0130792321642699</text:p>
              </table:table-cell>
              <table:table-cell office:value-type="float" office:value="0.880411277347361">
                <text:p>0.8804112773473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20649147965874">
                <text:p>0.620649147965874</text:p>
              </table:table-cell>
              <table:table-cell office:value-type="float" office:value="-0.162784675473591">
                <text:p>-0.1627846754735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27933474085022">
                <text:p>0.427933474085022</text:p>
              </table:table-cell>
              <table:table-cell office:value-type="float" office:value="0.0166762675172894">
                <text:p>0.01667626751728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31964750556176">
                <text:p>0.431964750556176</text:p>
              </table:table-cell>
              <table:table-cell office:value-type="float" office:value="-0.0217036152028828">
                <text:p>-0.02170361520288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27903823363058">
                <text:p>0.627903823363058</text:p>
              </table:table-cell>
              <table:table-cell office:value-type="float" office:value="-0.275000509455343">
                <text:p>-0.2750005094553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22613079180205">
                <text:p>0.0822613079180205</text:p>
              </table:table-cell>
              <table:table-cell office:value-type="float" office:value="0.669681533126867">
                <text:p>0.6696815331268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49201173825907">
                <text:p>0.649201173825907</text:p>
              </table:table-cell>
              <table:table-cell office:value-type="float" office:value="-0.454191178252851">
                <text:p>-0.4541911782528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32200571448484">
                <text:p>0.432200571448484</text:p>
              </table:table-cell>
              <table:table-cell office:value-type="float" office:value="-0.0237906350025638">
                <text:p>-0.02379063500256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49196294885572">
                <text:p>0.849196294885572</text:p>
              </table:table-cell>
              <table:table-cell office:value-type="float" office:value="-0.770444092181767">
                <text:p>-0.7704440921817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39320768159451">
                <text:p>0.839320768159451</text:p>
              </table:table-cell>
              <table:table-cell office:value-type="float" office:value="-0.708670191676846">
                <text:p>-0.7086701916768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6687857475533">
                <text:p>0.236687857475533</text:p>
              </table:table-cell>
              <table:table-cell office:value-type="float" office:value="0.29720507833566">
                <text:p>0.297205078335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08797991362137">
                <text:p>0.208797991362137</text:p>
              </table:table-cell>
              <table:table-cell office:value-type="float" office:value="0.486076671298192">
                <text:p>0.4860766712981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2534522839016">
                <text:p>0.22534522839016</text:p>
              </table:table-cell>
              <table:table-cell office:value-type="float" office:value="0.364232671057083">
                <text:p>0.3642326710570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26308515227861">
                <text:p>0.626308515227861</text:p>
              </table:table-cell>
              <table:table-cell office:value-type="float" office:value="-0.252089759744965">
                <text:p>-0.2520897597449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1092133799283">
                <text:p>0.21092133799283</text:p>
              </table:table-cell>
              <table:table-cell office:value-type="float" office:value="0.469781853047196">
                <text:p>0.4697818530471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86425578386314">
                <text:p>0.186425578386314</text:p>
              </table:table-cell>
              <table:table-cell office:value-type="float" office:value="0.645343559334845">
                <text:p>0.6453435593348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28138959295239">
                <text:p>0.428138959295239</text:p>
              </table:table-cell>
              <table:table-cell office:value-type="float" office:value="0.0151360337630011">
                <text:p>0.0151360337630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14618861224617">
                <text:p>0.414618861224617</text:p>
              </table:table-cell>
              <table:table-cell office:value-type="float" office:value="0.172297769532997">
                <text:p>0.1722977695329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50834028460757">
                <text:p>0.450834028460757</text:p>
              </table:table-cell>
              <table:table-cell office:value-type="float" office:value="-0.122121015860485">
                <text:p>-0.1221210158604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4503267579658">
                <text:p>0.244503267579658</text:p>
              </table:table-cell>
              <table:table-cell office:value-type="float" office:value="0.264660520259703">
                <text:p>0.2646605202597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36775875787513">
                <text:p>0.636775875787513</text:p>
              </table:table-cell>
              <table:table-cell office:value-type="float" office:value="-0.380591266313473">
                <text:p>-0.3805912663134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46303483286245">
                <text:p>0.646303483286245</text:p>
              </table:table-cell>
              <table:table-cell office:value-type="float" office:value="-0.445880358781654">
                <text:p>-0.4458803587816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521861134247711">
                <text:p>0.0521861134247711</text:p>
              </table:table-cell>
              <table:table-cell office:value-type="float" office:value="0.71949411210792">
                <text:p>0.719494112107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47657797532088">
                <text:p>0.447657797532088</text:p>
              </table:table-cell>
              <table:table-cell office:value-type="float" office:value="-0.115518790826995">
                <text:p>-0.1155187908269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621743704717369">
                <text:p>0.621743704717369</text:p>
              </table:table-cell>
              <table:table-cell office:value-type="float" office:value="-0.180951524188806">
                <text:p>-0.1809515241888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33184510408625">
                <text:p>0.633184510408625</text:p>
              </table:table-cell>
              <table:table-cell office:value-type="float" office:value="-0.34259251259937">
                <text:p>-0.342592512599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310399797394">
                <text:p>0.2310399797394</text:p>
              </table:table-cell>
              <table:table-cell office:value-type="float" office:value="0.32837986702766">
                <text:p>0.328379867027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29104884720863">
                <text:p>0.429104884720863</text:p>
              </table:table-cell>
              <table:table-cell office:value-type="float" office:value="0.00501488587499939">
                <text:p>0.005014885874999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3403070909055">
                <text:p>0.83403070909055</text:p>
              </table:table-cell>
              <table:table-cell office:value-type="float" office:value="-0.644506795095385">
                <text:p>-0.6445067950953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53114019868765">
                <text:p>0.453114019868765</text:p>
              </table:table-cell>
              <table:table-cell office:value-type="float" office:value="-0.124084890442655">
                <text:p>-0.1240848904426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23700915487986">
                <text:p>0.223700915487986</text:p>
              </table:table-cell>
              <table:table-cell office:value-type="float" office:value="0.375434855472928">
                <text:p>0.3754348554729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29055251735556">
                <text:p>0.429055251735556</text:p>
              </table:table-cell>
              <table:table-cell office:value-type="float" office:value="0.00550079981030474">
                <text:p>0.005500799810304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24284257567433">
                <text:p>0.824284257567433</text:p>
              </table:table-cell>
              <table:table-cell office:value-type="float" office:value="-0.477291824123529">
                <text:p>-0.4772918241235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2805522804104">
                <text:p>0.22805522804104</text:p>
              </table:table-cell>
              <table:table-cell office:value-type="float" office:value="0.34647721030037">
                <text:p>0.346477210300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28336148943325">
                <text:p>0.628336148943325</text:p>
              </table:table-cell>
              <table:table-cell office:value-type="float" office:value="-0.281020447719376">
                <text:p>-0.2810204477193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510983013211113">
                <text:p>0.0510983013211113</text:p>
              </table:table-cell>
              <table:table-cell office:value-type="float" office:value="0.72288322464285">
                <text:p>0.722883224642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29511021120948">
                <text:p>0.429511021120948</text:p>
              </table:table-cell>
              <table:table-cell office:value-type="float" office:value="0.0010664523755245">
                <text:p>0.00106645237552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20323417425455">
                <text:p>0.220323417425455</text:p>
              </table:table-cell>
              <table:table-cell office:value-type="float" office:value="0.399306591915993">
                <text:p>0.3993065919159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38088687382834">
                <text:p>0.038088687382834</text:p>
              </table:table-cell>
              <table:table-cell office:value-type="float" office:value="0.771078212344363">
                <text:p>0.77107821234436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33069244877222">
                <text:p>0.833069244877222</text:p>
              </table:table-cell>
              <table:table-cell office:value-type="float" office:value="-0.630704794925949">
                <text:p>-0.6307047949259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70096490393272">
                <text:p>0.0170096490393272</text:p>
              </table:table-cell>
              <table:table-cell office:value-type="float" office:value="0.860915901203746">
                <text:p>0.8609159012037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59803041574781">
                <text:p>0.0259803041574781</text:p>
              </table:table-cell>
              <table:table-cell office:value-type="float" office:value="0.819888112352781">
                <text:p>0.8198881123527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27433391590375">
                <text:p>0.427433391590375</text:p>
              </table:table-cell>
              <table:table-cell office:value-type="float" office:value="0.0217747958913037">
                <text:p>0.02177479589130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36321416310051">
                <text:p>0.636321416310051</text:p>
              </table:table-cell>
              <table:table-cell office:value-type="float" office:value="-0.376080906668564">
                <text:p>-0.3760809066685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653990043517062">
                <text:p>0.0653990043517062</text:p>
              </table:table-cell>
              <table:table-cell office:value-type="float" office:value="0.686379703924028">
                <text:p>0.686379703924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90210912915326">
                <text:p>0.0090210912915326</text:p>
              </table:table-cell>
              <table:table-cell office:value-type="float" office:value="0.902503718889394">
                <text:p>0.9025037188893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97897658489711">
                <text:p>0.00397897658489711</text:p>
              </table:table-cell>
              <table:table-cell office:value-type="float" office:value="0.936424779914988">
                <text:p>0.9364247799149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454020200887773">
                <text:p>0.00454020200887773</text:p>
              </table:table-cell>
              <table:table-cell office:value-type="float" office:value="0.931986926525496">
                <text:p>0.9319869265254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0072593062048">
                <text:p>0.20072593062048</text:p>
              </table:table-cell>
              <table:table-cell office:value-type="float" office:value="0.547803839585532">
                <text:p>0.5478038395855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05046795715568">
                <text:p>0.205046795715568</text:p>
              </table:table-cell>
              <table:table-cell office:value-type="float" office:value="0.514804983493992">
                <text:p>0.5148049834939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43504908523919">
                <text:p>0.243504908523919</text:p>
              </table:table-cell>
              <table:table-cell office:value-type="float" office:value="0.268084663036022">
                <text:p>0.2680846630360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372310579179262">
                <text:p>0.0372310579179262</text:p>
              </table:table-cell>
              <table:table-cell office:value-type="float" office:value="0.772775757088955">
                <text:p>0.7727757570889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2116204123613">
                <text:p>0.42116204123613</text:p>
              </table:table-cell>
              <table:table-cell office:value-type="float" office:value="0.0912060896122306">
                <text:p>0.09120608961223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51470945569225">
                <text:p>0.251470945569225</text:p>
              </table:table-cell>
              <table:table-cell office:value-type="float" office:value="0.247328723883132">
                <text:p>0.2473287238831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321693128304061">
                <text:p>0.0321693128304061</text:p>
              </table:table-cell>
              <table:table-cell office:value-type="float" office:value="0.793389191311694">
                <text:p>0.7933891913116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627262786426218">
                <text:p>0.627262786426218</text:p>
              </table:table-cell>
              <table:table-cell office:value-type="float" office:value="-0.265924510174084">
                <text:p>-0.2659245101740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82486487309079">
                <text:p>0.182486487309079</text:p>
              </table:table-cell>
              <table:table-cell office:value-type="float" office:value="0.668230600099986">
                <text:p>0.6682306000999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36825560090607">
                <text:p>0.236825560090607</text:p>
              </table:table-cell>
              <table:table-cell office:value-type="float" office:value="0.296523681579577">
                <text:p>0.2965236815795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31266705606038">
                <text:p>0.431266705606038</text:p>
              </table:table-cell>
              <table:table-cell office:value-type="float" office:value="-0.0154198517384277">
                <text:p>-0.01541985173842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20267239436998">
                <text:p>0.420267239436998</text:p>
              </table:table-cell>
              <table:table-cell office:value-type="float" office:value="0.101847113961229">
                <text:p>0.1018471139612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14983112872879">
                <text:p>0.414983112872879</text:p>
              </table:table-cell>
              <table:table-cell office:value-type="float" office:value="0.16829037697071">
                <text:p>0.168290376970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5584053223513">
                <text:p>0.255584053223513</text:p>
              </table:table-cell>
              <table:table-cell office:value-type="float" office:value="0.242785462763364">
                <text:p>0.24278546276336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14893383089095">
                <text:p>0.414893383089095</text:p>
              </table:table-cell>
              <table:table-cell office:value-type="float" office:value="0.168759426997636">
                <text:p>0.1687594269976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4338917355269">
                <text:p>0.824338917355269</text:p>
              </table:table-cell>
              <table:table-cell office:value-type="float" office:value="-0.478596039919183">
                <text:p>-0.4785960399191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1852479155344">
                <text:p>0.61852479155344</text:p>
              </table:table-cell>
              <table:table-cell office:value-type="float" office:value="-0.126450232234477">
                <text:p>-0.1264502322344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18673490203609">
                <text:p>0.618673490203609</text:p>
              </table:table-cell>
              <table:table-cell office:value-type="float" office:value="-0.129037140197223">
                <text:p>-0.1290371401972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93374802599936">
                <text:p>0.0493374802599936</text:p>
              </table:table-cell>
              <table:table-cell office:value-type="float" office:value="0.728552787716215">
                <text:p>0.7285527877162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12413248359643">
                <text:p>0.212413248359643</text:p>
              </table:table-cell>
              <table:table-cell office:value-type="float" office:value="0.458365005628798">
                <text:p>0.4583650056287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19280387441579">
                <text:p>0.619280387441579</text:p>
              </table:table-cell>
              <table:table-cell office:value-type="float" office:value="-0.139529084531746">
                <text:p>-0.1395290845317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0263011199008">
                <text:p>0.20263011199008</text:p>
              </table:table-cell>
              <table:table-cell office:value-type="float" office:value="0.533131698833986">
                <text:p>0.5331316988339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9096374491689">
                <text:p>0.19096374491689</text:p>
              </table:table-cell>
              <table:table-cell office:value-type="float" office:value="0.616492033471265">
                <text:p>0.6164920334712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4260941820835">
                <text:p>0.24260941820835</text:p>
              </table:table-cell>
              <table:table-cell office:value-type="float" office:value="0.271346643354287">
                <text:p>0.2713466433542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23992521322095">
                <text:p>0.223992521322095</text:p>
              </table:table-cell>
              <table:table-cell office:value-type="float" office:value="0.373426453709021">
                <text:p>0.3734264537090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726890911456109">
                <text:p>0.000726890911456109</text:p>
              </table:table-cell>
              <table:table-cell office:value-type="float" office:value="0.973022578215917">
                <text:p>0.9730225782159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94203022954086">
                <text:p>0.00094203022954086</text:p>
              </table:table-cell>
              <table:table-cell office:value-type="float" office:value="0.969279614048808">
                <text:p>0.9692796140488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630164989631896">
                <text:p>0.630164989631896</text:p>
              </table:table-cell>
              <table:table-cell office:value-type="float" office:value="-0.305546488230022">
                <text:p>-0.3055464882300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676083062152096">
                <text:p>0.00676083062152096</text:p>
              </table:table-cell>
              <table:table-cell office:value-type="float" office:value="0.916350517024816">
                <text:p>0.9163505170248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49769831807711">
                <text:p>0.449769831807711</text:p>
              </table:table-cell>
              <table:table-cell office:value-type="float" office:value="-0.12040688744801">
                <text:p>-0.120406887448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17142554614786">
                <text:p>0.417142554614786</text:p>
              </table:table-cell>
              <table:table-cell office:value-type="float" office:value="0.140185548323033">
                <text:p>0.1401855483230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29315239184089">
                <text:p>0.429315239184089</text:p>
              </table:table-cell>
              <table:table-cell office:value-type="float" office:value="0.00296365140164155">
                <text:p>0.002963651401641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15410357398008">
                <text:p>0.0715410357398008</text:p>
              </table:table-cell>
              <table:table-cell office:value-type="float" office:value="0.677309574671443">
                <text:p>0.6773095746714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10340694156946">
                <text:p>0.210340694156946</text:p>
              </table:table-cell>
              <table:table-cell office:value-type="float" office:value="0.475230074492126">
                <text:p>0.4752300744921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30561493118719">
                <text:p>0.830561493118719</text:p>
              </table:table-cell>
              <table:table-cell office:value-type="float" office:value="-0.591796461339054">
                <text:p>-0.5917964613390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16789707248082">
                <text:p>0.416789707248082</text:p>
              </table:table-cell>
              <table:table-cell office:value-type="float" office:value="0.144618963688645">
                <text:p>0.1446189636886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24629340849886">
                <text:p>0.824629340849886</text:p>
              </table:table-cell>
              <table:table-cell office:value-type="float" office:value="-0.484362683382625">
                <text:p>-0.4843626833826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22670490387256">
                <text:p>0.422670490387256</text:p>
              </table:table-cell>
              <table:table-cell office:value-type="float" office:value="0.0736488262951171">
                <text:p>0.07364882629511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3660381116355">
                <text:p>0.83660381116355</text:p>
              </table:table-cell>
              <table:table-cell office:value-type="float" office:value="-0.678262677891912">
                <text:p>-0.6782626778919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587154043970306">
                <text:p>0.0587154043970306</text:p>
              </table:table-cell>
              <table:table-cell office:value-type="float" office:value="0.70115914592324">
                <text:p>0.701159145923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34096381038997">
                <text:p>0.634096381038997</text:p>
              </table:table-cell>
              <table:table-cell office:value-type="float" office:value="-0.352886993099461">
                <text:p>-0.3528869930994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412698474066476">
                <text:p>0.00412698474066476</text:p>
              </table:table-cell>
              <table:table-cell office:value-type="float" office:value="0.935224809506689">
                <text:p>0.9352248095066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15243714462227">
                <text:p>0.415243714462227</text:p>
              </table:table-cell>
              <table:table-cell office:value-type="float" office:value="0.164261989305867">
                <text:p>0.1642619893058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16633021379058">
                <text:p>0.416633021379058</text:p>
              </table:table-cell>
              <table:table-cell office:value-type="float" office:value="0.146595766426323">
                <text:p>0.1465957664263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425085668593712">
                <text:p>0.0425085668593712</text:p>
              </table:table-cell>
              <table:table-cell office:value-type="float" office:value="0.752487221166896">
                <text:p>0.7524872211668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205576864883965">
                <text:p>0.205576864883965</text:p>
              </table:table-cell>
              <table:table-cell office:value-type="float" office:value="0.510793219119416">
                <text:p>0.5107932191194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42911395200492">
                <text:p>0.242911395200492</text:p>
              </table:table-cell>
              <table:table-cell office:value-type="float" office:value="0.270226696072049">
                <text:p>0.2702266960720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455167817406641">
                <text:p>0.0455167817406641</text:p>
              </table:table-cell>
              <table:table-cell office:value-type="float" office:value="0.741587326371685">
                <text:p>0.7415873263716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531613379493924">
                <text:p>0.0531613379493924</text:p>
              </table:table-cell>
              <table:table-cell office:value-type="float" office:value="0.71653320568636">
                <text:p>0.716533205686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637246966906423">
                <text:p>0.637246966906423</text:p>
              </table:table-cell>
              <table:table-cell office:value-type="float" office:value="-0.384948184118767">
                <text:p>-0.3849481841187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648875514675301">
                <text:p>0.648875514675301</text:p>
              </table:table-cell>
              <table:table-cell office:value-type="float" office:value="-0.453998761896836">
                <text:p>-0.4539987618968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90149675058162">
                <text:p>0.190149675058162</text:p>
              </table:table-cell>
              <table:table-cell office:value-type="float" office:value="0.621846928211221">
                <text:p>0.6218469282112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36424828726049">
                <text:p>0.836424828726049</text:p>
              </table:table-cell>
              <table:table-cell office:value-type="float" office:value="-0.676067991673877">
                <text:p>-0.6760679916738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83648669958286">
                <text:p>0.183648669958286</text:p>
              </table:table-cell>
              <table:table-cell office:value-type="float" office:value="0.661701781685973">
                <text:p>0.6617017816859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39664869039392">
                <text:p>0.639664869039392</text:p>
              </table:table-cell>
              <table:table-cell office:value-type="float" office:value="-0.406033128323724">
                <text:p>-0.4060331283237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399546150368052">
                <text:p>0.0399546150368052</text:p>
              </table:table-cell>
              <table:table-cell office:value-type="float" office:value="0.762132040292084">
                <text:p>0.7621320402920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24943825888008">
                <text:p>0.24943825888008</text:p>
              </table:table-cell>
              <table:table-cell office:value-type="float" office:value="0.251162639472825">
                <text:p>0.251162639472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25350661592375">
                <text:p>0.825350661592375</text:p>
              </table:table-cell>
              <table:table-cell office:value-type="float" office:value="-0.498492893724921">
                <text:p>-0.4984928937249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72262401792412">
                <text:p>0.0172262401792412</text:p>
              </table:table-cell>
              <table:table-cell office:value-type="float" office:value="0.859878064337222">
                <text:p>0.8598780643372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28443876644811">
                <text:p>0.628443876644811</text:p>
              </table:table-cell>
              <table:table-cell office:value-type="float" office:value="-0.282028308437214">
                <text:p>-0.2820283084372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24499180402094">
                <text:p>0.24499180402094</text:p>
              </table:table-cell>
              <table:table-cell office:value-type="float" office:value="0.263067925245315">
                <text:p>0.2630679252453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21098870891727">
                <text:p>0.421098870891727</text:p>
              </table:table-cell>
              <table:table-cell office:value-type="float" office:value="0.0919519587527532">
                <text:p>0.09195195875275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25307519740107">
                <text:p>0.825307519740107</text:p>
              </table:table-cell>
              <table:table-cell office:value-type="float" office:value="-0.49765557834342">
                <text:p>-0.49765557834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8514687260357">
                <text:p>0.18514687260357</text:p>
              </table:table-cell>
              <table:table-cell office:value-type="float" office:value="0.653005903439187">
                <text:p>0.6530059034391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447844581979401">
                <text:p>0.00447844581979401</text:p>
              </table:table-cell>
              <table:table-cell office:value-type="float" office:value="0.932450792805924">
                <text:p>0.9324507928059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36401398591592">
                <text:p>0.836401398591592</text:p>
              </table:table-cell>
              <table:table-cell office:value-type="float" office:value="-0.675778968094798">
                <text:p>-0.6757789680947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6710400734736">
                <text:p>0.076710400734736</text:p>
              </table:table-cell>
              <table:table-cell office:value-type="float" office:value="0.671782670665934">
                <text:p>0.6717826706659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28610179726195">
                <text:p>0.828610179726195</text:p>
              </table:table-cell>
              <table:table-cell office:value-type="float" office:value="-0.558742267470365">
                <text:p>-0.5587422674703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44661439654486">
                <text:p>0.644661439654486</text:p>
              </table:table-cell>
              <table:table-cell office:value-type="float" office:value="-0.438524075419443">
                <text:p>-0.4385240754194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33944642352607">
                <text:p>0.833944642352607</text:p>
              </table:table-cell>
              <table:table-cell office:value-type="float" office:value="-0.643297151906193">
                <text:p>-0.6432971519061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36405673337898">
                <text:p>0.636405673337898</text:p>
              </table:table-cell>
              <table:table-cell office:value-type="float" office:value="-0.376986219278654">
                <text:p>-0.3769862192786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08506645494523">
                <text:p>0.208506645494523</text:p>
              </table:table-cell>
              <table:table-cell office:value-type="float" office:value="0.488313450970647">
                <text:p>0.4883134509706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26853285098717">
                <text:p>0.826853285098717</text:p>
              </table:table-cell>
              <table:table-cell office:value-type="float" office:value="-0.527019617944195">
                <text:p>-0.5270196179441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703363924149495">
                <text:p>0.0703363924149495</text:p>
              </table:table-cell>
              <table:table-cell office:value-type="float" office:value="0.678326655070199">
                <text:p>0.6783266550701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15864073241657">
                <text:p>0.415864073241657</text:p>
              </table:table-cell>
              <table:table-cell office:value-type="float" office:value="0.156338942931421">
                <text:p>0.1563389429314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918038703378893">
                <text:p>0.000918038703378893</text:p>
              </table:table-cell>
              <table:table-cell office:value-type="float" office:value="0.969674373055306">
                <text:p>0.9696743730553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38519240812477">
                <text:p>0.238519240812477</text:p>
              </table:table-cell>
              <table:table-cell office:value-type="float" office:value="0.288443360969801">
                <text:p>0.2884433609698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48911719754886">
                <text:p>0.448911719754886</text:p>
              </table:table-cell>
              <table:table-cell office:value-type="float" office:value="-0.118658122536905">
                <text:p>-0.1186581225369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21666070741668">
                <text:p>0.421666070741668</text:p>
              </table:table-cell>
              <table:table-cell office:value-type="float" office:value="0.0852855874161403">
                <text:p>0.085285587416140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7179196980754">
                <text:p>0.437179196980754</text:p>
              </table:table-cell>
              <table:table-cell office:value-type="float" office:value="-0.063389591123478">
                <text:p>-0.0633895911234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27557234835287">
                <text:p>0.627557234835287</text:p>
              </table:table-cell>
              <table:table-cell office:value-type="float" office:value="-0.270115432826524">
                <text:p>-0.2701154328265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24828016076585">
                <text:p>0.624828016076585</text:p>
              </table:table-cell>
              <table:table-cell office:value-type="float" office:value="-0.22988715594651">
                <text:p>-0.229887155946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08848849397451">
                <text:p>0.208848849397451</text:p>
              </table:table-cell>
              <table:table-cell office:value-type="float" office:value="0.485686195743462">
                <text:p>0.4856861957434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10687542598532">
                <text:p>0.410687542598532</text:p>
              </table:table-cell>
              <table:table-cell office:value-type="float" office:value="0.223835152559959">
                <text:p>0.2238351525599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26868668536609">
                <text:p>0.626868668536609</text:p>
              </table:table-cell>
              <table:table-cell office:value-type="float" office:value="-0.260257097600197">
                <text:p>-0.26025709760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31505497645165">
                <text:p>0.831505497645165</text:p>
              </table:table-cell>
              <table:table-cell office:value-type="float" office:value="-0.606926484768146">
                <text:p>-0.6069264847681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28206411429633">
                <text:p>0.828206411429633</text:p>
              </table:table-cell>
              <table:table-cell office:value-type="float" office:value="-0.551612377242182">
                <text:p>-0.5516123772421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381370560587237">
                <text:p>0.0381370560587237</text:p>
              </table:table-cell>
              <table:table-cell office:value-type="float" office:value="0.769193829927306">
                <text:p>0.7691938299273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26947395589792">
                <text:p>0.0526947395589792</text:p>
              </table:table-cell>
              <table:table-cell office:value-type="float" office:value="0.717940630398257">
                <text:p>0.7179406303982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24861026295757">
                <text:p>0.624861026295757</text:p>
              </table:table-cell>
              <table:table-cell office:value-type="float" office:value="-0.230391695150721">
                <text:p>-0.2303916951507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636629293552864">
                <text:p>0.636629293552864</text:p>
              </table:table-cell>
              <table:table-cell office:value-type="float" office:value="-0.379175900978523">
                <text:p>-0.3791759009785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417312398355079">
                <text:p>0.0417312398355079</text:p>
              </table:table-cell>
              <table:table-cell office:value-type="float" office:value="0.755386634463782">
                <text:p>0.7553866344637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12431028754376">
                <text:p>0.0112431028754376</text:p>
              </table:table-cell>
              <table:table-cell office:value-type="float" office:value="0.890077400699821">
                <text:p>0.8900774006998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24705888341466">
                <text:p>0.424705888341466</text:p>
              </table:table-cell>
              <table:table-cell office:value-type="float" office:value="0.0507805619114103">
                <text:p>0.05078056191141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6741680348009">
                <text:p>0.826741680348009</text:p>
              </table:table-cell>
              <table:table-cell office:value-type="float" office:value="-0.524944138936192">
                <text:p>-0.5249441389361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23844151289641">
                <text:p>0.623844151289641</text:p>
              </table:table-cell>
              <table:table-cell office:value-type="float" office:value="-0.21465707241204">
                <text:p>-0.214657072412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95953956435591">
                <text:p>0.0195953956435591</text:p>
              </table:table-cell>
              <table:table-cell office:value-type="float" office:value="0.848700993572457">
                <text:p>0.8487009935724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50944735376212">
                <text:p>0.250944735376212</text:p>
              </table:table-cell>
              <table:table-cell office:value-type="float" office:value="0.248221938929697">
                <text:p>0.2482219389296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34985318085137">
                <text:p>0.234985318085137</text:p>
              </table:table-cell>
              <table:table-cell office:value-type="float" office:value="0.305922935529751">
                <text:p>0.3059229355297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4608526656644">
                <text:p>0.824608526656644</text:p>
              </table:table-cell>
              <table:table-cell office:value-type="float" office:value="-0.483950860756041">
                <text:p>-0.4839508607560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10410721654828">
                <text:p>0.410410721654828</text:p>
              </table:table-cell>
              <table:table-cell office:value-type="float" office:value="0.227517446396127">
                <text:p>0.2275174463961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577407349465082">
                <text:p>0.0577407349465082</text:p>
              </table:table-cell>
              <table:table-cell office:value-type="float" office:value="0.703665176007108">
                <text:p>0.7036651760071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5065596796922">
                <text:p>0.825065596796922</text:p>
              </table:table-cell>
              <table:table-cell office:value-type="float" office:value="-0.49294173509267">
                <text:p>-0.492941735092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30644160431898">
                <text:p>0.830644160431898</text:p>
              </table:table-cell>
              <table:table-cell office:value-type="float" office:value="-0.593144257118414">
                <text:p>-0.5931442571184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40620589129133">
                <text:p>0.840620589129133</text:p>
              </table:table-cell>
              <table:table-cell office:value-type="float" office:value="-0.721243562519097">
                <text:p>-0.7212435625190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36546443526655">
                <text:p>0.636546443526655</text:p>
              </table:table-cell>
              <table:table-cell office:value-type="float" office:value="-0.378370702287322">
                <text:p>-0.3783707022873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509647514084366">
                <text:p>0.0509647514084366</text:p>
              </table:table-cell>
              <table:table-cell office:value-type="float" office:value="0.723304926358926">
                <text:p>0.7233049263589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7824763987865">
                <text:p>0.197824763987865</text:p>
              </table:table-cell>
              <table:table-cell office:value-type="float" office:value="0.568733283545305">
                <text:p>0.5687332835453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645859718442523">
                <text:p>0.645859718442523</text:p>
              </table:table-cell>
              <table:table-cell office:value-type="float" office:value="-0.444056946654333">
                <text:p>-0.444056946654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25697125703227">
                <text:p>0.825697125703227</text:p>
              </table:table-cell>
              <table:table-cell office:value-type="float" office:value="-0.504980831600662">
                <text:p>-0.5049808316006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51221515175088">
                <text:p>0.651221515175088</text:p>
              </table:table-cell>
              <table:table-cell office:value-type="float" office:value="-0.45772487742513">
                <text:p>-0.457724877425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322453615779485">
                <text:p>0.00322453615779485</text:p>
              </table:table-cell>
              <table:table-cell office:value-type="float" office:value="0.942888907705743">
                <text:p>0.9428889077057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41900055118886">
                <text:p>0.841900055118886</text:p>
              </table:table-cell>
              <table:table-cell office:value-type="float" office:value="-0.732339917554285">
                <text:p>-0.7323399175542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30936452404952">
                <text:p>0.230936452404952</text:p>
              </table:table-cell>
              <table:table-cell office:value-type="float" office:value="0.328697991806512">
                <text:p>0.3286979918065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3602303570442">
                <text:p>0.23602303570442</text:p>
              </table:table-cell>
              <table:table-cell office:value-type="float" office:value="0.300545281524203">
                <text:p>0.3005452815242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8430912270499">
                <text:p>0.848430912270499</text:p>
              </table:table-cell>
              <table:table-cell office:value-type="float" office:value="-0.768501292079209">
                <text:p>-0.7685012920792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537303825785891">
                <text:p>0.00537303825785891</text:p>
              </table:table-cell>
              <table:table-cell office:value-type="float" office:value="0.9257963262529">
                <text:p>0.92579632625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3984836387156">
                <text:p>0.63984836387156</text:p>
              </table:table-cell>
              <table:table-cell office:value-type="float" office:value="-0.407488357685009">
                <text:p>-0.4074883576850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06791760203362">
                <text:p>0.0106791760203362</text:p>
              </table:table-cell>
              <table:table-cell office:value-type="float" office:value="0.893143913402493">
                <text:p>0.8931439134024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49626402589464">
                <text:p>0.649626402589464</text:p>
              </table:table-cell>
              <table:table-cell office:value-type="float" office:value="-0.455575704687691">
                <text:p>-0.4555757046876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08006562247372">
                <text:p>0.00108006562247372</text:p>
              </table:table-cell>
              <table:table-cell office:value-type="float" office:value="0.967099007199897">
                <text:p>0.9670990071998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37043405680688">
                <text:p>0.437043405680688</text:p>
              </table:table-cell>
              <table:table-cell office:value-type="float" office:value="-0.0624273930123964">
                <text:p>-0.06242739301239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14085952966345">
                <text:p>0.214085952966345</text:p>
              </table:table-cell>
              <table:table-cell office:value-type="float" office:value="0.445629659327024">
                <text:p>0.4456296593270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3952656190839">
                <text:p>0.83952656190839</text:p>
              </table:table-cell>
              <table:table-cell office:value-type="float" office:value="-0.710747255608808">
                <text:p>-0.7107472556088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1740058215276">
                <text:p>0.41740058215276</text:p>
              </table:table-cell>
              <table:table-cell office:value-type="float" office:value="0.136955954515129">
                <text:p>0.1369559545151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43880330216577">
                <text:p>0.643880330216577</text:p>
              </table:table-cell>
              <table:table-cell office:value-type="float" office:value="-0.434429137186959">
                <text:p>-0.4344291371869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43414885812426">
                <text:p>0.643414885812426</text:p>
              </table:table-cell>
              <table:table-cell office:value-type="float" office:value="-0.431826858879104">
                <text:p>-0.4318268588791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4532108600409">
                <text:p>0.414532108600409</text:p>
              </table:table-cell>
              <table:table-cell office:value-type="float" office:value="0.173413993452533">
                <text:p>0.1734139934525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491144969165399">
                <text:p>0.0491144969165399</text:p>
              </table:table-cell>
              <table:table-cell office:value-type="float" office:value="0.729286622896328">
                <text:p>0.7292866228963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526311431504438">
                <text:p>0.0526311431504438</text:p>
              </table:table-cell>
              <table:table-cell office:value-type="float" office:value="0.718133775835484">
                <text:p>0.71813377583548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21723148113222">
                <text:p>0.421723148113222</text:p>
              </table:table-cell>
              <table:table-cell office:value-type="float" office:value="0.0846177468103813">
                <text:p>0.08461774681038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91015574425765">
                <text:p>0.191015574425765</text:p>
              </table:table-cell>
              <table:table-cell office:value-type="float" office:value="0.616148604393057">
                <text:p>0.61614860439305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38272389911956">
                <text:p>0.838272389911956</text:p>
              </table:table-cell>
              <table:table-cell office:value-type="float" office:value="-0.6975902582454">
                <text:p>-0.69759025824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31212556524057">
                <text:p>0.431212556524057</text:p>
              </table:table-cell>
              <table:table-cell office:value-type="float" office:value="-0.0136765723122288">
                <text:p>-0.01367657231222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95296838657588">
                <text:p>0.195296838657588</text:p>
              </table:table-cell>
              <table:table-cell office:value-type="float" office:value="0.587301602064078">
                <text:p>0.5873016020640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32477368165819">
                <text:p>0.432477368165819</text:p>
              </table:table-cell>
              <table:table-cell office:value-type="float" office:value="-0.0262169320723983">
                <text:p>-0.02621693207239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943136298608988">
                <text:p>0.00943136298608988</text:p>
              </table:table-cell>
              <table:table-cell office:value-type="float" office:value="0.900131066545976">
                <text:p>0.90013106654597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12073510740113">
                <text:p>0.212073510740113</text:p>
              </table:table-cell>
              <table:table-cell office:value-type="float" office:value="0.460960973320493">
                <text:p>0.4609609733204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24362754597722">
                <text:p>0.424362754597722</text:p>
              </table:table-cell>
              <table:table-cell office:value-type="float" office:value="0.0545659284021376">
                <text:p>0.05456592840213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5423991187079">
                <text:p>0.025423991187079</text:p>
              </table:table-cell>
              <table:table-cell office:value-type="float" office:value="0.822335640233116">
                <text:p>0.8223356402331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20334257701858">
                <text:p>0.220334257701858</text:p>
              </table:table-cell>
              <table:table-cell office:value-type="float" office:value="0.399241110617484">
                <text:p>0.3992411106174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671555241592994">
                <text:p>0.0671555241592994</text:p>
              </table:table-cell>
              <table:table-cell office:value-type="float" office:value="0.683220303640517">
                <text:p>0.6832203036405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327378154120093">
                <text:p>0.00327378154120093</text:p>
              </table:table-cell>
              <table:table-cell office:value-type="float" office:value="0.942446929799438">
                <text:p>0.9424469297994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1565630618605">
                <text:p>0.21565630618605</text:p>
              </table:table-cell>
              <table:table-cell office:value-type="float" office:value="0.433765215967287">
                <text:p>0.4337652159672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55327973895">
                <text:p>0.255327973895</text:p>
              </table:table-cell>
              <table:table-cell office:value-type="float" office:value="0.242940579262842">
                <text:p>0.2429405792628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2683589140206">
                <text:p>0.62683589140206</text:p>
              </table:table-cell>
              <table:table-cell office:value-type="float" office:value="-0.259691910229018">
                <text:p>-0.2596919102290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1678238128852">
                <text:p>0.431678238128852</text:p>
              </table:table-cell>
              <table:table-cell office:value-type="float" office:value="-0.0191435287624698">
                <text:p>-0.01914352876246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07004117232679">
                <text:p>0.0107004117232679</text:p>
              </table:table-cell>
              <table:table-cell office:value-type="float" office:value="0.89302748770961">
                <text:p>0.893027487709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3218802069079">
                <text:p>0.43218802069079</text:p>
              </table:table-cell>
              <table:table-cell office:value-type="float" office:value="-0.023680021327236">
                <text:p>-0.0236800213272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505930813360346">
                <text:p>0.0505930813360346</text:p>
              </table:table-cell>
              <table:table-cell office:value-type="float" office:value="0.724486642189023">
                <text:p>0.7244866421890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630714367018899">
                <text:p>0.630714367018899</text:p>
              </table:table-cell>
              <table:table-cell office:value-type="float" office:value="-0.312624708912313">
                <text:p>-0.3126247089123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36596781829851">
                <text:p>0.836596781829851</text:p>
              </table:table-cell>
              <table:table-cell office:value-type="float" office:value="-0.678176923751341">
                <text:p>-0.6781769237513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45966513691216">
                <text:p>0.445966513691216</text:p>
              </table:table-cell>
              <table:table-cell office:value-type="float" office:value="-0.11019587107261">
                <text:p>-0.110195871072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779329102062358">
                <text:p>0.0779329102062358</text:p>
              </table:table-cell>
              <table:table-cell office:value-type="float" office:value="0.671032575673318">
                <text:p>0.6710325756733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36075682821071">
                <text:p>0.236075682821071</text:p>
              </table:table-cell>
              <table:table-cell office:value-type="float" office:value="0.300277746864052">
                <text:p>0.3002777468640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956622635143892">
                <text:p>0.00956622635143892</text:p>
              </table:table-cell>
              <table:table-cell office:value-type="float" office:value="0.899361041164027">
                <text:p>0.8993610411640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74150277015866">
                <text:p>0.0174150277015866</text:p>
              </table:table-cell>
              <table:table-cell office:value-type="float" office:value="0.858974334251714">
                <text:p>0.8589743342517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33572349310298">
                <text:p>0.0333572349310298</text:p>
              </table:table-cell>
              <table:table-cell office:value-type="float" office:value="0.788459640235091">
                <text:p>0.7884596402350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33067300713932">
                <text:p>0.433067300713932</text:p>
              </table:table-cell>
              <table:table-cell office:value-type="float" office:value="-0.0313029828825278">
                <text:p>-0.03130298288252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04403176750931">
                <text:p>0.204403176750931</text:p>
              </table:table-cell>
              <table:table-cell office:value-type="float" office:value="0.51970841100434">
                <text:p>0.519708411004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13606444210704">
                <text:p>0.413606444210704</text:p>
              </table:table-cell>
              <table:table-cell office:value-type="float" office:value="0.185429744112212">
                <text:p>0.1854297441122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33219025066597">
                <text:p>0.833219025066597</text:p>
              </table:table-cell>
              <table:table-cell office:value-type="float" office:value="-0.63289642436955">
                <text:p>-0.632896424369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77376583075806">
                <text:p>0.0277376583075806</text:p>
              </table:table-cell>
              <table:table-cell office:value-type="float" office:value="0.81222794515115">
                <text:p>0.812227945151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90038007147069">
                <text:p>0.190038007147069</text:p>
              </table:table-cell>
              <table:table-cell office:value-type="float" office:value="0.622575637443541">
                <text:p>0.6225756374435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650132379332552">
                <text:p>0.650132379332552</text:p>
              </table:table-cell>
              <table:table-cell office:value-type="float" office:value="-0.456434625892234">
                <text:p>-0.4564346258922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496623401152152">
                <text:p>0.0496623401152152</text:p>
              </table:table-cell>
              <table:table-cell office:value-type="float" office:value="0.727490034846982">
                <text:p>0.727490034846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567135691965684">
                <text:p>0.00567135691965684</text:p>
              </table:table-cell>
              <table:table-cell office:value-type="float" office:value="0.924190321965229">
                <text:p>0.9241903219652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41775065211501">
                <text:p>0.241775065211501</text:p>
              </table:table-cell>
              <table:table-cell office:value-type="float" office:value="0.274545196708909">
                <text:p>0.2745451967089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23388549723466">
                <text:p>0.823388549723466</text:p>
              </table:table-cell>
              <table:table-cell office:value-type="float" office:value="-0.459422690270035">
                <text:p>-0.4594226902700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47970244542654">
                <text:p>0.847970244542654</text:p>
              </table:table-cell>
              <table:table-cell office:value-type="float" office:value="-0.767099824670148">
                <text:p>-0.7670998246701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0156973937312">
                <text:p>0.620156973937312</text:p>
              </table:table-cell>
              <table:table-cell office:value-type="float" office:value="-0.154489351359219">
                <text:p>-0.1544893513592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618409219032475">
                <text:p>0.618409219032475</text:p>
              </table:table-cell>
              <table:table-cell office:value-type="float" office:value="-0.124435285367646">
                <text:p>-0.1244352853676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23274247328629">
                <text:p>0.623274247328629</text:p>
              </table:table-cell>
              <table:table-cell office:value-type="float" office:value="-0.205668490496406">
                <text:p>-0.2056684904964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62503448435009">
                <text:p>0.00862503448435009</text:p>
              </table:table-cell>
              <table:table-cell office:value-type="float" office:value="0.90482036073708">
                <text:p>0.904820360737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28159948910235">
                <text:p>0.828159948910235</text:p>
              </table:table-cell>
              <table:table-cell office:value-type="float" office:value="-0.550569069311753">
                <text:p>-0.5505690693117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96120597524721">
                <text:p>0.0196120597524721</text:p>
              </table:table-cell>
              <table:table-cell office:value-type="float" office:value="0.848624337552516">
                <text:p>0.848624337552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99907856450649">
                <text:p>0.199907856450649</text:p>
              </table:table-cell>
              <table:table-cell office:value-type="float" office:value="0.553470939212327">
                <text:p>0.5534709392123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383430265103402">
                <text:p>0.00383430265103402</text:p>
              </table:table-cell>
              <table:table-cell office:value-type="float" office:value="0.937617496905761">
                <text:p>0.9376174969057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24488004342692">
                <text:p>0.624488004342692</text:p>
              </table:table-cell>
              <table:table-cell office:value-type="float" office:value="-0.224665692130519">
                <text:p>-0.2246656921305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40262403536579">
                <text:p>0.840262403536579</text:p>
              </table:table-cell>
              <table:table-cell office:value-type="float" office:value="-0.71790864506365">
                <text:p>-0.717908645063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93403525479895">
                <text:p>0.193403525479895</text:p>
              </table:table-cell>
              <table:table-cell office:value-type="float" office:value="0.600017120867925">
                <text:p>0.6000171208679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27631371732033">
                <text:p>0.827631371732033</text:p>
              </table:table-cell>
              <table:table-cell office:value-type="float" office:value="-0.541291268000752">
                <text:p>-0.5412912680007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622883932392758">
                <text:p>0.622883932392758</text:p>
              </table:table-cell>
              <table:table-cell office:value-type="float" office:value="-0.199444060304294">
                <text:p>-0.1994440603042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2160286343188">
                <text:p>0.412160286343188</text:p>
              </table:table-cell>
              <table:table-cell office:value-type="float" office:value="0.204348797292887">
                <text:p>0.204348797292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